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陳真</text:span><text:s/>  |  2017.02.28 19:52   |   <text:a xlink:type="simple" xlink:href="http://palinfo.habago.org/Entry?Command=Information_PrintForum&amp;iPage=183#FORUM35465"><text:span text:style-name="T2">#</text:span></text:a></text:p>
      <text:p text:style-name="P2">過去這十幾二十年來，不少藍營的支持者視我為同志，彷彿我說出了他們的心聲。但我想，許多時候他們也許只是支持我的某種表面結論，至於骨子裏是否真的知道我在說什麼，我是很懷疑的。指出一方的惡，並不意味著另一方的善。再說，同樣一種結論，內涵往往大不同。時下忠黨愛國的綠衛兵或綠色生物，跟過去忠黨愛國的學生與人士相比，所帶來的折磨、傷害與痛苦，難道會有什麼不同？差別只是在於所忠之黨與所愛之國名稱不同而已，但其瘋狂愚眛之工具性本質其實並無二致。<text:span text:style-name="T3"> <text:line-break/><text:line-break/></text:span>我常想，很多現在彷彿跟我站在同一邊的人，他們到底知不知道他們過去所熱愛與支持的那個黨幹了多少傷天害理的事？特別是針對所謂本省人<text:span text:style-name="T3">(</text:span>即台灣人<text:span text:style-name="T3">) </text:span>長達數十年是如何個糟蹋法，蔑視，踐踏，根本不把你當人看，對待原住民更是如此。<text:span text:style-name="T3"> <text:line-break/><text:line-break/></text:span>隨著風向轉變，政客人渣看準了這項政治<text:span text:style-name="T3"><text:s/>"</text:span>商機<text:span text:style-name="T3">"</text:span>，藉以操弄，圖謀一己之私一黨之利，居心固然卑鄙齷齪，但這並不意味著另一方的全然無辜。<text:span text:style-name="T3"> <text:line-break/><text:line-break/></text:span>常有來台灣玩的西方人讚賞台灣人好熱情好溫暖哦，它媽的當然熱情溫暖啦，因為你是洋人或日本人嘛，那麼，台灣當然就是你的天堂，更是男人的樂園。但是，倘若你是東南亞來的，比方說越南，印尼，或是泰國、寮國，那就有你受的了，萬一你又是外勞，那麼，台灣肯定就是你的煉獄，台灣人是不會把你當人看的。<text:span text:style-name="T3"> <text:line-break/><text:line-break/></text:span>一個台灣兩樣情，這時候，洋人一定覺得很奇怪，台灣怎麼可能是煉獄？台灣人怎麼可能哪裏不好？台灣人最熱情最溫暖了不是嗎？何止人情味，搶著陪你上床都肯。<text:span text:style-name="T3"> <text:line-break/><text:line-break/></text:span>我要說的是：<text:span text:style-name="T3">"</text:span>世界<text:span text:style-name="T3">" </text:span>不是一種固態物，你的世界跟我的世界長得很可能不一樣；我所遭遇的處境，跟你的遭遇很可能大不同，你不一定能體會我的感受，因為你並不住在我所存在的那樣一個<text:span text:style-name="T3"><text:s/>"</text:span>世界<text:span text:style-name="T3">" </text:span>裏。<text:span text:style-name="T3"> <text:line-break/><text:line-break/></text:span>在我很小時候，念小學時，我爸媽出門辦事就已經很怕帶我在身邊，因為怕我發飆惹事。別人怎麼對待我，我能忍，但我沒法忍耐眼睜睜看著別人對我的父母不禮貌，我肯定會當場跟對方拼命。我父母不太會講所謂國語，洽公辦事經常因為不諳國語，立即會招來各種鄙夷和刁難，往往惡形惡狀。身為一個台灣人，也就是本省人，像我這樣一種年紀的，若是不曾厭惡過外省人，那簡直就是沒心肝。一個人怎麼可能對於那樣一種鋪天蓋地、無所不在的糟蹋、羞辱和鄙夷無動於衷？<text:span text:style-name="T3"> <text:line-break/><text:line-break/></text:span>比方說，我從台南來台北念高中，在那三年之中，不時因為僅僅只是講了幾句台語而遭到各式各樣的當街糾正、鄙夷和辱罵，特別是當我穿著學校制服出門時，講幾句台語往往意味著<text:span text:style-name="T3"><text:s/>"</text:span>妨礙校譽<text:span text:style-name="T3">"</text:span>。<text:span text:style-name="T3"> <text:line-break/><text:line-break/></text:span>過去那個國民黨，傷害台灣人當然不只是語言與文化上的打壓與輕蔑，而是全面性的，比方說好康的職位或重要職位，非外省人莫屬，台灣人只能給外省人提鞋，開車，打雜，跑腿。所有媒體更是以外省人為主體的黨國一手包辦，每天傳達這樣一種訊息：外省人是高貴的，而台灣人是低等的；不管什麼節目或連續劇，只要是講台語的，不是智障、低能，就是猥瑣醜陋，獐頭鼠目，要不就是貪婪低俗，只要是講國語的，全是俊男美女，充滿愛心、理性，恢宏大度，風度翩翩。<text:span text:style-name="T3"> <text:line-break/><text:line-break/></text:span>這些事若真要說，恐怕得說上三年都說不完，寫成幾十巨冊，罄竹難書。<text:span text:style-name="T3"> <text:line-break/><text:line-break/></text:span>除了文攻，還有武嚇，比方說，國民黨在光天化日下刻意以極其殘忍的方式，亂刀砍死林義雄一家老小，包括兩個僅僅才剛念幼稚園的雙胞胎女兒亦慘死亂刀下；他不但要你死，而且故意以極其恐怖殘忍的方式來殺你一家，以殺雞儆猴；而且特別還故意挑了一個耀武揚威的<text:span text:style-name="T3"><text:s/>"</text:span>好日子<text:span text:style-name="T3">"</text:span>，那就是<text:span text:style-name="T3">228</text:span>。<text:span text:style-name="T3"> <text:line-break/><text:line-break/></text:span>這麼做的目的是什麼呢？目的就是故意挑選反抗者之中最勇敢的那一個<text:span text:style-name="T3">(</text:span>亦即林義雄<text:span text:style-name="T3">) </text:span>一家老小來開刀，給你們台灣人下個馬威，希望你們台灣人最好別忘了<text:span text:style-name="T3">228</text:span>這個恐怖的日子，最好給我小心一點。<text:span text:style-name="T3"> <text:line-break/><text:line-break/></text:span>在那年代，做為一個黨外，即使你決心不要這條小命了，你還是會很痛苦很痛苦，為什麼呢？因為情治單位老是會暗示明示、提醒你有家人哦，你有父母哦，他們好嗎？生活還可以吧？講這些話的意思是什麼呢？意思是你給我小心一點，以免跟林義雄一樣。曾經有好幾年時間，我根本不敢跟家裏連絡，怕連累，寧可隻身徹底消失在外，不與家人牽連。曾經有很長一段時間，我念大學時租的房間入口處總是藏著一把刀，因為我沒把握哪一天夜裏會不會有什麼人闖進來。<text:span text:style-name="T3"> <text:line-break/><text:line-break/></text:span>以前那個國民黨確實有很多<text:span text:style-name="T3"><text:s/>"</text:span>德政<text:span text:style-name="T3">"</text:span>，但是好壞一碼歸一碼。很多卑鄙事，說起來真是滿紙污穢。我常納悶的是，這十幾二十年來，那些把我視為同志的藍營支持者，知不知道他們自己過去也許曾經就是這樣一個無惡不作的藍色政黨的熱烈支持者？就如同時下一大堆綠油油的蠢材，傻乎乎地支持一個用心更為卑劣的綠色政黨。<text:span text:style-name="T3"> <text:line-break/><text:line-break/></text:span>是非善惡的事，永遠都輪不到政治人物及其同路人來說三道四，因為，恰恰就是這樣一些游走在歷史是非的縫隙中謀求一己之利的人應該受到檢視，而不是反倒由他們來檢視與論斷他人，企圖壟斷一切是非，藉以謀取政治利益。在這一點上，不分藍綠，全屬一丘之貉。<text:span text:style-name="T3"> <text:line-break/><text:line-break/></text:span>千古滄桑，是非善惡的事，終究還是應該交還給悠悠之口，交還給在時間長河中始終存在的普羅大眾，各自訴說與評價，因為你的夢跟我的夢很可能不一樣，每一道滄桑全是淚。</text:p>
      <text:p text:style-name="P1"><text:span text:style-name="T1">陳真</text:span><text:s/>  |  2017.02.27 20:21   |   <text:a xlink:type="simple" xlink:href="http://palinfo.habago.org/Entry?Command=Information_PrintForum&amp;iPage=183#FORUM35464"><text:span text:style-name="T2">#</text:span></text:a></text:p>
      <text:p text:style-name="P3">時下所謂民主，我看就像一種嘉年華<text:span text:style-name="T3">(carnival)</text:span>，主人給奴隸放個兩天假去歡樂一下；在這兩天裏，奴隸甚至能對主人沒大沒小、戲謔一番都無所謂，而主人也樂得如此，皆大歡喜。至少台灣的民主就是這麼一回事，民主民主，就是俺來當人民的主人的意思；當然，投票期間那幾天，你最大，隨你開心，一旦投完票，你也只能乖乖聽老子的。所謂民意，往往是被塑造的。在人們普遍成熟理性前，我寧可相信風險比較小的菁英政治，類似像共產黨目前的那樣一種集體領導方式。<text:span text:style-name="T3"> <text:line-break/><text:line-break/></text:span>所謂少數服從多數，這觀念本身就是一種迷信；沒有理由說多數一方就意味著真理，三萬個臭皮匠也不必然會勝過一個諸葛亮。再說，民主若真那麼好，你在你家或你公司裏為何不也來民主一下，少數服從多數？<text:span text:style-name="T3"> <text:line-break/><text:line-break/></text:span>並非說我反民主，我不反民主，我只是反它的普世性；我不相信它是一種重要價值，更不用說什麼普世價值了；確實有可能不同社會各自有各自不同的<text:span text:style-name="T3"><text:s/>"</text:span>民主<text:span text:style-name="T3">" </text:span>方式，一味抬舉西式或美式民主，說穿了，只是一種傷害敵人的陽謀，蠢蛋才會信那一套鬼話。</text:p>
      <text:p text:style-name="P1"><text:span text:style-name="T1">天峰</text:span><text:s/>  |  2017.02.27 17:02   |   <text:a xlink:type="simple" xlink:href="http://palinfo.habago.org/Entry?Command=Information_PrintForum&amp;iPage=183#FORUM35463"><text:span text:style-name="T2">#</text:span></text:a></text:p>
      <text:p text:style-name="P2">力民，抱歉。<text:span text:style-name="T3"> <text:line-break/><text:line-break/></text:span>最近有點神經過敏。因為不同意你的一個說法，也沒仔細看，就上綱上線了。誤會了你，是我不對。<text:span text:style-name="T3"> <text:line-break/><text:line-break/></text:span>新中國從成立開始，就一直在對抗美國，五十年代末全民皆兵是因為國家還很弱，必須時刻處於戰爭動員狀態。經過幾十年的發展，即使美國仍然是個關乎我們生死存亡的對手，但我們也不會再回到五六十年代那種思想狀態了。很多中國人都知道，美國是中國最大的敵人，同時也是中國最大的朋友。這是一種進步也是一種自信。<text:span text:style-name="T3"> <text:line-break/><text:line-break/></text:span>台灣缺少這種自信，而且這幾十年也沒有因理解完整的歷史而更加開放包融，反而社會更加對立更加封鎖，即使有見地的人也會明哲保身，自我閹割。也許這就是允許戒嚴論的原因吧。<text:span text:style-name="T3"> <text:line-break/><text:line-break/></text:span>陳真醫生，我那帖子請別刪，很好的反面教材：論斷章取義的危害性。<text:span text:style-name="T3"> <text:line-break/><text:line-break/>ps: </text:span>民進黨是學了點共產黨早年農村路線和群眾鬥爭的皮毛，但說這個黨像曾經什麼階段的共產黨，那就有點輕佻了。我甚至覺得這是藍營精英們為了維持自己的優越感，拋出的說法。<text:span text:style-name="T3"> <text:line-break/><text:line-break/></text:span>從歷史發展看，共產黨犯過錯，可從沒胡鬧過。不管<text:span text:style-name="T3">1976</text:span>年之前還是之后，中國的發展成就都是人類史上沒有過的。用台灣的視角或是用西方的視角來看共產黨，都會犯認識上的錯誤。只有從中國人的視角看，你才能接近真相。</text:p>
      <text:p text:style-name="P4"/>
      <text:p text:style-name="P1"><text:span text:style-name="T1">甄力民</text:span><text:s/>  |  2017.02.27 15:38   |   <text:a xlink:type="simple" xlink:href="http://palinfo.habago.org/Entry?Command=Information_PrintForum&amp;iPage=184#FORUM35462"><text:span text:style-name="T2">#</text:span></text:a></text:p>
      <text:p text:style-name="P2">我怎麼會是巴勒網領導，看得我都要找個洞鑽進去了<text:span text:style-name="T3">... <text:line-break/><text:line-break/></text:span>陳真前面提到若是支持統一的人都站出來跟綠營這些人對抗，今天或許社會會更好一些，這在如台灣歐美這樣的民主國家的確是如此，腦袋清楚的人就該勇敢站出來發聲，而不是黃鐘毀棄瓦釜雷鳴，但是華人生性如此，我不知道是<text:span text:style-name="T3">DNA</text:span>還是文化使然，總之我個人認為民主這套在台灣是走不通的，那兩害取其輕，或許像中共那樣菁英統治會是比較好的選擇，王孟源在他的部落格有很多這方面的討論，我是很認同的。<text:span text:style-name="T3"> <text:line-break/><text:line-break/></text:span>因為如此，所以我覺得華人政治比較好的方式就是像老國民黨時代和現在的中共一樣，把政權握在自己的手裡，避免國家的內部的奪權內耗紛爭，避免只為了討好民粹的現象，看看民進黨為了搶選票喊的非核家園，寧可讓台灣在未來幾年付出<text:span text:style-name="T3">10</text:span>兆左右的代價<text:span text:style-name="T3">(http://taiwanenergy.blogspot.tw/2016/10/blog-post_25.html) <text:line-break/></text:span>，中共早年也跟民進黨差不多，直到六四鎮壓後才算是停止這一切鬧劇，口號治國就是這麼回事，為了奪權，這些人甚麼事情都做得出來。<text:span text:style-name="T3"> <text:line-break/><text:line-break/></text:span>所以我是在這樣的邏輯下認為如果真的要對抗大陸，搞保防法這樣的專制統治是合理的，但是我痛恨這些人在這樣的手段背後的心態，他們並不是真的為了國家為了台灣人的幸福而這樣搞得。</text:p>
      <text:p text:style-name="P1"><text:span text:style-name="T1">陳真</text:span><text:s/>  |  2017.02.27 14:55   |   <text:a xlink:type="simple" xlink:href="http://palinfo.habago.org/Entry?Command=Information_PrintForum&amp;iPage=184#FORUM35461"><text:span text:style-name="T2">#</text:span></text:a></text:p>
      <text:p text:style-name="P3">天峰<text:span text:style-name="T3">,</text:span>誤會大了<text:span text:style-name="T3">.</text:span>力民是巴勒網領導<text:span text:style-name="T3">,</text:span>不是詐騙集團啦<text:span text:style-name="T3">.</text:span>當然<text:span text:style-name="T3">,</text:span>巴勒網每個人的想法不一定一樣<text:span text:style-name="T3">. <text:line-break/><text:line-break/></text:span>我也不認同力民說的<text:span text:style-name="T3">.</text:span>哪個國家或社會沒有所謂安全問題<text:span text:style-name="T3">,</text:span>如果現在這樣一種兩岸交流狀況下都能搞戒嚴<text:span text:style-name="T3">,</text:span>那麼舊國民黨時代中共每天說要血洗台灣就更有理由搞了<text:span text:style-name="T3">.</text:span>一個人想幹些什麼醜事鳥事還怕找不到理由嗎<text:span text:style-name="T3">? </text:span>再說<text:span text:style-name="T3">,</text:span>社會是往前發展<text:span text:style-name="T3">,</text:span>絕沒有倒退噜搞復古的道理<text:span text:style-name="T3">,</text:span>要不然<text:span text:style-name="T3">,</text:span>文明得倒退回秦皇漢武了<text:span text:style-name="T3">. <text:line-break/><text:line-break/></text:span>民進黨這些鳥人<text:span text:style-name="T3">,</text:span>吃很行<text:span text:style-name="T3">,</text:span>搞詐騙第一流<text:span text:style-name="T3">,</text:span>但你要叫他幹點大一點的買賣他是沒那個膽的<text:span text:style-name="T3">. </text:span>這一切胡搞都只是為了內銷搞鬥爭<text:span text:style-name="T3">,</text:span>而不是抵禦什麼外侮<text:span text:style-name="T3">. </text:span></text:p>
      <text:p text:style-name="P1"><text:span text:style-name="T1">甄力民</text:span><text:s/>  |  2017.02.27 14:48   |   <text:a xlink:type="simple" xlink:href="http://palinfo.habago.org/Entry?Command=Information_PrintForum&amp;iPage=184#FORUM35460"><text:span text:style-name="T2">#</text:span></text:a></text:p>
      <text:p text:style-name="P2">天峰<text:span text:style-name="T3"> <text:line-break/><text:line-break/></text:span>我完全不懂你為什麼會產生這種誤解，我重看好幾次我寫的東西，自覺得我寫的已經夠清楚了，台灣人想要跟大陸對撞找死是台灣人自己的決定，但是這些人的膝蓋能硬多久是我懷疑的事情，我怎麼會說想跟大陸和平相處的人都是沒骨氣的<text:span text:style-name="T3">? </text:span>我他媽的超想回歸祖國的好嗎<text:span text:style-name="T3">? </text:span>整天在台灣看這些烏煙瘴氣的東西氣都氣死了，怎麼還會說自己沒骨氣<text:span text:style-name="T3">?</text:span></text:p>
      <text:p text:style-name="P1"><text:span text:style-name="T1">天峰</text:span><text:s/>  |  2017.02.27 13:44   |   <text:a xlink:type="simple" xlink:href="http://palinfo.habago.org/Entry?Command=Information_PrintForum&amp;iPage=184#FORUM35459"><text:span text:style-name="T2">#</text:span></text:a></text:p>
      <text:p text:style-name="P3">電話詐騙犯的詐騙伎倆一點都不高，但是危害很大。因為他們做的是一個概率買賣，騙到萬分之一的人，那就不得了。實際上，這些詐騙犯非但不會有很嚴密的話術，反而會故意露些破綻，這是一種測試行為，方便他們更快鎖定被騙對象。<text:span text:style-name="T3"> <text:line-break/><text:line-break/></text:span>利益集團僱傭的網絡寫手，或者私藏禍心的所謂公知精英，也經常運用這種手法。似是而非的文章，邏輯混亂的文章，或者長篇大論前沿不對後語的文章，並不是讓你明白他想說什麼，而僅僅是想讓你看到幾句很突兀的充滿零和思維非黑即白的對立文字，你看到了，潛意識就會對號入座。那麽他的工作就完成了。<text:span text:style-name="T3"> <text:line-break/><text:line-break/></text:span>比方說，上一篇文章，好像首先說的是不贊成保防法，起碼是不贊成繞過司法的保防法，但其實<text:span text:style-name="T3">"</text:span>如果台灣真的要跟大陸對抗，那走回戒嚴就是無可厚非的<text:span text:style-name="T3">"</text:span>才是他想說的，然後好像又說台灣對抗大陸沒有生路，其實<text:span text:style-name="T3">"</text:span>台灣的膝蓋能硬多久<text:span text:style-name="T3">"</text:span>才是他想暗示的，收到暗示的人會想到什麼？當然是想兩岸和平發展的人都是沒骨頭的奴才，不是勇敢的台灣人咯。<text:span text:style-name="T3"> <text:line-break/><text:line-break/></text:span>每次看到這些文字就特別煩。</text:p>
      <text:p text:style-name="P1"><text:span text:style-name="T1">甄力民</text:span><text:s/>  |  2017.02.27 10:39   |   <text:a xlink:type="simple" xlink:href="http://palinfo.habago.org/Entry?Command=Information_PrintForum&amp;iPage=184#FORUM35458"><text:span text:style-name="T2">#</text:span></text:a></text:p>
      <text:p text:style-name="P2">保防法最大的問題就是他繞過司法體制，當政府想搞誰就搞誰，誰不聽話就慘了，不需要經過法院審核，老實說，我覺得挺合理的，因為如果台灣真的要跟大陸對抗，那走回戒嚴是無可厚非的，準戰爭時期當然得需要非常作為作統治手段，只是這將產生巨大的矛盾，一來民進黨的支持者向來就是在批評國民黨戒嚴時期的極權統治行為，而保防法完全就是在走回頭路，二來台灣與大陸對抗的生路到底在哪，我至今看不出一個合理說法，看看只是個陸客不來台灣而已，連葉菊蘭都可以說自己不支持台獨了，我無法想像在更嚴峻的經濟排擠下，台灣的膝蓋能硬多久。<text:span text:style-name="T3"> <text:line-break/>===== <text:line-break/></text:span>王健壯專欄：蔡英文又違憲了<text:span text:style-name="T3"> <text:line-break/><text:line-break/></text:span>這篇文章結論先行：蔡英文總統在不知不覺間，很可能讓台灣走向反民主的歧路，也讓國家治理離依憲治國的規範愈來愈遠。<text:span text:style-name="T3"> <text:line-break/><text:line-break/></text:span>這個結論有很多證據，舊證據是不當黨產委員會的違憲作為等等，新證據則是調查局要制定的「國家保防工作法」。<text:span text:style-name="T3"> <text:line-break/><text:line-break/></text:span>保防法是蔡英文去年<text:span text:style-name="T3">7</text:span>月指示調查局研擬制定的。她要制定這項保防專法的目的是：「重建國家反情報體系，將保防工作法制化」，而且她認為這項立法「乃現階段刻不容緩的重要任務」。<text:span text:style-name="T3"> <text:line-break/><text:line-break/></text:span>由於總統急急如律令，調查局當然馬不停蹄奉旨辦事，短短幾個月內就完成了保防法草案。但草案送到法務部後，法務部卻擔心社會觀感不佳，而有所猶疑，但最後仍因不敢違逆總統旨意，衹得以可否兩案併送行政院裁決。<text:span text:style-name="T3"> <text:line-break/><text:line-break/></text:span>法務部擔心什麼<text:span text:style-name="T3"> <text:line-break/><text:line-break/></text:span>法務部擔心的社會觀感是什麼？簡單說就是，保防法會讓民眾有威權復辟與「人二」復活的疑慮。但看過草案內容的人卻憂心，比社會觀感更嚴重的問題是，這項草案不僅讓調查局在解嚴多年後首度擴權，而且是違憲擴權。<text:span text:style-name="T3"> <text:line-break/><text:line-break/></text:span>調查局擴權的證據是，依草案規定，調查局將擴編<text:span text:style-name="T3">600</text:span>位左右的保防員，進駐從中央到地方政府各機關，這是人二裁撤後，調查局勢力再次重返政府機關。<text:span text:style-name="T3"> <text:line-break/><text:line-break/></text:span>調查局違憲擴權的證據則是，依草案規定，保防員衹需經機關首長書面同意，即可對嫌疑當事人行使調查權、調閱權、臨檢權以及查扣權；當事人若拒絕保防員要求，可罰鍰<text:span text:style-name="T3">5</text:span>萬至<text:span text:style-name="T3">100</text:span>萬元不等。<text:span text:style-name="T3"> <text:line-break/><text:line-break/></text:span>但保防員擁有的這些權力，亳無疑問都違反法官保留原則。檢察官搜索尚須依法向法官申請搜索票，保防員卻衹需經機關首長書面同意，即可對任何人臨檢、調查、查扣，這算哪門子的依法行政、依憲治國？<text:span text:style-name="T3"> <text:line-break/><text:line-break/></text:span>調查局保防員進駐台積電？<text:span text:style-name="T3"> <text:line-break/><text:line-break/></text:span>更荒唐的是，保防員不僅有權進駐政府各機關，對政府認定的高科技與影響國安利益有關的民間產業，也規定必須設置保防室與保防員。但想想看，如果台積電、鴻海、廣達或和碩這些公司的內部，竟然派有調查局的保防員進駐，這成何體統？豈不淪為國際笑柄？<text:span text:style-name="T3"> <text:line-break/><text:line-break/></text:span>蔡英文說要重建反情報體系，讓保防工作法制化，言下之意就是，現行反情報體系不夠完備，現行法律不足以保防。但事實卻是，政府現有國安局、情報局、調查局、警政署、海巡署、移民署與憲兵司令部等情治機關，總統府內有國安會，行政院內也有國土安全辦公室，難道這樣的反情報體系仍嫌不夠？<text:span text:style-name="T3"> <text:line-break/><text:line-break/></text:span>另外，台灣現有《國家安全法》、《國家情報工作法》、《電信法》、《入出國及移民法》等各項法律，難道這麼多法律仍不足以讓保防工作法制化，非要再立個保防專法才算法制完備？<text:span text:style-name="T3"> <text:line-break/><text:line-break/></text:span>保防法的保防員權力，就像不當黨產條例的黨產會一樣，都違反正當法律程序原則與法官保留原則，都是違憲的權力。蔡英文為追求轉型正義，已有違憲前科，若為強化保防，又添違憲記錄，今後還有什麼顏面再夸夸其談民主、法治與憲政？有人說她威權復辟，但其實她不是走回威權老路，而是明顯違憲；違憲當然比威權更可怕。<text:span text:style-name="T3"> <text:line-break/><text:line-break/></text:span>法務部不敢否決調查局的保防法草案，現在就看林全的行政院如何裁決了。如果行政院也擋不下來，民進黨占多數的立法院可想見更不敢向蔡英文說不；如果這樣，這個政府想不變成違憲政權也難。<text:span text:style-name="T3"> <text:line-break/>=== </text:span></text:p>
      <text:p text:style-name="P1"><text:span text:style-name="T1">陳真</text:span><text:s/>  |  2017.02.27 02:54   |   <text:a xlink:type="simple" xlink:href="http://palinfo.habago.org/Entry?Command=Information_PrintForum&amp;iPage=184#FORUM35457"><text:span text:style-name="T2">#</text:span></text:a></text:p>
      <text:p text:style-name="P3">之前留言提到垃圾黨準備讓<text:span text:style-name="T3"><text:s/>"</text:span>人二室<text:span text:style-name="T3">" </text:span>復辟。我一開始是在<text:span text:style-name="T3"><text:s/>RFI </text:span>看到有關這個事情的報導<text:span text:style-name="T3"><text:s/>(2</text:span>月<text:span text:style-name="T3">21</text:span>日<text:span text:style-name="T3">)</text:span>。<text:span text:style-name="T3">RFI</text:span>就是<text:span text:style-name="T3"><text:s/>Radio France Internationale (</text:span>法國國家廣播電台<text:span text:style-name="T3">)</text:span>。聯合報昨天<text:span text:style-name="T3">(2</text:span>月<text:span text:style-name="T3">26</text:span>日<text:span text:style-name="T3">)</text:span>的社論也提到此事。垃圾黨當天立即否認，甚至還說這是謠言，說什麼<text:span text:style-name="T3"><text:s/>"</text:span>對於不實報導很遺憾<text:span text:style-name="T3">"</text:span>、<text:span text:style-name="T3">"</text:span>請大家切勿捕風捉影以訛傳訛<text:span text:style-name="T3">" </text:span>等等。<text:span text:style-name="T3"> <text:line-break/><text:line-break/></text:span>但我看半天，看不出哪一點是謠言。原來垃圾黨對於所謂<text:span text:style-name="T3"><text:s/>"</text:span>謠言<text:span text:style-name="T3">" </text:span>的定義居然是：這個法案<text:span text:style-name="T3"><text:s/>"</text:span>還在草擬中<text:span text:style-name="T3">"</text:span>，還沒正式通過，而且名稱上顯然也不會叫做人二室，所以這是謠言。媽的，難道要等它正式通過或正式為非做歹才能批評？難道名字不叫做<text:span text:style-name="T3"><text:s/>"</text:span>人二室<text:span text:style-name="T3">" </text:span>就不是人二室？連這樣也要瞎掰，我真不知道這個垃圾黨到底有沒有什麼時候講話是可信的；在這些王八蛋眼裏，語言彷彿就跟放屁一樣，因為沒有具體重量，所以就能隨意胡扯、隨口瞎掰似的。<text:span text:style-name="T3"> <text:line-break/><text:line-break/></text:span>不可思議的是，台灣社會對於這樣的事，居然沒有半點反應，完全無所謂。我常納悶，到底有沒有什麼事是台灣人會生氣會有反應的？還是說，只要是綠的，不管怎麼惡搞怎麼胡扯瞎掰怎麼為非作歹都行？然而，只要是藍的，明明一點問題也沒有，只要綠營一聲令下，只要媒體一炒作，馬上天怒人怨；甚至明明是好事，也都憑空能造謠扭曲說成萬惡不赦的醜事，然後人人揭竿而起，大肆攻擊，蔚為風潮。<text:span text:style-name="T3"> <text:line-break/><text:line-break/></text:span>如今，綠營所有權力一手掌握，這個社會幾乎就完全沒有半點聲音了，像睡著了似的。不管綠營怎麼胡作非為，台灣人基本上是不會有聲音的。藍綠兩邊的支持者，屬性實在差很多，簡直是兩種截然不同的生物。藍的這邊，不知道該說是正人君子居多，還是該說全是偽君子，家教通常都過度良好，連罵上兩句都彷彿有失身份似的，很會寫作文，個個溫良恭儉讓，風度翩翩，一說一，二說二，說完就沒事了，謝謝再連絡，大家互勉之。<text:span text:style-name="T3"> <text:line-break/><text:line-break/></text:span>綠的支持者可不是這樣溫吞哦，絕大多數很蠢，但這卻反倒成為一種<text:span text:style-name="T3"><text:s/>"</text:span>優點<text:span text:style-name="T3">"</text:span>，因為蠢，所以很容易沸騰，很容易被動員。只要主子一聲令下，馬上揭竿而起。而且，他才不會跟你講什麼是非道理，只會不擇手段用各種卑劣與造謠抹黑手段把你給弄死弄臭就對了，哪會跟你講什麼道理。在他眼裏，只要不是綠的，就是敵人；敵人自然就不會是一種說理的對象。<text:span text:style-name="T3"> <text:line-break/><text:line-break/></text:span>兩軍交戰，你覺得哪一種<text:span text:style-name="T3"><text:s/>"</text:span>軍隊<text:span text:style-name="T3">" </text:span>會贏？我對於後者<text:span text:style-name="T3"><text:s/>(</text:span>即綠營支持者<text:span text:style-name="T3">) </text:span>，憐憫與無奈多於厭惡，但是對於前者，卻只有厭惡，這似乎是一群連一點溫度都沒有的廢人。他也許<text:span text:style-name="T3"><text:s/>"</text:span>知道<text:span text:style-name="T3">" </text:span>是非，但光是<text:span text:style-name="T3"><text:s/>"</text:span>知道<text:span text:style-name="T3">" </text:span>有何意義可言？大家都知道要孝順父母，大家都知道要見義勇為要濟弱扶傾，大家都知道這個知道那個，知道這麼多，有意義嗎？<text:span text:style-name="T3"> <text:line-break/><text:line-break/></text:span>甘地留學英國，返回印度之初，對於好幾億的印度人居然被不過幾百個住在印度的英國官僚給踩在腳底下任意糟蹋，感到很不解；別說揭竿起義，光是每個印度人吐一口痰都能把這幾百個英國官僚給淹死。甘地相信，我們光是什麼都不配合，就能讓英國人投降，讓他們失去為惡的能力。在某個意義上，台灣難道不也是這樣？難道反對綠營為非作歹的人就只有市面上或檯面上寥寥這幾個人？當然不是，少說也有五百萬、八百萬吧，但是這幾百萬人究竟跑哪去了？怎麼一點聲音也沒有？只會在四下無人處說他心裏對綠營很生氣。這樣的生氣有意義嗎？修養會不會太好了一點？生氣很好，重點是<text:span text:style-name="T3"><text:s/>"</text:span>然後<text:span text:style-name="T3">" </text:span>呢？然後你總該做些什麼吧。<text:span text:style-name="T3"> <text:line-break/><text:line-break/></text:span>對誰其實都一樣，比方說你對美國四處燒殺擄掠很生氣，你對以色列滅種巴人很憤怒，重點是：你生氣在心裏面有什麼意義嗎？上網匿名罵兩句，就跟你在公共廁所牆上經常可見到的各種<text:span text:style-name="T3"><text:s/>"</text:span>勇猛驚人<text:span text:style-name="T3">" </text:span>的<text:span text:style-name="T3"><text:s/>"</text:span>大膽<text:span text:style-name="T3">" </text:span>塗鴉留言一樣，有何意義可言？一種言論或思想，當它居然連主詞都沒有時，其實就連一個屁都不如了。放屁好歹還是會有個主詞。<text:span text:style-name="T3"> <text:line-break/><text:line-break/></text:span>再比方說，我絕不相信台灣支持兩岸統一的人就只有市面上或檯面上寥寥這幾個人，不可能這麼少，我相信少說也會有三、五百萬人。重點是，這三、五百萬人究竟跑哪去了？怎麼一點點聲音也沒有？為什麼只剩下三、五人的聲音？為什麼會相差這麼巨大？因為明哲保身，寒蟬效應。可是，這年頭有這麼危險嗎？支持統一會抓去槍斃嗎？不會啊。頂多頂多是前途或名譽或生活安寧會受到一點點影響而已，為何人性卻總是自私到連一點點根本微不足道的代價都不願付出？<text:span text:style-name="T3"> <text:line-break/><text:line-break/></text:span>這時候，你該憤怒的對象其實是你自己才對，而不是為惡的政客及其同路人，因為是你自己允許並縱容他們為惡。這就跟甘地的納悶一樣，為何幾百個英國官僚居然可以把幾億個印度人給踩在腳底下做威做福，說穿了，是你自己允許並縱容他們為惡。<text:span text:style-name="T3"> <text:line-break/><text:line-break/></text:span>同理，不用多，不用三、五百萬，三、五千或三、五萬就夠了，今天假設有三、五萬人不顧己身安危或前途利益受損，公開表達支持兩岸統一的渴望，我不相信台灣的政治經濟社會與文化等等各方面會淪落、扭曲至此。<text:span text:style-name="T3"> <text:line-break/><text:line-break/></text:span>幾年前，我第一次使用<text:span text:style-name="T3"><text:s/>"</text:span>祖國<text:span text:style-name="T3">" </text:span>一詞來形容大陸，馬上遭到許多<text:span text:style-name="T3"><text:s/>"</text:span>報應<text:span text:style-name="T3">"</text:span>。有些人因此好意勸我，叫我不要給自己惹麻煩。當然，一個人喊祖國肯定會招來折磨，但是，倘若幾萬個人或甚至幾十萬幾百萬人願意公開表明兩岸統一這樣一種渴望，難道大家個個都會招來禍患？<text:span text:style-name="T3"> <text:line-break/><text:line-break/></text:span>我看一些比較健康成熟的國家或社會，比方說英國，各種議題總會有正反雙方各種主張，絕不會有人不敢表達。但是台灣很不一樣，許多議題往往一面倒，因為少數一方根本不敢講話，而且人們還會盡量向多數一方靠攏或表態，以策安全，於是往往形成一種完全不成比例的假象。比方說，在你的生活周遭或工作上你幾乎找不到一個統派，就猶如三十年前你的生活周遭絕對找不到一個台獨一樣，並不是這樣一種聲音不存在，而是他根本不敢表態。<text:span text:style-name="T3"> <text:line-break/><text:line-break/></text:span>華人的民族性真的是很窩囊，往往遇強則弱，遇弱則強，西瓜偎大邊，絕不會讓自己受到一點點損失。<text:span text:style-name="T3"> <text:line-break/><text:line-break/></text:span>人們最愛質疑的問題<text:span text:style-name="T3"><text:s/>(</text:span>或合理化自己之不作為的一個藉口<text:span text:style-name="T3">) </text:span>就是：<text:span text:style-name="T3">"</text:span>這樣有效嗎？<text:span text:style-name="T3">" </text:span>巴勒網靜站下個月就邁入第十年了，這道問題被問過豈止千百次。許多時候，人家還沒開口我就知道他要問些什麼了，甚至不用開口，我光從對方臉上瞬間閃過的一抹<text:span text:style-name="T3"><text:s/>"</text:span>微笑<text:span text:style-name="T3">" </text:span>也能看出他心裏的輕蔑。所以，有些時候我就故意想讓對方更加輕蔑一些。<text:span text:style-name="T3"> <text:line-break/><text:line-break/></text:span>比方說，人們如果問說，<text:span text:style-name="T3">"</text:span>你每個月去台北幹啥啊？<text:span text:style-name="T3">" </text:span>我就說<text:span text:style-name="T3"><text:s/>"</text:span>我去靜站維護世界和平啊<text:span text:style-name="T3">"</text:span>。人們往往會繼續問，<text:span text:style-name="T3">"</text:span>是嗎？幾個人參加呢？<text:span text:style-name="T3">" </text:span>我就說，<text:span text:style-name="T3">"</text:span>每次都是小貓兩三隻啊。<text:span text:style-name="T3">" </text:span>我知道，這時候，對方那抹得意的<text:span text:style-name="T3"><text:s/>"</text:span>微笑<text:span text:style-name="T3">" </text:span>就會出現了。我能明白這份微笑的意義。這樣一種表面友善其實內心輕蔑的微笑，從黨外時代起我就見過恐怕不下三千次。我知道人們心裏有些話不好意思說出來，我可以幫他說，那就是：<text:span text:style-name="T3"> <text:line-break/><text:line-break/>"</text:span>你怎麼那麼無聊？做這些事有用嗎？有效嗎？人家誰誰誰<text:span text:style-name="T3"><text:s/>(</text:span>有錢有勢功成名就<text:span text:style-name="T3">)</text:span>，有那樣的影響力才會有用啊，你怎麼那麼沒出息還在幹這樣一些事呢？<text:span text:style-name="T3">..." <text:line-break/><text:line-break/>"</text:span>這樣有效嗎？<text:span text:style-name="T3">" </text:span>其實是個假問題。事實上，不管你做什麼，總會有它的某種效果。在你質問效果之前，你應該先捫心自問的是：<text:span text:style-name="T3">"</text:span>我究竟為自己的想法做了些什麼？<text:span text:style-name="T3">" </text:span>如果你什麼都不做，卻嘲諷別人做的有沒有效果，那不是很可笑很窩囊嗎？你怎麼會好意思質問別人這樣一個問題呢？那就好像有個小孩溺水了，沉入大海之中，有人馬上跳海去救他，但是岸上卻有千千萬萬人圍觀，個個家教良好，非常有<text:span text:style-name="T3"><text:s/>"</text:span>理性<text:span text:style-name="T3">"</text:span>，臉上露出一抹得意的微笑，心裏輕蔑地想著：<text:span text:style-name="T3">"</text:span>這樣有效嗎？<text:span text:style-name="T3">" <text:line-break/><text:line-break/></text:span>陳真<text:span text:style-name="T3"><text:s/>2017. 02. 27 <text:line-break/><text:line-break/>================ <text:line-break/><text:line-break/></text:span>調查局掌握中日等十國以上在台從事諜報工作將立法全面防堵<text:span text:style-name="T3"> <text:line-break/><text:line-break/>https://goo.gl/6vzNMR <text:line-break/><text:line-break/>Radio France Internationale <text:line-break/><text:line-break/></text:span>作者<text:span text:style-name="T3"><text:s/></text:span>台北特約記者<text:span text:style-name="T3"><text:s/></text:span>陳民峰<text:span text:style-name="T3"> <text:line-break/><text:line-break/>21-02-2017 <text:line-break/><text:line-break/></text:span>台灣調查局指出，現今境外敵對勢力、外國勢力、計算機黑客，甚至恐怖主義，全面性滲透台灣中央機關或地方鄉鎮，至少有十個以上國家在台灣吸收間諜，對國家安全構成嚴重威脅，連保釣船出海細節，日本海上保安廳都知道，因此必須全面推動保防工作，已研訂「國家保防工作法」草案，將建置數百名調查官，否則國家機密將門戶洞開。<text:span text:style-name="T3"> <text:line-break/><text:line-break/></text:span>台灣調查局透露，中共針對台灣國防、外交、兩岸機關進行情搜，是境外敵對勢力滲透台灣最大的問題，<text:span text:style-name="T3">2008</text:span>年到現在，雖然破獲<text:span text:style-name="T3">55</text:span>件共諜案，仍只是冰山一角。<text:span text:style-name="T3"> <text:line-break/><text:line-break/></text:span>另外，台灣政府機關嚴重遭到滲透，因此調查局也計畫在各機關建立保防處或保防科室，估計這部分就要進駐數百位調查員。其實台灣在戒嚴時期，已有這類單位，稱為「人二」或「人二室」，就是各單位人事處的第二室，負責保防的安全工作，解嚴後廢除，現在又打算重新設置。<text:span text:style-name="T3"> <text:line-break/><text:line-break/>=============== <text:line-break/><text:line-break/></text:span>一面高呼人權，一面侵犯人權<text:span text:style-name="T3"> <text:line-break/><text:line-break/>2017-02-26 <text:line-break/><text:line-break/></text:span>聯合報社論<text:span text:style-name="T3"> <text:line-break/><text:line-break/></text:span>蔡英文總統最近的一些作法，讓人感到矛盾。她一面向原住民大談和解，一面卻在社會上搞鬥爭和分裂；一面高唱轉型正義，另一方面又忙著製造白色恐怖氣氛，把若干退休將領打成「賣國賊」。更讓人錯愕的是，她指示調查局制訂《保防工作法》，一舉將台灣推回「保密防諜」的時代，不知她意欲何為？<text:span text:style-name="T3"> <text:line-break/><text:line-break/></text:span>根據最近出爐的《保防工作法》草案，規定公務機關與國家安全相關企業須設「保防處室」，保防人員只需獲得單位主官書面同意，即可對「嫌疑人」行使調查、調閱、臨檢及查扣。當事人若拒絕調查，最高可處以一百萬元罰鍰；若洩密給中國大陸，至少判刑七年。這些規範，都讓人看到台灣民主倒退的魅影。<text:span text:style-name="T3"> <text:line-break/><text:line-break/></text:span>對此法案，法界和政界反彈最烈，批評由調查局派出保防員進駐各單位，儼然是昔日「人二」復活。可議之處有幾：其一，這種限制人民自由的法令，為何隨便交給調查局制訂，並由它執行？其二，台灣民主的發展，好不容易讓「人二」退位，現在蔡英文竟要將它重新召回，並要擴大到民間企業，這豈非大開民主倒車？其三，兩岸關係倒退，是因為蔡總統拒絕承認九二共識而發；政府不修正自己的作為，卻反而要將惡果轉嫁給人民承受，這不是專制統治是什麼？<text:span text:style-name="T3"> <text:line-break/><text:line-break/></text:span>更重要的一點是，我國早已制訂《國家安全法》，扁政府時代又制定了《國家機密保護法》，任何國民出賣國家機秘或違反國家利益，現行法制皆足以規範，有另訂新法的必要嗎？這真是為了國家安全，還是為了方便政府把手伸得更深？至於調查局宣稱訂定此法是為了「強調人權保障和監督」，這種鬼扯，誰會相信？<text:span text:style-name="T3">(</text:span>餘略<text:span text:style-name="T3">) <text:line-break/><text:line-break/>=========== <text:line-break/><text:line-break/></text:span>恢復人二室？<text:span text:style-name="T3"><text:s/></text:span>行政院：媒體報導不實<text:span text:style-name="T3"> <text:line-break/><text:line-break/></text:span>新頭殼<text:span text:style-name="T3">newtalk &amp;;#124; </text:span>林長瑤<text:span text:style-name="T3"><text:s/></text:span>綜合報導<text:span text:style-name="T3"> <text:line-break/><text:line-break/>2017.02.26 <text:line-break/><text:line-break/></text:span>對有媒體社論指稱保防工作法將恢復人二室作法，行政院今天表示法務部仍在擬定草案中，但行政院不可能有恢復「人二室」的想法，該媒體報導不實。<text:span text:style-name="T3"> <text:line-break/><text:line-break/></text:span>被指稱的媒體社論指出，對保防工作法，法界和政界反彈最烈，批評由法務部調查局派出保防員進駐各單位，儼然昔日「人二」復活。<text:span text:style-name="T3"> <text:line-break/><text:line-break/></text:span>依據調查局草案內容，計畫在各級政府機關設置安全保防處、室，設保防人員，對可疑對象可到家查訪、通知到場詢問、查驗身分、帶往指定處所行政調查；替外國勢力發展組織者，最高可處七年以下徒刑，首謀加重二分之一。<text:span text:style-name="T3"> <text:line-break/><text:line-break/></text:span>對這種說法，行政院發言人徐國勇表示，該媒體內容不符事實，令人感到遺憾。他強調法務部仍在擬定草案中，至今尚未報行政院院會核定，行政院不可能有恢復人二室想法。<text:span text:style-name="T3"> <text:line-break/><text:line-break/></text:span>徐國勇表示，人二室保防做法是威權時代產物，現在民進黨執政，更不可能恢復人二室，尤其現在正值轉型正義且又是二二八紀念日時刻，媒體不實報導令人感到遺憾，他呼籲勿捕風捉影，以訛傳訛。<text:span text:style-name="T3"> <text:line-break/><text:line-break/></text:span>「人二室」是「人事室第二辦公室」簡稱，在威權時代「人二室」隸屬調查局人事查核系統，調查機關考核公務人員個人思想，影響人事正規升遷。<text:span text:style-name="T3"> </text:span></text:p>
      <text:p text:style-name="P1"><text:span text:style-name="T1">陳真</text:span><text:s/>  |  2017.02.26 18:10   |   <text:a xlink:type="simple" xlink:href="http://palinfo.habago.org/Entry?Command=Information_PrintForum&amp;iPage=184#FORUM35456"><text:span text:style-name="T2">#</text:span></text:a></text:p>
      <text:p text:style-name="P2">八零年代初期，剛上大學不久，便成為一名公開掛牌運作的黨外人士<text:span text:style-name="T3"><text:s/></text:span>。當時絕大多數黨外支持者都是匿名，但我不相信匿名者會有反抗力量。那時候當然也還沒有民進黨，連編聯會<text:span text:style-name="T3">(</text:span>新潮流系的前身<text:span text:style-name="T3">)</text:span>和黨外公政會<text:span text:style-name="T3">(</text:span>美麗島系的前身<text:span text:style-name="T3">)</text:span>也沒有，我常和陳秀賢走在一起；陳秀賢當時組織了一個團體叫<text:span text:style-name="T3"><text:s/>"</text:span>民主工作室<text:span text:style-name="T3">"</text:span>，從事工運、農運、支持漁民等等方面的一些工作。<text:span text:style-name="T3"> <text:line-break/><text:line-break/></text:span>差不多是<text:span text:style-name="T3">1983</text:span>或<text:span text:style-name="T3">1984</text:span>年吧，正確年代我忘了，畢竟距今<text:span text:style-name="T3">30</text:span>多年，只記得大概，不記得細節。忘了是誰<text:span text:style-name="T3"><text:s/>(</text:span>有可能是陳秀賢<text:span text:style-name="T3">) </text:span>跟我提起陳明忠，死刑犯，共產黨，二二八事件中二七部隊的敢死隊，當我約略知道他的事蹟後，很感動，於是就想盡辦法找到他太太<text:span text:style-name="T3"><text:s/>(</text:span>陳明忠當時還在坐牢<text:span text:style-name="T3">)</text:span>。有一天就來到他家，訪問他太太，想給諸如像陳明忠這樣一些志士們留下一點記錄。<text:span text:style-name="T3"> <text:line-break/><text:line-break/></text:span>跟他太太談了些什麼，其實我也幾乎都不記得了。我的訪談筆記也不知道塞到哪去，後來曾根據這些訪談，寫了幾篇文章，我自己把它做成傳單，在黨外群眾集會上四處散發。文章裏具體寫些什麼也記不得了，但卻有兩個畫面讓我印象很深刻，一生難忘。一是當我來到陳明忠家門口時，他太太開門先是四處張望，我很快就明白她在張望什麼，她顯然很擔心有人跟蹤我。二是，當我們坐下來時，都還沒有講半句話，他太太就哭了，無哭泣聲，但淚流不止。有句話說：<text:span text:style-name="T3">"</text:span>未語淚先流<text:span text:style-name="T3">"</text:span>，就是這樣一個感覺，哭了很久一段時間才開口。她第一句話就說：<text:span text:style-name="T3">"</text:span>你在高醫念書？你年紀還這麼小，這樣會不會連累到你？<text:span text:style-name="T3">"</text:span>我說不會。<text:span text:style-name="T3"> <text:line-break/><text:line-break/></text:span>我曾經從大約<text:span text:style-name="T3">1983</text:span>年開始，也就是我差不多<text:span text:style-name="T3">20</text:span>歲左右，每年在<text:span text:style-name="T3">228</text:span>這一天禁食一天，前後長達十幾年，一直到差不多九零年代後期，當我感覺<text:span text:style-name="T3">228</text:span>這東西變成綠營藉以政治操弄與挑撥族群仇恨的一個卑鄙工具和手段之後，我才停止禁食。<text:span text:style-name="T3"> <text:line-break/><text:line-break/></text:span>我很不想再談<text:span text:style-name="T3">228</text:span>，就猶如我不會想再去罵蔣家一樣。黨外時，我寫了很多罵蔣家的文章，黨外雜誌甚至不敢登，因為他們說登了肯定會出事。在那個年代，你去罵蔣介石或蔣經國才有意義，當他們如今都已經被打成過街老鼠，被抹黑得不堪入目時，只有窩囊沒出息而且腦子進水的人，才會跟著政客之操弄與抹黑去亂罵一通。就好像現在如果伊拉克政府和伊拉克人整天罵海珊，到處拉海珊銅像，你覺得是不是腦袋進水了？<text:span text:style-name="T3"> <text:line-break/><text:line-break/>228</text:span>也一樣。一直到<text:span text:style-name="T3">1987</text:span>年陳永興和鄭南榕發起抗爭才終於打破<text:span text:style-name="T3">228</text:span>這個絕對禁忌。<text:span text:style-name="T3">1997</text:span>年，我來到劍橋，學校派給我一個<text:span text:style-name="T3"><text:s/>email </text:span>帳號叫<text:span text:style-name="T3"><text:s/>hc228</text:span>。很多人以為這帳號是我自己選的，其實不是，是學校給的。要是再早個十幾二十年，我肯定會因為<text:span text:style-name="T3">hc228</text:span>這個帳號而被抓去坐黑牢。<text:span text:style-name="T3"> <text:line-break/><text:line-break/></text:span>我要說的是，<text:span text:style-name="T3">228</text:span>曾經就跟蔣家一樣，連碰都不許碰，誰敢碰誰倒霉。比方說白雅燦，只不過提出政見要求蔣經國公佈財產，馬上抓去判無期徒刑，關在綠島。國民黨不但動用一切國家暴力手段，壓制人們對於<text:span text:style-name="T3">228</text:span>的談論以及對於蔣家的任何一點點批評，甚至連批評也談不上的一點點<text:span text:style-name="T3"><text:s/>"</text:span>不敬<text:span text:style-name="T3">" </text:span>也不行。比方說，在那年代，除了像我們這樣極少數一些根本不想活的黨外才敢直呼蔣介石之外，一般人誰敢不稱呼他為先總統蔣公？除非你不要命了。<text:span text:style-name="T3"> <text:line-break/><text:line-break/></text:span>在那段非常黑暗的年代裏，只不過是為了能夠讓<text:span text:style-name="T3">228</text:span>不再是一種禁忌，只不過是希望受難者安息並獲得平反，你得因此在你的生活四周與工作上或校園中承受多少外人難以想像的痛苦，然後才能一點一滴去打破這個禁忌。我真的沒想到有一天，<text:span text:style-name="T3">228</text:span>居然會反過來變成一種卑鄙的政治工具，藉以撕裂人心，操弄族群對立。也許這就像很多當年支持猶太人的人，比如馬龍白蘭度，到頭來卻很灰心；納粹鐵蹄下，猶太人的受害歷史不但成為一種政治操弄工具，甚至受害者一方進一步成為加害者，反過來猶如當年納粹一樣，長期傷害巴勒斯坦人。<text:span text:style-name="T3"> <text:line-break/><text:line-break/></text:span>我常想，難道歷史註定就只能永遠在這樣一種輪迴中不斷循環？任何一方只要一壯大，只要有利可圖，只要人多勢眾，只要權力一到手，嘴臉馬上就會變得完全不一樣。難道我們永遠不可能從歷史中學到教訓？吾友柏楊先生常引用一句似乎是黑格爾的話，那就是：<text:span text:style-name="T3">"</text:span>我們能夠從歷史中學到的唯一教訓就是：我們永遠不可能學到教訓<text:span text:style-name="T3">"</text:span>。我不知道該不該信仰這句話，該不該接受這樣一種宿命，承認一切努力到頭來註定只是一場空。改變一種制度很快，推倒一個政權其實也不難，但是，人心、人性與慾望的改變卻似乎很難。</text:p>
      <text:p text:style-name="P1"><text:span text:style-name="T1">陳真</text:span><text:s/>  |  2017.02.26 18:09   |   <text:a xlink:type="simple" xlink:href="http://palinfo.habago.org/Entry?Command=Information_PrintForum&amp;iPage=184#FORUM35455"><text:span text:style-name="T2">#</text:span></text:a></text:p>
      <text:p text:style-name="P3">政客、名嘴等人渣們又不是傻子，當然就是專門做一些能夠討好主流大眾的事來騙選票、撈取個人利益。台灣人如果不吃這一套操弄族群的騙術，人渣們當然就不會這麼做了。<text:span text:style-name="T3"> <text:line-break/><text:line-break/></text:span>也許少數台灣人不吃這一套，也許少數台灣人甚至對此覺得很厭惡，但這沒有意義。厭惡在心裏面就跟放屁沒兩樣，神不知鬼不覺，毫無作用。哪怕你就算對人渣之政治操弄厭惡到爆，依然毫無意義，放屁放很大聲還是一樣是放屁。<text:span text:style-name="T3"> <text:line-break/><text:line-break/></text:span>並非說大家應該揭竿起義，而是說，你總該以一個具體的人的身份做點什麼吧，光在心裏面厭惡或是匿名在網路上罵兩句，有何意義嗎？<text:span text:style-name="T3"> <text:line-break/><text:line-break/></text:span>常舉個實例。劍橋居民或學生的主要交通工具之一是腳踏車，英國人守規矩，騎腳踏車基本上是很安全的，特別是一到夏天，氣候宜人，騎車很舒服。但我買菜或上圖書館常得開車，往往看到騎在前方的腳踏車騎士騎得好像很開心。令人嫉妒之餘，我常油然而生一種變態心理。我常想著，眼前這個笨蛋死到臨頭還這麼開心，難道他不知道他的一條小命就掌握在我手上？我只要油門一踩，車子一加速，馬上可以把他撞死。<text:span text:style-name="T3"> <text:line-break/><text:line-break/></text:span>當然，我的變態心理始終只是在我心裏劇烈翻滾，可是，不管翻滾得多麼劇烈，事實上都沒有任何意義。那個<text:span text:style-name="T3"><text:s/>"</text:span>生命掌握在我手上<text:span text:style-name="T3">" </text:span>的腳踏車騎士，當他安全回到家，需要向家人陳述這一段<text:span text:style-name="T3"><text:s/>"</text:span>命在旦夕<text:span text:style-name="T3">" </text:span>的經歷嗎？當然不需要，因為事實上什麼也沒發生，一切只是一種<text:span text:style-name="T3"><text:s/>"</text:span>概念<text:span text:style-name="T3">"</text:span>。維根斯坦的<text:span text:style-name="T3"><text:s/>meaning is use (</text:span>意義即使用<text:span text:style-name="T3">) </text:span>差不多就是這個意思。人事物是在實踐中產生它的意義，而非概念所能虛構。<text:span text:style-name="T3"> <text:line-break/><text:line-break/></text:span>生活周遭，你幾乎完全看不到一個<text:span text:style-name="T3"><text:s/>"</text:span>不綠<text:span text:style-name="T3">" </text:span>的人，為什麼？因為人們知道明哲保身，就算心裏不綠，也全隱形了，全變顏色了，就像一些會根據周遭顏色而跟著改變顏色的蜥蜴一樣。這時候，講心裏的感覺是毫無意義的。那就好像跟我有著一樣的<text:span text:style-name="T3"><text:s/>"</text:span>見不得人家愉快享受<text:span text:style-name="T3">" </text:span>之變態心理的人也許很多，但是，那有意義嗎？腳踏車騎士們需要感到害怕嗎？需要感受到命在旦夕的威脅嗎？當然都不需要。因為，心裏面的事除非它做出來，否則一點意義也沒有。</text:p>
      <text:p text:style-name="P1">Ching huei   |  2017.02.26 13:05   |   <text:a xlink:type="simple" xlink:href="http://palinfo.habago.org/Entry?Command=Information_PrintForum&amp;iPage=184#FORUM35453"><text:span text:style-name="T2">#</text:span></text:a></text:p>
      <text:p text:style-name="P2">臺灣人沒有很喜歡這些政客的胡鬧啊！<text:span text:style-name="T3"> <text:line-break/></text:span>我知道很多人都十分痛苦難受，需要社會改變改革改善，以及社會祥和的安慰！</text:p>
      <text:p text:style-name="P1"><text:span text:style-name="T1">黄国瑞</text:span><text:s/>  |  2017.02.26 11:28   |   <text:a xlink:type="simple" xlink:href="http://palinfo.habago.org/Entry?Command=Information_PrintForum&amp;iPage=184#FORUM35452"><text:span text:style-name="T2">#</text:span></text:a></text:p>
      <text:p text:style-name="P3">关于最近的<text:span text:style-name="T3">228</text:span>，了解了不少资料，发现原来持续时间比想象的长。而且也不是民进党操宣扬的是省籍冲突，相反，主要是反抗当时贪污、腐朽的国民党统治，而且共产党也确实很早并且一直参与甚至是领导。也发现，其实中共每逢<text:span text:style-name="T3">5</text:span>或者<text:span text:style-name="T3">10</text:span>都会有比较大的纪念活动，包括<text:span text:style-name="T3">1977</text:span>年<text:span text:style-name="T3">30</text:span>周年时还特别发行了一套纪念台湾<text:span text:style-name="T3">228</text:span>起义的邮票，而不是今年才突然开始办纪念。强烈推荐这个关于当事人陈明忠和<text:span text:style-name="T3">228</text:span>研究的专家兰博州的访谈，他们说的还是比较可信的。<text:span text:style-name="T3"> <text:line-break/><text:line-break/>https://www.youtube.com/playlist?list=PLb6sr6Yin4RAOWxuGwqSaP3bLqOTIsS18</text:span></text:p>
      <text:p text:style-name="P1"><text:span text:style-name="T1">隆誌</text:span><text:s/>  |  2017.02.26 11:20   |   <text:a xlink:type="simple" xlink:href="http://palinfo.habago.org/Entry?Command=Information_PrintForum&amp;iPage=184#FORUM35451"><text:span text:style-name="T2">#</text:span></text:a></text:p>
      <text:p text:style-name="P2"><text:span text:style-name="T3"><text:line-break/></text:span>這年頭，說你是賊就是賊，不需要真實的證據。<text:span text:style-name="T3"> <text:line-break/></text:span>只要「聽說」，就是證據。只要掌握媒體的人說，就是證據。<text:span text:style-name="T3"> <text:line-break/></text:span>反而證據確鑿的賊，卻被當作主流人士，天天在媒體前表演，還有一堆人幫忙擦脂抹粉。<text:span text:style-name="T3"> <text:line-break/></text:span>一堆天天吹牛皮的人，天天表演，卻還有一堆人起鬨支持。<text:span text:style-name="T3"> <text:line-break/></text:span>更多的是沒有能力的人，做一點小事，卻吹噓為社稷大事。<text:span text:style-name="T3"> <text:line-break/><text:line-break/></text:span>為何我老覺得這社會有精神分裂？<text:span text:style-name="T3"> <text:line-break/></text:span>喊著平等，卻做些最不平等的事情，擾亂社會的發展。<text:span text:style-name="T3"> <text:line-break/></text:span>被罵為霸權者，反而都在做幫助國家發展的大事。<text:span text:style-name="T3"> <text:line-break/><text:line-break/></text:span>（某日看完專訪中工院院士有關天宮二號的新聞，又看到中研院院士奢言非其專業的改革議題。）</text:p>
      <text:p text:style-name="P4"/>
      <text:p text:style-name="P1"><text:span text:style-name="T1">陳真</text:span><text:s/>  |  2017.02.26 03:11   |   <text:a xlink:type="simple" xlink:href="http://palinfo.habago.org/Entry?Command=Information_PrintForum&amp;iPage=185#FORUM35450"><text:span text:style-name="T2">#</text:span></text:a></text:p>
      <text:p text:style-name="P2">如果消滅所謂<text:span text:style-name="T3"><text:s/>"</text:span>壞人<text:span text:style-name="T3">" </text:span>的歷史相關文物就是<text:span text:style-name="T3">x</text:span>它媽的所謂轉型正義，那麼，殺害台灣數十萬人的日本鬼子所留下的一切建築和相關符號都應該用大砲摧毀放火焚燒才對。<text:span text:style-name="T3"> <text:line-break/><text:line-break/></text:span>你能不能想像比方說中國政府每天就是在幹這樣一些蠢事，秦始皇不是暴君嗎？萬惡的萬里長城不應該摧毀嗎？中國古代不是帝制嗎？帝制就是萬惡的封建制度，所有古代文物與建築不應該摧毀不應該改名嗎？洋鬼子入侵中國，佔領各地租界作威作福，如今中國人站起來了！那些帶有西洋餘毒的建築物不應該統統摧毀嗎？難道還要讓它們繼續存在來污染同胞的高貴心靈嗎？<text:span text:style-name="T3"> <text:line-break/><text:line-break/></text:span>倘若中國政府這樣搞，每天就忙著搞這些，搞得民不聊生，搞得經濟衰蔽，每天就是忙著改名字、拉銅像、潑油漆，不知道大陸同胞們將做何感想？肯定會認為共產黨是不是瘋了吧？但是很可悲的是，台灣人的反應卻是為這樣的人渣政府感到無比的驕傲，感到自己身為台灣人真是好偉大，好進步。<text:span text:style-name="T3"> <text:line-break/><text:line-break/></text:span>陳真<text:span text:style-name="T3"> <text:line-break/>2017. 02. 26. <text:line-break/><text:line-break/>=================== <text:line-break/></text:span>中正紀念堂去蔣中正化<text:span text:style-name="T3"><text:s/></text:span>藍委批：外國觀光客都不來了<text:span text:style-name="T3"> <text:line-break/><text:line-break/></text:span>聯合新聞網作者記者劉宛琳╱即時報導<text:span text:style-name="T3"> <text:line-break/><text:line-break/>2017</text:span>年<text:span text:style-name="T3">2</text:span>月<text:span text:style-name="T3">25 <text:line-break/><text:line-break/></text:span>蔡政府推動轉型正義，文化部長鄭麗君宣布即起下架中正紀念堂內的蔣中正商品，停播蔣公紀念歌。對此，國民黨立法院黨團首席副書記長林為洲批評，民進黨用政治手段來做枝微末節的轉型正義，根本毫無必要，如果蔣中正紀念商品不被接受，市場自然會淘汰他；無論蔣的功過都有其歷史意義，民進黨撇除其歷史意義的作法反而是傷害觀光。<text:span text:style-name="T3"> <text:line-break/><text:line-break/></text:span>國民黨立法院黨團首席副書記長林為洲表示，這根本「毫無必要」，無論是民進黨還是國民黨，都是那段歷史的當事人，對於評價也都是「利益關係人」，這時候急於歷史判斷和歷史評價都不會太客觀，關於蔣中正的歷史評價，還需要更多時間才會比較穩定，「民進黨用政治手段來做枝微末節的轉型正義，我覺得沒有必要」。<text:span text:style-name="T3"> <text:line-break/><text:line-break/></text:span>林為洲表示，有經歷過白色恐怖他都能夠理解，但大部分的人對於蔣中正的的評價有功、有過，當民眾有不同評價的時候，我們的政府卻要做偏頗的判斷，把蔣中正當成毛澤東、希特勒一樣，這是武斷的想法，他並不認同。<text:span text:style-name="T3"> <text:line-break/><text:line-break/></text:span>林為洲說，市場是很務實的，蔣中正紀念商品如果不被接受，市場自然會淘汰他，沒人想買也自然不會生產，可以用時間來證明。民進黨覺得這個不值得紀念，那是他的觀點，但民眾可能有不一樣的想法，就像有人直接把蔣中正比喻成希特勒，但蔣真的跟希特勒一樣嗎？民眾自有不同的判斷跟評價。<text:span text:style-name="T3"> <text:line-break/><text:line-break/></text:span>林為洲也說，中正紀念堂不管蔣中正功過，都有其歷史意義，他也是台灣熱門的觀光景點，如果撇除這部分的歷史，這個觀光景點將變得毫無吸引力，這裡只是變成一個比較大的公園而已，沒有人會想來參訪。不只是陸客，所有國外觀光客可能都不會想來了。<text:span text:style-name="T3"> <text:line-break/><text:line-break/></text:span>林為洲說，就像大家去中國大陸會想看天安門，日本會想去皇居，去越南的胡志明市會想到英雄紀念館去參觀，都是因為他有其歷史意義，即便我們不認同共產黨，還是會想去天安門看一看，感受他的歷史背景。如果中正紀念堂跟蔣中正完全切割，公仔不賣也沒有圖像，那對觀光反而是一種傷害。<text:span text:style-name="T3"> <text:line-break/><text:line-break/></text:span>林為洲批評，民進黨用意識形態治國很不務實，認為有錯的通通想弄掉，但老百姓想得可能跟他們不一樣。</text:p>
      <text:p text:style-name="P1"><text:span text:style-name="T1">陳真</text:span><text:s/>  |  2017.02.25 20:12   |   <text:a xlink:type="simple" xlink:href="http://palinfo.habago.org/Entry?Command=Information_PrintForum&amp;iPage=185#FORUM35449"><text:span text:style-name="T2">#</text:span></text:a></text:p>
      <text:p text:style-name="P3">底下這個人渣黨中的人渣黨，它還有另一個雙胞胎叫什麼社會民主黨之類的。台灣政治上從事競爭藉以勝出的從來都不是良善與能力，而是比賽看誰最醜陋最無恥最會騙最會操弄最會耍嘴皮最會喊理想表忠貞，所謂長江後浪推前浪，我看民進黨遲早不會是這兩個人渣黨中的人渣黨的對手。<text:span text:style-name="T3"> <text:line-break/><text:line-break/></text:span>我常渴望兩岸趕緊統一，儘早結束這些荒唐無恥的噩夢與折磨。我說，哪天如果統一，我要趕緊買一串鞭炮來慶祝。有人潑我冷水說，<text:span text:style-name="T3">"</text:span>別傻了，人家人渣會比你更早買鞭炮慶祝<text:span text:style-name="T3">"</text:span>。這話真是一語驚醒夢中人。我看祖國一來，它媽的倒霉的、被整肅的會不會又是我？而有些人不管怎麼改朝換代，永遠就是吃香喝辣，舉順風旗，搭順風車。<text:span text:style-name="T3"> <text:line-break/><text:line-break/></text:span>陳真<text:span text:style-name="T3">2017.02.25. <text:line-break/><text:line-break/>============ <text:line-break/></text:span>中正紀念堂轉型》時力曾提修法草案<text:span text:style-name="T3"><text:s/></text:span>徐永明：終結中正廟<text:span text:style-name="T3"> <text:line-break/><text:line-break/></text:span>風傳媒<text:span text:style-name="T3"><text:s/></text:span>黃麒珈<text:span text:style-name="T3"> <text:line-break/><text:line-break/></text:span>發布時間<text:span text:style-name="T3"><text:s/>: 2017</text:span>年<text:span text:style-name="T3">2</text:span>月<text:span text:style-name="T3">25</text:span>日<text:span text:style-name="T3"><text:s/>PM 5</text:span>點<text:span text:style-name="T3">50</text:span>分<text:span text:style-name="T3"> <text:line-break/><text:line-break/><text:line-break/></text:span>時代力量立委徐永明則在臉書透露「唯有國家力量退卻，關於蔣介石在台灣這塊土地上的歷史才會真實浮現」。（曾原信攝）<text:span text:style-name="T3"> <text:line-break/><text:line-break/></text:span>文化部長鄭麗君今（<text:span text:style-name="T3">25</text:span>）日宣布，日後中正紀念堂將停售具有威權意象的商品，同時也要停播開、閉館的《蔣公紀念歌》，改以一般場館廣播替代。此舉引發社會正反聲浪，時代力量立委徐永明則在臉書透露「唯有國家力量退卻，關於蔣介石在台灣這塊土地上的歷史才會真實浮現」。<text:span text:style-name="T3"> <text:line-break/><text:line-break/></text:span>針對文化部邀集學者專家組成的「中正紀念堂轉型推動諮詢小組」，徐永明表示，過去中正紀念堂管理處送到立法院的報告就曾指出，核心業務將朝多元化發展，意即將從單一元首紀念館轉型成為多元博物館。徐永明坦言，「就差修正法規，不宜再拖！」</text:p>
      <text:p text:style-name="P1"><text:span text:style-name="T1">陳真</text:span><text:s/>  |  2017.02.25 13:57   |   <text:a xlink:type="simple" xlink:href="http://palinfo.habago.org/Entry?Command=Information_PrintForum&amp;iPage=185#FORUM35448"><text:span text:style-name="T2">#</text:span></text:a></text:p>
      <text:p text:style-name="P2">大陸的人應該完全沒法體會生活在台灣這樣一個社會裏的巨大無奈與痛苦，人渣與騙子當道的一種無政府狀態，每天就只能眼睜睜看著一群什麼都能吃無德無能無腦無品的饕餮人渣搞各種低能低級齷齪下流的醜陋戲碼，一騙再騙，一炒再炒，每天就光靠炒作這些意味著<text:span text:style-name="T3"><text:s/>"</text:span>覺醒的台灣人對抗萬惡的中國人<text:span text:style-name="T3">" </text:span>的反中反華騙術就能幾輩子吃喝不盡。<text:span text:style-name="T3"> <text:line-break/><text:line-break/></text:span>如果你對台灣的政治人事物稍微有一點點點起碼的了解，你就更能體會我所說的這樣一種痛苦，過去國民黨很壞，但他使壞之餘多少還是會辦正事，現在這群綠色人渣卻是除了騙除了吃除了搞鬥爭以維持一黨權力永固之外，難道你看過他們辦過什麼正事？<text:span text:style-name="T3"> <text:line-break/><text:line-break/></text:span>如果你對台灣的政治人事物稍微有一點點點起碼的了解，你一定會完全同意，路上隨便找個工讀生來當台灣的所謂總統或各部會首長或各種所謂民意代表或縣市長，絕對都可以比他們做得更好。如果你對台灣的政治人事物稍微有一點點點起碼的了解，你就能體會，這樣一種驚訝和無奈就彷彿比方說在你的生活中有個在你看來根本就是個廢物人渣那樣的人突然披起龍袍、穿起西裝，成為這個島嶼的領袖。<text:span text:style-name="T3"> <text:line-break/><text:line-break/></text:span>長年以來，我對世界不少國家的內政與外交及政治人物都有相當程度的了解與關注，特別是美國、歐洲和亞洲等幾個主要國家，先不說政策上的好壞對錯，至少這些國家及其主政者都很正常而像樣地在工作。但是，台灣卻是一種無政府狀態，每天彷彿都在選舉，都在為下次選舉做準備，洗腦，造勢，炒作，挑撥，鬥爭異己。<text:span text:style-name="T3"> <text:line-break/><text:line-break/></text:span>各位不妨再比較一下對岸，你看他們的政治運作及各種政策推行與國家發展以及各種因應世局的戰略，你是不是也會同樣感到驚訝，嘆為觀止？太令人佩服了不是嗎？<text:span text:style-name="T3"> <text:line-break/><text:line-break/></text:span>陳真<text:span text:style-name="T3"><text:s/>2017. 02. 25. <text:line-break/>============= <text:line-break/></text:span>二二八前夕<text:span text:style-name="T3"><text:s/></text:span>綠委提案拆蔣介石銅像<text:span text:style-name="T3"> <text:line-break/><text:line-break/><text:line-break/></text:span>（中央社記者溫貴香台北<text:span text:style-name="T3">24</text:span>日電）二二八事件將屆滿<text:span text:style-name="T3">70</text:span>週年，立法院會今天下午通過民主進步黨立委鄭寶清等人臨時提案，要求各行政單位盡速拆除蔣介石銅像，真正落實歷史教育。<text:span text:style-name="T3"> <text:line-break/><text:line-break/></text:span>立法院副院長蔡其昌裁示，請行政院研處。<text:span text:style-name="T3"> <text:line-break/><text:line-break/></text:span>立委鄭寶清、蔡易餘、莊瑞雄、蘇震清等<text:span text:style-name="T3">13</text:span>位民進黨立委臨時提案指出，鑒於自<text:span text:style-name="T3">1996</text:span>年總統直接民選以來，已邁向民主國家行列，然而轉型正義卻沒有隨著民主化的發展等比例成長，目前學校的校園內設置蔣介石銅像。<text:span text:style-name="T3"> <text:line-break/><text:line-break/></text:span>鄭寶清說，蔣介石是典型的獨裁者，和希特勒、莫索里尼、毛澤東相提並論為人權侵害者，美國政治學者甚至將蔣介石列為<text:span text:style-name="T3">20</text:span>世紀殺人最多第<text:span text:style-name="T3">4</text:span>名，包括在台灣製造二二八事件及白色恐怖，造成上百萬人無辜受害。<text:span text:style-name="T3"> <text:line-break/><text:line-break/></text:span>他表示，事實上，蔣介石銅像根本沒有設置的法源依據，每年<text:span text:style-name="T3">2</text:span>月<text:span text:style-name="T3">28</text:span>日訂為和平紀念日，目的便是要落實歷史教育、撫平<text:span text:style-name="T3"><text:s/></text:span>歷史傷痛，並促進族群融合，因此要求各行政單位拆除蔣介石銅像，真正落實歷史教育。<text:span text:style-name="T3"> <text:line-break/><text:line-break/></text:span>依照立法院議事規則第<text:span text:style-name="T3">9</text:span>條規定，出席委員提出臨時提案，以亟待解決事項為限；同時也規定，臨時提案的旨趣，如屬邀請機關首長報告案者，由主席裁決交相關委員會。其涉及各機關職權行使者，交相關機關研處。<text:span text:style-name="T3">1060224</text:span></text:p>
      <text:p text:style-name="P1"><text:span text:style-name="T1">陳真</text:span><text:s/>  |  2017.02.25 02:53   |   <text:a xlink:type="simple" xlink:href="http://palinfo.habago.org/Entry?Command=Information_PrintForum&amp;iPage=185#FORUM35447"><text:span text:style-name="T2">#</text:span></text:a></text:p>
      <text:p text:style-name="P3">【訃聞】終身捍衛動物權利　哲學家<text:span text:style-name="T3"><text:s/>Tom Regan </text:span>逝世<text:span text:style-name="T3"> <text:line-break/><text:line-break/>2017/2/20 <text:line-break/><text:line-break/></text:span>立場新聞<text:span text:style-name="T3"> <text:line-break/><text:line-break/></text:span>據<text:span text:style-name="T3"><text:s/>Daily Nous </text:span>與美聯社報道，哲學家湯姆<text:span text:style-name="T3">•</text:span>雷根<text:span text:style-name="T3"><text:s/>Tom Regan (1938-2017) </text:span>於上星期五<text:span text:style-name="T3"><text:s/>(2/17) </text:span>因肺炎病發逝世，享年<text:span text:style-name="T3"><text:s/>78 </text:span>歲。<text:span text:style-name="T3"> <text:line-break/><text:line-break/>Tom Regan</text:span>在北卡羅來納州立大學任教<text:span text:style-name="T3"><text:s/>30 </text:span>多年，獲得了無數獎項與榮譽。他出版過數百篇專業論文與二十多本專書，舉辨過百多場講座，曾獲「傑出教授」的榮譽。<text:span text:style-name="T3">2000 </text:span>年，他更獲大學頒受最高榮譽獎章<text:span text:style-name="T3">The William Quarles Holliday Medal</text:span>。<text:span text:style-name="T3"> <text:line-break/><text:line-break/>Tom Regan </text:span>是公認研究大哲學家<text:span text:style-name="T3"><text:s/>G.E. Moore </text:span>的專家，其專書<text:span text:style-name="T3"><text:s/>Bloomsbury's Prophet (1986)</text:span>，為當時研究<text:span text:style-name="T3"><text:s/>G.E. Moore </text:span>的學術界提供重要的線索與方向。該書更曾獲提名普立茲獎與國家圖書館獎。<text:span text:style-name="T3"> <text:line-break/><text:line-break/>Tom Regan </text:span>最廣為人知的是一生致力爭取動物權益。<text:span text:style-name="T3">1983</text:span>年，他出版《動物權利爭論<text:span text:style-name="T3"><text:s/>(The Case for Animal Rights) </text:span>》一書，支持動物像人一樣擁有基本權利。此書在道德哲學界引起極大迴響，譽為繼哲學家<text:span text:style-name="T3"><text:s/>Peter Singer</text:span>《動物解放<text:span text:style-name="T3"><text:s/>(Animal Liberation)</text:span>》後最重要的動物倫理著作。</text:p>
      <text:p text:style-name="P1"><text:span text:style-name="T1">陳真</text:span><text:s/>  |  2017.02.24 18:12   |   <text:a xlink:type="simple" xlink:href="http://palinfo.habago.org/Entry?Command=Information_PrintForum&amp;iPage=185#FORUM35446"><text:span text:style-name="T2">#</text:span></text:a></text:p>
      <text:p text:style-name="P2">每天搞這些毫無實質意義的東西，為的其實就只是反中，去中國化。這大概就是這個人渣黨長年以來的唯一<text:span text:style-name="T3"><text:s/>"</text:span>政績<text:span text:style-name="T3">"</text:span>。<text:span text:style-name="T3"> <text:line-break/><text:line-break/></text:span>我實在不相信，搞這些毫無意義的小動作除了繼續洗腦下一代、繼續騙選票之外，對於人民的生活有何意義可言？<text:span text:style-name="T3">X</text:span>它媽的現在所有政權全部都已經騙上手了，誰攔得了你？若真要反中、獨立，馬上就可以宣佈台獨建國，馬上對中國宣戰，這才是真正的獨立，而不是整天給這條街道改名南榕街，給那家公司名稱去掉中國二字，或是給護照貼什麼<text:span text:style-name="T3">X</text:span>它媽的台灣國貼紙，或是整天很<text:span text:style-name="T3"><text:s/>"</text:span>勇敢<text:span text:style-name="T3">" </text:span>地給已經被鬥臭成過街老鼠的蔣介石拉銅像，噴他油漆，或是破壞中國古物說是反對中華文化侵略。<text:span text:style-name="T3"> <text:line-break/><text:line-break/></text:span>我實在不相信有誰會真的覺得這些低能低級的小動作對他的生活很有意義很有幫助，除非，除非你的生活不是很辛苦，而是整天吃香喝辣。否則，在每天那麼艱辛的生活忙碌中，我不相信你真的會覺得這些無腦低能純屬自欺欺人的小動作對你的生活、你的家人很重要。<text:span text:style-name="T3">X</text:span>它媽的如果是這樣，那麼，名字裏頭有個<text:span text:style-name="T3"><text:s/>"</text:span>中<text:span text:style-name="T3">" </text:span>字或<text:span text:style-name="T3"><text:s/>"</text:span>華<text:span text:style-name="T3">" </text:span>字的的是不是應該馬上抓起來，強迫他改名為<text:span text:style-name="T3"><text:s/>"</text:span>台<text:span text:style-name="T3">" </text:span>才對。陳致中應該它媽的馬上改名為陳致台，才是真的愛台灣！否則就是中共的同路人。<text:span text:style-name="T3"> <text:line-break/><text:line-break/></text:span>一個人或一個黨，當他居於弱勢時往往滿口理想，可當他奪得權力成為主流時，嘴臉馬上就會變得很難看，不堪入目。<text:span text:style-name="T3"> <text:line-break/><text:line-break/></text:span>陳真<text:span text:style-name="T3"><text:s/>2017. 02. 24. <text:line-break/><text:line-break/>================ <text:line-break/></text:span>孫文和台灣沒關係！陳永興籲訂定「杜聰明博士逝世日」為醫師節<text:span text:style-name="T3"> <text:line-break/><text:line-break/></text:span>民報作者記者<text:span text:style-name="T3"> <text:line-break/></text:span>陳俊廷<text:span text:style-name="T3"><text:s/></text:span>林崑峯<text:span text:style-name="T3">/</text:span>高雄報導<text:span text:style-name="T3"> <text:line-break/><text:line-break/>2017</text:span>年<text:span text:style-name="T3">2</text:span>月<text:span text:style-name="T3">24</text:span>日<text:span text:style-name="T3"> <text:line-break/><text:line-break/></text:span>「二二八<text:span text:style-name="T3">•70</text:span>」轉型正義在台灣風起雲湧！<text:span text:style-name="T3">1987</text:span>年率先發起平反二二八的陳永興醫師今<text:span text:style-name="T3">24</text:span>日（五）指出，明<text:span text:style-name="T3">25</text:span>日為高醫創辦人杜聰明逝世紀念日，高醫轉型正義促進會（高醫轉促會）將重返母校舉行「二二八<text:span text:style-name="T3">70</text:span>周年紀念活動」並呼籲政府將「杜聰明博士逝世日」<text:span text:style-name="T3">2/25</text:span>定為醫師節。<text:span text:style-name="T3"> <text:line-break/><text:line-break/></text:span>台灣現在的「醫師節」源於<text:span text:style-name="T3">1948</text:span>年<text:span text:style-name="T3">(</text:span>民國三十七年三月<text:span text:style-name="T3">)</text:span>，全國醫師公會聯合大會在南京舉行，會中決議：「請政府明定每年的十一月十二日<text:span text:style-name="T3"><text:s/></text:span>國父誕辰紀念日為醫師節，藉此紀念<text:span text:style-name="T3"><text:s/></text:span>國父革命建國的偉大精神」。高醫轉促會認為孫文<text:span text:style-name="T3">(</text:span>中山<text:span text:style-name="T3">)</text:span>醫師的行醫時間很短，一生從事革命運動，從無可查的醫療記事，更不曾在台灣行醫<text:span text:style-name="T3">…</text:span>，以孫文生日做為台灣「醫師節」，是「風馬牛不相及」，精神與倫理都不符合醫師醫療的本質。<text:span text:style-name="T3"> <text:line-break/><text:line-break/></text:span>陳永興說，孫文對台灣沒有貢獻，有沒在台灣看過一個病人，也沒在台灣教過一個學生，連蔣介石都不值得咱紀念，孫文和台灣更無關係，這也是轉型正義的一部分，咱把外來政權和咱沒關係「排除掉」！建立咱台灣本土歷史認同，把對咱台灣醫學發展有貢獻的人來訂為醫師節、來紀念才有意義。<text:span text:style-name="T3"> <text:line-break/><text:line-break/></text:span>他推崇杜聰明是台灣首位醫學博士，日本時代台灣唯一醫學教授、戰後台灣醫學院首位院長、也是台灣首間私立醫學院高醫的創辦人<text:span text:style-name="T3">…</text:span>杜對台灣貢獻可說台灣醫學生都系出其門，其對台灣現代醫學發展可說是最重要的人物。<text:span text:style-name="T3"> <text:line-break/><text:line-break/></text:span>此外，高醫轉型正義促進會<text:span text:style-name="T3">,</text:span>明<text:span text:style-name="T3">25</text:span>日<text:span text:style-name="T3">(</text:span>六<text:span text:style-name="T3">)</text:span>上午<text:span text:style-name="T3">10</text:span>點將在高醫大勵學大樓一樓發表高醫轉型正義新書，完整交代高醫歷史真相<text:span text:style-name="T3">…</text:span>。</text:p>
      <text:p text:style-name="P1"><text:span text:style-name="T1">陳真</text:span><text:s/>  |  2017.02.24 11:53   |   <text:a xlink:type="simple" xlink:href="http://palinfo.habago.org/Entry?Command=Information_PrintForum&amp;iPage=185#FORUM35444"><text:span text:style-name="T2">#</text:span></text:a></text:p>
      <text:p text:style-name="P3"><text:span text:style-name="T3">IP </text:span>經常是鎖不住的，因為人渣們往往科技神通廣大，<text:span text:style-name="T3">IP </text:span>可以不斷變來變去。不過，一個人的真實身份其實往往還是藏不住，甚至幾秒鐘就能抓出來。因為，當他長年到處或在同一處不斷變換身份符號、大量留言的同時，總會留下符號與符號以及<text:span text:style-name="T3">IP</text:span>之間的某種對應連結，只要找到其中一個匿名符號，你就能像提肉粽一樣，提起一整串，從中找到匿名人渣的各種蹤跡及個人身份資料。有些時候，你甚至光憑著匿名者往往不自覺的某種文字特性，也能知道各種匿名人渣究竟誰是誰。<text:span text:style-name="T3"> <text:line-break/><text:line-break/></text:span>雖然台灣<text:span text:style-name="T3">(</text:span>往往綠油油的<text:span text:style-name="T3">)</text:span>網路人渣已經肆虐二十年，但我至今還是經常感到很不可置信，一樣是人，為什麼人品會差這麼多？一樣是人，為什麼有些人會如此陰暗猥瑣？一樣是人，為什麼台灣人或華人品性普遍如此陰暗猥瑣？一樣是由人組成的社會，為什麼台灣社會相較於西方社會竟是如此陰暗猥瑣？表面上全都光鮮亮麗，可是，一旦四下無人，一旦匿起名來，就完全變了個樣，再怎麼齷齪卑劣的事都幹得出來。你覺得這樣一種社會，這樣一群人，有存在價值嗎？這樣的猥瑣窩囊生命值得活嗎？<text:span text:style-name="T3"> <text:line-break/><text:line-break/></text:span>你能不能想像，比方說一個為人父者，回到家，很得意地對著他的小孩說，<text:span text:style-name="T3">"</text:span>把拔今天好棒哦，把拔到處匿名、冒名抹黑、散播謠言傷害別人耶。把拔有沒有好棒啊？<text:span text:style-name="T3">" </text:span>一個人的自尊與榮譽感難道只發生在陽光下？一旦太陽下山，一旦四下無人，人格就不需要了？<text:span text:style-name="T3"> <text:line-break/><text:line-break/></text:span>很多人喜歡<text:span text:style-name="T3"><text:s/>"</text:span>教父<text:span text:style-name="T3">" </text:span>這部電影，我至今還沒聽說過有誰不喜歡的，可我常納悶，難道每個人都真的仰慕教父？我們之所以會喜歡或仰慕一個人，難道不是因為對方身上有一些自己所仰慕或與自己相近的人格特質？重點是，真實生活中為什麼看不到幾個像教父那樣頂著天立著地、腰桿直挺挺的人？反倒幾乎都是一些窩囊猥瑣陰暗到很難想像的人，讓人簡直很不樂意把<text:span text:style-name="T3"><text:s/>"</text:span>人<text:span text:style-name="T3">" </text:span>這樣一個尊貴的稱號掛在他身上，因為一點都不像個人，很沒出息。<text:span text:style-name="T3"> <text:line-break/><text:line-break/></text:span>我至今也還不曾聽過有誰看過金庸小說卻不喜歡的，大家都很仰慕書中主角：楊過，令狐沖，喬峰，張無忌，郭靖等等等，奇怪的是，現實生活中為什麼看不到幾個稍微像樣的人？更不用說什麼像楊過或令狐沖那般頂天立地了。觸目所及，幾乎都是一些很猥瑣窩囊的人。這種現象在台灣社會特別顯著，完全就已經是一種文化常態了，匿起名來什麼都敢，為所欲為，什麼都不怕。可是，一旦來到陽光下，就又完全是另一副裝模作樣、光鮮亮麗的嘴臉；一旦面對真實世界，就窩囊膽小猥瑣得讓人很不可思議，什麼都怕，什麼都不敢。<text:span text:style-name="T3"> <text:line-break/><text:line-break/></text:span>很多人以為，網路匿名人渣都只是一些所謂魯蛇，一些根本不值得在意、無足輕重的社會邊緣人。這是完全錯誤的。事實上不是這樣。事實上，你別看那些匿名人渣整天在網路上興風作浪、陰陰暗暗窩窩囊囊地造謠生事，或是四處灑口水講些很病態很低能低級的各種無聊話，他們很可能是某大公司老闆，或是法官，檢察官，或是醫生，教授，院長，部長，中研院，成大，台大，清華，這個系所那個系所，這個獎那個獎，或是社運之星，政治明星，更多的是<text:span text:style-name="T3">(</text:span>將來肯定會很有前途的<text:span text:style-name="T3">)</text:span>研究生，綠色黨國元老，人權鬥士，學界理想家教育家，立委，縣市長<text:span text:style-name="T3">...</text:span>等等等。至少，依我長年的實際經驗與觀察以及確確實實的證據與情報就是如此。<text:span text:style-name="T3"> <text:line-break/><text:line-break/></text:span>我有個黨外朋友，同時也曾是醫院同事，大我十幾屆的一位高醫學長，叫做陳永興，也就是綠油油民報的創辦人。我當年因為叛亂案到處<text:span text:style-name="T3"><text:s/>"</text:span>被辭職<text:span text:style-name="T3">"</text:span>、根本當不了醫生的時候，最後之所以會發展到由王永慶來替我背書掛保證、讓我在林口長庚工作，很可能就是陳永興幫的忙，因為當我到處<text:span text:style-name="T3"><text:s/>"</text:span>被辭職<text:span text:style-name="T3">"</text:span>、走投無路時，有一天接到陳永興寫信來，要我趕緊去林口長庚求職。<text:span text:style-name="T3"> <text:line-break/><text:line-break/></text:span>我當天晚上連夜就趕去台北了。隔天，簽了一紙切結書，載明<text:span text:style-name="T3"><text:s/>"</text:span>我若將來因案被捕，一概與林口長庚無關<text:span text:style-name="T3">"</text:span>。簽完之後就順利在長庚工作了。說起來，陳永興幫了我一個大忙，要不然，在那八零年代末的政治高壓下，叛亂犯就跟鬼一樣，人見人怕，人見人厭，不管去到哪家醫院，經常得忍受人們的各種羞辱嘲諷與鄙視，至於認同你的人只會私下偷偷支持，絕不敢公開多說一句，台灣人很聰明，大家都知道如何明哲保身。<text:span text:style-name="T3"> <text:line-break/><text:line-break/></text:span>在那同時，差不多是<text:span text:style-name="T3">1988</text:span>年吧，陳永興寫了一本書，叫做<text:span text:style-name="T3"><text:s/>"</text:span>拯救台灣人的心靈<text:span text:style-name="T3">"</text:span>，把他的一些文章和演講集結成書。他送了一本給我，我至今還妥善保存。書中扉頁他寫了這樣一句話：<text:span text:style-name="T3">"</text:span>陳真兄，讓我們一起拯救台灣人的心靈<text:span text:style-name="T3">"</text:span>。<text:span text:style-name="T3"> <text:line-break/><text:line-break/></text:span>記得在更早之前，在一次由我主持的黨外演講中，演講者就是陳永興，他講了一段話當時讓我很感動，因為那確實也是我心裏的想法。他說，一個政權在逐漸穩定的過程中，往往會殺掉很多人。他說：我能原諒國民黨政權當初來台灣時殺害許多台灣人，但我不能原諒當他政權逐漸穩定後卻用各種威脅利誘抹黑造謠以及思想控制的方式來腐化台灣人的心靈，方便他們統治，讓台灣人互相內鬥，互相猜疑不信任，讓台灣人不再好公義，不再明是非。<text:span text:style-name="T3"> <text:line-break/><text:line-break/></text:span>陳永興的結論是：台灣人的心靈生病了，我們應該拯救這樣一個社會墮落腐敗的心靈。<text:span text:style-name="T3"> <text:line-break/><text:line-break/></text:span>他還進一步推崇日據時期有識之士為了抗日，由蔣渭水、林獻堂及林茂生等人所發起的一些文化改造運動，其中有一份報紙就叫做<text:span text:style-name="T3"><text:s/>"</text:span>台灣民報<text:span text:style-name="T3">"</text:span>，鼓吹文化啟蒙與工農運動，著重文化與思想的改造，提倡包括提倡中國新文學運動，經常轉載魯迅與胡適等人的作品等等等。<text:span text:style-name="T3"> <text:line-break/><text:line-break/></text:span>他講的這些我都十分認同。一個社會的政治良莠，基本上和它的文化水平有很大關係，就像一種疾病的根源或體質那樣。<text:span text:style-name="T3"> <text:line-break/><text:line-break/>1991-92</text:span>年，我早已退出政治，有一天，我當時私下並不認識的李鎮源突然一大早打電話來，說他想成立一個組織，希望我能參與籌畫。我原本一口就拒絕了，我說我不想再參與政治活動。他說這不是政治活動，是文化與思想活動，他說他希望這個組織可以類似像蔣渭水的台灣文化協會那樣，從文化與思想上，改善台灣社會。<text:span text:style-name="T3"> <text:line-break/><text:line-break/></text:span>我後來被他說服了，參與創辦了台灣醫界聯盟，而且還莫名其妙和一位叫侯文詠的醫生一起掛名當了兩年幹部。不過，兩年後我就退出了，因為我實在看不出這團體除了關心政治、除了不分青紅皂白不分是非力挺民進黨之外，有什麼文化和思想可言。如今，這個勢力極為龐大的醫界聯盟，不但綠油油，而且綠到爆，綠到發黑。<text:span text:style-name="T3"> <text:line-break/><text:line-break/></text:span>陳永興前幾年仿效當年<text:span text:style-name="T3"><text:s/>"</text:span>台灣民報<text:span text:style-name="T3">" </text:span>所創辦的<text:span text:style-name="T3"><text:s/>"</text:span>民報<text:span text:style-name="T3">" </text:span>也一樣，除了反中，除了不分青紅皂白不分是非力挺民進黨，除了綠油油的政治立場之外，哪來什麼文化、思想與價值可言？去年，民報有兩位不知道我的底細的編輯，居然還很正式地邀請我加入他們，希望我能替他們寫文章。這當然是不可能的事，就算把我抓去槍斃，我也絕不會替這樣的刊物寫東西。<text:span text:style-name="T3"> <text:line-break/><text:line-break/></text:span>講了一堆八卦，無非只是想說，基本的是非善惡，始終應該是一切事物的根本與發展基礎；倘若連最基本的良善都能捨棄，我不相信其它什麼偉大美妙的政治理想，那只是自欺欺人。難道你會相信一個整天為非做歹的歹徒說他之所以每天為非作歹是為了追求眾人長遠未來的美好生活？<text:span text:style-name="T3"> <text:line-break/><text:line-break/></text:span>但是，很可悲的是，台灣卻形成這樣一種反淘汰社會，誰越是無恥下流齷齪卑鄙，誰就會贏。民進黨就是依靠各種遠勝於過去國民黨的卑劣手段來致勝，取得政權，塑造輿論風向，成為主流，永保私人利益與權力。難道以後需要找來一個更加無恥下流齷齪卑鄙的黨才能打敗它？難道台灣人永遠就只是這樣一種文化與思想水平？</text:p>
      <text:p text:style-name="P1"><text:span text:style-name="T1">陳真</text:span><text:s/>  |  2017.02.23 16:42   |   <text:a xlink:type="simple" xlink:href="http://palinfo.habago.org/Entry?Command=Information_PrintForum&amp;iPage=185#FORUM35436"><text:span text:style-name="T2">#</text:span></text:a></text:p>
      <text:p text:style-name="P2">我留下兩則匿名留言沒刪。<text:span text:style-name="T3">IP </text:span>是<text:span text:style-name="T3">185.29.8.132</text:span>。各位看到沒，綠色生物基本上就是這樣。長期以來，綠營花很多納稅人的錢，養了很多很多的所謂網軍，每天就是在網路上從事各種陰暗工作。<text:span text:style-name="T3"> <text:line-break/><text:line-break/></text:span>這綠色生物以為我們會笨到以為王大師或他的支持者來叫陣，希望我們最好兩邊打起來。這個人渣黨就是最擅長做這樣一些事。<text:span text:style-name="T3"> <text:line-break/><text:line-break/></text:span>政治哲學上有個觀念是這麼說的，我們之所以會支持或反對一個黨，往往是出於某種根本的道德判斷，而不會是因為某種公共政策，當然更不可能是因為比方說某條馬路的路燈數量不夠的單一行政問題。<text:span text:style-name="T3"> <text:line-break/><text:line-break/></text:span>民進黨這個人渣黨之所以是人渣，恰恰就是因為他們在各種基本的道德問題上大有問題，而絕不是因為他們是否主張台獨或統一。今天，假設他們突然改為支持統一，人渣黨的本質也不會因此而改變。<text:span text:style-name="T3"> <text:line-break/><text:line-break/></text:span>除了花公帑養網軍之外，各位知道嗎？說來你一定無法相信。黨外當年在陳定南帶頭抗爭下的人二室，民進人渣黨這個非法政權居然要把它恢復了，而且是大規模恢復。知道什麼是人二室嗎？人二室就是白色恐怖年代設置於各級中小學大學及所有公家機關的人事室底下的一個太上皇單位，屬情治機構，專門審查人員的思想是否忠貞，藉以傷害或提拔之；思想正確的就大力提拔，膽敢批評政府的就想辦法抓你的小辮子加以迫害或阻礙其升遷。<text:span text:style-name="T3"> <text:line-break/><text:line-break/></text:span>當年（<text:span text:style-name="T3">1986</text:span>年）民進黨成立，我是全黨唯一學生黨員，高醫原本要把我退學，是高醫院長謝獻臣力保，自願充當我的什麼政治保證人。事後有一天，謝院長請我到院長室，開玩笑似地跟我討人情，小心翼翼神祕兮兮地小聲說起內情，說是他保護了我，說是他向<text:span text:style-name="T3"><text:s/>"</text:span>上面<text:span text:style-name="T3">" </text:span>提出保證我不會危害國家社會，我才沒有被退學。<text:span text:style-name="T3"> <text:line-break/><text:line-break/></text:span>我故意反諷他說，你不是院長嗎？院長不是最大的嗎？怎麼還會有<text:span text:style-name="T3"><text:s/>"</text:span>上面<text:span text:style-name="T3">"</text:span>？他說，他<text:span text:style-name="T3"><text:s/>"</text:span>上面<text:span text:style-name="T3">" </text:span>的人可多了，有些<text:span text:style-name="T3"><text:s/>"</text:span>上面＂在學校裏面，有些<text:span text:style-name="T3"><text:s/>"</text:span>上面＂在學校外面。在學校裏面的<text:span text:style-name="T3"><text:s/>"</text:span>上面＂，就是隸屬情治單位監控的安全室或人二室這類單位。這種專門搞思想檢查的單位，黨外花了幾十年時間才終於把它消滅掉，如今人渣黨這個人渣政府居然要大力恢復之，說是為了保護國家與社會安全。你認為台灣這些掛羊頭賣狗肉的人渣人權組織或人渣人權鬥士們會因此跳出來抗議或革命、包圍總統府嗎？當然不會。為什麼？因為他們是一丘之貉。世上再也沒有比敗壞道德更卑鄙的一種政黨或政權了。至於主張統或獨，根本不是一個問題。對於判斷任何一個政黨或政權是否具有存在價值，重要的是敗德與否，而不是某種立場。<text:span text:style-name="T3"> <text:line-break/><text:line-break/></text:span>陳真<text:span text:style-name="T3"><text:s/>2017. 02.22. <text:line-break/><text:line-break/></text:span>＝＝＝＝＝＝＝＝＝＝＝＝＝＝<text:span text:style-name="T3"> <text:line-break/></text:span>「人二」復辟？<text:span text:style-name="T3"><text:s/></text:span>蔡清祥：絕無政治偵防<text:span text:style-name="T3"> <text:line-break/><text:line-break/>2017-02-21 <text:line-break/><text:line-break/></text:span>聯合報<text:span text:style-name="T3"><text:s/></text:span>記者張宏業、王聖藜／台北報導<text:span text:style-name="T3"> <text:line-break/><text:line-break/></text:span>調查局在新政府上台後積極推動保防法，引發威權時代「人二」部門復辟疑慮，調查局長蔡清祥強調，保防工作職掌絕無政治偵防，主要是針對境外敵對勢力、外國勢力、恐怖組織採取的預防作為，是為國家而做，不是為特定政黨，盼勿誤解成「白色恐怖」。<text:span text:style-name="T3"> <text:line-break/><text:line-break/></text:span>調查局的保防法草案估計將調數百名調查官進駐各機關保防單位；法務部擔憂，可能造成社會觀感不佳，人事員額及開辦費用爭取更有難度，最後將設置或不設置兩案併陳送行政院討論。<text:span text:style-name="T3"> <text:line-break/><text:line-break/></text:span>調查局指出，訂保防專法主要是反情報、反滲透，目前草案共卅一條，著重在預防及防制的行政調查，不含對人民的搜索、逮捕等強制處分權，只能約談、留置，若發現涉國安案件，移送司法機關調查，絕無外界質疑擴權等問題。<text:span text:style-name="T3"> <text:line-break/><text:line-break/></text:span>以防制滲透來說，保防法草案第六條規定，有機關人員遭吸收成為外諜，影響國家安全，可針對特定人士行政調查，除調閱入出境資料、前科紀錄外，經機關首長同意，可留置、查訪、約談、身分調查、安檢、扣留物品等；人員留置最多三小時，扣留物品期限可達卅天；若查涉及不法，間諜罪最高可判處七年徒刑。因舉報而破獲間諜行為、組織及其成員，應予獎勵及保護。<text:span text:style-name="T3"> <text:line-break/><text:line-break/></text:span>近來駭客入侵政府機關網站情況嚴重，保防法中明定，機密敏感機關或重要民間企業須定期辦理資安檢測與安全防護演練，屆期未辦理完成者，處十萬元以上一百萬元以下罰鍰。機關或企業若懷疑辦公室遭竊聽，調查局可協助辦理反監聽檢測。<text:span text:style-name="T3"> <text:line-break/><text:line-break/></text:span>調查局強調，設置保防處在防止「內鬼」於機關內替敵人發展組織，與過去人二專作政治調查不同。</text:p>
      <text:p text:style-name="P1"><text:span text:style-name="T1">陳真</text:span><text:s/>  |  2017.02.23 16:07   |   <text:a xlink:type="simple" xlink:href="http://palinfo.habago.org/Entry?Command=Information_PrintForum&amp;iPage=185#FORUM35434"><text:span text:style-name="T2">#</text:span></text:a></text:p>
      <text:p text:style-name="P3"><text:span text:style-name="T3">(</text:span>再續<text:span text:style-name="T3">) <text:line-break/><text:line-break/></text:span>這裏是哈巴狗說不準氣象台，現在來給大家預報氣象，明天台灣各地有可能出太陽，有可能陰天，也可能下雨，說不定會刮風，甚至下雪或地震，各地火山有可能爆發，也可能不爆發，請大家準備好雨具、陽傘，雪橇等等，並且切實做好防颱防震防龍捲風防火山爆發的各項準備。風力預計在一級到三十級之間，溫度在零下五十度到攝氏一百度之間，炎熱時建議各位觀眾朋友可以去吃冰，高醫附近有一家黑面陳黑糖剉冰還不錯吃，若是寒流來襲，則務必做好保暖的工作。我是主播陳真<text:span text:style-name="T3"><text:s/>(</text:span>露出迷死人有自信的專業微笑<text:span text:style-name="T3">)</text:span>，位於高雄為大家服務。哈巴狗說不準氣象台關心您。<text:span text:style-name="T3"> <text:line-break/><text:line-break/></text:span>各位覺得本台的氣象預測能力如何？還不錯吧。命中率相當高，幾乎百分之百，任憑氣候千變萬化，依然跨不出本台氣象研究小組的手掌心。這意味著什麼呢？意味著一種無厘頭的懷疑主義，可能這樣，也可能那樣，凡事都有可能。<text:span text:style-name="T3"> <text:line-break/><text:line-break/></text:span>哲學不是起源於知識或常識，而是起源於對各種知識或常識的懷疑。比方說我常講的<text:span text:style-name="T3"><text:s/>"</text:span>一個茶杯<text:span text:style-name="T3">" </text:span>的真實故事。<text:span text:style-name="T3">1997</text:span>年，當我準備遠渡重洋去英國閉關十年研究哲學之際，好多人要為我餞行。那時候我頭腦還不是很清楚，仍然一身綠油油，所以粉絲非常多。但我生性自卑害羞木訥寡言，怕見人，所以推掉幾乎所有的餞行邀約，但卻答應和某個我不忍心拒絕的小朋友吃了一頓飯。<text:span text:style-name="T3"> <text:line-break/><text:line-break/></text:span>席間，她自然會問我為什麼好端端醫生不做，卻要去英國念什麼哲學呢？這問題被問過幾千次，但我從來笑而不答。不過，這回我看這小朋友問得誠懇，不像隨口亂問，所以就問她說妳想聽叔叔說真話或說假話？她說當然是聽真話呀。我就指著桌上的茶杯說，原因就是為了像這樣一個茶杯，叔叔就是想不通為什麼這是一個茶杯？為什麼我會知道它是一個茶杯？為什麼會有這樣一個茶杯的存在？實在太奇怪了，叔叔受不了這樣一種困惑，太痛苦了，所以得想辦法去做點學問，搞清楚這一切。<text:span text:style-name="T3"> <text:line-break/><text:line-break/></text:span>我不知道她聽懂不懂我在說什麼，只記得說完之後，叔姪兩人之間一片沉默。其實，同樣的一番話早在我出國前四、五年我就曾經跟一個醫院同事提起過。不過就是個茶杯嘛，為什麼會如此折磨人呢？我也不知道，這應該是一種罕見疾病吧，對於各種常識，對於各種毋庸置疑的定理或現象感到困惑。哲學這東西也許就是這麼來的，不但懷疑茶杯為何是茶杯，就連<text:span text:style-name="T3"><text:s/>"</text:span>自己的手果然真的是自己的手<text:span text:style-name="T3">" </text:span>這樣的一件事也會感到驚訝莫名。維根斯坦和劍橋當年的哲學系系主任<text:span text:style-name="T3">G.E.Moore</text:span>之間有名的爭論就是圍繞著<text:span text:style-name="T3"><text:s/>"</text:span>我到底知不知道這是我的手<text:span text:style-name="T3">" </text:span>這個例子。維根斯坦當然是主張我們不可能<text:span text:style-name="T3"><text:s/>"</text:span>知道<text:span text:style-name="T3">" </text:span>這是我的手，因為它不該是一種知道或不知道的對象。<text:span text:style-name="T3"> <text:line-break/><text:line-break/></text:span>我要說的是，懷疑之前你總得<text:span text:style-name="T3"><text:s/>"</text:span>先<text:span text:style-name="T3">" </text:span>確信一些事，做為一種懷疑的基礎；倘若你懷疑一切，什麼都不信，那其實也恰恰意味著你還不明白什麼叫做懷疑。倒過來說其實也一樣，在你確信一些事之<text:span text:style-name="T3"><text:s/>"</text:span>前<text:span text:style-name="T3">"</text:span>，你總得<text:span text:style-name="T3"><text:s/>"</text:span>先<text:span text:style-name="T3">" </text:span>對某些東西感到懷疑；倘若你什麼都信，那其實也恰恰意味著你根本沒有所謂相信。哲學如果是知識或智慧的一個起源，在它成為一種意味著讚嘆或<text:span text:style-name="T3"><text:s/>"</text:span>接受其為真<text:span text:style-name="T3">" </text:span>的驚嘆號之前，它是以問號形式出現的。<text:span text:style-name="T3"> <text:line-break/><text:line-break/></text:span>在與台灣學界菁英的相處之中，我經常發現，有些人可能以為哲學或思想這類東西很厲害很炫吧，於是就學著在表面上給每件事情畫上問號，做出懷疑狀，彷彿這就是一種哲學態度或思想。當然不是這樣，<text:span text:style-name="T3">"</text:span>懷疑<text:span text:style-name="T3">" </text:span>並不是給每件事、每道命題畫上問號，<text:span text:style-name="T3">"</text:span>懷疑<text:span text:style-name="T3">" </text:span>並不是指的凡事都有可能。那樣一種懷疑，就跟哈巴狗說不準氣象台播報氣象一樣，有預測等於沒預測，有懷疑等於沒懷疑，因為凡事都變得不確定了，說不準了，凡事都有可能了。<text:span text:style-name="T3"> <text:line-break/><text:line-break/></text:span>請問，明天難道不可能太陽突然熄滅？當然有可能。請問，明天難道不可能<text:span text:style-name="T3">10 </text:span>級大地震、刮起<text:span text:style-name="T3">20</text:span>級龍捲風？當然有可能。但是，這樣一種凡事都有可能的懷疑主義，其實等於什麼也不懷疑。羅素曾經說，倘若你要這樣懷疑東懷疑西，那麼，我們連去餐廳點個東西吃都有問題了，因為你憑什麼相信眼前菜單的真實性呢？搞不好是假的啊，搞不好完全沒辦法對應於現實啊，誰能保證<text:span text:style-name="T3"><text:s/>"</text:span>黑面陳黑糖剉冰<text:span text:style-name="T3">" </text:span>裏頭沒有添加黑面陳老闆經常滿身大汗所產生的天然黑<text:span text:style-name="T3"><text:s/>"</text:span>仙<text:span text:style-name="T3">" </text:span>色素呢？要不然，怎麼一碗理應白白的冰居然會這麼黑？<text:span text:style-name="T3">(</text:span>大陸同胞可能聽不懂，<text:span text:style-name="T3">"</text:span>仙<text:span text:style-name="T3">" </text:span>就是台語<text:span text:style-name="T3"><text:s/>"</text:span>污垢<text:span text:style-name="T3">" </text:span>之意。<text:span text:style-name="T3">)</text:span></text:p>
      <text:p text:style-name="P1"><text:span text:style-name="T1">不重要</text:span><text:s/>  |  2017.02.23 15:02   |   <text:a xlink:type="simple" xlink:href="http://palinfo.habago.org/Entry?Command=Information_PrintForum&amp;iPage=185#FORUM35433"><text:span text:style-name="T2">#</text:span></text:a></text:p>
      <text:p text:style-name="P2">試問你平常對他人都是這種態度說話的嗎？就憑你那猖狂跋扈的嘴臉，講什麼都是垃圾</text:p>
      <text:p text:style-name="P1"><text:span text:style-name="T1">不重要</text:span><text:s/>  |  2017.02.23 14:42   |   <text:a xlink:type="simple" xlink:href="http://palinfo.habago.org/Entry?Command=Information_PrintForum&amp;iPage=185#FORUM35432"><text:span text:style-name="T2">#</text:span></text:a></text:p>
      <text:p text:style-name="P3">廢話一堆，不就是捧己貶人？<text:span text:style-name="T3"> <text:line-break/></text:span>看來綠色人渣的手段你也很熟啊，都是同路人</text:p>
      <text:p text:style-name="P1"><text:span text:style-name="T1">陳真</text:span><text:s/>  |  2017.02.23 10:27   |   <text:a xlink:type="simple" xlink:href="http://palinfo.habago.org/Entry?Command=Information_PrintForum&amp;iPage=185#FORUM35431"><text:span text:style-name="T2">#</text:span></text:a></text:p>
      <text:p text:style-name="P2"><text:span text:style-name="T3">(</text:span>續<text:span text:style-name="T3">) <text:line-break/><text:line-break/></text:span>英文有句俗話說，<text:span text:style-name="T3">Don't throw the baby out with the bathwater. </text:span>你要倒洗澡水很好，但可別連嬰兒也一起倒掉。<text:span text:style-name="T3"> <text:line-break/><text:line-break/></text:span>在比方說<text:span text:style-name="T3"><text:s/>10 </text:span>個病人中，有<text:span text:style-name="T3"><text:s/>3 </text:span>個是健康的，另外<text:span text:style-name="T3">7</text:span>個則各自具有不同的疾病程度，有的一期，有的末期，有的擴散轉移，有的只是癌變初期。這時候，一個醫生或一台檢驗儀器，倘若<text:span text:style-name="T3"><text:s/>"</text:span>懷疑<text:span text:style-name="T3">" </text:span>一切，把所有人都認定是癌症，那麼，他確實能抓出所有病人，問題是，他把所有健康的人也全抓來開刀做化療了。這樣一種檢查和治療是完全不合格的，套句專業用語叫<text:span text:style-name="T3"><text:s/>"</text:span>偽陽性<text:span text:style-name="T3">" </text:span>太高，明明健康，竟一概全說有病。<text:span text:style-name="T3"> <text:line-break/><text:line-break/></text:span>另一台儀器荒唐程度跟這個差不多，蠢到爆，我是說很單<text:span text:style-name="T3"><text:s/>"</text:span>純<text:span text:style-name="T3">"</text:span>，竟然把所有人全視為健康寶寶，有的明明都已經病入膏肓快斷氣了，他還是診斷為健康。這時候，他確實能成功找到所有健康者，問題是，他把有病的也全都放行了。這樣一種檢查和治療是完全不合格的，套句專業用語叫<text:span text:style-name="T3"><text:s/>"</text:span>偽陰性<text:span text:style-name="T3">" </text:span>太高，明明有病，竟一概全說健康。<text:span text:style-name="T3"> <text:line-break/><text:line-break/></text:span>懷疑是好的，但懷疑的目的是要辨別真偽及其各自不同的真偽程度與狀況，而不是要打倒一切。打倒一切跟聽信一切，基本上是一樣的認知水平。<text:span text:style-name="T3"> <text:line-break/><text:line-break/></text:span>懷疑是好的，但一切懷疑主義必然得有個基礎或說前提要件，那就是妳得<text:span text:style-name="T3"><text:s/>"</text:span>先<text:span text:style-name="T3">" </text:span>相信一些什麼，你得<text:span text:style-name="T3"><text:s/>"</text:span>先<text:span text:style-name="T3">" </text:span>有能力先確定一些什麼，然後你才有可能對人事物產生懷疑，要不然我不知道你究竟是在懷疑什麼。當你懷疑一切時，那你還相不相信你自己？那你懷不懷疑自己的<text:span text:style-name="T3"><text:s/>"</text:span>懷疑<text:span text:style-name="T3">" </text:span>是不是懷疑得有點莫名其妙。<text:span text:style-name="T3"> <text:line-break/><text:line-break/></text:span>再舉個例，比方說請看：<text:span text:style-name="T3"> <text:line-break/><text:line-break/>https://goo.gl/oo6Mt8 <text:line-break/><text:line-break/></text:span>這是王大師在批評林義雄，把林義雄描述成一個卑鄙無恥偷偷摸摸欺世盜名的小人。王大師說：<text:span text:style-name="T3"> <text:line-break/><text:line-break/>"</text:span>台灣的絕食市場，被林聖人整個搞亂了，很多勞工與年金抗爭者，認為絕食就是大剌剌的不吃東西，而且要<text:span text:style-name="T3">show</text:span>給大家看。<text:span text:style-name="T3">NO NO NO</text:span>，林聖人的絕食是黑箱絕食，躲在自己的教會中，誰知道有沒有偷偷吃東西？人家陳歐珀才絕個兩天，就被人扛走，聖人居然絕了一個多禮拜？騙肖喔～所以我提議，以後除非不得已，全都要比照林聖人的黑箱絕食，場地自己人選，而且外界不能干擾。這肯定就能奏效。可絕食一整年。畢竟，連林聖人那個有夠爛的絕食<text:span text:style-name="T3">show</text:span>都有人信，誰說其他人不能比照辦理。<text:span text:style-name="T3">" <text:line-break/><text:line-break/></text:span>這樣一種對於林義雄的評價是荒唐的。我相信，任何一個人，只要他對台灣的政治稍稍有一點點點點點點最最最基本的認識，基本上都不會懷疑林義雄的人格，除非被政治顏色沖昏頭了，才會懷疑林義雄。綠營的支持者普遍具有這樣一種認知特質與價值判斷，只要顏色不對，就會把你給污名化，盡一切力量抹黑你。藍營的支持者一般來說比較就事論事，比較不會故意去抹黑異己，但仍然還是會有顏色掛帥的問題，只要顏色不對，就給予污名化。<text:span text:style-name="T3"> <text:line-break/><text:line-break/></text:span>林義雄的人格，在我看來，就像一加一等於二那樣，絲毫無可懷疑。倘若你要說他是個聖徒，或說他具有像耶穌那樣的精神，也一點都不為過。各位知道我對綠營厭惡透頂，但我不會蠢到不分好壞，不辨真假。我過去書桌前的牆壁上一直貼著一張林義雄寫的書法，上頭寫著八個大字：<text:span text:style-name="T3">"</text:span>無私無我，死生如一<text:span text:style-name="T3">"</text:span>。林義雄正是這樣一個願意為眾人而死、毫無半點私心的人。否認這一點只有兩個可能，一是無知，二是無恥。<text:span text:style-name="T3"> <text:line-break/><text:line-break/></text:span>這當然不是說林義雄的所做所為全是對的。事實上，他過去二十年來所做的每一件事我都強烈反對，非常感冒，比方說他培養出一大堆人渣等級的政客或名嘴、名人等等，比方說他極力袒護綠營，卻用完全不同的標準去攻擊國民黨。重點是，這裏頭並無一點私心，而且他並不是<text:span text:style-name="T3"><text:s/>"</text:span>故意<text:span text:style-name="T3">" </text:span>要做壞事。再怎麼好的人都有可能因為出於無知或誤判而做出壞事，但這不影響一個人應有的道德評價。你可以說他很傻很笨很無知，但你沒法說他是個什麼卑鄙無恥偷偷摸摸欺世盜名的小人。當林義雄說要絕食至死，他百分之一億就是會做到。如果國民黨或馬英九不是因為了解到這一點，怎麼可能做出停建核四的荒唐決定。<text:span text:style-name="T3"> <text:line-break/><text:line-break/></text:span>一個好人，不會因為他出於善意而做出壞事因而成為一個爛人。同理，一個人渣，也不會因為他出於私心和虛榮而做出所謂好事因而成為一個好人。<text:span text:style-name="T3"> <text:line-break/><text:line-break/></text:span>除了林義雄，其他像高俊明牧師、劉峰松和翁金珠夫婦等等，也是人格高潔充滿愛心的人，正直而無私。這樣的人世上並不多，甚至可說鳳毛鱗角，但是，看出這些聖徒的存在卻一點都不困難，除非我們的雙眼被政治顏色或外在社會世俗標準所矇蔽，就如同王建煊經常被綠營的人給妖魔化一樣，但是王建煊毫無疑問也是一個罕見的好人，對人事物充滿愛，正直善良。<text:span text:style-name="T3"> <text:line-break/><text:line-break/></text:span>我常講我在劍橋<text:span text:style-name="T3"><text:s/>"</text:span>認識<text:span text:style-name="T3">" </text:span>了兩個讓我很佩服的人，一個是維根斯坦，一個姓關，跟我同一年在劍橋念書的一個台灣留學生。這位關同學比我年輕幾歲，但在思想上和人格上卻十足可以成為我的楷模，但我知道在台灣人世俗的眼光裏，他只是個毫無名氣的小教授，一點都不起眼，而且為人處世卑微到彷彿任何人都可以任意踢他一腳似的。但是，一個人的人品，跟他的社會地位或所謂成就與權勢能扯得上什麼關係呢？<text:span text:style-name="T3"> <text:line-break/><text:line-break/></text:span>武力統一台灣的聲音近年來喧囂塵上，我常想請中共如果哪天非打飛彈不可，拜託瞄準一點，對準那些人渣，而千萬不要傷害諸如像這位關同學、林義雄、高俊明牧師、劉峰松和翁金珠以及王建煊等等這些善良正直的好人。好人當然也只是一個人，好人本身或許不值得言說抬舉，但好人所呈現的精神與價值，卻是任何一個社會長久發展的一個最重要基礎。<text:span text:style-name="T3"> <text:line-break/><text:line-break/></text:span>生命那麼痛苦，生活那麼艱辛，你為什麼還會想活著而不趕緊去自殺呢？難道不就是因為你相信世上確實有些人，他把你的命看得比他自己的命還重要？難道不就是因為你相信這世界上仍然還有著一種東西叫做愛，叫做善良與正直？愛裏沒有懼怕，愛裏沒有私心盤算，倘若人與人之間或生命與生命之間沒有了這樣東西，生命根本不值得多活哪怕只是一秒鐘。</text:p>
      <text:p text:style-name="P4"/>
      <text:p text:style-name="P1"><text:span text:style-name="T1">陳真</text:span><text:s/>  |  2017.02.23 01:42   |   <text:a xlink:type="simple" xlink:href="http://palinfo.habago.org/Entry?Command=Information_PrintForum&amp;iPage=186#FORUM35430"><text:span text:style-name="T2">#</text:span></text:a></text:p>
      <text:p text:style-name="P2">對政治保持懷疑是對的，但不是輕易地懷疑一切；那樣的懷疑，未免廉價。胡亂懷疑一通，就跟那些<text:span text:style-name="T3"><text:s/>"</text:span>人家怎麼胡扯他就怎麼信<text:span text:style-name="T3">" </text:span>的蠢蛋基本上是一樣的態度。如果懷疑如此輕易而廉價，所謂懷疑精神將失去它應有的意義與價值。<text:span text:style-name="T3"> <text:line-break/><text:line-break/></text:span>我懷疑，川普說不定是中國特務，派來消滅美國的；普丁很可能是外星人變身，要不然為何飛天鑽地樣樣都會，連老虎看到他都得撒嬌呢；據說很多人在南洋各地看見了疑似李小龍的身影，顯然他應該還沒死，正隱居在太平洋某個小島，練習絕世武功；陳真有可能是甘地轉世，要不然他每天在家怎麼連冬天也都喜歡打赤膊呢？而且跟甘地一樣，優點多到簡直像天上繁星那麼多。<text:span text:style-name="T3"> <text:line-break/><text:line-break/></text:span>剛看到王大師寫了底下這文章：<text:span text:style-name="T3"> <text:line-break/><text:line-break/>http://accrcw75.pixnet.net/blog/post/65088859 <text:line-break/><text:line-break/></text:span>文中說，金正男很可能沒死，因為<text:span text:style-name="T3">"</text:span>死得很假<text:span text:style-name="T3">"</text:span>，<text:span text:style-name="T3">"</text:span>誰說他死了？<text:span text:style-name="T3">" </text:span>詐死的證據就是那張癱軟在機場沙發的照片。王大師說：<text:span text:style-name="T3">"</text:span>聽說一個昏迷或死亡的人，腳與手不會有支撐力道。看看，這位小男男，是不是死得很假？雙腳撐得多扎實啊！<text:span text:style-name="T3">" <text:line-break/><text:line-break/></text:span>首先，怎麼會有人根據一張照片就能判斷對方是真死或假死？我念醫學院時，功課雖爛，但法醫學卻念得還不錯，幾年前還打算去台大法醫所教書呢。研究法醫學，感覺就像福爾摩斯在辦案，很有趣。我常感覺，屍體雖然不說話，但他卻用他的身體彷彿<text:span text:style-name="T3"><text:s/>"</text:span>說<text:span text:style-name="T3">" </text:span>出了生死交接的一切。不管是吊死、摔死、壓死、燒死、撞死、砍死、毒死、病死、溺死，活埋死，化武攻擊死、細菌、神經毒<text:span text:style-name="T3">...</text:span>等等等，各式各樣的死法與死相，各有特徵，非常複雜。<text:span text:style-name="T3"> <text:line-break/><text:line-break/></text:span>這年頭，破傷風致死已經很少見了，我這輩子當醫生也只見過一次，是我當實習醫師時負責照顧的一個病患，他死時身體僵硬拱起，死亡一瞬間似乎痛苦不堪。誰說人死時身體是軟軟的呢？屍體可以先軟後硬，也可以一硬到底，慢慢再變軟，究竟死成什麼德性或姿勢是一時半刻說不清的。<text:span text:style-name="T3"> <text:line-break/><text:line-break/></text:span>再說，金正男那張照片並不足以判斷他是否已死亡，也可能是瀕死狀態。他不知道中了什麼毒，死得又快又猛，而且據說死前不斷喊著劇痛，就算死後肌肉迅速僵直也一點都不是問題，完全沒有所謂<text:span text:style-name="T3"><text:s/>"</text:span>詐死<text:span text:style-name="T3">" </text:span>或<text:span text:style-name="T3"><text:s/>"</text:span>假死<text:span text:style-name="T3">" </text:span>的一絲跡象或証據。<text:span text:style-name="T3"> <text:line-break/><text:line-break/></text:span>以上這些是從醫學常識來說的。若從政治上或現實上來說，金正男之死，也同樣沒有一絲令人起疑之處。再說，政治怎麼可能那麼幼稚？又不是好萊塢電影，哪有可能找個人冒充金正男被毒死，而且當場死給大家看而不會穿幫。國際政治上，陰狠可怕縝密算計，大家精得跟什麼一樣，不會有人那麼幼稚去演一齣冒充假死的鬧劇，豈不是馬上穿幫，豈不是馬腳盡露笑死人。那是小朋友辦家家酒的心靈和水平，不會是政治現實。<text:span text:style-name="T3"><text:line-break/><text:line-break/></text:span>我對朝鮮半島的處境與發展之險惡難測，十分憂慮。這份憂慮，伴隨著巨大的困惑，與日俱增。包括北韓核武以及南韓的部署薩德系統，還有北韓和美國之間似乎亦敵亦友、甚或是友非敵<text:span text:style-name="T3">...</text:span>等等等，在在讓我憂心忡忡且不解。<text:span text:style-name="T3"> <text:line-break/><text:line-break/></text:span>我很不喜歡自以為是地談論或預測國際事務<text:span text:style-name="T3"><text:s/>(</text:span>除非我很有把握<text:span text:style-name="T3">)</text:span>，所以我也不敢多說什麼。我只能說，若要說目前世上最大的火藥庫之一，我看朝鮮半島勝於南海爭議，恐怕才是最為不祥之地，台灣和大陸都會因此捲入烽火。</text:p>
      <text:p text:style-name="P1"><text:span text:style-name="T1">陳真</text:span><text:s/>  |  2017.02.22 11:14   |   <text:a xlink:type="simple" xlink:href="http://palinfo.habago.org/Entry?Command=Information_PrintForum&amp;iPage=186#FORUM35429"><text:span text:style-name="T2">#</text:span></text:a></text:p>
      <text:p text:style-name="P3"><text:span text:style-name="T3">https://www.youtube.com/watch?v=GzDjtKQlgGE <text:line-break/><text:line-break/>https://www.youtube.com/watch?v=HRyvXEsHMts <text:line-break/><text:line-break/>https://www.youtube.com/watch?v=jdKHVnHTXkU <text:line-break/><text:line-break/></text:span>看到上面這些影像，我知道你會說，別傻了，這又是西方媒體在故意操弄渲染，為了政治目的，導致戰亂永無止盡。我不是白癡，這些涉及顏色立場、虛假陰暗的卑鄙事我都懂，但是，對於當事人來說，戰爭卻只有一種顏色。這話不是我說的，是很多年前在科索沃戰爭中一個小孩說的，他說，世界變成一片鮮紅了。<text:span text:style-name="T3"> <text:line-break/><text:line-break/></text:span>為了顧及各位良好的家教和品味，這類影片往往會把鮮紅掩蓋，換成黑白，或是剪片，打上馬賽克，但是真實依舊，遮掩的只是畫面。<text:span text:style-name="T3"> <text:line-break/><text:line-break/></text:span>概念、話語帶來一種巨大的挫折與蒼白，我們都是偽君子，絕不會比這些挑起戰亂的人更清白。在概念和話語中，我們給自己和真實世界之間建立起一道從未被攻陷的長城。川普整天說要在美、墨之間蓋一道圍牆，對此我沒有太多意見，因為那只不過是把人們心裏那個亙古既存的城牆給具象化而已，他人的痛苦幾時曾經進入我們的生命之中？幾句話語，兩滴清淚，就能輕鬆打發。<text:span text:style-name="T3"> <text:line-break/><text:line-break/></text:span>維根斯坦有句名言：<text:span text:style-name="T3">"Don't think, but Look!" "</text:span>看<text:span text:style-name="T3">" </text:span>很重要，光<text:span text:style-name="T3"><text:s/>"</text:span>想<text:span text:style-name="T3">" </text:span>並沒有用。看看這個，看看那個，然後問問自己活在概念中是什麼感覺。<text:span text:style-name="T3"> <text:line-break/><text:line-break/></text:span>為了避免給他招來危險，我盡量不去和那隻滿身化石的小白認識，但沒想到，在那連萍水相逢都談不上的第一次接觸中，他就已經記得我了，常在我後面遠遠地跟著，看著，我稍微一招手，他就趕緊轉身溜了，自慚形穢的一條狗，跟我一樣，怕人。<text:span text:style-name="T3"> <text:line-break/><text:line-break/></text:span>隔周，在我們上回最後一次分開的那個角落，牠又出現了，一雙大眼睛發呆似地看著我。我知道他每天都在注意著我的行蹤，就如同我也一直注意著他滿身潰爛的身影。昨天，我人都還沒到，他已經在我經常固定喝咖啡的超商座位窗外趴著休息等著了。很奇怪的是，牠總是背對著我。我是不是應該想辦法告訴牠，你走吧，等我沒用，我家在很遠的地方，我不會天天來，我家也不會是你家，我能給的就也只是兩根熱狗。<text:span text:style-name="T3"> <text:line-break/><text:line-break/></text:span>每當我對語言、概念、符號等等感到絕望，就覺得特別孤獨，但最終卻似乎還是只能在這些蒼白之物中找尋一點顏色和溫暖，也許它就像維根斯坦說的，一種告白，一種純屬個人的病理記錄，從中你或許可以找到同類，找到一種同病相憐的歸屬感，彷彿你終究可以攻陷自己和別人彼此之間的那道長城。</text:p>
      <text:p text:style-name="P1"><text:span text:style-name="T1">陳真</text:span><text:s/>  |  2017.02.20 12:30   |   <text:a xlink:type="simple" xlink:href="http://palinfo.habago.org/Entry?Command=Information_PrintForum&amp;iPage=186#FORUM35428"><text:span text:style-name="T2">#</text:span></text:a></text:p>
      <text:p text:style-name="P2">剛到劍橋頭幾年，囫圇吞棗上了一些課，全是挑一些很<text:span text:style-name="T3"><text:s/>"</text:span>沒有意義<text:span text:style-name="T3">" </text:span>、無益國計民生、對維護世界和平沒有一點幫助的課來上，比方說有一堂課名稱竟然只有一個字，<text:span text:style-name="T3">"vagueness" (</text:span>曖昧，模糊<text:span text:style-name="T3">)</text:span>。我最喜歡搞曖眛了，我是說，我總是對事物的極限或邊緣與界限感到很困惑。我的書架上一整排全是曖眛、模糊之類的書。<text:span text:style-name="T3"> <text:line-break/><text:line-break/></text:span>比方說一般常用的例子，眼前有一個沙堆或說一座山好了，它再怎麼龐大，也不過就是由許多沙粒組成。當你拿走了一粒沙，看山還是山，拿走兩粒、三粒都一樣，山沒變，總不會讓你去爬個山回來，阿里山就被你剷平了吧。<text:span text:style-name="T3"> <text:line-break/><text:line-break/></text:span>但是，倘若移走一百億粒沙呢？或甚至移走十的一百次方粒沙呢？山還在嗎？倘若愚公移山，把阿里山移剩三公尺高，你還會說它是一座山嗎？當然不會。那麼，重點來了，究竟是移走第幾粒沙時，你才會猶豫是它是否還是一座山？究竟移除第幾粒沙時，<text:span text:style-name="T3">"</text:span>山<text:span text:style-name="T3">" </text:span>的概念才會產生動搖？這就是曖眛，概念之為物，很難說個精準。<text:span text:style-name="T3"> <text:line-break/><text:line-break/></text:span>劍橋開課誰都能上，不分系別，不論對象，喜歡上就上，不喜歡就別上。有的課程人潮洶湧，比方說尼采的課，聽課的人很多，連其它科系的一些老師也來聽課。有幾回人多到我只好坐到黑板前的地板上，抬頭九十度聽課。<text:span text:style-name="T3"> <text:line-break/><text:line-break/></text:span>有的課人煙稀少，比方說邏輯課，一開始還有六、七個學生，很快變成五、六個，接著剩三、四個。有一回連我算在內只來了兩個學生，我於是決定下周落跑，免得屆時只剩一對一家教班，那就有點尷尬、連打瞌睡都不方便了。但是，那個老師很奇怪，不管眼前幾個學生，他好像都沒感覺，依然講得興致盎然，彷彿對著一千個聽眾講話。<text:span text:style-name="T3"> <text:line-break/><text:line-break/></text:span>有一年，參加一個維根斯坦研究小組的討論會，每星期聚會。席中免不了會討論到<text:span text:style-name="T3"><text:s/>"</text:span>無意義<text:span text:style-name="T3">" </text:span>或<text:span text:style-name="T3"><text:s/>"</text:span>胡說八道<text:span text:style-name="T3">" (nonsense) </text:span>這東西，有個老師也許是屬於傳統閱讀那一派，認為維根斯坦<text:span text:style-name="T3"><text:s/>"</text:span>毫無意義<text:span text:style-name="T3">" </text:span>的<text:span text:style-name="T3"><text:s/>"</text:span>胡說八道<text:span text:style-name="T3">" </text:span>事實上隱含著更深邃的意義，因為話語倘若真的毫無意義，那就根本無從理解，哪能對它進行研究？<text:span text:style-name="T3"> <text:line-break/><text:line-break/></text:span>那位老師現場意氣風發地反問大家，難道你們有誰可以講出一些毫無意義的話，卻又同時能傳達出某種意義？我一般研討會都是盡量坐在角落不說話的，那回卻忍不住發言反駁。我跑到台前，在黑板上先畫了一個大圈圈，然後再在大圈圈裏頭畫上三大一小四個小圈圈，兩個大的在上方，中間是小的，另一個大的在下方。<text:span text:style-name="T3"> <text:line-break/><text:line-break/></text:span>圈圈原本只是一些無意義的線條，但我這麼一畫，如果你慧根夠的話，應該能看見我在畫什麼。最大的圈圈就是一個人的臉，裏頭兩個大的就是眼睛，中間是鼻子，底下是一個驚訝的大嘴巴。<text:span text:style-name="T3"> <text:line-break/><text:line-break/></text:span>也許你會問，這真的是一個人臉的表情嗎？也許是，也許不是。它沒有個必然的準則，端看你<text:span text:style-name="T3"><text:s/>"</text:span>怎麼看<text:span text:style-name="T3">"</text:span>。你不能說它<text:span text:style-name="T3"><text:s/>"</text:span>就是<text:span text:style-name="T3">" </text:span>一張人臉的表情，你只能說：在這一堆毫無意義的線條中，我得到一種啟發或領悟，我<text:span text:style-name="T3"><text:s/>"</text:span>彷彿<text:span text:style-name="T3">" "</text:span>看見<text:span text:style-name="T3">" </text:span>了一張表情驚訝的人臉。可惜巴勒網這版面沒法畫圖，要不我就畫給大家看。<text:span text:style-name="T3"> <text:line-break/><text:line-break/></text:span>換句話說，透過一堆無意義的東西的排列組合，仍然有可能產生無限的<text:span text:style-name="T3"><text:s/>"</text:span>意義<text:span text:style-name="T3">"</text:span>，只是這些開放而沒法定於一尊的各種意義的前面得加個<text:span text:style-name="T3"><text:s/>"</text:span>彷彿<text:span text:style-name="T3">" </text:span>才行，我<text:span text:style-name="T3"><text:s/>"</text:span>彷彿看見了<text:span text:style-name="T3">..."</text:span>，沒法說死，畢竟我們是詩人，不是法官，也不是新聞播報員。<text:span text:style-name="T3"> <text:line-break/><text:line-break/></text:span>講這些東西確實很沒意義，講多了，很蒼白；哲學確實一點用處也沒有，但它卻帶給我很大的快樂。有一次，一個數學系的朋友問我在研究什麼，我說我在研究維根斯坦的數學哲學。他聽到數學很開心，要我舉個例說說。我就說，我在研究比方說<text:span text:style-name="T3"><text:s/>"1 </text:span>等於<text:span text:style-name="T3"><text:s/>1"</text:span>。他很訝異，<text:span text:style-name="T3"><text:s/>"1 </text:span>等於<text:span text:style-name="T3"><text:s/>1" </text:span>不就是廢話嗎？這也需要研究？沒有錯，我可能有病，我就是對這樣一些不必用膝蓋想也知道的廢話特別著迷，畢竟神祕的不是事物如何，不是<text:span text:style-name="T3">how</text:span>，也不是<text:span text:style-name="T3"><text:s/>what</text:span>，而是<text:span text:style-name="T3"><text:s/>is, </text:span>為什麼會有這樣那樣一些東西的存在？為什麼我們竟然都知道<text:span text:style-name="T3"><text:s/>"1 </text:span>等於<text:span text:style-name="T3"><text:s/>1"</text:span>？世上神祕事，莫過於此。<text:span text:style-name="T3"> <text:line-break/><text:line-break/></text:span>我們就像魯賓遜漂流荒島一樣，困在一個由語言和各種概念構成的小島上，往東走，碰到極限，往南走，也碰到極限，四面八方全是無法跨越的銅牆鐵壁，而這些銅牆鐵壁就是由這樣一些無可置疑、毫無意義的<text:span text:style-name="T3"><text:s/>"</text:span>廢話<text:span text:style-name="T3">" </text:span>組成。除了不斷說話，不斷碰壁，別無其它方法。<text:span text:style-name="T3"> <text:line-break/><text:line-break/></text:span>那麼，小島的外面究竟是一些什麼呢？一片美麗的汪洋大海嗎？有些人的確是這麼相信的，相信那就是上帝的家，縱使他無法證實，無從言說，但他依舊胡說八道、<text:span text:style-name="T3">talking nonsense </text:span>個不停。他無意於蒼白貧乏，但也只能如此了。<text:span text:style-name="T3"> <text:line-break/><text:line-break/></text:span>根據維根斯坦最要好的朋友之一<text:span text:style-name="T3"><text:s/>Maurice O'Connor Drury (</text:span>是個精神科醫師<text:span text:style-name="T3">) </text:span>曾經這麼說，維根斯坦生前非常喜歡聖奧古斯丁的一段話：<text:span text:style-name="T3"> <text:line-break/><text:line-break/>"</text:span>你們這些豬啊，看在上帝的份上，就儘管繼續胡說八道吧！<text:span text:style-name="T3">"</text:span></text:p>
      <text:p text:style-name="P1"><text:span text:style-name="T1">陳真</text:span><text:s/>  |  2017.02.20 01:27   |   <text:a xlink:type="simple" xlink:href="http://palinfo.habago.org/Entry?Command=Information_PrintForum&amp;iPage=186#FORUM35427"><text:span text:style-name="T2">#</text:span></text:a></text:p>
      <text:p text:style-name="P3">齊克果有個重要觀念，區分了兩種溝通，一種叫知識的溝通<text:span text:style-name="T3"><text:s/>(communication of knowledge)</text:span>，一種叫能力的溝通<text:span text:style-name="T3"><text:s/>(communication of capability)</text:span>。前者就是知識或資訊的傳授或傳遞，比方說你不懂有機化學，上個幾年的課你就懂了；不懂三角函數，也是上個幾年的課你就會了。<text:span text:style-name="T3"> <text:line-break/><text:line-break/></text:span>後者就比較難了，不是懂不懂的問題，而是一種能力或素質的傳授或傳遞。齊克果對此曾舉了個例，話說部隊裏有個班長喊口令進行操兵演練，卻老是有個士兵一直講話。班長很生氣，就罵說，<text:span text:style-name="T3">"</text:span>閉嘴！<text:span text:style-name="T3">"</text:span>，這士兵很乖，馬上回答說：<text:span text:style-name="T3">"</text:span>是！遵命<text:span text:style-name="T3">"</text:span>。班長更生氣了，再罵一次：<text:span text:style-name="T3">"</text:span>給我閉嘴<text:span text:style-name="T3">"</text:span>。士兵回答說，<text:span text:style-name="T3">"</text:span>沒問題！這並不困難。<text:span text:style-name="T3">" <text:line-break/><text:line-break/></text:span>班長氣到血壓三百了，<text:span text:style-name="T3">"</text:span>叫你閉嘴你還說！<text:span text:style-name="T3">" </text:span>士兵回答：<text:span text:style-name="T3">"</text:span>俺這不就閉嘴了嗎？<text:span text:style-name="T3">" </text:span>這下換班長無語問蒼天了，因為這位士兵顯然不知道什麼叫<text:span text:style-name="T3"><text:s/>"</text:span>閉嘴<text:span text:style-name="T3">"</text:span>，他沒法和班長達成這樣一種<text:span text:style-name="T3"><text:s/>"</text:span>能力<text:span text:style-name="T3">" </text:span>上的溝通。<text:span text:style-name="T3"> <text:line-break/><text:line-break/></text:span>維根斯坦經常勸人放棄哲學，更不斷要求學生去做一些<text:span text:style-name="T3"><text:s/>"</text:span>老實一點<text:span text:style-name="T3">" </text:span>的工作，別把哲學當成職業。他說，<text:span text:style-name="T3">"</text:span>哲學最大的成就是不再從事哲學<text:span text:style-name="T3">"</text:span>。他說，哲學是一種病，需要治療；就好像皮膚癢，抓一抓就不癢了，不癢之後就沒必要再一直抓個不停；思想最偉大的成就不過就只是不癢而已，就好像一個病人最好的結局就只是把病治好，恢復跟正常人一樣。<text:span text:style-name="T3"> <text:line-break/><text:line-break/></text:span>維根斯坦的哲學不外就是宣告哲學的終結，為什麼哲學必須終結呢？因為它<text:span text:style-name="T3"><text:s/>"</text:span>沒有意義<text:span text:style-name="T3">" (nonsense)</text:span>。他的整個思想於是總是圍繞著一個詞打轉，那就是<text:span text:style-name="T3"><text:s/>"</text:span>沉默<text:span text:style-name="T3">"</text:span>。為什麼要沉默？因為哲學講不了一句有意義的話。即便是後期的維根斯坦其實仍然還是維持<text:span text:style-name="T3"><text:s/>"</text:span>無意義<text:span text:style-name="T3">" </text:span>的結論，只是說法和前期略有不同。<text:span text:style-name="T3"> <text:line-break/><text:line-break/></text:span>這些都不是我要講的。我要講的是，這樣一個宣告哲學終結的<text:span text:style-name="T3"><text:s/>"</text:span>哲學<text:span text:style-name="T3">"</text:span>，卻反而發揚光大，成為非常熱門的哲學；他口口聲聲宣告的<text:span text:style-name="T3"><text:s/>"</text:span>無意義<text:span text:style-name="T3">"</text:span>，更是成為彷彿隱隱意味著<text:span text:style-name="T3"><text:s/>"</text:span>更高深意義<text:span text:style-name="T3">" </text:span>的一種特殊而深邃的意義。這樣一種局面，也許差不多就像齊克果那個班長叫士兵閉嘴、士兵卻回答個不停的例子。<text:span text:style-name="T3"> <text:line-break/><text:line-break/></text:span>存在主義者對於<text:span text:style-name="T3"><text:s/>"</text:span>概念<text:span text:style-name="T3">"</text:span>、<text:span text:style-name="T3">"</text:span>客觀<text:span text:style-name="T3">" </text:span>乃至<text:span text:style-name="T3"><text:s/>"</text:span>知識<text:span text:style-name="T3">" </text:span>與<text:span text:style-name="T3"><text:s/>"</text:span>思想<text:span text:style-name="T3">" </text:span>等等這些東西非常感冒，於是講了很多話企圖來消滅這些有害生命價值的壞東西，但是也許講得太棒太迷人了，於是反倒越來越多人開始討論起<text:span text:style-name="T3"><text:s/>"</text:span>概念<text:span text:style-name="T3">"</text:span>、<text:span text:style-name="T3">"</text:span>客觀<text:span text:style-name="T3">" </text:span>乃至<text:span text:style-name="T3"><text:s/>"</text:span>知識<text:span text:style-name="T3">" </text:span>與<text:span text:style-name="T3"><text:s/>"</text:span>思想<text:span text:style-name="T3">" </text:span>等等這些必須終結的東西來，進而形成各種爭論與流派，於是就討論得更加熱烈了。這就像一個反對英雄存在的人，也許反對得太帥太迷人了，於是自己反倒成為英雄。<text:span text:style-name="T3"> <text:line-break/><text:line-break/></text:span>這就像過去這二十幾年來圍繞維根斯坦思想的兩種閱讀方式。一種認為，既然人家維根斯坦都已經說他寫的一切都沒有意義了，那就真的是沒有意義。但是，另一派的人卻說不是這樣啦，維根斯坦的那種<text:span text:style-name="T3"><text:s/>"</text:span>沒有意義<text:span text:style-name="T3">" </text:span>其實隱含著<text:span text:style-name="T3"><text:s/>"</text:span>更高深而不可言說<text:span text:style-name="T3">" </text:span>的意義。<text:span text:style-name="T3"> <text:line-break/><text:line-break/></text:span>支持前一種說法的人則反駁說，聽你在放屁啦，如果<text:span text:style-name="T3"><text:s/>"</text:span>無意義<text:span text:style-name="T3">" </text:span>竟然還能隱隱指涉更深邃的意義，那怎麼會是無意義呢？支持後者的人就又反駁說，你才是在放屁啦，如果維根斯坦的思想真的毫無意義，那不就等於像<text:span text:style-name="T3">#*@&amp;;%!#&amp;;</text:span>這樣的一堆亂碼？如果真的是這樣，那你又怎麼可能看懂他在寫什麼，並且為他的思想做出那麼多的闡釋？<text:span text:style-name="T3"> <text:line-break/><text:line-break/></text:span>我覺得這兩派人馬講的都不對，於是我又提出了第三種閱讀方法。但我不是要講這個，而只是想說這樣一種齊克果所指陳的悲劇或鬧劇，班長一直叫我們閉嘴，我們卻一直回答說<text:span text:style-name="T3"><text:s/>"</text:span>好的！我明白了<text:span text:style-name="T3">"</text:span>、<text:span text:style-name="T3">"</text:span>沒問題，這一點都不困難<text:span text:style-name="T3">"</text:span>、<text:span text:style-name="T3">"</text:span>你看，我這不是閉嘴了嗎？<text:span text:style-name="T3">"</text:span>、<text:span text:style-name="T3">"</text:span>我懂了！閉嘴是咱們做為一個士兵所必須要了解的一個基本概念<text:span text:style-name="T3">"</text:span>。<text:span text:style-name="T3"> <text:line-break/><text:line-break/></text:span>聖經上說，<text:span text:style-name="T3">"</text:span>知識使人跌倒<text:span text:style-name="T3">"</text:span>。這意思當然不是說知識會使你做奸犯科，而是說客觀理性與知識這些東西終究有害人心，傷害一個人的靈魂。我們覺得動物很可愛，是因為他很<text:span text:style-name="T3"><text:s/>"</text:span>傻<text:span text:style-name="T3">"</text:span>。哪天你家的狗如果不但會說話，而且還會論述，擁有各種進步思想，說不定還採取了某種政治立場，我想你應該就不會覺得他可愛了。<text:span text:style-name="T3"> <text:line-break/><text:line-break/></text:span>齊克果很喜歡一個詞，構成他的一個思想核心，那就是弔詭<text:span text:style-name="T3"><text:s/>(paradox)</text:span>，弔詭就是自相矛盾、邏輯上根本不可能成立的一種東西。這就猶如維根斯坦翻來覆去就是脫離不了<text:span text:style-name="T3"><text:s/>"</text:span>無意義<text:span text:style-name="T3">" (nonsense) </text:span>這個詞一樣，兩者無非都是對於知識、概念、理性與思想的一種厭惡、反叛與唾棄。在他們看來，唾棄概念與思想才是智慧的開端，而這樣一種<text:span text:style-name="T3"><text:s/>"</text:span>毫無意義<text:span text:style-name="T3">" </text:span>的<text:span text:style-name="T3"><text:s/>"</text:span>智慧<text:span text:style-name="T3">" </text:span>當然並不屬於世上任何概念，而是<text:span text:style-name="T3"><text:s/>"</text:span>指向<text:span text:style-name="T3">" </text:span>所有概念之外那一片無盡的汪洋。<text:span text:style-name="T3"> <text:line-break/><text:line-break/></text:span>這很像禪宗的<text:span text:style-name="T3"><text:s/>"</text:span>手指明月<text:span text:style-name="T3">"</text:span>。你要看我的手所指出的<text:span text:style-name="T3"><text:s/>"</text:span>方向<text:span text:style-name="T3">"</text:span>，也許你就會看見難以言喻的明月，而不是一直盯著我的手看，我的手沒啥好看的。但我們家阿憨，你指著前方要牠看，牠會搖著尾巴走過來舔你的手指頭。牠顯然還沒有辦法了解我既不深邃而且確實沒有任何意義的手指頭。</text:p>
      <text:p text:style-name="P1"><text:span text:style-name="T1">陳真</text:span><text:s/>  |  2017.02.19 14:53   |   <text:a xlink:type="simple" xlink:href="http://palinfo.habago.org/Entry?Command=Information_PrintForum&amp;iPage=186#FORUM35426"><text:span text:style-name="T2">#</text:span></text:a></text:p>
      <text:p text:style-name="P2">唐玉，<text:span text:style-name="T3"> <text:line-break/><text:line-break/></text:span>我所謂清醒、知道問題所在的人當然還是少數、甚至極少數，絕大多數人是腦袋進水的。這些所謂清醒的少數人當然會在投票上做出抉擇。但是，我講的恰恰是這樣一些人除了投票之外，什麼也不做，只會在網上匿名發言，罵這個罵那個，罵完就沒事了，這不是很荒唐嗎？歹徒會怕你罵嗎？套句愛因斯坦的粗話，這樣一些所謂清醒的人，其實就跟被人豢養的狗沒啥兩樣。歸根結底來說，就是窩囊自私怕惹禍。<text:span text:style-name="T3"> <text:line-break/><text:line-break/></text:span>國父說，政治就是眾人之事。眾人之事於是就變成他家的事，你家的事，總之不干我的事。壞事千萬別算我一份，好事則大家爭相表態搶著要。比方說你看，黨外時，敢說話的永遠不過就是那幾個人，幾個巴掌就能數完，<text:span text:style-name="T3">99.999%</text:span>的人都是很窩囊膽小的。可是你看，這十幾二十年來，大家拼命竄改自己的歷史，每一個人都說他當年就如何如何勇敢反抗國民黨。其實聽他在放屁。<text:span text:style-name="T3"> <text:line-break/><text:line-break/></text:span>我並不是說大家應該拋頭顱灑熱血，別一下子把層級拉到極限。我要說的僅僅是做為一個人應有的最最最基本的人性，簡單說就是面對那麼多荒唐無恥的惡事，難道你一點點都不會生氣？一點點想要講幾句肺腑之言的公道話的衝動也沒有？家教也未免太好了吧。<text:span text:style-name="T3"> <text:line-break/><text:line-break/></text:span>每次看到人們各式各樣小心翼翼的自我保護，我總難免驚訝。這麼微小、微小得比一粒灰塵還小、根本不算代價的代價你居然也能為自己保護得如此周密或是吝於付出，真是不可思議。比方說我舉個例，三十年前，扁嫂車禍重傷癱瘓之際，阿扁又被國民黨以莫須有的毀謗罪名抓去關，而且還判賠三百萬。對方是個國民黨紅人叫馮滬祥，東海大學哲學系教授，最近因為強姦家中外勞的案子定讞抓去坐牢。<text:span text:style-name="T3"> <text:line-break/><text:line-break/></text:span>三十年前，我們一群黨外人士就為阿扁發起一個運動叫<text:span text:style-name="T3"><text:s/>"</text:span>一人一元，輪椅行軍<text:span text:style-name="T3">"</text:span>，挨家挨戶跟每個人募款一元，募齊三百萬，企圖給國民黨製造一種群眾道德壓力。我記得有一天，來到一家私下偷偷支持黨外的診所，找到那個醫生，我遞給他一張<text:span text:style-name="T3"><text:s/>"</text:span>一人一元，輪椅行軍<text:span text:style-name="T3">"</text:span>的傳單，他居然用醫療鉗子夾起傳單，丟進垃圾桶，他說千萬不能留下指紋，怕會給自己惹禍。說完還叫護士拿十元給我，說不用找零了。<text:span text:style-name="T3"> <text:line-break/><text:line-break/></text:span>我要說的是這樣一種極度的自私與謹慎。我是你學弟，甚至是你的學生，我做的事之危險程度是你的一千萬倍，你卻連從我手上拿個傳單都怕留下指紋，這不會太窩囊嗎？如果你不認同黨外那也就罷了，可是你明明知道是非，但你卻只是光是<text:span text:style-name="T3"><text:s/>"</text:span>知道<text:span text:style-name="T3">" </text:span>而已，這樣一種<text:span text:style-name="T3"><text:s/>"</text:span>知道<text:span text:style-name="T3">" </text:span>不會太可恥嗎？<text:span text:style-name="T3"> <text:line-break/><text:line-break/></text:span>殷海光曾經做過一種分類，細分一個人做出各種選擇的道德意義。細節我就不說了，簡單說就是他認為，倘若有人為了保護自己的重大利益而選擇沉默不作為或選擇為惡，基本上是合情合理的。但是，倘若你只是為了一點點幾乎根本不存在的所謂損失或風險，或甚至為了個人利益，卻選擇沉默不作為或選擇為惡，那就是一種敗德。<text:span text:style-name="T3"> <text:line-break/><text:line-break/></text:span>我能認同殷海光以上所說的。大學時，班上有個同學說他為了某種私人的利益，以便迴避他將來當官的某種風險，他說他不得已必須加入國民黨，於是跑來找我，請求我的諒解。我說你是在開玩笑嗎？這有什麼好諒解？加不加入國民黨是你自己的選擇啊，沒啥不好啊，哪需要我來原諒你的什麼<text:span text:style-name="T3"><text:s/>"</text:span>不得已<text:span text:style-name="T3">"</text:span>？你根本沒有錯。<text:span text:style-name="T3"> <text:line-break/><text:line-break/></text:span>總之，我從來都不會要求或期望誰誰誰應該去做什麼事。為什麼？因為我不是混蛋，我不會褻瀆神明，我不會有那種自以為是的齷齪心思，更不會去指導他人唯有神才有資格指導的東西。我不知道大家聽懂不懂我在說什麼，這就好像我很討厭升學主義，很堵爛文憑主義，但是，倘若有誰誰誰要去留學念個研究所，拿張文憑回來找個教職，我怎麼會反對呢？<text:span text:style-name="T3"> <text:line-break/><text:line-break/></text:span>一個道理是有層次之分的，微妙而難以言喻。說來往往只是憑添誤解，而我的表達能力也就只有這樣了，聽不懂或產生誤解，我也沒辦法再多說些什麼。<text:span text:style-name="T3"> <text:line-break/><text:line-break/></text:span>我也不是在講一種行為主義式的東西，並不是說行為上應該這樣或那樣才對，就比方說我不會庸俗低能到會去說什麼<text:span text:style-name="T3"><text:s/>"</text:span>愛就是永遠記得他的生日<text:span text:style-name="T3">"</text:span>，或是什麼<text:span text:style-name="T3"><text:s/>"</text:span>愛就是給她買<text:span text:style-name="T3">99</text:span>朵玫瑰花<text:span text:style-name="T3">" </text:span>等等之類。我爸媽的生日我老是記不起來，難道我就不愛了嗎？我去我爸媽墳上，經常沿著山路採集路邊小花小草，綁成一束，送給爹娘。我絕不會浪費一毛錢去買什麼鮮花，難道我就不愛爸媽了嗎？<text:span text:style-name="T3"> <text:line-break/><text:line-break/></text:span>古語說，聽其言而觀其行。這話是有問題的，聽其言沒意義，觀其行其實也同樣沒意義，你看哪個社運人渣或政治惡棍或什麼親綠學者們不是幹了好多所謂改革進步的事？但這些人往往一個比一個齷齪卑鄙。重點不是<text:span text:style-name="T3"><text:s/>"</text:span>說<text:span text:style-name="T3">"</text:span>，也不是<text:span text:style-name="T3"><text:s/>"</text:span>做<text:span text:style-name="T3">"</text:span>，而是<text:span text:style-name="T3"><text:s/>is </text:span>這個字，簡單說就是你究竟<text:span text:style-name="T3"><text:s/>"</text:span>是<text:span text:style-name="T3">" </text:span>什麼，你是個戀人嗎？是或不是？戀人與否從來都不是從行為或言語上來定義的。<text:span text:style-name="T3"> <text:line-break/><text:line-break/></text:span>講這些，說到底，其實與旁人一點點關係都沒有，純粹是我自己的問題，我常為自己生命的蒼白與偽善感到很痛苦。我知道這麼多，講這麼多，但我這個人究竟配不配得上這些話語，究竟配不配得上這麼巨大的無數痛苦？杜斯妥也夫斯基有句話常在我腦海飄浮，他說，<text:span text:style-name="T3">"</text:span>我並不懼怕苦難，我只害怕我究竟配不配得上我所承受的這樣一些痛苦。<text:span text:style-name="T3">"</text:span></text:p>
      <text:p text:style-name="P1"><text:span text:style-name="T1">陳真</text:span><text:s/>  |  2017.02.19 13:52   |   <text:a xlink:type="simple" xlink:href="http://palinfo.habago.org/Entry?Command=Information_PrintForum&amp;iPage=186#FORUM35425"><text:span text:style-name="T2">#</text:span></text:a></text:p>
      <text:p text:style-name="P3">隨手舉幾個例，看大家什麼感覺。我估計是一點感覺也不會有。為什麼？因為媒體並沒有叫我們要有感覺。可是，當媒體想操弄、渲染某一件<text:span text:style-name="T3"><text:s/>(</text:span>往往根本不存在的<text:span text:style-name="T3">) </text:span>事時，哇！大家的感覺瞬間就來了！何止感覺，簡直就是要沸騰了！整個校園突然個個又哭又喊，怎麼辦怎麼辦？國家要亡了，人權被侵害了，正義啊，民主啊，自由啊<text:span text:style-name="T3">...</text:span>如喪考妣，連半夜都不睡覺，忙著討論民主自由的真諦，討論公民審議的偉大精神，個個忠黨愛國的焦躁之心溢於言表。國家危急存亡之秋，學校還上什麼課呢？要上，來街頭上民主的一課吧！<text:span text:style-name="T3"> <text:line-break/><text:line-break/></text:span>聽說有的還半夜焦急地打電話問老師說<text:span text:style-name="T3"><text:s/>"</text:span>怎麼辦？怎麼辦？救國來不及了怎麼辦？<text:span text:style-name="T3">"</text:span>，惟恐救國的神聖腳步落於人後；周遭每個年輕人一開口就是反服貿，反黑箱，民主不能買賣，自由無價<text:span text:style-name="T3">...</text:span>講不完的蠢話。就連平常只關心臉上痘痘以及偶像明星的護士們，突然個個變成秋風秋雨愁煞人的秋瑾了，要為救國獻身了，不惜請假北上來到熱血沸騰的民主街頭，聆聽愛台灣思想導師們的街頭民主課，這個主義那個主義的，聽得熱血沸騰，都被自己的熱血情操給感動落淚了。<text:span text:style-name="T3"> <text:line-break/><text:line-break/></text:span>這類事情在台灣層出不窮，特別是選舉快到時就會猛爆發作，集體起乩。比方說，去年不是有八個在非洲肯亞和大陸各地行使詐騙的嫌疑犯被肯亞政府移送大陸偵辦嗎？結果你看，天啊，我還以為發生什麼血腥慘案，一時之間，一堆人渣政客馬上跳出來痛罵，比方說那個垃圾黨中的垃圾黨所謂<text:span text:style-name="T3"><text:s/>"</text:span>時代力量<text:span text:style-name="T3">"</text:span>，還記得他們如何歇斯底里地痛罵國民黨的法務部長嗎？沒人性！違反人權！喪權辱國！出賣台灣主權！<text:span text:style-name="T3">...</text:span>激動得我還以為共匪收復台灣了呢。<text:span text:style-name="T3"> <text:line-break/><text:line-break/></text:span>可是你知道嗎？這次不只<text:span text:style-name="T3">8</text:span>個，而是<text:span text:style-name="T3">200</text:span>多個哦。就在昨天，西班牙逮到<text:span text:style-name="T3">300</text:span>名主要針對大陸人行使詐騙的歹徒，其中<text:span text:style-name="T3">200</text:span>個是台灣人，詐騙金額高達五億多。西班牙政府把這些人統統遣送大陸。<text:span text:style-name="T3">200</text:span>人耶！全是咱們台灣人耶！怎麼可以把他們交給不民主不自由沒有法治的中國大陸！這不是草菅人命嗎？這不是喪權辱國出賣台灣嗎？可是，現在是民進黨執政，你覺得那些覺醒公民們以及人權鬥士們和垃圾黨的人渣政客們會起乩叫罵、包圍行政院或法務部嗎？當然不會。為什麼？因為大家都是<text:span text:style-name="T3"><text:s/>"</text:span>自己人<text:span text:style-name="T3">"</text:span>，利益均霑，舉同樣的綠旗。<text:span text:style-name="T3"> <text:line-break/><text:line-break/></text:span>還有，最近不是遊覽車翻覆，死了三十幾人嗎？原因之一疑似司機長時間十六天連續工作，披星戴月趕路。結果呢？民進黨高官們說這是個案，說這是司機<text:span text:style-name="T3"><text:s/>"</text:span>個人行為不檢點<text:span text:style-name="T3">"</text:span>，另一個高官說，工時不能這麼算，必須<text:span text:style-name="T3"><text:s/>"</text:span>兩手放在方向盤上<text:span text:style-name="T3">" </text:span>才算是工作中，今天另一個混蛋高官<text:span text:style-name="T3"><text:s/>(</text:span>蔡啥小總統的表姐<text:span text:style-name="T3">) </text:span>又加碼補充說，司機待命時，既可以上廁所，又可以伸懶腰，那就是一種<text:span text:style-name="T3"><text:s/>"</text:span>休息<text:span text:style-name="T3">"</text:span>。它媽的如果這種鳥話說得通，那麼，我去餐廳點了一盤菜，吃了三分之一，餐廳老闆是不是應該退還我三分之二的錢？我在急診值班，早上八點到隔天八點，有時一天來兩個急診病人，有時一個也沒有，最高記錄一個晚上來了<text:span text:style-name="T3">12 </text:span>個病人。那麼，當我看完一個病人之後，繼續回到醫師值班室待命時，我既可以上廁所，也可以伸懶腰，甚至還可以抽空吃碗泡麵，它媽的難道這就是一種休息而不算工作？倘若一整晚都沒有急診病人來，難道那天晚上就不算值班，不用給我值班費？<text:span text:style-name="T3"><text:line-break/><text:line-break/></text:span>這些鳥話理當人神共憤，但是，你認為向來綠油油的那些所謂工運團體會生氣嗎？會去包圍勞動部和狗官們拼個你死我活嗎？當然不會。為什麼？因為大家都是<text:span text:style-name="T3"><text:s/>"</text:span>自己人<text:span text:style-name="T3">"</text:span>，利益均霑，舉同樣的綠旗。<text:span text:style-name="T3"> <text:line-break/><text:line-break/></text:span>還有哦，例子講不完。你知道台灣空氣污染是會死人的嗎？特別是越往南部，品質越差，經常到達所謂<text:span text:style-name="T3"><text:s/>"</text:span>紫爆<text:span text:style-name="T3">" </text:span>的危險等級。你知道英明的民進黨是怎麼解決問題的嗎？很簡單，把<text:span text:style-name="T3"><text:s/>"</text:span>紫爆<text:span text:style-name="T3">" </text:span>的危險標準抬高兩倍不就好了。去年<text:span text:style-name="T3">12</text:span>月實施新版空氣品質指標（<text:span text:style-name="T3">AQI</text:span>），將「紫爆」標準由<text:span text:style-name="T3">71</text:span>微克以上放寬為逾<text:span text:style-name="T3">150</text:span>微克。這就好像把高血壓的定義從<text:span text:style-name="T3">140/90</text:span>拉高到到<text:span text:style-name="T3">500/200</text:span>，高血壓病患肯定就減少了。針對日本的輻射食品標準也是同樣來這一套。這樣一種睜眼說瞎話的作法，你認為向來綠油油的所謂環保團體或環保戰士們會生氣嗎？會去包圍內政部或哪個公家機關嗎？當然不會。因為大家都是<text:span text:style-name="T3"><text:s/>"</text:span>自己人<text:span text:style-name="T3">"</text:span>，利益均霑，舉同樣的綠旗。<text:span text:style-name="T3"> <text:line-break/><text:line-break/></text:span>這幾個例子全是這兩天發生的事，並不是我刻意去找。在這島上，這樣一些例子千千萬萬，根本說不完，完全不是什麼新花樣。令人訝異的並不是騙子的存在，令人訝異的是為什麼騙子們用同樣一招，反覆用個幾千幾百次卻依然每一次都如此有效？今天倘若同樣的事發生在國民黨身上，保證又是一場又一場可歌可泣的愛國、人權與民主自由運動了，甚或根本什麼事也沒有，也絕對可以自導自演或自行炒作出各種所謂國家主權、人權與民主自由陷入危機、必須拯救的熱血關鍵時刻，然後又會培養出一堆人渣成為社運明星、政治明星或各界意見領袖，然後有一天就會出來選舉或當官。<text:span text:style-name="T3"> <text:line-break/><text:line-break/></text:span>台灣的各大社運團體，我幾乎都是創始人之一。我原本相信這些人是同志，好多年之後才終於看清這些人掛社運羊頭，賣的究竟是一些什麼肉。它媽的就算是我曾經瞎了眼吧。<text:span text:style-name="T3"> <text:line-break/><text:line-break/></text:span>陳真<text:span text:style-name="T3"><text:s/>2017. 02. 19. <text:line-break/><text:line-break/>========================== <text:line-break/></text:span>電信詐騙<text:span text:style-name="T3">200</text:span>台人<text:span text:style-name="T3"><text:s/></text:span>遣送大陸<text:span text:style-name="T3"> <text:line-break/><text:line-break/>2017</text:span>年<text:span text:style-name="T3">02</text:span>月<text:span text:style-name="T3">19</text:span>日<text:span text:style-name="T3"> <text:line-break/><text:line-break/></text:span>王嘉源／綜合報導<text:span text:style-name="T3"> <text:line-break/><text:line-break/>(</text:span>中國時報<text:span text:style-name="T3">) <text:line-break/><text:line-break/></text:span>西班牙警方去年<text:span text:style-name="T3">12</text:span>月底在首都馬德里市等地同時破獲多處電信詐騙集團機房，據了解有超過<text:span text:style-name="T3">200</text:span>名台灣人涉案，西班牙政府決定將所有嫌犯遣送至中國大陸。<text:span text:style-name="T3"> <text:line-break/><text:line-break/></text:span>超過<text:span text:style-name="T3">200</text:span>名我國籍人士去年底在西班牙涉嫌從事電信詐騙而遭警方逮捕，西班牙政府於<text:span text:style-name="T3">17</text:span>日由內閣部長會議決定，將所有嫌犯遣送至中國大陸，這應該是近來台籍人士涉及電信詐騙案，被引渡到大陸人數最多的一次。<text:span text:style-name="T3"> <text:line-break/><text:line-break/>13</text:span>據點<text:span text:style-name="T3"><text:s/></text:span>別墅設機房<text:span text:style-name="T3"> <text:line-break/><text:line-break/>2016</text:span>年大陸因國內多人遭跨國電信詐騙，提供線索給各國警方，多起對大陸人詐騙的案子因而偵破。去年<text:span text:style-name="T3">12</text:span>月<text:span text:style-name="T3">13</text:span>日，西班牙警方於馬德里市、巴塞隆納、阿里坎特等地，同時破獲多處電信詐騙集團機房，逮捕包含大陸及台灣籍約<text:span text:style-name="T3">300</text:span>名嫌犯。由於中西兩國在<text:span text:style-name="T3">2005</text:span>年簽署《犯罪引渡協議》，而受害者多數為大陸人，大陸要求遣送返陸。<text:span text:style-name="T3"> <text:line-break/><text:line-break/></text:span>西班牙國家警察局長基羅斯當時表示，警方一共破獲犯罪集團設立的<text:span text:style-name="T3">13</text:span>個詐騙據點，大多設置在高級住宅區別墅，有些據點人員高達<text:span text:style-name="T3">50</text:span>人，高度保密，不受干擾，不間斷工作，據調查有數千名大陸人遭騙，主要是貧窮家庭被騙走不少存款，有些人還因此自殺。<text:span text:style-name="T3"> <text:line-break/><text:line-break/></text:span>駐西班牙代表處新聞組長王之化（音譯）接受中央社採訪時也指出，這些嫌犯入境西班牙後，在偏遠鄉鎮租下獨棟別墅，以電話對大陸人進行詐騙，涉及金額達<text:span text:style-name="T3">1600</text:span>萬歐元（約台幣<text:span text:style-name="T3">5</text:span>億<text:span text:style-name="T3">2403</text:span>萬元）。<text:span text:style-name="T3"> <text:line-break/><text:line-break/></text:span>對此，我外交部昨天接獲消息後表示遺憾，強調我方將持續向西班牙政府交涉，保障國人法司權益。<text:span text:style-name="T3"> <text:line-break/><text:line-break/></text:span>台灣詐騙集團在國外的犯罪案例層出不窮。<text:span text:style-name="T3">2016</text:span>年大陸配合各國警方偵破多起跨國詐騙案，從肯亞、馬來西亞、柬埔寨到亞美尼亞，其中有數百名我國籍嫌犯。由於被害人多半是大陸籍，於是大陸要求各國將這些嫌犯遣返回中國受審，我方屢次抗議，形成兩岸搶人大戰，但大部分嫌犯仍被遣送至大陸。<text:span text:style-name="T3"> <text:line-break/><text:line-break/></text:span>去年<text:span text:style-name="T3">4</text:span>月，<text:span text:style-name="T3">23</text:span>名台籍人士在東非國家肯亞涉及電信詐騙案被肯亞法院宣判無罪，但其中<text:span text:style-name="T3">8</text:span>人卻遭強行遣返大陸，掀起軒然大波。該年<text:span text:style-name="T3">8</text:span>月底，柬埔寨在金邊破獲兩岸電信詐騙集團，逮捕<text:span text:style-name="T3">63</text:span>名嫌犯，其中陸籍<text:span text:style-name="T3">50</text:span>人、台灣籍<text:span text:style-name="T3">13</text:span>人，大陸公安<text:span text:style-name="T3">9</text:span>月將<text:span text:style-name="T3">63</text:span>人全數以專機押回大陸。<text:span text:style-name="T3"> <text:line-break/><text:line-break/>============ <text:line-break/></text:span>台灣城市空品<text:span text:style-name="T3"><text:s/></text:span>排全球<text:span text:style-name="T3">2286</text:span>名之後<text:span text:style-name="T3"> <text:line-break/><text:line-break/></text:span>中時電子報<text:span text:style-name="T3"> <text:line-break/><text:line-break/></text:span>作者劉永祥、洪安怡╱台北報導<text:span text:style-name="T3"> <text:line-break/><text:line-break/>2017</text:span>年<text:span text:style-name="T3">2</text:span>月<text:span text:style-name="T3">19</text:span>日<text:span text:style-name="T3"> <text:line-break/><text:line-break/><text:line-break/></text:span>台灣空氣品質是全球的後段班，依據世衛組織及環保署資料，<text:span text:style-name="T3">2014</text:span>年全球<text:span text:style-name="T3">2977</text:span>個城市的<text:span text:style-name="T3">PM2.5</text:span>平均值排名，台灣城市都排在<text:span text:style-name="T3">2286</text:span>名之後，台灣必須正視空汙問題。<text:span text:style-name="T3"> <text:line-break/><text:line-break/></text:span>台灣健康空氣行動聯盟理事長葉光芃批評，台灣空汙問題嚴重，環保署卻沒有做為，而且「自己不做，還叫地方也不要做」；應全面修改空氣汙染防制法，採取嚴格措施改善空汙，同時讓地方政府享有治理空汙的權力。<text:span text:style-name="T3"> <text:line-break/><text:line-break/></text:span>新政府上台後對空汙問題雖有些行動，葉光芃批評，都是「花拳繡腿」，看不到積極正面的作為。更令人不滿的是在去年<text:span text:style-name="T3">12</text:span>月實施新版空氣品質指標（<text:span text:style-name="T3">AQI</text:span>），將「紫爆」標準由<text:span text:style-name="T3">71</text:span>微克以上放寬為逾<text:span text:style-name="T3">150</text:span>微克，讓民眾誤以為汙染濃度高一點也沒關係，根本是防制空汙的「反教育」。<text:span text:style-name="T3"> <text:line-break/><text:line-break/></text:span>他痛批，民進黨政府宣稱是最會溝通的政府，但環保署實施<text:span text:style-name="T3">AQI</text:span>，事前卻沒有跟地方政府、交通部和環保團體溝通；彰化縣政府原已實施<text:span text:style-name="T3">PM2.5</text:span>分空汙旗，環保署卻作出片面決定，「如果這叫溝通，就沒有人不會溝通了」。<text:span text:style-name="T3"> <text:line-break/><text:line-break/></text:span>環保署訂定目標<text:span text:style-name="T3">2020</text:span>年的<text:span text:style-name="T3">PM2.5</text:span>濃度，要降到<text:span text:style-name="T3">15μg/m3</text:span>，葉光芃說，雲林目前平均值為<text:span text:style-name="T3">28.5μg/m3</text:span>，幾年內下降一半根本不可能，希望中央能看見地方的痛苦，拿出點作為，「不要讓中南部的小孩出生就容易生病，輸在起跑點」。<text:span text:style-name="T3"> <text:line-break/><text:line-break/>============== <text:line-break/></text:span>林美珠休息說<text:span text:style-name="T3"><text:s/></text:span>司機嗆：沒人性<text:span text:style-name="T3"> <text:line-break/><text:line-break/>2017</text:span>年<text:span text:style-name="T3">02</text:span>月<text:span text:style-name="T3">19</text:span>日<text:span text:style-name="T3"> <text:line-break/><text:line-break/></text:span>楊孟立、陳祐誠／台北報導<text:span text:style-name="T3"> <text:line-break/><text:line-break/></text:span>中國時報<text:span text:style-name="T3"> <text:line-break/><text:line-break/><text:line-break/></text:span>若依勞動部長林美珠荒謬的「休息非工時」解釋，遊覽車司機休息時刻與同行話家常都不能算做工時。<text:span text:style-name="T3"> <text:line-break/><text:line-break/></text:span>蝶戀花遊覽車國道翻覆釀成<text:span text:style-name="T3">33</text:span>死悲劇，也引起社會各界重視遊覽車駕駛過勞的問題。勞動部長林美珠前天表示，「司機把車門關起來，可以散步、做操，這也算休息。」這樣的解釋方法，不僅藍營痛批，連綠營自家立委也說，「這種解釋不太妥當，司機肯定也無法接受！」<text:span text:style-name="T3"> <text:line-break/><text:line-break/></text:span>對於林美珠解釋工時與駕駛時間是兩回事的說法，司機不但無法接受，在業界有<text:span text:style-name="T3">30</text:span>年經驗的呂姓資深遊覽車司機怒嗆，官員跟雇主一樣苛薄，根本沒人性、漠視行車安全。<text:span text:style-name="T3"> <text:line-break/><text:line-break/></text:span>國民黨立委李彥秀在臉書發文表示，林美珠部長的發言凸顯出公部門對工時計算的荒謬認知。無獨有偶，交通部長日前也說台鐵夜班工作有<text:span text:style-name="T3">3-5</text:span>小時時間是休息的，「可見我們閣員完全分不清楚什麼是休息、什麼是待命。」政府不但帶頭當慣老闆，還開班授課指導雇主如何當慣老闆，「如何擺脫過勞之島的惡名？」<text:span text:style-name="T3"> <text:line-break/><text:line-break/></text:span>國民黨立委許淑華指出，旅行團到了景點大部分只會待上半個小時，這段時間可能要抽根菸、上廁所，還要清理車輛，加上環境又吵雜，實在無法好好休息。「林美珠部長對於『休息』的解釋，相信不僅我無法接受，社會各界也會覺得不合理。」<text:span text:style-name="T3"> <text:line-break/><text:line-break/><text:line-break/>================ <text:line-break/><text:line-break/></text:span>手放方向盤才算工時？官話造就血汗一日遊<text:span text:style-name="T3"> <text:line-break/><text:line-break/>2017-02-16 <text:line-break/><text:line-break/></text:span>聯合報<text:span text:style-name="T3"><text:s/></text:span>主筆室<text:span text:style-name="T3"> <text:line-break/><text:line-break/></text:span>摔掉卅三條人命的蝶戀花大車禍，事發至今，未見檢討只見卸責，各種光怪陸離的官話都出籠。情況未明，部長賀陳旦就輕率說出「也可能是司機行為不檢點」，家屬悲憤可想而知。更令人難以忍受的，則屬這句「手放方向盤才算工時」的官話，完全脫離現實的工時認定，將把整體運輸業的血汗過勞沉痾，一句話當下免責。<text:span text:style-name="T3"> <text:line-break/><text:line-break/></text:span>當旅客下車遊賞，「手離方向盤」的司機即使下車伸伸腿，或在車上打個盹，根本無法離開景點，也無法不接受公司指揮，「接受派令」就是受雇工時的基本定義；如果還必須掛心行程、照管車輛，人也無法離開現場自由行動，這怎能不算工時，難道還算是跟著遊覽的附加福利嗎？</text:p>
      <text:p text:style-name="P1"><text:span text:style-name="T1">唐玉</text:span><text:s/>  |  2017.02.19 13:36   |   <text:a xlink:type="simple" xlink:href="http://palinfo.habago.org/Entry?Command=Information_PrintForum&amp;iPage=186#FORUM35424"><text:span text:style-name="T2">#</text:span></text:a></text:p>
      <text:p text:style-name="P2">看了陈真先生的留言，感触颇多。<text:span text:style-name="T3"> <text:line-break/></text:span>结合陈真先生描述的台湾岛内现状和我身为大陆人对大陆近现代史的粗浅了解，我产生了一个关于从众的疑问。一般而言，在面临强大压力下个人屈服于群体选择明哲保身是可以理解的，这是动物的本能之一。这一点在大陆的文革中有过，在苏联的斯大林时期也有过，那时要求人人过关，没有人敢明着唱反调。但是在民主的选举制度下，它实际上是一种非直接表态，谁也不知道我投给了谁。比如这次美国总统大选，希拉里这一派在明面上占据绝对优势，中下层民众在话语权上没有发生渠道，也不敢发声，但大量出来投票实现了逆袭，主流媒体对此也无可奈何，因为没有一个个具体的个人可用来批判。<text:span text:style-name="T3"> <text:line-break/></text:span>针对台湾岛内，如果如陈真先生所说，实际上有很大一批人是清醒的，认识到了问题所在但却不表态，这就很让人疑惑了，因为这并不需要你去网上发帖针砭时弊或上街游行，那样可能受到打压招惹麻烦，投票是一个成本非常低的表态方法，只要自己不说没有人知道你投给了谁或者你有没有投票。如此简单而安全的途径，为什么那些清醒的人还选择从众呢？或者说到底存不存在一大批清醒的人呢？</text:p>
      <text:p text:style-name="P1"><text:span text:style-name="T1">王修亮</text:span><text:s/>  |  2017.02.19 03:19   |   <text:a xlink:type="simple" xlink:href="http://palinfo.habago.org/Entry?Command=Information_PrintForum&amp;iPage=186#FORUM35423"><text:span text:style-name="T2">#</text:span></text:a></text:p>
      <text:p text:style-name="P3">真實平淡的生活裡，人在行動上通常不會有甚麼特別突出的壯烈，意思就是說，人應該做的事，其實沒什麼高遠偉大，僅僅是一點一滴正常的執著與認真，偶而在文字或語言上留下些痕跡而已。<text:span text:style-name="T3"> <text:line-break/><text:line-break/></text:span>這些執著與認真，成為自己文字語言的重量。<text:span text:style-name="T3"> <text:line-break/></text:span>有重量的人，通常也看得到別人的重量。<text:span text:style-name="T3"> <text:line-break/><text:line-break/></text:span>差別就在那個重量吧！<text:span text:style-name="T3"> <text:line-break/></text:span>這樣就不會只是清談。<text:span text:style-name="T3"> <text:line-break/></text:span>我是這麼想。</text:p>
      <text:p text:style-name="P1"><text:span text:style-name="T1">陳真</text:span><text:s/>  |  2017.02.19 02:07   |   <text:a xlink:type="simple" xlink:href="http://palinfo.habago.org/Entry?Command=Information_PrintForum&amp;iPage=186#FORUM35422"><text:span text:style-name="T2">#</text:span></text:a></text:p>
      <text:p text:style-name="P2">川普講得完全正確。這些西方主流媒體總是做為特定利益的傳聲筒，渲染他們想渲染的，淡化<text:span text:style-name="T3"><text:s/>(</text:span>或乾脆完全忽略<text:span text:style-name="T3">)</text:span>一切對他們不利的，斷章取義，誇大扭曲，避重就輕，移花接木，愚化人心。<text:span text:style-name="T3"> <text:line-break/><text:line-break/></text:span>在台灣，不管藍綠，你這樣講沒有人會信，人們會覺得你是不是頭殼壞去，是不是性格偏激。今天，假若你在公眾場合閱讀比方說華盛頓郵報或紐約時報，人們一定會覺得你好棒好厲害好有國際觀哦，而且還是看英文報紙耶，真了不起。你若跟人們說這些是膚淺低能、沒有營養、既不誠實而且非常不道德的垃圾媒體，你看在這島上會有幾個人認同你所說的？應該是趨近於零吧。<text:span text:style-name="T3"> <text:line-break/><text:line-break/></text:span>西方主流媒體因為遍及全世界，所以危害程度自然也就相對比較大；但若論及媒體本身的素質，當然還是遠遠勝過台灣這些綠油油的媒體，比方說自由時報，民報，或是幾年前換了社長之後的蘋果日報等等等。<text:span text:style-name="T3"> <text:line-break/><text:line-break/></text:span>台灣這些綠油油的媒體，特別是自由時報，純粹就是一個完全以造謠抹黑以及各種扭曲與渲染方式宣揚仇中反華的邪惡政治組織與利益團體，真是非常邪惡，傷害人性應有的分寸與是非廉恥，一味就是要妖魔化中國與中國人，盡一切力量挑起台灣人對大陸人的仇恨與厭惡，並且在這同時，大力吹捧綠營，大力神化一大堆人渣政客，並且捧出各種<text:span text:style-name="T3">(</text:span>往往品性不端並且同樣仇中反華的<text:span text:style-name="T3">)</text:span>所謂學界領袖、意見領袖、社運領袖與學運領袖等等等。<text:span text:style-name="T3"> <text:line-break/><text:line-break/></text:span>這樣一種傷害人性的媒體，居然是台灣最多人喜歡閱讀的報紙，真是很不可思議，怎麼會有人花錢去買一份沒有半點可信度，完全以造謠扭曲與渲染為常態的報紙，並且鼓吹族群仇恨不遺餘力。<text:span text:style-name="T3"> <text:line-break/><text:line-break/></text:span>在黨外時代，負責造謠抹黑以及洗腦社會大眾的是國民黨控制下的中國時報與聯合報、民生報等等一大堆媒體，完全就是抬舉國民黨的一切，醜化幾乎所有的反對聲音。十幾二十年前，綠營勢力迅速壯大，中國時報與聯合報逐漸改邪歸正。真沒想到，換成綠油油的媒體充當洗腦工具後，卻迅速墮落得遠遠比當年為非作歹的中國時報與聯合報還要齷齪邪惡一百倍，居然對於造謠抹黑以及挑撥族群仇恨完全沒有半點羞恥心，為了特定利益與政治目的，不擇手段。<text:span text:style-name="T3"> <text:line-break/><text:line-break/></text:span>任何政黨或政府或上層菁英階級都必然有其傳聲筒，都必然會渲染、扭曲與偏頗，都必然會努力洗腦社會大眾，這是媒體本質，一如西方主流媒體之常態，本不足為奇。但是，不管什麼樣的傳聲筒都不應刻意造謠，不應顛倒最基本的是非黑白，不應一味為虎作倀，睜眼說瞎話，白的硬是說成黑，邪惡醜陋的卻捧成光明燦爛。更絕對不應該鼓吹族群仇恨，這樣一種作為是應當繩之以法、下十八層地獄的。就比方說大陸媒體再怎麼反美反日，也不至於鼓吹民眾去仇視美國<text:span text:style-name="T3"><text:s/>"</text:span>人<text:span text:style-name="T3">" </text:span>或醜化日本<text:span text:style-name="T3"><text:s/>"</text:span>人<text:span text:style-name="T3">" </text:span>或敵視美國與日本的文化做為報社宗旨。<text:span text:style-name="T3"> <text:line-break/><text:line-break/></text:span>天底下不可能有什麼天然統或天然獨這種變態生物，統獨思維一定是後天養成的。要鼓吹統或鼓吹獨，我沒意見。問題是，當一個島上的年輕一代，居然會有諸如<text:span text:style-name="T3"><text:s/>"</text:span>支那賤畜<text:span text:style-name="T3">"</text:span>、<text:span text:style-name="T3">"</text:span>支那賤種<text:span text:style-name="T3">" </text:span>這樣的一種仇視、鄙視中國人的言辭與心思，難道這會是一種<text:span text:style-name="T3"><text:s/>"</text:span>天然<text:span text:style-name="T3">" </text:span>產生的病態心理現象？難道它不就是綠營及其同路人與御用媒體十幾二十年來的仇恨洗腦教育的結果？甚至把台灣社會給<text:span text:style-name="T3"><text:s/>"</text:span>法西斯化<text:span text:style-name="T3">" </text:span>到這樣一種地步：就連你不願仇視大陸人都不行！就連你寫文章提到大陸上比方說某個好朋友或某個路人甲心地不錯，或是提到大陸某個鄉下的某一個班級同學之間的感情很動人等等，居然連這樣的<text:span text:style-name="T3"><text:s/>"</text:span>美言<text:span text:style-name="T3">" </text:span>也不行，居然連這樣都是一種思想不忠貞、不愛台灣的罪證，都有可能為你招來痛苦禍患與攻擊。<text:span text:style-name="T3"> <text:line-break/><text:line-break/></text:span>真難想像，怎麼會有這樣一大群人，居然痛恨大陸人痛恨到這種地步？這會是天然產生的嗎？當然不是。倘若是的話，精神病理學診斷教科書上肯定得多列上一條診斷名稱了。<text:span text:style-name="T3"> <text:line-break/><text:line-break/></text:span>我不相信所有台灣人全都愚蠢遲鈍到完全看不出來台灣社會這樣一種病態發展。不可能所有人都看不出來，而是當做沒看見，盡量明哲保身，噤若寒蟬，不跟大多數人唱反調，以免淪為少數一方，進而危害自身利益。在我看來，與其說生了病的人或很容易被洗腦的蠢材們很可惡，倒不如說真正令人厭惡<text:span text:style-name="T3">(</text:span>至少是令我厭惡<text:span text:style-name="T3">)</text:span>的是那些知道是非、知道問題之所在、但卻明哲保身、裝聾作啞的人。<text:span text:style-name="T3"> <text:line-break/><text:line-break/></text:span>其實我也很想裝聾作啞。生活艱辛困頓之餘，我甚至也常想成為主流利益階級的一份子，當個大官小官部長院長或什麼國營事業董事長，最好能吃香喝辣，最好是財產能迅速增加幾個零；我知道榮華所在，可我就是做不到。<text:span text:style-name="T3"> <text:line-break/><text:line-break/></text:span>另一方面，我也常如此告訴自己：台灣人不值得你為他付出什麼犧牲；過去曾經傻過就算了，往後我可不想再為這樣一群所謂同胞付出代價。總之，我能理解盡量求取一己舒適（至少讓生活減少一些天災人禍）的渴望，但我不明白的是，當你面對眼前無所不在的惡人惡事，當你面對普遍的不公不義，難道你連一點點身為一個<text:span text:style-name="T3"><text:s/>"</text:span>人<text:span text:style-name="T3">" </text:span>所應有的義憤或一絲絲的浪漫衝動也沒有？當你看到比方說一個小孩溺水或身陷火海，難道你都沒有半點想要奮不顧身去救人的衝動？當你看到詐騙集團肆虐愚夫愚婦，難道你都不會想發出點聲音，提醒旁人小心詐騙？當你看到歹徒在水庫裏下毒，危害眾人，難道你永遠都還只是想著一己生活之安穩無憂與前途輝煌？<text:span text:style-name="T3"> <text:line-break/><text:line-break/></text:span>我最鄙視的不是那些很容易被人洗腦、蠢到爆的受害者，也不是那些良心被狗吃了的加害者，而是那些<text:span text:style-name="T3"><text:s/>"</text:span>知道<text:span text:style-name="T3">" </text:span>很多道理、<text:span text:style-name="T3">"</text:span>知道<text:span text:style-name="T3">" </text:span>很多是非，但卻幾乎什麼都不做，永遠只想著一己舒適、永遠知道該怎麼明哲保身、從來不會給自己惹來一點點不利的人。這樣一些人，缺少了生命應有的一種東西：<text:span text:style-name="T3">"</text:span>溫度<text:span text:style-name="T3">"</text:span>。<text:span text:style-name="T3"> <text:line-break/><text:line-break/></text:span>你光<text:span text:style-name="T3"><text:s/>"</text:span>知道<text:span text:style-name="T3">" </text:span>這個、<text:span text:style-name="T3">"</text:span>知道＂那個是沒有任何意義的，重點不是<text:span text:style-name="T3"><text:s/>"</text:span>知道＂（<text:span text:style-name="T3">knowing</text:span>），而是熱情<text:span text:style-name="T3">(passion)</text:span>；重點不是真理本身，重點是<text:span text:style-name="T3"><text:s/>"</text:span>你<text:span text:style-name="T3">" </text:span>和所謂<text:span text:style-name="T3"><text:s/>"</text:span>真理<text:span text:style-name="T3">" </text:span>之間的<text:span text:style-name="T3"><text:s/>"</text:span>關係<text:span text:style-name="T3">"</text:span>。<text:span text:style-name="T3"> <text:line-break/><text:line-break/></text:span>一個人有可能光是<text:span text:style-name="T3"><text:s/>"</text:span>知道<text:span text:style-name="T3">" </text:span>愛但卻心裏沒有愛嗎？有可能嗎？天底下會有這樣一種戀人嗎？<text:span text:style-name="T3">knowing without passion? knowing without feeling</text:span>？光是<text:span text:style-name="T3"><text:s/>"</text:span>知道<text:span text:style-name="T3">" </text:span>愛但他心裏並沒有愛的<text:span text:style-name="T3"><text:s/>"</text:span>感覺<text:span text:style-name="T3">" </text:span>或<text:span text:style-name="T3"><text:s/>"</text:span>熱情<text:span text:style-name="T3">"</text:span>？有可能嗎？<text:span text:style-name="T3"> <text:line-break/><text:line-break/></text:span>真理也一樣，嘴巴講，誰不會？很多所謂基督徒整本聖經都會倒著背咧。可是，光是<text:span text:style-name="T3"><text:s/>"</text:span>知道<text:span text:style-name="T3">" </text:span>一大堆是非善惡有什麼意義嗎？重點不是<text:span text:style-name="T3"><text:s/>"</text:span>知道<text:span text:style-name="T3">"</text:span>，而是你到底有什麼感覺<text:span text:style-name="T3">(feeling)</text:span>？<text:span text:style-name="T3">"</text:span>感覺<text:span text:style-name="T3">" </text:span>這東西肉眼看不到，但它確實存在。也許你會說，<text:span text:style-name="T3">"</text:span>我好有感覺哦<text:span text:style-name="T3">"</text:span>。對此我將啞口無言，畢竟我沒法證明你究竟是不是真的好有感覺。這樣一種道德問題，當然也只能各人捫心自問，它是屬於你和上帝之間的問題，你自己理應心知肚明自己是否對得起自己的一大堆所謂<text:span text:style-name="T3"><text:s/>"</text:span>知道＂。<text:span text:style-name="T3"> <text:line-break/><text:line-break/></text:span>平常生活中或私底下，我極度不喜歡與人談起任何有關政治的話題，偏偏一堆人打電話或寫信給我無非就是要談論藍綠政治或選舉這一類，我不想傷害人們的感情，於是經常被迫有一搭沒一搭地談些蠢到爆的政治話題，實在是痛苦到極點，簡直可以說比死還痛苦。因為，所謂戀人，並不是一個一直討論愛情的本質與真諦的人。化學可以討論，物理可以討論，但世上有些東西是不應該討論的，它不是一種以命題或話語形式存在的東西。<text:span text:style-name="T3"> <text:line-break/><text:line-break/></text:span>或者也可以這麼說，當你真的是一個<text:span text:style-name="T3"><text:s/>"</text:span>戀人<text:span text:style-name="T3">" </text:span>時，你的每一句話、每一個行為，自然就是愛或恨的具體表現了。相反地，倘若你不是個戀人，那麼，你的一切有關愛的討論，不但全屬多餘，而且令人厭惡。<text:span text:style-name="T3"> <text:line-break/><text:line-break/></text:span>生活中，經常有很多很多自我滿意度非常高的基督徒，這些人往往個個生活優渥，父慈子孝兄友弟恭事業有成，自以為是個生活楷模，於是老是抓住我不放，傳教傳個不停，一副好像救世主要拯救我這個冥頑不靈的迷途羔羊似的，滿口主啊耶穌啊，它媽的我還鳳梨酥咧，我總覺得很尷尬，很痛苦，因為那些東西有什麼好談的呢？相反地，倘若你真的是個基督徒，那麼，你根本什麼都不用說，我自然就會相信你所說所做的一切。<text:span text:style-name="T3"> <text:line-break/><text:line-break/></text:span>我常擔心巴勒網是不是帶來一種毫無意義的清談，不但無益，而且有害，純粹消費、消耗人們的熱情，讓人們以為事情就只是這樣，談一談，酸一酸，罵一罵，笑一笑，灑灑口水，頂多掉兩滴清淚，然後便又回到原有生活中，彷彿什麼事情也沒發生過，彷彿這一切只是一種可有可無的身外事，只需偶而上上網看一看，寫一寫，罵一罵，就像只是撒了一泡尿，然後就沒事了。<text:span text:style-name="T3"> <text:line-break/><text:line-break/></text:span>陳真<text:span text:style-name="T3"><text:s/>2017. 2. 18. <text:line-break/>======================== <text:line-break/></text:span>美國總統大戰美國媒體<text:span text:style-name="T3"><text:s/></text:span>川普：紐約時報、三大電視網、<text:span text:style-name="T3">CNN</text:span>都是人民公敵！<text:span text:style-name="T3"> <text:line-break/><text:line-break/></text:span>風傳媒<text:span text:style-name="T3"> <text:line-break/><text:line-break/></text:span>作者廖綉玉<text:span text:style-name="T3"> <text:line-break/><text:line-break/>2017</text:span>年<text:span text:style-name="T3">2</text:span>月<text:span text:style-name="T3">18</text:span>日<text:span text:style-name="T3"> <text:line-break/><text:line-break/></text:span>美國總統川普素與媒體交惡，去年競選期間就不時痛罵媒體「噁心墮落」，批評報導偏頗不公，上任後更是火力全開，無論是就職典禮觀禮人數、佛林私通俄羅斯案、川普疑勾結俄國等相關報導，川普通常會立刻在推特大罵那些都是不實報導，他<text:span text:style-name="T3">16</text:span>日特地召開白宮記者會，花了一個多小時砲轟媒體「不誠實」，<text:span text:style-name="T3">7</text:span>次怒稱那些報導都是「假新聞」，當天還發布「主流媒體可信度」線上問卷，<text:span text:style-name="T3">17</text:span>日更加重攻擊力道，在推特點名好幾家主流媒體是「美國人民公敵」。川普對峙媒體的激烈程度與規模可謂前所未見。<text:span text:style-name="T3"> <text:line-break/><text:line-break/></text:span>川普<text:span text:style-name="T3">17</text:span>日前往佛羅里達州棕櫚灘巿（<text:span text:style-name="T3">Palm Beach</text:span>）度周末，下午<text:span text:style-name="T3">4</text:span>點<text:span text:style-name="T3">22</text:span>分抵達旗下的「馬阿拉歌俱樂部」（<text:span text:style-name="T3">Mar-a-Lago Club</text:span>），<text:span text:style-name="T3">10</text:span>分鐘後立刻在推特發難：「假新聞媒體（衰敗的《紐約時報》（<text:span text:style-name="T3">New York Times</text:span>）、國家廣播公司（<text:span text:style-name="T3">NBC</text:span>）、美國有線電視新聞網（<text:span text:style-name="T3">CNN</text:span>）不是我的敵人，而是美國人民的敵人，噁心！」<text:span text:style-name="T3"> <text:line-break/><text:line-break/></text:span>這則推文隨即被刪除，但<text:span text:style-name="T3">16</text:span>分鐘後，川普再度在推特寫了類似的內容，但多點名了<text:span text:style-name="T3">2</text:span>家媒體：「假新聞媒體（衰敗的《紐約時報》、美國國家廣播公司、美國廣播公司（<text:span text:style-name="T3">ABC</text:span>）、哥倫比亞廣播公司（<text:span text:style-name="T3">CBS</text:span>）、美國有線電視新聞網）不是我的敵人，而是美國人民的敵人。」<text:span text:style-name="T3"> <text:line-break/><text:line-break/></text:span>川普<text:span text:style-name="T3">16</text:span>日當著滿室的記者痛罵《華爾街日報》（<text:span text:style-name="T3">WSJ</text:span>）與《紐約時報》等媒體：「華府、紐約、洛杉磯等地的絕大多數媒體都不是為人民發聲，而是為特定利益發聲<text:span text:style-name="T3">……</text:span>媒體變得極不誠實，如果我們不談論此事，就是嚴重危害美國人民。我們必須加以討論，弄清現在發生的事，因為媒體失控了，他們不誠實的程度已經失控了<text:span text:style-name="T3">……</text:span>大眾已經不再相信媒體。」</text:p>
      <text:p text:style-name="P1"><text:span text:style-name="T1">李兰</text:span><text:s/>  |  2017.02.18 18:07   |   <text:a xlink:type="simple" xlink:href="http://palinfo.habago.org/Entry?Command=Information_PrintForum&amp;iPage=186#FORUM35421"><text:span text:style-name="T2">#</text:span></text:a></text:p>
      <text:p text:style-name="P3"><text:span text:style-name="T3">“</text:span>人权天堂<text:span text:style-name="T3">”</text:span>瑞典批准<text:span text:style-name="T3">14</text:span>岁已怀孕穆斯林少女童婚<text:span text:style-name="T3"> <text:line-break/></text:span>【编译<text:span text:style-name="T3">/</text:span>观察者网<text:span text:style-name="T3"><text:s/></text:span>庄怡】去年，西方国家曾强烈批评土耳其提出<text:span text:style-name="T3">“</text:span>允许强奸犯迎娶受害幼女来免罪<text:span text:style-name="T3">”</text:span>的法案。虽然土耳其官方表示推动的是<text:span text:style-name="T3">“</text:span>童婚特赦<text:span text:style-name="T3">”</text:span>，目的为土耳其普遍存在的早婚和性侵现象寻找解决方案，但观点普遍认为这一法案将助推强奸案的发生，也会间接鼓励更多的童婚诞生，随后土耳其政府在去年的<text:span text:style-name="T3">11</text:span>月份撤回了这份法案。<text:span text:style-name="T3"> <text:line-break/></text:span>没想到，标榜<text:span text:style-name="T3">“</text:span>人权天堂<text:span text:style-name="T3">”</text:span>的瑞典却出现了童婚合法化！今日（<text:span text:style-name="T3">2</text:span>月<text:span text:style-name="T3">18</text:span>日），有微博博主发文称，瑞典破女权底线，批准了<text:span text:style-name="T3">14</text:span>岁穆斯林少女的童婚！经观察者网查询，此事发生在<text:span text:style-name="T3">2015</text:span>年，据瑞典<text:span text:style-name="T3">Ekot</text:span>电台报道，当时瑞典法院批准了一名来自叙利亚的<text:span text:style-name="T3">14</text:span>岁已怀孕女孩和他表哥的童婚，原因是出于宗教（伊斯兰）和文化原因，她已经<text:span text:style-name="T3">“</text:span>成熟<text:span text:style-name="T3">”</text:span>（<text:span text:style-name="T3">mature</text:span>）了。<text:span text:style-name="T3"> <text:line-break/></text:span>叙利亚冲突爆发后，该国童婚现象急剧上升。据《中国妇女报》报道，有调查数据显示，目前（截止今年<text:span text:style-name="T3">2</text:span>月），叙利亚难民的童婚率是冲突爆发前的四倍。<text:span text:style-name="T3"> <text:line-break/></text:span>瑞典是欧洲接受难民人数最多的国家，自二战起，瑞典就陆陆续续接收过来自德国、智利、南斯拉夫的移民，再到近年来伊朗、伊拉克、叙利亚的移民。<text:span text:style-name="T3"> <text:line-break/></text:span>报道称，这名女孩在<text:span text:style-name="T3">12</text:span>岁就依据伊斯兰教法与她表哥结了婚，随后来到瑞典被与她的姑姑及家人安置在一起。瑞典的社会服务部门对这名女孩的婚姻感到无法容忍，并将之带到了司法系统上。<text:span text:style-name="T3"> <text:line-break/></text:span>但是法官不认为这桩婚姻有任何不妥，理由是她在这样一种宗教和文化观念中长大的，无所谓对错。而且，法庭还认为，这名女孩因年龄和（情感认识）成熟（<text:span text:style-name="T3">mature</text:span>）已经早熟。<text:span text:style-name="T3"> <text:line-break/></text:span>报道认为，法庭不仅无视了穆斯林未成年人的性关系，还批准了年仅<text:span text:style-name="T3">14</text:span>岁女孩的童婚。这意味着瑞典现在已经批准了伊斯兰教法，而且这个判决为瑞典进一步引入伊斯兰教法创造了先例。<text:span text:style-name="T3"> <text:line-break/></text:span>据土耳其《沙巴日报》（<text:span text:style-name="T3">Daily Sabah</text:span>）此前报道，在<text:span text:style-name="T3">2015</text:span>年，瑞典甚至一共批准了<text:span text:style-name="T3">132</text:span>名来到瑞典的难民儿童婚姻。<text:span text:style-name="T3"> <text:line-break/></text:span>为此，政治学家和记者<text:span text:style-name="T3">Sakine Madon</text:span>在<text:span text:style-name="T3">VLT</text:span>（瑞典当地报纸）的一篇社论中提出了质疑，<text:span text:style-name="T3">“</text:span>如果一名女孩被认为是<text:span text:style-name="T3">‘</text:span>成熟<text:span text:style-name="T3">’</text:span>，那么这个童婚就没什么错？如果这名女孩有一定的宗教和文化背景，童婚就合法？<text:span text:style-name="T3">”</text:span>并继续写道，<text:span text:style-name="T3">“</text:span>这很难用另一种方式解释判决。这个女孩也被描述成一个有自由意志的成熟的人，任何人都知道荣誉文化（<text:span text:style-name="T3">honor culutre</text:span>）是什么，也知道一个未婚小女孩所面临的无能为力和压力。为什么你要闭上你的眼睛（无视这个事实），她还是未成年啊<text:span text:style-name="T3">”</text:span>。<text:span text:style-name="T3"> <text:line-break/></text:span>瑞典一向被认为是女权走在前列国家，而且瑞典本届政府还力主打造全球第一个<text:span text:style-name="T3">“</text:span>女性主义政府<text:span text:style-name="T3">”</text:span>，据观察者网此前报道，瑞典政府还在官方网站上发表声明称，推动社会的性别平等将是本届政府的施政核心和重中之重：<text:span text:style-name="T3">“</text:span>性别平等是社会应对各种挑战的解决方案之一，也是现代福利社会为公正和经济发展而努力的题中之义。<text:span text:style-name="T3">” <text:line-break/></text:span>然而事实却有些残酷。首先是在瑞典发生的割礼现象。（观察者网注：割礼即将女性阴蒂（有时包括阴唇）切除，生殖器缝合（有的不缝合）仅留下一个小的阴道口。伊斯兰教法主张对女性行割礼，认为这有助于维护贞操、保证纯洁、抑制性欲。）<text:span text:style-name="T3"> <text:line-break/></text:span>据英国《独立报》（<text:span text:style-name="T3">INDEPENDENT</text:span>）此前援引瑞典当地报纸<text:span text:style-name="T3">Norrköpings Tidningar</text:span>报道，瑞典东部的<text:span text:style-name="T3">Norrköping</text:span>学校其中一个班的女生竟然全部进行了割礼，其中有<text:span text:style-name="T3">28</text:span>位女生尤为严重，此外当年学校卫生部门总共发现了<text:span text:style-name="T3">60</text:span>例的个案。<text:span text:style-name="T3"> <text:line-break/>INDEPENDENT</text:span>报道称，从<text:span text:style-name="T3">1982</text:span>年起，在瑞典进行割礼可被判处监禁，<text:span text:style-name="T3">1999</text:span>年后，政府扩展法律至境外，即表示在境外割礼依旧违法。<text:span text:style-name="T3"> <text:line-break/></text:span>其次，据观察者网此前报道，综合瑞典犯罪统计数据中心、瑞典警察局、美国中央情报局等多个权威机构发布的数据，自<text:span text:style-name="T3">2011</text:span>年以来，瑞典的强奸率（每<text:span text:style-name="T3">10</text:span>万人中发生的强奸案有<text:span text:style-name="T3">68</text:span>例）已经连续<text:span text:style-name="T3">6</text:span>年居欧洲首位。<text:span text:style-name="T3"> <text:line-break/></text:span>另外值得一提的是，瑞典强奸案的嫌犯<text:span text:style-name="T3">77.6%</text:span>都是难民。<text:span text:style-name="T3"> <text:line-break/></text:span>强奸案的泛滥目前已经严重影响了瑞典的社会健康度。瑞典每日新闻（<text:span text:style-name="T3">Dagens Nyheter</text:span>）通过长时间调查得出结论，由于国内民众越来越缺乏安全感，<text:span text:style-name="T3">2016</text:span>年瑞典女性晚上独自出行的次数比<text:span text:style-name="T3">2006</text:span>年下降了三分之一。<text:span text:style-name="T3"> <text:line-break/></text:span>全球来看，<text:span text:style-name="T3">2011</text:span>年全世界强奸率最高的国家是非洲的莱索托，每<text:span text:style-name="T3">10</text:span>万人中的强奸案为<text:span text:style-name="T3">88.6</text:span>件。有专家分析这很大程度上要归因于莱索托国内女性地位极为低下。</text:p>
      <text:p text:style-name="P1"><text:span text:style-name="T1">陳真</text:span><text:s/>  |  2017.02.18 09:26   |   <text:a xlink:type="simple" xlink:href="http://palinfo.habago.org/Entry?Command=Information_PrintForum&amp;iPage=186#FORUM35420"><text:span text:style-name="T2">#</text:span></text:a></text:p>
      <text:p text:style-name="P2">還記得我說的台獨三無論嗎？缺乏可行性、必要性和正當性，無望無德無必要。正確來說應該是四無，無意願；看不出所謂台獨者真有意願想獨立。要是真有意願由所謂台灣人當家作主，第一個應該驅逐的外來勢力當然就是美國，其次就是日本鬼子。但是事實卻剛好相反，不但絲毫無意消除給人當狗的地位，反倒以當美國人和日本人的狗為榮。<text:span text:style-name="T3"> <text:line-break/><text:line-break/></text:span>這就如同過去蔣家整天喊反攻大陸，一開始或許還有意願，到後來純粹只是一種自欺欺人的口號與謊言；要是真想反攻大陸，怎麼會拼命把個人財產和子女往國外送？一副準備要落跑的樣子。當然，套句阿扁的話，那是為了更長遠的偉大台獨建國計畫，先在海外偷偷存一筆台獨建國基金。可是你信嗎？你相信這種鬼話嗎？你看過檯面上這些裝模作樣的台獨急先鋒有哪一個準備要犧牲生命上戰場的嗎？當然有，但是五根手指頭就能數完，至於其他人每天想的不外就是怎麼撈錢奪權搶職位騙選票。<text:span text:style-name="T3"> <text:line-break/><text:line-break/></text:span>台灣人若真想過一個安和樂利的好日子，依我看，唯有儘快統一一途。台灣最好的一個出路就是<text:span text:style-name="T3"><text:s/>(</text:span>在島內飽受污名化的<text:span text:style-name="T3">) "</text:span>香港化<text:span text:style-name="T3">"</text:span>，成為一個像香港那樣的國際金融中心，儘可能去政治、去軍事，單純搞好民生經濟及知識、學術與文化就好。</text:p>
      <text:p text:style-name="P4"/>
      <text:p text:style-name="P1"><text:span text:style-name="T1">天峰</text:span><text:s/>  |  2017.02.18 04:05   |   <text:a xlink:type="simple" xlink:href="http://palinfo.habago.org/Entry?Command=Information_PrintForum&amp;iPage=187#FORUM35419"><text:span text:style-name="T2">#</text:span></text:a></text:p>
      <text:p text:style-name="P2"><text:span text:style-name="T3">AIT</text:span>空運建材和工程人員是美國外館的標準做法，在北京也是這樣做的，主要是害怕施工過程洩密。畢竟新館落成后，主要的日常工作就包括數據的收集和處理工作，除了收集大陸的情報，鏈接日韓信息，還包括監聽台灣。就不知道有多少台灣人是知道自己處在美國的這張監視網里了。<text:span text:style-name="T3"> <text:line-break/><text:line-break/></text:span>現在不斷炒作薩德。我不知道最終美國是否能抵住中國的壓力以及台灣是否能處理龐大的預算，但我知道，薩德要真的部署，肯定會加速統一進程。假如沒有突發事件引發武統，那在統一之前，台灣經濟一定會面臨崩潰，島內人民會過一段苦日子。<text:span text:style-name="T3"> <text:line-break/><text:line-break/></text:span>雖然挺無奈，但好像看不到樂觀的方向。</text:p>
      <text:p text:style-name="P1"><text:span text:style-name="T1">陳真</text:span><text:s/>  |  2017.02.18 00:29   |   <text:a xlink:type="simple" xlink:href="http://palinfo.habago.org/Entry?Command=Information_PrintForum&amp;iPage=187#FORUM35418"><text:span text:style-name="T2">#</text:span></text:a></text:p>
      <text:p text:style-name="P3">楊甦棣和司徒文，一前一後擔任所謂<text:span text:style-name="T3"><text:s/>AIT </text:span>處長，兩人平常對外言行態度不太一樣，司徒文比較低調委婉，至於楊先生則傲慢囂張，頤指氣使，平常如果你沒注意他的頭銜，光看他講話內容，你會以為是什麼總督大人訓話或哪個軍火公司的駐台業務代表。當然，個人修辭表達上容或有差異，骨子裏幹的卑鄙勾當全都一模一樣，全都是<text:span text:style-name="T3"><text:s/>"</text:span>別人家的小孩死不完<text:span text:style-name="T3">" </text:span>的美式利益執行者。<text:span text:style-name="T3"> <text:line-break/><text:line-break/>AIT </text:span>位於台北內湖的新址佔地很廣，底下報導說是<text:span text:style-name="T3"><text:s/>4</text:span>公頃，但是根據過去<text:span text:style-name="T3"><text:s/>AIT </text:span>的說法，大約有<text:span text:style-name="T3">6.5</text:span>公頃，約莫九個足球場那麼大，造價近百億，整個施工過程完全機密，幾乎所有原料與工人，包括一磚一瓦，全部由美國空運來台。從來沒有一個國家在台灣是這麼大手筆而且神祕兮兮地自行興建所謂代表處或大使館。這麼大片土地，花這麼多錢，當然不是蓋來當遊樂園，而是為了因應各種戰事禍事做準備。<text:span text:style-name="T3"> <text:line-break/><text:line-break/></text:span>綠營那些漢奸走狗很喜歡把這類不祥之事宣傳成光榮之舉，綠營的<text:span text:style-name="T3"><text:s/>"</text:span>政績<text:span text:style-name="T3">"</text:span>，台灣人的榮耀，承蒙美國主子如此看得起台灣這條狗；最近甚至還喜孜孜地鼓吹美國在台灣佈署薩德反飛彈系統。你用肚臍想也知道，佈署薩德的後果會是什麼。玩火玩到這種地步，實在令人難以置信。<text:span text:style-name="T3"> <text:line-break/><text:line-break/></text:span>所謂盲人騎瞎馬，夜半臨深淵，大難臨頭卻還瞎闖瞎撞而不自知，謂之可悲。但台灣的處境顯然不是這樣，不是可悲，而是可惡可恨。政客、名嘴及及其同路人玩火並非出於無知，而是出於私利，出於僥倖之心，出於台灣俗語說的：<text:span text:style-name="T3">"</text:span>別人家的小孩死不完<text:span text:style-name="T3">"</text:span>，<text:span text:style-name="T3">"</text:span>死是死道友，不是死貧道<text:span text:style-name="T3">"</text:span>。<text:span text:style-name="T3"> <text:line-break/><text:line-break/></text:span>陳真<text:span text:style-name="T3">2017. 02. 18. <text:line-break/><text:line-break/>============== <text:line-break/><text:line-break/></text:span>美軍擬駐<text:span text:style-name="T3">AIT</text:span>曝光<text:span text:style-name="T3"><text:s/></text:span>司徒文吃驚<text:span text:style-name="T3"> <text:line-break/><text:line-break/>2017 02 17 <text:line-break/><text:line-break/></text:span>（中央社記者顧荃台北<text:span text:style-name="T3">17</text:span>日電）前美國在台協會（<text:span text:style-name="T3">AIT</text:span>）台北辦事處長司徒文（<text:span text:style-name="T3">William A. Stanton</text:span>）今天表示，西元<text:span text:style-name="T3">2005</text:span>年<text:span text:style-name="T3">AIT</text:span>要遷移時，就有規劃設計陸戰隊之家，他任內也有處理這件事。<text:span text:style-name="T3"> <text:line-break/><text:line-break/></text:span>前<text:span text:style-name="T3">AIT</text:span>台北辦事處長楊甦棣（<text:span text:style-name="T3">Stephen M. Young</text:span>）昨天透露，<text:span text:style-name="T3">AIT</text:span>台北新址今年在台北市內湖區落成啟用後，美方將派陸戰隊駐守負責安全維護，這是美國對台灣朋友表達承諾的象徵。<text:span text:style-name="T3"> <text:line-break/><text:line-break/></text:span>楊甦棣<text:span text:style-name="T3">2006</text:span>年到<text:span text:style-name="T3">2009</text:span>年任<text:span text:style-name="T3">AIT</text:span>處長，其後由司徒文接任處長到<text:span text:style-name="T3">2012</text:span>年。<text:span text:style-name="T3"> <text:line-break/><text:line-break/></text:span>司徒文上午接受廣播媒體訪問表示，<text:span text:style-name="T3">AIT 2005</text:span>年準備要遷到內湖時，就有規劃設計陸戰隊之家，他任<text:span text:style-name="T3">AIT</text:span>處長任內，也有和前總統馬英九政府官員討論過這件事，台灣政府有相當的理解。不過，他說他「有點吃驚」楊甦棣公開這件事，可能會激怒某些人，本來有默契不會搬到檯面上談。<text:span text:style-name="T3"> <text:line-break/><text:line-break/></text:span>司徒文表示，「派駐陸戰隊」的說法是誤解，進駐<text:span text:style-name="T3">AIT</text:span>維安的不是一個「部隊」，而是「小的守衛隊」，駐外防衛規模人力通常是<text:span text:style-name="T3">6</text:span>到<text:span text:style-name="T3">7</text:span>人或<text:span text:style-name="T3">12</text:span>到<text:span text:style-name="T3">15</text:span>人，最多到<text:span text:style-name="T3">25</text:span>人，他印象中要駐防<text:span text:style-name="T3">AIT</text:span>的人力應是約<text:span text:style-name="T3">10</text:span>幾人規模。<text:span text:style-name="T3"> <text:line-break/><text:line-break/></text:span>至於駐防人員是否會穿軍裝？他說，可能只會在<text:span text:style-name="T3">AIT</text:span>辦公大樓內穿，而不會穿軍服外出。<text:span text:style-name="T3"> <text:line-break/><text:line-break/></text:span>司徒文表示，美國投入資金建造<text:span text:style-name="T3">AIT</text:span>新大樓，顯示出美國對台灣的承諾，比陸戰隊更重要。<text:span text:style-name="T3"> <text:line-break/><text:line-break/>===================== <text:line-break/><text:line-break/></text:span>司徒文：美軍駐<text:span text:style-name="T3">AIT</text:span>武力<text:span text:style-name="T3"><text:s/></text:span>非大規模部隊<text:span text:style-name="T3"> <text:line-break/>2017</text:span>年<text:span text:style-name="T3">02</text:span>月<text:span text:style-name="T3">17</text:span>日<text:span text:style-name="T3"> <text:line-break/><text:line-break/></text:span>楊孟立<text:span text:style-name="T3"> <text:line-break/><text:line-break/></text:span>美國在台協會台北辦事處位在內湖的新建大樓，占地<text:span text:style-name="T3">4</text:span>公頃多。（本報系資料照片）<text:span text:style-name="T3"> <text:line-break/><text:line-break/>AIT</text:span>內湖新館將由美國陸戰隊進駐，<text:span text:style-name="T3">AIT</text:span>前處長司徒文（<text:span text:style-name="T3">William Stanton</text:span>）今早接受廣播節目訪問時指出，目前「美軍進駐<text:span text:style-name="T3">AIT</text:span>」的說法並不正確，有誤導嫌疑，會來的只是小型護衛警力<text:span text:style-name="T3">(squad) </text:span>，並非大規模部隊<text:span text:style-name="T3">(troop)</text:span>。「楊甦隸主動提到這件事，我有點吃驚。」<text:span text:style-name="T3"> <text:line-break/><text:line-break/></text:span>司徒文說，<text:span text:style-name="T3">AIT</text:span>內湖新館斥資<text:span text:style-name="T3">3</text:span>億美金打造，是美國在海外的重要資產，因此才會派駐陸戰隊守護駐館安全。他表示，這件事已經討論很久了，過去八年執政的馬英九政府也相當能夠理解。另外，有鑒於台灣民情，美軍陸戰隊在外將不會著制服，只有在<text:span text:style-name="T3">AIT</text:span>內才會著制服。<text:span text:style-name="T3"> <text:line-break/><text:line-break/></text:span>大陸學者指出北京當局對於美軍陸戰隊進駐必定感到不悅，司徒文表示，北京無須過度反應，這並非直接的軍事行動，只是美國保護自身位於他國的資產。<text:span text:style-name="T3"> <text:line-break/><text:line-break/>========== <text:line-break/></text:span>傳美軍擬在台部署薩德反飛彈系統<text:span text:style-name="T3"><text:s/></text:span>可瞄準福建、廣東導彈部隊<text:span text:style-name="T3"> <text:line-break/><text:line-break/></text:span>亞洲週刊<text:span text:style-name="T3"><text:s/>2017</text:span>年<text:span text:style-name="T3">02</text:span>月<text:span text:style-name="T3">15</text:span>日<text:span text:style-name="T3"><text:s/></text:span>風傳媒<text:span text:style-name="T3"> <text:line-break/><text:line-break/></text:span>軍事界推測，美軍計劃向台灣出售薩德反飛彈系統。（取自亞洲週刊）<text:span text:style-name="T3"> <text:line-break/><text:line-break/></text:span>台灣有意向美國提出軍購，傳出美軍計劃對台出售薩德系統，美日韓三國軍事聯盟已具雛型，美國可能利用台灣人民的恐懼，透過軍售拉攏台灣，進一步擴大形成東亞的「小北約」。台灣的薩德系統可瞄準江西、福建與廣東的導彈部隊。<text:span text:style-name="T3"> <text:line-break/><text:line-break/></text:span>特朗普（台灣譯川普）就職，台北政壇沉醉在「特蔡熱線」的善意與奧巴馬總統卸任前簽署《二零一七會計年度國防授權法案》（<text:span text:style-name="T3">National Defense Authorization Act for Fiscal Year 2017,NDAA 2017</text:span>）所打破的台美軍事交流限制；春節剛過、新春伊始，軍售問題在台北掀起了波瀾。台方有意向美方提出軍購，而軍事界推測，美軍計劃向台灣出售薩德系統。由於薩德系統問題異常敏感，一時之間，台海兩岸與美國軍事關係籠罩著陣陣疑雲。<text:span text:style-name="T3"> <text:line-break/><text:line-break/></text:span>台灣部署薩德的最佳位置<text:span text:style-name="T3"> <text:line-break/><text:line-break/></text:span>盱衡台灣的地理位置，部署於江西贛州、福建永安、仙遊及漳州，與廣東梅州的彈道飛彈部隊，若以關島為目標，距離最短的「大圓航線」（<text:span text:style-name="T3">Great Circle</text:span>）都將越過台灣新竹、苗栗、台中及南投的空域；雖然樂山陣地已部署「鋪爪式」（<text:span text:style-name="T3">PAVE PAWS</text:span>）長程預警雷達，但其使用的<text:span text:style-name="T3">UHF</text:span>波段較薩德<text:span text:style-name="T3">AN/TPY-2</text:span>雷達使用<text:span text:style-name="T3">X</text:span>波段的解析度低。若使用薩德系統攔截，或可在彈道飛彈仍在助推階段（<text:span text:style-name="T3">Boost phase</text:span>）即可進行攔截，故為部署薩德系統的最佳位置。美國是否會利用台灣人民的恐懼心理與<text:span text:style-name="T3">F-35</text:span>量產不及的藉口，進一步在「建議」的壓力下將薩德系統軍售台灣，引起各方矚目。<text:span text:style-name="T3"> <text:line-break/><text:line-break/></text:span>曾任職於美國《防務新聞》（<text:span text:style-name="T3">Defense News</text:span>）、現為<text:span text:style-name="T3">Shephard</text:span>軍事網站記者顏文德（<text:span text:style-name="T3">Wendell Minnick</text:span>）撰文表示：台灣有意購入一百五十架傳統起降的<text:span text:style-name="T3">F-35A</text:span>與六十架垂直╱短場起降的<text:span text:style-name="T3">F-35B</text:span>匿蹤戰機，以取代現役的幻象二千與<text:span text:style-name="T3">IDF</text:span>戰機。<text:span text:style-name="T3"> <text:line-break/><text:line-break/></text:span>此一報導與農曆新年前，國防部長馮世寬透露台灣將研發具有匿蹤性能的新一代戰機，反映的是台海軍力失衡下台灣對於戰力提升的期待；而促成「特蔡熱線」的關鍵人物之一、特朗普交接團隊顧問、美國「傳統基金會」（<text:span text:style-name="T3">Heritage Foundation</text:span>）研究員葉望輝（<text:span text:style-name="T3">Stephen Yates</text:span>）大選後訪台時，吹出了軍售的風向球。<text:span text:style-name="T3"><text:line-break/><text:line-break/><text:line-break/></text:span>以製造商洛克希德馬丁（<text:span text:style-name="T3">Lockheed Martin</text:span>）公司日前所公布的二零一九年每架約八千五百萬美元的價格，二百一十架的總價高達一百七十八億五千萬美元<text:span text:style-name="T3"><text:s/>(</text:span>折合台幣約五千五百億<text:span text:style-name="T3">)</text:span>，將是美國對台軍售以來的最大一筆交易；但二零一七年台灣的國防預算，「人員維持」、「作業維持」、「軍事投資」加總僅三千二百一十七億台幣（約合一百零三億美元）。此一軍售案要如何推動，不但考驗台灣總統蔡英文的決心，也考驗台灣的財政能力。<text:span text:style-name="T3"> <text:line-break/><text:line-break/></text:span>台飛彈密度僅次於以色列<text:span text:style-name="T3"> <text:line-break/><text:line-break/></text:span>中科院所研發的雄二及雄三攻船飛彈，不但已部署在成功、康定、錦江級艦及飛彈快艇（<text:span text:style-name="T3">Fast Attack Craft,Guided missile,FACG</text:span>），且從外島到本島皆有固定陣地或機動部署；現役的天弓一型及二型飛彈換裝為天弓三型飛彈的「強弓計劃」，預計在二零二四年前完成。另已曝光的愛國者飛彈基地，北部的萬里、新店與南港皆已興建完成；興建中的則有中部的清泉崗基地、坪林及嘉義空軍基地，與南部的新化、拷潭及屏東南機場。從攻船的雄二、雄三飛彈，到防空的天弓、愛國者飛彈，已將台灣裝備成飛彈密度世界排名第二、僅次於戰火頻仍的以色列，然美國官方到智庫意有所指的軍售項目究竟為何？<text:span text:style-name="T3"> <text:line-break/><text:line-break/></text:span>美國防部長力撐薩德<text:span text:style-name="T3"> <text:line-break/><text:line-break/></text:span>特朗普所任命的國防部長馬蒂斯（<text:span text:style-name="T3">James Mattis</text:span>）先在任命聽證會中表示：歷史證明，擁有牢固同盟國的國家會繁榮發展；就任後則打破首訪中東或歐洲的慣例，走訪了亞洲的韓國與日本。在韓國誓言順利部署薩德系統，在日本拜會首相安倍晉三時則明確地表示：美方將遵守美日安保條約第五條對日本防衛義務的相關規定，釣魚台列嶼亦符合美日安保條約第五條的適用範圍。<text:span text:style-name="T3"> <text:line-break/><text:line-break/></text:span>美日的安保條約、美韓的薩德系統與去年十一月日韓簽署生效的《軍事情報保護協定》，三國的軍事聯盟已具雛型，美國是否會透過軍售拉攏台灣，進一步擴大形成東亞的「小北約」，薩德系統是個好理由，但對於台灣而言，中國大陸的反對強度勢必更為強烈，禍福難料！<text:span text:style-name="T3"> <text:line-break/><text:line-break/></text:span>文／呂禮詩</text:p>
      <text:p text:style-name="P1"><text:span text:style-name="T1">陳真</text:span><text:s/>  |  2017.02.17 10:11   |   <text:a xlink:type="simple" xlink:href="http://palinfo.habago.org/Entry?Command=Information_PrintForum&amp;iPage=187#FORUM35417"><text:span text:style-name="T2">#</text:span></text:a></text:p>
      <text:p text:style-name="P2">美國所謂派駐軍隊<text:span text:style-name="T3"><text:s/>"</text:span>駐守<text:span text:style-name="T3">" </text:span>台灣的事，早在大約十年前<text:span text:style-name="T3"><text:s/>"</text:span>美國在台協會<text:span text:style-name="T3">" (AIT) </text:span>宣布準備蓋新家時就已有進一步擴大辦理的盤算，並且確實依此計畫進行新址修建，而非臨時起意，更不是這一兩天內的事；它只是美國所謂重返亞太戰略的一個基本思維與作法。依據希拉蕊及歐巴馬等人的策畫，美國打算把大部份軍力移往亞洲，圍堵中國，甚至開戰。<text:span text:style-name="T3"> <text:line-break/><text:line-break/></text:span>換句話說，它不是一種象徵，而是一種實質的傷害與入侵計畫。依我長年對美國的了解，這個國家不會搞象徵性的東西；台灣政客很喜歡搞一些不具任何實質內涵的事騙選票，但美國至少在對外關係上，憑著拳頭至上主義，它哪需要跟你搞象徵。<text:span text:style-name="T3"> <text:line-break/><text:line-break/></text:span>我並不是說美軍膽敢穿著軍服站在<text:span text:style-name="T3"><text:s/>AIT </text:span>大門口把風<text:span text:style-name="T3"><text:s/>(</text:span>除非美國希望兩岸趕緊統一<text:span text:style-name="T3">)</text:span>，而是說，<text:span text:style-name="T3">AIT </text:span>將要搬去一個據說佔地十分龐大的新家；這個新家，一如過往，一如台灣方方面面的各種事務，有形的，無形的，所謂人權的，所謂媒體的，所謂文化的，所謂政治的<text:span text:style-name="T3">...</text:span>等等等，雖然不敢明日張膽呈現任何官方符號，但實質上台灣始終就是美國所直接操控的一條狗。主人打算在狗窩裏幹些什麼或布置點方便主人使喚的東西，並無任何新意，向來就是如此，只是礙於中國觀感，不敢過於招搖過市。此次之所以高調宣傳，只是把早已存在的既成事實拿來進一步政治利用而已，同時也滿足綠營這些人渣藉以進行政治宣傳的籌碼。你看，那些人渣不是超開心嗎，媒體一片所謂<text:span text:style-name="T3"><text:s/>"</text:span>台美關係提升<text:span text:style-name="T3">" </text:span>的歡呼。<text:span text:style-name="T3"> <text:line-break/><text:line-break/></text:span>一個人不當人，卻樂於當敵人的狗，當敵人的炮灰，當敵人藉以傷害自己兄弟與親人的籌碼與工具，遲早會把自己推入敵人的不義戰火之中，會如其所願、有所報應的。種瓜得瓜，求仁得仁，世事向來如此。</text:p>
      <text:p text:style-name="P1"><text:span text:style-name="T1">唐玉</text:span><text:s/>  |  2017.02.17 09:48   |   <text:a xlink:type="simple" xlink:href="http://palinfo.habago.org/Entry?Command=Information_PrintForum&amp;iPage=187#FORUM35416"><text:span text:style-name="T2">#</text:span></text:a></text:p>
      <text:p text:style-name="P3">这里的朋友可能对军事感兴趣的不多，实际上美军一直在台湾存在，虽然可能没有作战部队。<text:span text:style-name="T3">2013</text:span>年，美军在台湾新竹的乐山基地部署了<text:span text:style-name="T3">“</text:span>铺路爪<text:span text:style-name="T3">”</text:span>远程雷达，探测范围可达<text:span text:style-name="T3">5000</text:span>公里，完全由美军掌握使用。在逼迫之下，大陆在与其隔海相望的福建惠安部署了一部大型相控阵雷达进行干扰。<text:span text:style-name="T3"> <text:line-break/>http://www.guancha.cn/military-affairs/2014_06_07_235631.shtml <text:line-break/></text:span>至于海军陆战队要进驻台湾，如果美国低调行事悄悄的部署，大陆可能也就睁一只眼闭一只眼了，但现在特朗普和媒体闹翻，媒体一向是看热闹不嫌事大，现在只想让特朗普难堪，一旦大肆炒作，加上现在内地的民族主义抬头民意很容易汹涌，大陆不作出反击也很难下台。</text:p>
      <text:p text:style-name="P1"><text:span text:style-name="T1">明明</text:span><text:s/>  |  2017.02.16 21:25   |   <text:a xlink:type="simple" xlink:href="http://palinfo.habago.org/Entry?Command=Information_PrintForum&amp;iPage=187#FORUM35415"><text:span text:style-name="T2">#</text:span></text:a></text:p>
      <text:p text:style-name="P2"><text:span text:style-name="T3">1978</text:span>年在林口當兵的時候，營區外面就有一個美軍雷達站，到<text:span text:style-name="T3">1979</text:span>年初美國大使館搬到北京以後，那個雷達站就改為便服洋人看管了，看起來還是由美軍在運作！</text:p>
      <text:p text:style-name="P1">Ethan   |  2017.02.16 17:34   |   <text:a xlink:type="simple" xlink:href="http://palinfo.habago.org/Entry?Command=Information_PrintForum&amp;iPage=187#FORUM35414"><text:span text:style-name="T2">#</text:span></text:a></text:p>
      <text:p text:style-name="P3"><text:span text:style-name="T3">http://chaoyisun.pixnet.net/blog/post/937749-ait</text:span>新館<text:span text:style-name="T3">---</text:span>將建陸戰隊宿舍<text:span text:style-name="T3"> <text:line-break/></text:span>我印象中從前，很多年前<text:span text:style-name="T3">AIT</text:span>裏面就有美國陸戰隊員，但是很低調。現正是公開說法。<text:span text:style-name="T3"><text:s/></text:span>聽說美國在台灣還有一些先進的雷達系統的基地。基本上也是只有美軍才能接近。<text:span text:style-name="T3"><text:s/></text:span>外人是有管制的。</text:p>
      <text:p text:style-name="P1"><text:span text:style-name="T1">天峰</text:span><text:s/>  |  2017.02.16 16:05   |   <text:a xlink:type="simple" xlink:href="http://palinfo.habago.org/Entry?Command=Information_PrintForum&amp;iPage=187#FORUM35413"><text:span text:style-name="T2">#</text:span></text:a></text:p>
      <text:p text:style-name="P2">我是比較懷疑海軍陸戰隊是不是真能進駐台灣。這個政治象徵意味太濃，等於宣示在台協會就是美國駐台灣大使館。<text:span text:style-name="T3"> <text:line-break/><text:line-break/></text:span>實際上，中國對任何涉及主權的事都特別在意。美國駐華大使館的海軍陸戰隊，是不能穿軍裝和持有武器的，據說也是美國唯一一個海外使館不由海軍陸戰隊看門口的。<text:span text:style-name="T3"> <text:line-break/><text:line-break/></text:span>如果美軍真的大搖大擺的站在台灣，到時中國的老百姓肯定會噴死中央政府，所以北京絕對不會答應。美國真要這麽做，會付出很大代價。<text:span text:style-name="T3"> <text:line-break/><text:line-break/></text:span>我看這事也就炒作一下罷了。<text:span text:style-name="T3"> </text:span></text:p>
      <text:p text:style-name="P1"><text:span text:style-name="T1">陳真</text:span><text:s/>  |  2017.02.16 15:25   |   <text:a xlink:type="simple" xlink:href="http://palinfo.habago.org/Entry?Command=Information_PrintForum&amp;iPage=187#FORUM35412"><text:span text:style-name="T2">#</text:span></text:a></text:p>
      <text:p text:style-name="P3">楊甦棣：美陸戰隊將駐守台北<text:span text:style-name="T3">AIT <text:line-break/><text:line-break/></text:span>中央社<text:span text:style-name="T3"><text:s/>– 2017</text:span>年<text:span text:style-name="T3">2</text:span>月<text:span text:style-name="T3">16</text:span>日<text:span text:style-name="T3"> <text:line-break/><text:line-break/></text:span>（中央社記者鄭崇生華盛頓<text:span text:style-name="T3">15</text:span>日專電）前美國在台協會台北辦事處長楊甦棣今天透露，美國在台協會台北新址今年在內湖落成啟用後，美方將派陸戰隊駐守負責安全維護，這是美國對台灣朋友表達承諾的象徵。<text:span text:style-name="T3"> <text:line-break/><text:line-break/></text:span>美國派陸戰隊站衛兵，保護海外使領館安全，不過，台美斷交後，<text:span text:style-name="T3">AIT</text:span>辦公地點即無陸戰隊員駐守，美國也一再強調和台灣維持的是「非官方關係」、美國在台協會則是非營利性民間機構；而<text:span text:style-name="T3">AIT</text:span>內湖新址若真由美軍陸戰隊駐守，形同美國將<text:span text:style-name="T3">AIT</text:span>台北辦事處視同駐外使領館，對美台關係具重大象徵意義轉變。<text:span text:style-name="T3"> <text:line-break/><text:line-break/></text:span>華府智庫全球台灣研究中心（<text:span text:style-name="T3">Global TaiwanInstitute</text:span>）今天舉辦研討會，探討美國總統川普執政下的美國對台政策，而楊甦棣（<text:span text:style-name="T3">Stephen Young</text:span>）致詞時主動提到他在<text:span text:style-name="T3">AIT</text:span>台北辦事處長任內也參與大力推動相關計畫，而美國將派陸戰隊、負責<text:span text:style-name="T3">AIT</text:span>在內湖新辦公地點安全維護，他說，這是美國對台灣朋友的承諾「具象徵性的表示」。<text:span text:style-name="T3"> <text:line-break/><text:line-break/></text:span>他還提到，設計<text:span text:style-name="T3">AIT</text:span>辦公新大樓時就希望能打造非常好的陸戰隊之家（<text:span text:style-name="T3">Marine House</text:span>），這不只是美國派駐台灣人員應得的對待，走遍美國在世界各國的外交館舍院落，也都有這一設施，那是當地工作人員的社交中心，「台北也會有」。</text:p>
      <text:p text:style-name="P1"><text:span text:style-name="T1">陳真</text:span><text:s/>  |  2017.02.16 11:02   |   <text:a xlink:type="simple" xlink:href="http://palinfo.habago.org/Entry?Command=Information_PrintForum&amp;iPage=187#FORUM35411"><text:span text:style-name="T2">#</text:span></text:a></text:p>
      <text:p text:style-name="P2">川普選前四處揚言<text:span text:style-name="T3"><text:s/>(</text:span>甚至還在辯論會上當面對著希拉蕊說<text:span text:style-name="T3">) </text:span>將來當選後要針對希拉蕊的一堆賄賂、貪污、洩密與叛國罪證，指派檢察官進行調查，誓言要把她送入監牢。但我看，川普自己進監牢的可能性倒是比較高。一個核心成員<text:span text:style-name="T3"><text:s/>(</text:span>國家安全顧問<text:span text:style-name="T3">Michael Flynn)</text:span>，才上台沒幾天就被趕下台，由此可見其四面楚歌之慘烈。川普想與俄羅斯聯手打擊<text:span text:style-name="T3"><text:s/>ISIS</text:span>，恐怕得先問問背後那些金主兼美國盟友們肯不肯。<text:span text:style-name="T3"> <text:line-break/><text:line-break/>Michael Flynn </text:span>能不下台嗎？聾子也聽得出來，所謂通敵、叛國等等這些指控就是說給川普聽的。<text:span text:style-name="T3">Michael Flynn </text:span>倘若有罪，川普能沒事嗎？老實說，我實在看不出來諸如像美國這樣一些所謂民主國家，在權力鬥爭上之陰狠複雜，不擇手段，究竟哪一點會輸給所謂極權國家或古時候的宮廷鬥爭？而且全圍繞著權力與利益打轉。<text:span text:style-name="T3"> <text:line-break/><text:line-break/></text:span>美國不是一個國家，而是一部為極少數人斂財的戰爭機器。政權表面上換人了，來了一個路人甲，但機器依然還是操控在既有的統治階層手上，新成員要嘛加入成為他們的一份子，要不就是得鬥個你死我活。可怕的是，美國雖然不是我們的國家，但是他家的事卻依然是我們家的事，因其所作所為將會影響所有人。世界倏忽來到這樣一個巨大變局，諸事難料，今天的太陽明天是否還照樣升起，我都已經沒啥把握了。</text:p>
      <text:p text:style-name="P1"><text:span text:style-name="T1">辛柏林</text:span><text:s/>  |  2017.02.15 21:48   |   <text:a xlink:type="simple" xlink:href="http://palinfo.habago.org/Entry?Command=Information_PrintForum&amp;iPage=187#FORUM35410"><text:span text:style-name="T2">#</text:span></text:a></text:p>
      <text:p text:style-name="P5"><text:span text:style-name="T1">觀察者網這篇文章從最近</text:span>Michael Flynn<text:span text:style-name="T1">被迫辭職這事，分析美國軍事與情報部門之間內鬥，到</text:span>Obama<text:span text:style-name="T1">時期的中東政策，事件來龍去脈有交代，算是寫得翔實可靠，也與我所知相符，大家可以參考看看。</text:span> <text:line-break/><text:line-break/><text:line-break/>2017-02-15 18:13:08 <text:line-break/><text:span text:style-name="T1">查科嘉：川普國家安全顧問出局的幕後</text:span> <text:line-break/><text:line-break/>http://www.guancha.cn/ChaKeJia/2017_02_15_394435.shtml</text:p>
      <text:p text:style-name="P1"><text:span text:style-name="T1">陳真</text:span><text:s/>  |  2017.02.14 13:40   |   <text:a xlink:type="simple" xlink:href="http://palinfo.habago.org/Entry?Command=Information_PrintForum&amp;iPage=187#FORUM35409"><text:span text:style-name="T2">#</text:span></text:a></text:p>
      <text:p text:style-name="P2">有一個著名哲學家，但因為我對他不熟，讀了就忘，所以現在雄雄想不起他的名字。他有個觀念，名稱我也忘了，只記得一個相關的例子是這麼說的：<text:span text:style-name="T3"> <text:line-break/><text:line-break/></text:span>一個人渣，他的死活你當然不會在乎，但假若有一天，他要死不活、面臨很大的痛苦時，我們很快就忘了他是個人渣，忘了他的種種身份與立場，而只關切他身為一個人、做為一個生命當下所承受的巨大痛苦。可是，當他慢慢脫離險境，脫離痛苦，又好端端地活過來時，我們馬上就又會想起他是個人渣，想起他的各種作為與立場身份，說不定心裏頭會嘀咕說這混蛋怎麼還不趕快去死。這位哲學家給這樣一種基本狀態取了個名稱，但我也忘了。不過，對於這個生動的例子卻始終忘不了，也許這觀念多多少少也描述了我們<text:span text:style-name="T3"><text:s/>(</text:span>至少是我<text:span text:style-name="T3">) </text:span>的所謂愛。<text:span text:style-name="T3"> <text:line-break/><text:line-break/></text:span>就如<text:span text:style-name="T3"><text:s/>Hannah Arendt</text:span>所說，我並不特別鍾愛任何一個族群或國家或組織或階級，我們的愛難道不是僅僅只及於一個個具體的個人？而且，這樣一種愛，牽涉的理應不是一種立場身份種族或政治顏色，而是有關於那個人的種種有關善惡美醜的基本屬性。我們或許依然會<text:span text:style-name="T3"><text:s/>"</text:span>愛<text:span text:style-name="T3">" </text:span>一群人渣，但這份愛也只有在上述那樣一種<text:span text:style-name="T3"><text:s/>"</text:span>同樣身為人<text:span text:style-name="T3">" </text:span>的基本狀態下，也許才會顯現。除此之外，我們是不可能愛一個人渣或一群人渣的，難道你真的會愛一個混蛋，就只因為他綠油油？<text:span text:style-name="T3"> <text:line-break/><text:line-break/></text:span>我們常被要求要愛同胞，這意味著你要比愛<text:span text:style-name="T3"><text:s/>"</text:span>外人<text:span text:style-name="T3">" </text:span>更加愛你的所謂同胞才行。但人性是這樣嗎？就只因為他跟我一樣住在某個地區或跟我有著一樣的膚色，所以我就應該要<text:span text:style-name="T3"><text:s/>"</text:span>更<text:span text:style-name="T3">" </text:span>愛他？<text:span text:style-name="T3"> <text:line-break/><text:line-break/></text:span>住在台灣，常覺得生命朝不保夕，因為每天必須開車、騎車、搭車，到處奔波。台灣車子與人潮事實上並不多，但交通卻極度不安全。在英國開車或騎車，人們總是你讓我，我讓你，大家每天無時無刻讓來讓去；一些繁忙街道的交叉路口，有時候甚至所有車輛居然全都停下來，因為互相讓來讓去，讓到後來根本誰也不敢動，就是要讓對方優先。<text:span text:style-name="T3"> <text:line-break/><text:line-break/></text:span>在英國換車道更是簡單，你只要打個方向燈，後方車輛很快就會有人給你閃個燈，示意你可安全轉換，你就算閉著眼睛也能變換車道。在台灣則不然，即便後方很遠很遠的地方才有車輛，但你只要一打方向燈準備轉換車道，後方的車子就會像神風特攻隊那樣，盡全力加速朝你衝來，無論如何就是不能讓你搶在他前面。要是你終究還是在極度驚險中快他一步，他就會把你看成殺父仇人，搞不好拿刀子出來捅你，罵幾句你爹娘更是基本台詞。<text:span text:style-name="T3"> <text:line-break/><text:line-break/></text:span>我來英國前不會開車，來到英國很快就學會，因此很習慣這套禮讓的文化與思維，行人最大，弱者至上，凡事禮讓。回到台灣後，當我秉持著這套英國作風開車騎車時，不但險象環生，痛苦不堪，而且經常招來辱罵與攻擊。我常被迫停在台灣街頭路邊興嘆，<text:span text:style-name="T3">"</text:span>這就是我應該熱愛的同胞嗎？<text:span text:style-name="T3">" </text:span>這是一群根本不在乎他人死活、極度自私、完全沒有半點基本規矩、甚至好像沒有大腦、根本沒有人性的人渣吧。我怎麼可能會偏愛人渣？難道就只因為我們都住台灣，所以就應該<text:span text:style-name="T3"><text:s/>"</text:span>熱愛<text:span text:style-name="T3">" </text:span>人渣？熱愛這樣一片隨時會讓你無端喪命或傷殘之土地？<text:span text:style-name="T3"> <text:line-break/><text:line-break/></text:span>舉個例，你知道高雄光是一年平均多少人死於車禍嗎？兩百多人。你知道高雄一年平均多少人在車禍中輕重傷嗎？至少六、七萬人，其中六成五以上是機車。高雄有兩百七十萬人口，扣掉嬰兒小孩或生病臥床無法出門的那些人，你自己算算看，輪到你出事的機率有多大。這麼小的一個城市，一年七萬人因為車禍輕重傷，十年七十萬人傷殘，這是交通應有的常態嗎？這是在打仗吧。一個伊拉克戰爭十幾年下來也不過百萬傷亡。高雄並沒有特別差，台灣去到哪基本上都一樣。<text:span text:style-name="T3"> <text:line-break/><text:line-break/></text:span>我上個月搬來高雄，買了一間十多年屋齡的中古豪宅。買不起但還是硬給它買下來，沒有一毛錢是自己付的；同一間舊房子，房貸一借再借，然後再加上四、五個信貸，東借西借，奮鬥一年終於才買下來。但這下根本還不起那麼多貸款怎麼辦，於是就找銀行協商，申請本金寬限，拼命工作賺錢來還。之所以拼了老命搬來這個所謂豪宅區，為的不過就是一個原因，在這個小區域，至少可以有個人行道可以安心走路，不用走在快車道上，而且可以推娃娃車，兩隻腳終於有機會可以走路，每天可以走去買東西吃而不需要開車或騎車，盡一切可能減少車禍的高度風險。<text:span text:style-name="T3"> <text:line-break/><text:line-break/></text:span>殷海光很恨搭公車，因為他覺得人擠人很沒尊嚴。住在台灣，尊嚴我倒是不敢奢求，只求活命。我也曾考慮搬去台東或屏東鄉下或更偏遠的山區，曾經找了好一陣子的房子，後來發現要兼顧兩人的工作和生活很難。而且，鬼才會相信什麼淳樸的鄉下人。事實上，越是南部，越是鄉下，越是無政府狀態，黑道治國，交通更是恐怖到極點。<text:span text:style-name="T3"> <text:line-break/><text:line-break/></text:span>這兩天台灣發生大車禍，一輛遊覽車翻車，一下子死了三十幾人。剛剛看到報紙上寫說：速限<text:span text:style-name="T3">40</text:span>公里，<text:span text:style-name="T3">"</text:span>竟然<text:span text:style-name="T3">" </text:span>開到<text:span text:style-name="T3"><text:s/>60</text:span>公里。這就是台灣，睜眼說瞎話，說得好像很驚訝，竟然還來個<text:span text:style-name="T3"><text:s/>"</text:span>竟然<text:span text:style-name="T3">"</text:span>，彷彿超速是很希奇的事似的。特別是在下高速公路的匝道，你後面的車會<text:span text:style-name="T3"><text:s/>"</text:span>允許<text:span text:style-name="T3">" </text:span>你不超速嗎？你不超速，許多時候往往會製造更多的危險，因為後面的車子就會抓狂亂開或企圖不當超車。<text:span text:style-name="T3"> <text:line-break/><text:line-break/></text:span>台灣就是這樣，每次一出事就是大家努力檢討，拼命獵巫，抓出代罪羔羊。但是事實上，難道不是幾乎所有台灣人都是這樣開車騎車的嗎？幾個人會在乎別人的死活？幾個人會好好遵守交通規則？幾乎是零吧。而且，幾乎可以說只要後面有車，對方必然就會逼你加速再加速，絕不會容許你遵守交通規則。特別是當他車子比你大台或比你拳頭大、比你兇狠時，或是卡車遊覽車之類，更是幾乎百分之百如此，根本不會在乎你的死活。<text:span text:style-name="T3"> <text:line-break/><text:line-break/></text:span>有一次，在成功大學的小東路上，來了一大群騎腳踏車的小學生，可能是來參加什麼活動吧。他們騎腳踏車當然車速很慢，而且因為小學生人數很多，所以我就減慢車速，盡量讓小朋友先安全疏散或通過馬路。當我這一頭的綠燈亮時，仍有幾個小學生一時還來不及完全通過馬路，所以我就遲疑了幾秒鐘不發動，後面一輛遊覽車立即大按喇叭，拼命罵髒話。但我仍堅持再多等個頂多五秒鐘讓小朋友全數通過馬路才發動。這下不得了了。後面那輛遊覽車立即超速越過我，並且把車子橫放，擋住所有車道，誰也不許通過，然後跳下一個司機，來到我車子前又踹又踢，還朝我車子吐了一堆檳榔汁，像發瘋似的，足足踹了一分鐘才洩恨完畢，把我的車子踢得至今到處凹陷。<text:span text:style-name="T3"> <text:line-break/><text:line-break/></text:span>我事後打電話到這家遊覽車公司，接電話的人不理不睬。打給交通單位，請他們調閱路邊監視器，對這樣一種司機開罰，當然也不會有人理我。這就是台灣。這樣的事不是特例，而是每天必然發生的常態。倘若有哪一天都沒遇到這種司機或機車騎士，那才真的是特例。台灣人就是這樣的一種素質，這樣的一群人，但卻每天自我陶醉什麼<text:span text:style-name="T3"><text:s/>"</text:span>台灣最美麗的風景是人<text:span text:style-name="T3">"</text:span>，實在很可笑。你去問問東南亞來的人或外勞，看看他們認不認為<text:span text:style-name="T3"><text:s/>"</text:span>台灣最美麗的風景是人<text:span text:style-name="T3">"</text:span>。當然，對於西方洋人來說，台灣人簡直就是可愛溫柔的小天使，台灣就是人間天堂，男人的樂園。<text:span text:style-name="T3"> <text:line-break/><text:line-break/></text:span>人渣黨最喜歡做的事之一就是改名字。中油<text:span text:style-name="T3"><text:s/>(</text:span>中國石油<text:span text:style-name="T3">) </text:span>不行，名字不對，不愛台灣，必須花十幾億改成<text:span text:style-name="T3"><text:s/>"</text:span>台灣中油<text:span text:style-name="T3">"</text:span>，硬是要把<text:span text:style-name="T3"><text:s/>"</text:span>台灣<text:span text:style-name="T3">" </text:span>壓在<text:span text:style-name="T3"><text:s/>"</text:span>中國<text:span text:style-name="T3">" </text:span>上；<text:span text:style-name="T3">"</text:span>中華<text:span text:style-name="T3">" </text:span>郵政也不行，必須改為<text:span text:style-name="T3"><text:s/>"</text:span>台灣<text:span text:style-name="T3">" </text:span>郵政；中山路是紀念孫中山也不行，要改成什麼渭水路、南榕路；介壽路更是夭壽，介者蔣介石也，非改不可，改成什麼凱達什麼大道的很難唸。動不動就是搞這類純屬意識形態的東西，洗腦社會大眾。但我想問你，你找房子難道是根據街道名稱的<text:span text:style-name="T3"><text:s/>"</text:span>政治正確性<text:span text:style-name="T3">"</text:span>？還是根據實質環境的好壞？人們嘴巴每天高喊一大堆這類什麼愛台灣愛鄉土的口號，但所作所為卻是讓這個島變得很危險，很骯髒，很難住人。<text:span text:style-name="T3"> <text:line-break/><text:line-break/></text:span>當然，綠油油的生物肯定又要講話了，肯定又要叫我滾回大陸去，或是說<text:span text:style-name="T3"><text:s/>"</text:span>大陸就更好嗎？<text:span text:style-name="T3">" </text:span>之類。大陸我看也沒有更好，只有更壞，特別是在一些大城市，那叫同胞嗎？同胞是這樣子對待同胞的嗎？我是很樂見祖國崛起，但我寧可它是在一種人們彼此善待的文明基礎上崛起，而不是船堅炮利或金山銀山的那樣一種崛起。一個沒有半點文明素質的國家或民族崛起，倒也不是什麼光采的事。人活著，最重要的不過就是求一個基本文明與安全，求人與人之間的一個基本善意和尊重。</text:p>
      <text:p text:style-name="P4"/>
      <text:p text:style-name="P1"><text:span text:style-name="T1">王修亮</text:span><text:s/>  |  2017.02.13 11:30   |   <text:a xlink:type="simple" xlink:href="http://palinfo.habago.org/Entry?Command=Information_PrintForum&amp;iPage=188#FORUM35408"><text:span text:style-name="T2">#</text:span></text:a></text:p>
      <text:p text:style-name="P2">來揭底啦！<text:span text:style-name="T3"> <text:line-break/><text:line-break/></text:span>第一輪幾乎都被猜出，簡單說說就好。<text:span text:style-name="T3"> <text:line-break/></text:span>一、「謊言存，溝水流，左右不分。公無衣，中無骨，上下一同。」<text:span text:style-name="T3"> <text:line-break/></text:span>簡單的拆字格，謎底是「講台」。<text:span text:style-name="T3"> <text:line-break/><text:line-break/></text:span>二、「難分吾夫一日隔，化來芳草添顏色、此愁依依令心碎，明日飄渺焉可得。」<text:span text:style-name="T3"> <text:line-break/></text:span>簡單的拆字格，謎底是「春花秋月」<text:span text:style-name="T3"> <text:line-break/><text:line-break/></text:span>三、拆字格，最後一句兼會意。<text:span text:style-name="T3"> <text:line-break/></text:span>懷珂竟玉碎，遺物掩草埔，（射「苛」字）<text:span text:style-name="T3"> <text:line-break/></text:span>教者去人倫，猶以為正途，（射「政」字）<text:span text:style-name="T3"> <text:line-break/></text:span>犬子共一皿，貪婪誰與訴？（射「猛」字）<text:span text:style-name="T3"> <text:line-break/></text:span>水落見殘淤，清流覓何處？（射「於」字）<text:span text:style-name="T3"> <text:line-break/></text:span>唬人何須口，欺瞞見網路，隱入山林復為王，一嘯長風百獸舞。（射「虎」字）<text:span text:style-name="T3"> <text:line-break/><text:line-break/></text:span>四、前半是會意，後半是拆字格。<text:span text:style-name="T3"> <text:line-break/></text:span>「純陽之數取終極，上下之間正合宜，其中有物俱揚棄，織盡絲縷言可兮。」<text:span text:style-name="T3"> <text:line-break/></text:span>謎底「九二共識」。<text:span text:style-name="T3"> <text:line-break/></text:span>這裡稍作解釋：因為陽為先，故數一，陰為後，故數偶，一三五七九是陽數，二四六八是陰數，九為陽數之極，所以易經的卦，陽爻稱九，陰爻稱六，陰爻不取八數，因為陰有退隱之性，故不取數極，退取六。<text:span text:style-name="T3"> <text:line-break/><text:line-break/></text:span>五、「不染凡塵立清波，白衣金盞倚高桌，酷寒越顯真顏色，蔥蒜豈得與君博。」<text:span text:style-name="T3"> <text:line-break/></text:span>謎底「水仙」，水仙有雅蒜、天蔥的別名，也流傳「水仙不開花，裝蒜」的俗語。純就植物特性來猜。<text:span text:style-name="T3"> <text:line-break/><text:line-break/></text:span>六、「刺瘤滿身不許攀，鐵骨丹心花欲燃，待得端午子初綻，飛絮如雪隨風傳。」<text:span text:style-name="T3"> <text:line-break/></text:span>謎底「木棉」，純就植物特性來猜。<text:span text:style-name="T3"> <text:line-break/><text:line-break/></text:span>七、驚震十日起禍災，海畔仙根入蓬萊，四時紅豔花常在，村角籬間落復開。<text:span text:style-name="T3"> <text:line-break/></text:span>謎底「扶桑」，是台灣農村常用於圍籬的灌木植物。<text:span text:style-name="T3"> <text:line-break/></text:span>典出《山海經<text:span text:style-name="T3">•</text:span>海外東經》「湯谷上有扶桑，十日所浴，在黑齒北，居水中，有大木，九日居下枝，一日居上枝」，以及《淮南子》王邑注：「堯時十日並出，草木焦枯。堯命羿仰射十日，中其九日，日中九烏皆死，墮其羽翼，故留其一日也。」<text:span text:style-name="T3"> <text:line-break/><text:line-break/></text:span>八、颯颯秋風志氣殘，悲歌泣王過黎山，傷此桎梏化新木，年年淚血染碧衫。<text:span text:style-name="T3"> <text:line-break/></text:span>典出《山海經」大荒南經》：有木生山上，名曰楓木。楓木，蚩尤所棄其桎梏，是為楓木。<text:span text:style-name="T3"> <text:line-break/></text:span>而蚩尤是在黎山被擊殺的。<text:span text:style-name="T3"> <text:line-break/><text:line-break/></text:span>第二輪謎題主要以動植物為主，注重在特性上，用典也較多。這很適合給說故事談文化、討論人際概念、認識動植物本身與人的環境關係。<text:span text:style-name="T3"> <text:line-break/><text:line-break/></text:span>其一、「蔥蘢常綠拒風霜，殘葉飄墮猶自芳，萬木精髓誰似我，烈火熬出舍利香。」<text:span text:style-name="T3"> <text:line-break/></text:span>謎底是「樟」，樟是常綠喬木，逾冬不凋，葉片枝幹全株有特殊精油香味，煉製出來的樟腦丸曾是台灣最大量的外銷品，以舍利子的形似來比喻樟腦丸。<text:span text:style-name="T3"> <text:line-break/><text:line-break/></text:span>其二、「兩木並肩爭一番，川蜀之樹與相攀，千載明妃音相似，馬上猶自輕撥彈。」<text:span text:style-name="T3"> <text:line-break/></text:span>謎底是「枇杷」，會意「爭」為比，「川蜀」為巴，明妃是王昭君的封號，以「琵琶」的諧音隱喻。<text:span text:style-name="T3"> <text:line-break/><text:line-break/></text:span>其三、「水底橫枝水上花，虛無飄渺如隔紗，花絲如雪紛紛落，紅鈴無聲滿枝芽。」<text:span text:style-name="T3"> <text:line-break/></text:span>謎底為「蓮霧」，第一句隱「蓮」，第二句隱「霧」，末二句喻花朵、果實形態。<text:span text:style-name="T3"> <text:line-break/><text:line-break/></text:span>其四、「翠袖紅裙染斑斑，托得張騫度安南，蒼苔點點花如火，百子千孫好相傳。」<text:span text:style-name="T3"> <text:line-break/></text:span>謎底是「石榴」，或者是「安石榴」。<text:span text:style-name="T3"> <text:line-break/></text:span>第一句典出武則天寫給唐高宗的情詩《如意娘》「看朱成碧思紛紛，憔悴支離為憶君。<text:span text:style-name="T3"><text:s/></text:span>不信比來常下淚，開箱驗取石榴裙」。石榴花果均紅豔，所以唐朝開始稱女人的紅裙為「石榴裙」。<text:span text:style-name="T3"> <text:line-break/></text:span>第二句石榴是張騫從安南國帶回來的植物，安南國位於現在的越南北部一帶。<text:span text:style-name="T3"> <text:line-break/></text:span>石榴多子，比喻百子千孫，典出《北齊書》「帝幸李宅宴，而妃母宋氏薦二石榴於帝前。問諸人莫知其意，帝投之。收曰：「石榴房中多子，王新婚，妃母欲子孫眾多。」<text:span text:style-name="T3"> <text:line-break/><text:line-break/></text:span>其五、「由來孤木與相依，一脈雙胞世間稀，短劍如針護枝葉，香花如雪暮春宜。」<text:span text:style-name="T3"> <text:line-break/></text:span>謎底是「柚」，第一句拆字，後面是柚子樹的特性，針刺、單身複葉。<text:span text:style-name="T3"> <text:line-break/><text:line-break/></text:span>其六、「不觀不語任爾鳴，人人倚木自在聽，紮根落土本無事，涓涓水逝化飛翎。」<text:span text:style-name="T3"> <text:line-break/></text:span>謎底是「烏來杜鵑」。「鳴」，不觀看，所以鳥的眼睛那一橫筆拿掉，變成烏，不語，口邊旁也去掉。這一句是最難的象形會意法，不容易猜，其他都簡單的拆字格。<text:span text:style-name="T3"> <text:line-break/><text:line-break/></text:span>其七、「金戈肅殺列兩排，居中為王天予哉」拆字格，這句有點複雜，金、戈分列字的兩邊，中間放個「王」字，王的頭上天空成為一個「哉」字，謎底是「鐵」。用「王」是象其形，本字頭上是一撇。<text:span text:style-name="T3"> <text:line-break/></text:span>「陌上荒蕪行蹤滅，高坡頹覆繁華衰」部首左阜右邑，阜是高起的土堆狀地形。<text:span text:style-name="T3"> <text:line-break/></text:span>「硃批色減難辨識，遺痕包裹不許開」拆字格。<text:span text:style-name="T3"> <text:line-break/></text:span>「機紓既斷何由給，賸有清香與雪白。」拆字格與植物特色。<text:span text:style-name="T3"> <text:line-break/></text:span>謎底是「鐵砲百合」，這一題我順序排錯，向各位道歉。<text:span text:style-name="T3"> <text:line-break/><text:line-break/></text:span>其八、「宿果枯褐如豆莢，滿地紅紫掃落花，願與清溪常為伴，隨爾順流到新家。」<text:span text:style-name="T3"> <text:line-break/></text:span>謎底是「水黃皮」，純從植物特性隱喻。<text:span text:style-name="T3"> <text:line-break/><text:line-break/></text:span>其九、「無事高掛一張弓，非鬍非鬚本為宗，仙人得道飛昇去，此身不存與義同」<text:span text:style-name="T3"> <text:line-break/></text:span>謎底是「長鬃山羊」，拆字格，此身為我，我不存，剩下上面的字是「羊」，美、羔、義，這些字上面都是羊的省筆。<text:span text:style-name="T3"> <text:line-break/><text:line-break/></text:span>忙中有錯，某些題目出得不合宜，見諒了！元宵已過，準備開學，又要忙啦！</text:p>
      <text:p text:style-name="P1"><text:span text:style-name="T1">王修亮</text:span><text:s/>  |  2017.02.13 02:00   |   <text:a xlink:type="simple" xlink:href="http://palinfo.habago.org/Entry?Command=Information_PrintForum&amp;iPage=188#FORUM35407"><text:span text:style-name="T2">#</text:span></text:a></text:p>
      <text:p text:style-name="P3">我少年看易經時，一直有一個疑問：六十四卦有談外在的「觀」，談內在的「感」（咸），談從無知到學習的「蒙」，但沒有一個卦談「思考」，為甚麼呢？易不就是注重思考嗎？怎麼沒有一個卦談思考？<text:span text:style-name="T3"> <text:line-break/><text:line-break/></text:span>後來從「格物致知誠意正心」回過頭來對照，才發現以中國哲學來說，思考的行為是放在觀察、感受、自知自覺這個階段以後，才發展出來的能力，代表的意思大略是「沒有大觀能力時不要胡思亂想。」否則想的都只是「童觀」（小孩子幼稚的思考）、「窺觀」（以管窺天的意思）。<text:span text:style-name="T3"> <text:line-break/><text:line-break/></text:span>看了這文忽然明白一些意思，但還是說不出來，我慢慢觀。<text:span text:style-name="T3"> </text:span></text:p>
      <text:p text:style-name="P1"><text:span text:style-name="T1">陳真</text:span><text:s/>  |  2017.02.13 00:43   |   <text:a xlink:type="simple" xlink:href="http://palinfo.habago.org/Entry?Command=Information_PrintForum&amp;iPage=188#FORUM35406"><text:span text:style-name="T2">#</text:span></text:a></text:p>
      <text:p text:style-name="P2">維根斯坦在筆記中曾如此寫道，他說他有一次讀到一個印度的幾何數學家說：<text:span text:style-name="T3">"Look at this!" (</text:span>看！<text:span text:style-name="T3">)</text:span>，以這樣一個命令句做為有關數學的一種<text:span text:style-name="T3"><text:s/>"</text:span>證明<text:span text:style-name="T3">" (proof)</text:span>，維根斯坦對此顯然頗有感觸，甚至感到震撼。<text:span text:style-name="T3"> <text:line-break/><text:line-break/></text:span>可是，數學是這樣<text:span text:style-name="T3"><text:s/>"</text:span>證明<text:span text:style-name="T3">" </text:span>的嗎？用眼睛看？難道是格物致知？光用眼睛盯著看就能看出數學定理的由來？維根斯坦到底震撼些什麼呢？一般維根斯坦的研究者大概會忽略這樣一些怪話，但在我看來，這恐怕才是他的整個思想的一個主要核心。他有一句給自己思想做個總結的名言就是這麼說的：<text:span text:style-name="T3">"Don't think, but look!" (</text:span>別想，光看就好！<text:span text:style-name="T3">) </text:span>其實，有關印度數學家的那段筆記，維根斯坦自己就曾做了說明他為何對<text:span text:style-name="T3">"Look at this!" </text:span>這樣一句話感到心動，他說，一個人看待事物的眼光就是這樣改變的。<text:span text:style-name="T3"> <text:line-break/><text:line-break/></text:span>哲學是這樣一種東西，對於非相關知識的研究者或一般大眾，你很難再說下去了。若硬要說，也只能用通俗方式打個簡單比方而很難進入知識細節。<text:span text:style-name="T3"> <text:line-break/><text:line-break/></text:span>為什麼<text:span text:style-name="T3"><text:s/>"</text:span>不思不索光是用看的<text:span text:style-name="T3">" </text:span>卻能改變一個人的整個世界觀或者說價值觀？就姑且這麼說吧。比方說，我前天又跑去看<text:span text:style-name="T3">Xavier Dolan </text:span>的<text:span text:style-name="T3"><text:s/>"</text:span>不過就是世界末日<text:span text:style-name="T3">"</text:span>。我僅僅看過這個導演的這部作品，但他已經成功讓我相信，他是個天才，我幾乎要把他和蘇古諾夫相提並論了，遠遠不僅僅是比方說像朴贊郁那樣一種優秀導演的層次，比那個水平還要高出許多。<text:span text:style-name="T3"> <text:line-break/><text:line-break/></text:span>有人問我這電影是在演什麼？我無言，那就等於有人問我莫扎特的安魂曲是在唱什麼一樣，你只能自己去聽。<text:span text:style-name="T3"> <text:line-break/><text:line-break/></text:span>有人接著又問我說，這電影是不是在演一種家庭親人之間的關係？我更無言了，那就好像問說李白的<text:span text:style-name="T3"><text:s/>"</text:span>床前明月光，疑是地上霜<text:span text:style-name="T3">" </text:span>是不是在預報明日氣象？你當然可以這麼問，但我並不是這樣<text:span text:style-name="T3"><text:s/>"</text:span>看<text:span text:style-name="T3">" </text:span>世界，你的問題從來都不是我的問題，你看世界的眼光跟我看世界的眼光不一樣。<text:span text:style-name="T3"> <text:line-break/><text:line-break/></text:span>還記得維根斯坦的<text:span text:style-name="T3"><text:s/>"</text:span>鴨兔<text:span text:style-name="T3">" </text:span>嗎？<text:span text:style-name="T3"> <text:line-break/><text:line-break/>https://goo.gl/VRPyjG <text:line-break/><text:line-break/></text:span>你可以把它看成鴨，也有可能把它看成兔。但是，我們看的其實是一模一樣的東西。<text:span text:style-name="T3"> <text:line-break/><text:line-break/>20</text:span>幾年前的九零年代初期，阿扁就已經是眾人的偶像，閃亮偉大的政治明星，誰若對之有所惡評，人們可能會懷疑你是不是腦袋壞掉了。但我卻在那樣一個年代給他取了個<text:span text:style-name="T3"><text:s/>"</text:span>天下第一大壞蛋<text:span text:style-name="T3">" </text:span>的封號，讓許多同志或記者經常私下爭相跑來問我是不是握有阿扁的黑資料。當然沒有。我知道的有關阿扁之相關事實，跟你所知道的其實差不了多少，我們<text:span text:style-name="T3"><text:s/>"</text:span>看見<text:span text:style-name="T3">" </text:span>的是同一個阿扁，但卻竟然得到截然相反的評價，這意味著：顯然我跟你有著截然不同的評價方式。<text:span text:style-name="T3"> <text:line-break/><text:line-break/></text:span>這時候，即便我告訴你更多<text:span text:style-name="T3"><text:s/>"</text:span>事實<text:span text:style-name="T3">" (fact) </text:span>也不會有用，因為<text:span text:style-name="T3"><text:s/>"</text:span>事實<text:span text:style-name="T3">" </text:span>其實就擺在所有人的眼前，我們看見的是同樣的<text:span text:style-name="T3"><text:s/>"</text:span>事實<text:span text:style-name="T3">"</text:span>，之所以得出不同的評價是因為我們<text:span text:style-name="T3"><text:s/>"</text:span>看的方式<text:span text:style-name="T3">" (way of seeing) </text:span>不一樣，而不是因為我們看到不一樣的<text:span text:style-name="T3"><text:s/>"</text:span>事實<text:span text:style-name="T3">"</text:span>。這時候，我也只能跟你說：<text:span text:style-name="T3">"</text:span>看！<text:span text:style-name="T3">"</text:span>、<text:span text:style-name="T3">"Look at this!"</text:span>，看看有一天你會不會就在盯著看的時候，突然發現你跟我看見了一樣的<text:span text:style-name="T3"><text:s/>"</text:span>世界<text:span text:style-name="T3">"</text:span>。<text:span text:style-name="T3"> <text:line-break/><text:line-break/></text:span>比方說，就以<text:span text:style-name="T3"><text:s/>"</text:span>不過就是世界末日<text:span text:style-name="T3">" </text:span>為例好了。對我來說，它是我這二十幾年來看過最好的一部電影，非常感動。我可以反覆看一千次一萬次都不會膩。將來我死了，要是有幸能有塊墓碑，碑上墓誌銘不妨就刻著<text:span text:style-name="T3"><text:s/>"</text:span>不過就是世界末日<text:span text:style-name="T3">"</text:span>，因為這電影似乎就像我的自傳。甚至也許可以這麼說，它其實就是我們每個人的傳記。<text:span text:style-name="T3"> <text:line-break/><text:line-break/></text:span>可是，倘若你聽從我的推薦，跑去看了，我想你八成會大失所望。難道是我騙了你嗎？當然不是。那只是因為你我有著截然不同的<text:span text:style-name="T3"><text:s/>way of seeing</text:span>。我沒法把我<text:span text:style-name="T3"><text:s/>"</text:span>看見<text:span text:style-name="T3">" </text:span>的世界<text:span text:style-name="T3"><text:s/>"</text:span>講<text:span text:style-name="T3">" </text:span>出來，因為它不是一種命題形式的東西，非關事實。我只能請你<text:span text:style-name="T3"><text:s/>"</text:span>看！<text:span text:style-name="T3">"</text:span>，<text:span text:style-name="T3">"</text:span>別想，光看就好！<text:span text:style-name="T3">" </text:span>也許有一天你就會<text:span text:style-name="T3"><text:s/>"</text:span>看見<text:span text:style-name="T3">" </text:span>我所看見的那個<text:span text:style-name="T3"><text:s/>"</text:span>世界<text:span text:style-name="T3">"</text:span>。<text:span text:style-name="T3"> <text:line-break/><text:line-break/></text:span>維根斯坦說，哲學就跟傳教士的工作差不多，並不是要告訴你更多事實，而只是要跟你說：<text:span text:style-name="T3">"</text:span>看！<text:span text:style-name="T3">"</text:span>，<text:span text:style-name="T3">"</text:span>就這樣看！<text:span text:style-name="T3">"</text:span>，也許有一天你就會看見那個說不上來的<text:span text:style-name="T3"><text:s/>"</text:span>世界<text:span text:style-name="T3">" </text:span>也說不定。<text:span text:style-name="T3"> <text:line-break/><text:line-break/></text:span>我們很容易理解文學藝術音樂就是這麼一回事，但是，數學怎麼也是用<text:span text:style-name="T3"><text:s/>"</text:span>看<text:span text:style-name="T3">" </text:span>的呢？這就說來話長了，我的表達能力恐怕沒法用簡單通俗的方式來說明，只能說，數學就像語言的一種極限，它既非對，亦非錯，它沒有對也沒有錯，它就只是等式的兩端、必然成立的一個東西，就好像<text:span text:style-name="T3"><text:s/>"1 </text:span>等於<text:span text:style-name="T3">1"</text:span>，不過就只是一句既沒有對也沒有錯的<text:span text:style-name="T3"><text:s/>"</text:span>廢話<text:span text:style-name="T3">"</text:span>。這時候，你還能證明什麼呢？知道什麼是<text:span text:style-name="T3"><text:s/>Kurt Gödel </text:span>的<text:span text:style-name="T3"><text:s/>"</text:span>不完全定理<text:span text:style-name="T3">" (Incompleteness Theorem) </text:span>吧，差不多就是那個意思。或者用維根斯坦常用的隱喻<text:span text:style-name="T3">--"</text:span>眼睛<text:span text:style-name="T3">" </text:span>來說，倘若有一雙萬能的眼睛什麼都能看見，但它終究會有個東西看不見，那就是眼睛它自己。<text:span text:style-name="T3"> <text:line-break/><text:line-break/></text:span>聽起來，我們已經不光是在談<text:span text:style-name="T3"><text:s/>"</text:span>數學哲學<text:span text:style-name="T3">" (philosophy of mathematics ) </text:span>或哲學邏輯<text:span text:style-name="T3"><text:s/>(philosophical logic)</text:span>了，而像是在談神學，談存在主義。<text:span text:style-name="T3">20</text:span>年前，我剛到劍橋，研究維根斯坦，我把他的想法描述成這樣一種東西，劍橋很多老師相當不以為然，比方說<text:span text:style-name="T3"><text:s/>Onora O'Neill (</text:span>一位研究康德的著名學者<text:span text:style-name="T3">)</text:span>，有一天，在她的院長宿舍裏頭跟我說，她覺得如果要談維根斯坦在美學、倫理學或宗教上的想法，<text:span text:style-name="T3">"</text:span>恐怕寫不出八千字<text:span text:style-name="T3">"</text:span>。不過，就在那幾年內，我恐怕都寫了不只八十萬字。<text:span text:style-name="T3"> <text:line-break/><text:line-break/></text:span>如今，整整<text:span text:style-name="T3">20</text:span>年過去了，如果還有人說維根斯坦並沒有美學或宗教方面的思想，恐怕會讓人懷疑他到底有沒有讀過維根斯坦。我常想，哪天如果我再遇到<text:span text:style-name="T3"><text:s/>O'Neill </text:span>老師，不知道她會怎麼自圓其說。<text:span text:style-name="T3"> <text:line-break/><text:line-break/></text:span>事實上，我在<text:span text:style-name="T3">20</text:span>年前的宣稱並不是說維根斯坦的著作<text:span text:style-name="T3"><text:s/>"</text:span>含有<text:span text:style-name="T3">" </text:span>美學或宗教成份，而是比這樣的宣稱更要基進<text:span text:style-name="T3"><text:s/>(radical) </text:span>許多，我是說，維根斯坦的<text:span text:style-name="T3"><text:s/>"</text:span>所有<text:span text:style-name="T3">" </text:span>著作，包括他寫的每一個字，全都圍繞著<text:span text:style-name="T3"><text:s/>"</text:span>神<text:span text:style-name="T3">" </text:span>這樣一個主題。這年頭，雖然從倫理、美學或宗教的角度來談維根斯坦已是一種極其流行的顯學，但我想大部份人其實還是都搞錯了，那不是一種<text:span text:style-name="T3"><text:s/>"</text:span>角度<text:span text:style-name="T3">" </text:span>問題，彷彿維根斯坦還有另外其它各種角度似的，彷彿它只是維根斯坦所關切的各種主題<text:span text:style-name="T3"><text:s/>"</text:span>之一<text:span text:style-name="T3">"</text:span>。不是這樣的。<text:span text:style-name="T3"> <text:line-break/><text:line-break/></text:span>不過，我並沒有想談這些。我只是想說，閱讀能力很重要，鑑賞能力很重要，你要會<text:span text:style-name="T3"><text:s/>"</text:span>看<text:span text:style-name="T3">"</text:span>，會<text:span text:style-name="T3"><text:s/>"</text:span>聽<text:span text:style-name="T3">"</text:span>，會<text:span text:style-name="T3"><text:s/>"</text:span>聞<text:span text:style-name="T3">"</text:span>。至於<text:span text:style-name="T3"><text:s/>"</text:span>想<text:span text:style-name="T3">" </text:span>呢，我看就不必了。在那些真正重要的事情上，思考是沒有多大意義的。我看一個人或一群人，不是看他說什麼或做什麼，而是聞他身上的味道，就跟狗兒看世界其實差不多。言語可以偽裝，造句誰不會，行為本身同樣是枝微末節，你看哪個人渣不是滿口理想、幹一堆富麗堂皇的好事？惟有味道藏不住。<text:span text:style-name="T3"><text:line-break/><text:line-break/></text:span>所謂<text:span text:style-name="T3"><text:s/>"Look at this!" </text:span>或是<text:span text:style-name="T3"><text:s/>"Don't think!, but look!" </text:span>意思是一樣的。一朵花或一坨屎在眼前，你還要我證明什麼？你自己聞聞看不就知道了。要是你跟我聞出截然相反的味道，那意味著我們顯然住在不一樣的星球。倘若我希望你跟我一樣，看到或聞到同樣的世界，我其實除了再三請你聞一聞、看一看之外，別無其它更高明的話可說了，畢竟我們不是在談論比方說自然科學。</text:p>
      <text:p text:style-name="P1"><text:span text:style-name="T1">天峰</text:span><text:s/>  |  2017.02.12 22:52   |   <text:a xlink:type="simple" xlink:href="http://palinfo.habago.org/Entry?Command=Information_PrintForum&amp;iPage=188#FORUM35405"><text:span text:style-name="T2">#</text:span></text:a></text:p>
      <text:p text:style-name="P3">真巧，识相这个话题，很久以前也和上海的朋友聊过。<text:span text:style-name="T3"> <text:line-break/><text:line-break/></text:span>因为上海人爱说识相，而我们广州人爱说识做。可能这就是在海派文化和广府文化影响下的不同吧。<text:span text:style-name="T3"> <text:line-break/><text:line-break/></text:span>上海人说识相，大概有识趣、不冒犯，善于察言观色，遵循规则处事的意思。也许是上海人对于精致生活的追求，也就更注重在处理人际关系以及做事方面的<text:span text:style-name="T3">“</text:span>识相<text:span text:style-name="T3">”</text:span>之道吧。至于引申出的不识相就太多了，时间不识相、场合不识相、内容不识相、表现方式不识相<text:span text:style-name="T3">…… <text:line-break/><text:line-break/></text:span>而广州人，爱说识做。同样的，你识不识做，直接影响到你的人际关系和事业前途。但是识做不能说，一说破，那就唔识做<text:span text:style-name="T3">(</text:span>不识做<text:span text:style-name="T3">)</text:span>了。这也许就是广州自古的商业文化，使得广州人更注重实质，也更低调和实在吧。所以广州人常说<text:span text:style-name="T3">:</text:span>唔使讲甘多，识做就掂<text:span text:style-name="T3">(</text:span>不要说那么多，你懂怎么做就好了<text:span text:style-name="T3">)</text:span>。</text:p>
      <text:p text:style-name="P1"><text:span text:style-name="T1">王修亮</text:span><text:s/>  |  2017.02.12 21:06   |   <text:a xlink:type="simple" xlink:href="http://palinfo.habago.org/Entry?Command=Information_PrintForum&amp;iPage=188#FORUM35404"><text:span text:style-name="T2">#</text:span></text:a></text:p>
      <text:p text:style-name="P2">這正好我以前和學生討論過呢！<text:span text:style-name="T3"> <text:line-break/><text:line-break/></text:span>識相、不識相，是百多年來流傳的俗語，最早也在清末吧！我在明末清初的章回小說裡不記得有看過，大多是「不識好歹」這一類的語法。<text:span text:style-name="T3"> <text:line-break/></text:span>「知人知面不知心」是文人的說法，「識相」是算命者的說法。<text:span text:style-name="T3"> <text:line-break/></text:span>兩者都是透過外在面相的觀察，去體認他人內在心靈的想法、觀念。<text:span text:style-name="T3"> <text:line-break/></text:span>不過識相這個辭非常有層次。<text:span text:style-name="T3"> <text:line-break/><text:line-break/></text:span>這個「相」，指的就和算命者所說「面相」的意義一樣，包含長相、表情、語言與肢體一切外在現象。<text:span text:style-name="T3"> <text:line-break/><text:line-break/></text:span>「相由心生」，相指的不只是當下，還代表這個人長時間累積的外貌氣質、習慣口氣與動作等等。包含空間與時間塑造出來的「相」，觀察起來很需要智慧的。<text:span text:style-name="T3"> <text:line-break/></text:span>「識」是觀察而後解析獲知，「相」是透過外層細微表情與語言、行為，深入探索後面的心靈原意。<text:span text:style-name="T3"> <text:line-break/><text:line-break/></text:span>所以只會看現今表面現象，不懂時間累積出現象原由的人，就是「不識相」，連表面現象都看不懂，只顧自說自做的人更是「不識相」。</text:p>
      <text:p text:style-name="P1"><text:span text:style-name="T1">楊宏</text:span><text:s/>  |  2017.02.12 11:58   |   <text:a xlink:type="simple" xlink:href="http://palinfo.habago.org/Entry?Command=Information_PrintForum&amp;iPage=188#FORUM35403"><text:span text:style-name="T2">#</text:span></text:a></text:p>
      <text:p text:style-name="P3">謝謝補充，看資料比對差異，這份民調似乎是<text:span text:style-name="T3">10</text:span>年做一次。<text:span text:style-name="T3">1945</text:span>，<text:span text:style-name="T3">1994</text:span>，<text:span text:style-name="T3">2004</text:span>，<text:span text:style-name="T3">2015</text:span>。</text:p>
      <text:p text:style-name="P1"><text:span text:style-name="T1">唐玉</text:span><text:s/>  |  2017.02.12 11:12   |   <text:a xlink:type="simple" xlink:href="http://palinfo.habago.org/Entry?Command=Information_PrintForum&amp;iPage=188#FORUM35402"><text:span text:style-name="T2">#</text:span></text:a></text:p>
      <text:p text:style-name="P2">楊宏兄，你说的节目中第<text:span text:style-name="T3">2</text:span>个例子在知乎的问题<text:span text:style-name="T3">“</text:span>攻陷柏林时苏军烧杀抢奸，英美军是否克制仇恨？<text:span text:style-name="T3">”</text:span>有更清楚的说明，实际上一共进行了三次民调，当时我看到也非常震惊。<text:span text:style-name="T3"> <text:line-break/>https://www.zhihu.com/question/21844452 </text:span>（其中<text:span text:style-name="T3">ID</text:span>为陛帝的回答）<text:span text:style-name="T3"> </text:span></text:p>
      <text:p text:style-name="P1"><text:span text:style-name="T1">楊宏</text:span><text:s/>  |  2017.02.12 11:10   |   <text:a xlink:type="simple" xlink:href="http://palinfo.habago.org/Entry?Command=Information_PrintForum&amp;iPage=188#FORUM35401"><text:span text:style-name="T2">#</text:span></text:a></text:p>
      <text:p text:style-name="P3">我的興趣廣泛，閒來亂逛不知怎麼來到巴勒網，來就喜歡上了，從此巴勒網進駐我的網頁書籤資料夾<text:span text:style-name="T3">UNET</text:span>內。因為口拙筆笨，習慣跳躍性思考不擅長論述，所以在這裡只是看看文章很少發言。<text:span text:style-name="T3"> <text:line-break/><text:line-break/></text:span>我覺得我最大的天賦是我有好的品味，可以分辨什麼是好東西。這天賦對我各方面都有幫助，舉個例子，我沒學過畫，有天突然開竅拿著原子筆隨手亂畫，我把好看的留下來，這些年也積了一大堆自以為美的塗鴉，留著自己把玩欣賞。<text:span text:style-name="T3"> <text:line-break/><text:line-break/></text:span>我會跟人推薦好東西，比如對看台灣電視新聞罵電視新聞的人推薦買個電視盒看央視，請他們比較比較哪邊的法令在進步中哪邊位政府為人民著想，希望打開親朋好友的眼界，然而至今成效是零，沒人理我。<text:span text:style-name="T3"> <text:line-break/><text:line-break/></text:span>但我從不推薦巴勒網，在台灣這裡政治不正確，我不想招人嫌，更怕招來網軍壞一池春水。封<text:span text:style-name="T3">IP</text:span>我舉雙手贊成我也忍他很久了，想起老人家說的一個詞，<text:span text:style-name="T3">"</text:span>不識相<text:span text:style-name="T3">"</text:span>。這詞現在沒聽過人用，有人知道這詞嗎<text:span text:style-name="T3">?</text:span></text:p>
      <text:p text:style-name="P1"><text:span text:style-name="T1">楊宏</text:span><text:s/>  |  2017.02.12 10:02   |   <text:a xlink:type="simple" xlink:href="http://palinfo.habago.org/Entry?Command=Information_PrintForum&amp;iPage=188#FORUM35400"><text:span text:style-name="T2">#</text:span></text:a></text:p>
      <text:p text:style-name="P2">視頻裡舉了幾個鮮明的例子，讓我印象深刻，分享給大家<text:span text:style-name="T3"> <text:line-break/><text:line-break/></text:span>法國媒體座談<text:span text:style-name="T3">:</text:span>中國為什麼要對西藏進行文化滅絕，來賓巧妙的回答，視頻<text:span text:style-name="T3">06:00</text:span>分<text:span text:style-name="T3"> <text:line-break/><text:line-break/>1945</text:span>年，<text:span text:style-name="T3">2015</text:span>年做的兩次民調<text:span text:style-name="T3"><text:s/>: </text:span>二戰哪個國家對戰勝納粹德國作用最大。歷史在我們眼皮底下一點一點被竄改，視頻<text:span text:style-name="T3">21:00</text:span>分<text:span text:style-name="T3"> <text:line-break/></text:span>，这些年西方媒体给我们挖的坑<text:span text:style-name="T3"> <text:line-break/><text:line-break/>https://www.youtube.com/watch?v=T6jUUZUsVHc</text:span></text:p>
      <text:p text:style-name="P1"><text:span text:style-name="T1">王修亮</text:span><text:s/>  |  2017.02.12 08:58   |   <text:a xlink:type="simple" xlink:href="http://palinfo.habago.org/Entry?Command=Information_PrintForum&amp;iPage=188#FORUM35399"><text:span text:style-name="T2">#</text:span></text:a></text:p>
      <text:p text:style-name="P3">剛剛才發現一個錯字，趕緊改一下。<text:span text:style-name="T3"> <text:line-break/></text:span>其一的「精隨」筆誤，應該是「精髓」。抱歉<text:span text:style-name="T3">!</text:span></text:p>
      <text:p text:style-name="P1"><text:span text:style-name="T1">威廷</text:span><text:s/>  |  2017.02.12 03:06   |   <text:a xlink:type="simple" xlink:href="http://palinfo.habago.org/Entry?Command=Information_PrintForum&amp;iPage=188#FORUM35398"><text:span text:style-name="T2">#</text:span></text:a></text:p>
      <text:p text:style-name="P2">修亮姊所言甚是<text:span text:style-name="T3">, </text:span>我在此為我掃興之舉動說聲抱歉<text:span text:style-name="T3">, </text:span>當不再犯<text:span text:style-name="T3"> <text:line-break/><text:line-break/></text:span>說到這次新的謎題<text:span text:style-name="T3">, </text:span>不過就少了是哪類燈謎的提示<text:span text:style-name="T3">, </text:span>卻讓難度倏增數倍<text:span text:style-name="T3"> <text:line-break/><text:line-break/></text:span>感覺第一輪像是作業<text:span text:style-name="T3">, </text:span>大多有跡可循<text:span text:style-name="T3">, </text:span>循線破解<text:span text:style-name="T3">, </text:span>往往八九不離十<text:span text:style-name="T3"> <text:line-break/><text:line-break/></text:span>這一輪幾乎無跡可尋<text:span text:style-name="T3">, </text:span>還得靠心領神會<text:span text:style-name="T3">, </text:span>靈光一現<text:span text:style-name="T3"> <text:line-break/><text:line-break/></text:span>這下我可得想破頭了<text:span text:style-name="T3">...</text:span></text:p>
      <text:p text:style-name="P4"/>
      <text:p text:style-name="P1"><text:span text:style-name="T1">陳真</text:span><text:s/>  |  2017.02.12 02:55   |   <text:a xlink:type="simple" xlink:href="http://palinfo.habago.org/Entry?Command=Information_PrintForum&amp;iPage=189#FORUM35397"><text:span text:style-name="T2">#</text:span></text:a></text:p>
      <text:p text:style-name="P2">看完了！講得真好。強烈推薦。我指的是之前楊宏提供的一段節目視頻：<text:span text:style-name="T3"> <text:line-break/><text:line-break/>https://goo.gl/bfgUPr <text:line-break/><text:line-break/></text:span>內地裏的人看類似這樣一些節目，類似這樣一些人與事，也許看了不痛不癢，不覺得有啥希奇。但是，對於一個還沒腦死、血液還有點溫度的台灣人來說，這樣一些節目以及節目中的人與事所產生的衝擊是非常巨大的。<text:span text:style-name="T3"> <text:line-break/><text:line-break/></text:span>我從<text:span text:style-name="T3">2003</text:span>年在英國就開始收看鳳凰衛視。十年前回到台灣後，入住新家的第一件事不是買床墊，而是不惜斥鉅資裝設衛星電視，為的仍是收看鳳凰，至今仍然經常對於大陸的許多節目或紀錄片感到極為震撼，水平太高了。不論是理性、智性或感性，水平高到讓我回到台灣後根本不敢再看<text:span text:style-name="T3"><text:s/>"</text:span>鳳凰<text:span text:style-name="T3">"</text:span>，但我倒是很勤快地錄下每一集的<text:span text:style-name="T3"><text:s/>"</text:span>冷暖人生<text:span text:style-name="T3">" </text:span>以及<text:span text:style-name="T3"><text:s/>"</text:span>鳳凰大視野<text:span text:style-name="T3">" </text:span>等等節目。<text:span text:style-name="T3"> <text:line-break/><text:line-break/></text:span>錄給誰看呢？錄給後世的人看，錄給我將來的小孩看，希望他們能夠從裏頭得到感動與啟發，從而對人以及對於各種生命與故事能心懷憐憫。我將來死後，沒什麼有價值的東西能留下，也許這樣一些錄像帶<text:span text:style-name="T3"><text:s/>(</text:span>特別是陳曉楠的<text:span text:style-name="T3"><text:s/>"</text:span>冷暖人生<text:span text:style-name="T3">")</text:span>，就是我這輩子所能留給後人最好的禮物了。<text:span text:style-name="T3"> <text:line-break/><text:line-break/></text:span>回到台灣後，我之所以只錄而不看鳳凰<text:span text:style-name="T3">(</text:span>特別是不敢看陳曉楠的<text:span text:style-name="T3"><text:s/>"</text:span>冷暖人生<text:span text:style-name="T3">")</text:span>，就如同我在過去二十幾年來根本不敢再看沈從文的小說是一樣的道理。因為我常覺得很痛苦，所以一直想讓自己變得蠢一點，猥瑣一點，冷血一點，狠一點，低級窩囊一點。我不是開玩笑，確實是這樣。倘若不蠢不猥瑣不窩囊不低級不冷血，那我活在台灣這樣一個無腦庸俗低能猥瑣到爆的社會裏，豈不是要活活痛苦而死嗎？<text:span text:style-name="T3"> <text:line-break/><text:line-break/></text:span>當初<text:span text:style-name="T3">2003</text:span>年在英國之所以裝設智慧電視收看鳳凰，純粹就只是因為偶然中看到應該是陳曉楠寫的一篇有關伊拉克的報導，讓我非常感動而驚訝，驚為天人。隔天，我就決定找人來家裏裝設智慧電視，以便每天能收看鳳凰。<text:span text:style-name="T3"> <text:line-break/><text:line-break/></text:span>馬英九當家時，曾經企圖讓<text:span text:style-name="T3"><text:s/>"</text:span>鳳凰衛視<text:span text:style-name="T3">" </text:span>進入台灣，但被綠營擋下，無數學生<text:span text:style-name="T3">(</text:span>一片綠油油<text:span text:style-name="T3">) </text:span>強烈反對，說什麼共產黨的節目全是低級八股沒文化沒水準的教條節目，怎麼可以讓它進來污染台灣人？可是，台灣不是說什麼民主自由與開放嗎？怎麼會那麼脆弱？怎麼會害怕共產黨的低級八股？如果共產黨的節目甚至他的電影真的那麼爛，那麼可笑，那麼，讓它統統進來台灣不是更好嗎？不是更能讓台灣人唾棄共產黨、唾棄沒水準沒文化的支那賤畜嗎？<text:span text:style-name="T3"> <text:line-break/><text:line-break/></text:span>我知道像楊宏提供的這段視頻也許大多數人會覺得很無聊很枯燥，特別是每天習慣於低能聳動的猥瑣八卦新聞的台灣人，恐怕看兩秒鐘就會轉台。如果是這樣，那你至少看看<text:span text:style-name="T3">11:30-18:30 </text:span>這七分鐘，講到國強必霸的帝國主義問題。<text:span text:style-name="T3"> <text:line-break/><text:line-break/></text:span>我當然不是說他講出了什麼驚天動地的觀念，事實上他只是講了一些稀鬆平常的想法，但我們聽或看一個東西或一個事情或一個人，理應把所有的感官和心靈全用上，而不是只看它的表面字句或表相，就好像你看電影或小說或聽音樂，難道你只是想迅速地知道答案，迅速地知道故事的大概內容或曲子的大概旋律？所以你會用快轉的方式去看或聽？<text:span text:style-name="T3"> <text:line-break/><text:line-break/></text:span>網路世界帶來一種視聽上的輕薄短小和變態，已經沒有幾個人熱衷於好好看一本書了，大家習慣的是所謂臉書那樣一種一兩句話的空洞資訊或毫無意義的各種蒼白表態與聊天。可是，你的五官呢？你的腦子呢？你的心靈呢？難道它們都只是一些多餘的器官？</text:p>
      <text:p text:style-name="P1"><text:span text:style-name="T1">王修亮</text:span><text:s/>  |  2017.02.11 21:10   |   <text:a xlink:type="simple" xlink:href="http://palinfo.habago.org/Entry?Command=Information_PrintForum&amp;iPage=189#FORUM35396"><text:span text:style-name="T2">#</text:span></text:a></text:p>
      <text:p text:style-name="P3">昨晚貼了幾個謎題，今日發現有人早早連下七答。<text:span text:style-name="T3"> <text:line-break/></text:span>現代生活用的是網路電腦，和當年懸燈簷下，向解題官私遞答紙擊鼓敲鑼的情況完全不同了，網路上一人提答眾人失興，怪可惜的。<text:span text:style-name="T3"> <text:line-break/><text:line-break/></text:span>因此在站樁時又擬了些謎題，趁元宵未度，供諸君子賞析。<text:span text:style-name="T3"> <text:line-break/></text:span>有些包含拆字，有些純詩隱，請自己臆測囉。<text:span text:style-name="T3"> <text:line-break/><text:line-break/></text:span>於此設定新規則：<text:span text:style-name="T3"> <text:line-break/>……………………………………………………………………………………………………………………….. <text:line-break/></text:span>於題若有所悟，「請諸君子暫時勿於網站上公開宣告」。<text:span text:style-name="T3"> <text:line-break/></text:span>待明日此時，一起揭開謎底。<text:span text:style-name="T3"> <text:line-break/></text:span>盡此一日，以便讓愚魯遲緩如我者，得其緩衝，足以慢思悠往，玩味推測。<text:span text:style-name="T3"> <text:line-break/></text:span>謝謝！<text:span text:style-name="T3"> <text:line-break/>…………………………………………………………………………………………………………………………. <text:line-break/><text:line-break/></text:span>其一<text:span text:style-name="T3"> <text:line-break/></text:span>蔥蘢常綠拒風霜，殘葉飄墮猶自芳，萬木精隨誰似我，烈火熬出舍利香。<text:span text:style-name="T3"> <text:line-break/></text:span><text:span text:style-name="T4">→</text:span>射喬木一<text:span text:style-name="T3"> <text:line-break/><text:line-break/></text:span>其二<text:span text:style-name="T3"> <text:line-break/></text:span>兩木並肩爭一番，川蜀之樹與相攀，千載明妃音相似，馬上猶自輕撥彈。<text:span text:style-name="T3"> <text:line-break/></text:span><text:span text:style-name="T4">→</text:span>射果樹一<text:span text:style-name="T3"> <text:line-break/><text:line-break/></text:span>其三<text:span text:style-name="T3"> <text:line-break/></text:span>水底橫枝水上花，虛無飄渺如隔紗，花絲如雪紛紛落，紅鈴無聲滿枝芽。<text:span text:style-name="T3"> <text:line-break/></text:span><text:span text:style-name="T4">→</text:span>射果樹一<text:span text:style-name="T3"> <text:line-break/><text:line-break/></text:span>其四<text:span text:style-name="T3"> <text:line-break/></text:span>翠袖紅裙染斑斑，托得張騫度安南，蒼苔點點花如火，百子千孫好相傳。<text:span text:style-name="T3"> <text:line-break/></text:span><text:span text:style-name="T4">→</text:span>射灌木一<text:span text:style-name="T3"> <text:line-break/><text:line-break/></text:span>其五<text:span text:style-name="T3"> <text:line-break/></text:span>由來孤木與相依，一脈雙胞世間稀，短劍如針護枝葉，香花如雪暮春宜。<text:span text:style-name="T3"> <text:line-break/></text:span><text:span text:style-name="T4">→</text:span>射果樹一<text:span text:style-name="T3"> <text:line-break/><text:line-break/></text:span>其六<text:span text:style-name="T3"> <text:line-break/></text:span>不觀不語任爾鳴，人人倚木自在聽，紮根落土本無事，涓涓水逝化飛翎。<text:span text:style-name="T3"> <text:line-break/></text:span><text:span text:style-name="T4">→</text:span>射原生種灌木一<text:span text:style-name="T3"> <text:line-break/><text:line-break/></text:span>其七<text:span text:style-name="T3"> <text:line-break/></text:span>金戈肅殺列兩排，居中為王天予哉，<text:span text:style-name="T3"> <text:line-break/></text:span>陌上荒蕪行蹤滅，高坡頹覆繁華衰，<text:span text:style-name="T3"> <text:line-break/></text:span>硃批色減難辨識，遺痕包裹不許開，<text:span text:style-name="T3"> <text:line-break/></text:span>機紓既斷何由給，賸有清香與雪白。<text:span text:style-name="T3"> <text:line-break/></text:span><text:span text:style-name="T4">→</text:span>射原生種草花一<text:span text:style-name="T3"> <text:line-break/><text:line-break/></text:span>其八<text:span text:style-name="T3"> <text:line-break/></text:span>宿果枯褐如豆莢，滿地紅紫掃落花，願與清溪常為伴，隨爾順流到新家。<text:span text:style-name="T3"> <text:line-break/></text:span><text:span text:style-name="T4">→</text:span>射原生種喬木一<text:span text:style-name="T3"> <text:line-break/><text:line-break/></text:span>其九<text:span text:style-name="T3"> <text:line-break/></text:span>無事高掛一張弓，非鬍非鬚本為宗，仙人得道飛昇去，此身不存與義同<text:span text:style-name="T3"> <text:line-break/></text:span><text:span text:style-name="T4">→</text:span>射原生種動物一</text:p>
      <text:p text:style-name="P1"><text:span text:style-name="T1">陳真</text:span><text:s/>  |  2017.02.11 17:27   |   <text:a xlink:type="simple" xlink:href="http://palinfo.habago.org/Entry?Command=Information_PrintForum&amp;iPage=189#FORUM35395"><text:span text:style-name="T2">#</text:span></text:a></text:p>
      <text:p text:style-name="P2">不好意思，好像是真的有這個人啦。他自己公開張貼的資料如下。不管是否真有其人，誰都別把台灣網路那一套陰暗文化和灑口水式的胡扯瞎掰造謠抹黑及特定政黨宣傳搬到巴勒網來。<text:span text:style-name="T3"> <text:line-break/><text:line-break/></text:span>陳真<text:span text:style-name="T3"><text:s/>2017.02.11. <text:line-break/><text:line-break/>=================== <text:line-break/><text:line-break/></text:span>★<text:span text:style-name="T3"><text:s/></text:span>ＩＤ：<text:span text:style-name="T3">JohnMash <text:line-break/><text:line-break/></text:span>　★<text:span text:style-name="T3"><text:s/></text:span>暱稱：<text:span text:style-name="T3">John <text:line-break/><text:line-break/></text:span>　★<text:span text:style-name="T3"><text:s/></text:span>性別：男<text:span text:style-name="T3"> <text:line-break/><text:line-break/></text:span>★<text:span text:style-name="T3"><text:s/></text:span>生日：<text:span text:style-name="T3">1964.10.06 <text:line-break/><text:line-break/></text:span>★<text:span text:style-name="T3"><text:s/></text:span>居住地：新店明德路<text:span text:style-name="T3">**</text:span>號<text:span text:style-name="T3"> <text:line-break/><text:line-break/><text:line-break/></text:span>本人馬鑑一<text:span text:style-name="T3"> <text:line-break/><text:line-break/></text:span>台大物理博士後研究<text:span text:style-name="T3"> <text:line-break/><text:line-break/></text:span>交大物理博士<text:span text:style-name="T3"> <text:line-break/><text:line-break/></text:span>台大數學碩士<text:span text:style-name="T3"> <text:line-break/><text:line-break/></text:span>空軍少校退役<text:span text:style-name="T3"> <text:line-break/><text:line-break/></text:span>現任台北市立教育大學自然科學系兼任助理教授<text:span text:style-name="T3"> <text:line-break/><text:line-break/></text:span>手機<text:span text:style-name="T3"><text:s/>0920***682 <text:line-break/><text:line-break/></text:span>電郵<text:span text:style-name="T3"><text:s/>machienyi@yahoo.com.tw</text:span></text:p>
      <text:p text:style-name="P1"><text:span text:style-name="T1">王修亮</text:span><text:s/>  |  2017.02.11 15:23   |   <text:a xlink:type="simple" xlink:href="http://palinfo.habago.org/Entry?Command=Information_PrintForum&amp;iPage=189#FORUM35394"><text:span text:style-name="T2">#</text:span></text:a></text:p>
      <text:p text:style-name="P3">非常感謝，終於刪了，拜託別再來。</text:p>
      <text:p text:style-name="P1"><text:span text:style-name="T1">鄭豐遠</text:span><text:s/>  |  2017.02.11 12:01   |   <text:a xlink:type="simple" xlink:href="http://palinfo.habago.org/Entry?Command=Information_PrintForum&amp;iPage=189#FORUM35393"><text:span text:style-name="T2">#</text:span></text:a></text:p>
      <text:p text:style-name="P2">這<text:span text:style-name="T3"><text:s/>IP </text:span>我鎖了，拜託別來了。</text:p>
      <text:p text:style-name="P1"><text:span text:style-name="T1">陳真</text:span><text:s/>  |  2017.02.11 11:17   |   <text:a xlink:type="simple" xlink:href="http://palinfo.habago.org/Entry?Command=Information_PrintForum&amp;iPage=189#FORUM35392"><text:span text:style-name="T2">#</text:span></text:a></text:p>
      <text:p text:style-name="P3">拜託阿遠，還是幫我鎖這個<text:span text:style-name="T3">IP</text:span>。我快精神分裂了。</text:p>
      <text:p text:style-name="P1"><text:span text:style-name="T1">威廷</text:span><text:s/>  |  2017.02.11 04:22   |   <text:a xlink:type="simple" xlink:href="http://palinfo.habago.org/Entry?Command=Information_PrintForum&amp;iPage=189#FORUM35391"><text:span text:style-name="T2">#</text:span></text:a></text:p>
      <text:p text:style-name="P6">YA! <text:span text:style-name="T1">又到了猜謎時間</text:span>.... <text:line-break/><text:line-break/>1. <text:span text:style-name="T1">講台</text:span> <text:line-break/><text:line-break/>2. <text:span text:style-name="T1">春花秋月</text:span> <text:line-break/><text:line-break/>3. <text:span text:style-name="T1">苛政猛於虎</text:span> <text:line-break/><text:line-break/>4. <text:span text:style-name="T1">九二共識</text:span> <text:line-break/><text:line-break/>5. <text:span text:style-name="T1">水仙</text:span> <text:line-break/><text:line-break/>6. <text:span text:style-name="T1">木棉</text:span> <text:line-break/><text:line-break/>7. ...........<text:span text:style-name="T1">不知道</text:span> <text:line-break/><text:line-break/>8. <text:span text:style-name="T1">楓樹</text:span>? </text:p>
      <text:p text:style-name="P1"><text:span text:style-name="T1">陳真</text:span><text:s/>  |  2017.02.11 02:45   |   <text:a xlink:type="simple" xlink:href="http://palinfo.habago.org/Entry?Command=Information_PrintForum&amp;iPage=189#FORUM35389"><text:span text:style-name="T2">#</text:span></text:a></text:p>
      <text:p text:style-name="P3"><text:span text:style-name="T3">"</text:span>馬鑑一<text:span text:style-name="T3">" (</text:span>我不太相信世界上有這個人<text:span text:style-name="T3">)</text:span>，如果你可以秉持基本誠意，好好表達自己的想法而不扭曲他人或真真假假地混淆是非，那麼，不管你的想法如何，我們當然還是歡迎。我很怕會錯怪你，誤傷忠良，所以，如果我的指控對你構成不公平的傷害，請你公開告訴我應該怎麼做才能還你清白或公道。<text:span text:style-name="T3"> <text:line-break/><text:line-break/></text:span>巴勒網的人，老小皆有，年齡層分布很廣，但基本上都有點老派作風，一說一，二說二，不打誑語，更不會來陰的，非常不習慣網路世界盛行的那樣一種陰陰暗暗的作風。所以，基本上還是得請你尊重。<text:span text:style-name="T3"> <text:line-break/><text:line-break/></text:span>我就不鎖你的<text:span text:style-name="T3"><text:s/>IP</text:span>，直到我實在受不了。<text:span text:style-name="T3"> <text:line-break/><text:line-break/></text:span>毫無意義的口水瞎掰，或是存心來搞政治宣傳的，以及拿錢辦事的網軍等等等，統統都不適合來此發言。</text:p>
      <text:p text:style-name="P1"><text:span text:style-name="T1">陳真</text:span><text:s/>  |  2017.02.11 02:26   |   <text:a xlink:type="simple" xlink:href="http://palinfo.habago.org/Entry?Command=Information_PrintForum&amp;iPage=189#FORUM35388"><text:span text:style-name="T2">#</text:span></text:a></text:p>
      <text:p text:style-name="P2">這是馬鑑一每一次發言的<text:span text:style-name="T3"><text:s/>IP: 180.176.144.194 <text:line-break/><text:line-break/></text:span>阿遠如果知道怎麼擋<text:span text:style-name="T3">IP, </text:span>麻煩幫我擋這個<text:span text:style-name="T3">IP</text:span>。<text:span text:style-name="T3"> <text:line-break/><text:line-break/></text:span>我不懂電腦，不知道<text:span text:style-name="T3">IP</text:span>是什麼東西。根據這<text:span text:style-name="T3">IP</text:span>去搜尋，馬上可以找到<text:span text:style-name="T3"><text:s/>"PTT" </text:span>的什麼<text:span text:style-name="T3"><text:s/>"HatePolitics" </text:span>上的一位<text:span text:style-name="T3"><text:s/>"JohnMash" </text:span>的一大堆發言。他的一大堆發言中，我只看了其中兩、三則，如此寫道：<text:span text:style-name="T3"> <text:line-break/><text:line-break/>"</text:span>凡是自稱是中國人的<text:span text:style-name="T3"> <text:line-break/></text:span>立刻滾回中國。<text:span text:style-name="T3"> <text:line-break/></text:span>凡有同情者，立刻以台奸論處。<text:span text:style-name="T3"> <text:line-break/></text:span>以選票為刀，口水為槍，淹死支那賤畜。<text:span text:style-name="T3">" <text:line-break/><text:line-break/></text:span>請問我有搞錯<text:span text:style-name="T3">IP </text:span>的意義嗎？請問所謂<text:span text:style-name="T3"><text:s/>"</text:span>馬鑑一<text:span text:style-name="T3">" </text:span>就是這位說要<text:span text:style-name="T3"><text:s/>"</text:span>以選票為刀，口水為槍，淹死支那賤畜<text:span text:style-name="T3">" </text:span>的<text:span text:style-name="T3"><text:s/>"JohnMash"</text:span>嗎？<text:span text:style-name="T3"> <text:line-break/><text:line-break/></text:span>奇怪的是，明明同一個版面，明明同一個身份代號，我卻又看到這位<text:span text:style-name="T3">JohnMash</text:span>寫著：<text:span text:style-name="T3"> <text:line-break/><text:line-break/>""</text:span>本人作為一個左統份子，已經很久没投票了，明天依然如比。但是蔡英文在總統任內，真得把年金改好，下一屆我會投她。<text:span text:style-name="T3">"" <text:line-break/><text:line-break/></text:span>我實在看不懂其中的邏輯，還是我對電腦及網路世界太外行<text:span text:style-name="T3">(</text:span>電腦之於我不過就是一個打字機和音樂播放器<text:span text:style-name="T3">)</text:span>，搞錯了什麼？一方面是左派兼統派，但卻又說要<text:span text:style-name="T3"><text:s/>"</text:span>用口水淹死支那賤畜<text:span text:style-name="T3">"</text:span>？真是很怪異的網路世界。我常想，一個人浸泡在台灣極度盛行的這樣一種陰暗的網路世界中，對自己的人格與心靈是健康的嗎？<text:span text:style-name="T3"> <text:line-break/><text:line-break/></text:span>如今掌大權的綠營人渣帶給台灣最大的傷害之一就是培養無數網軍，透過抹黑、造謠、醜化、耳語、各種匿名惡搞以及外人難以想像的無數卑劣手段，真真假假地達成混淆是非、塑造輿論、抹黑對手、美化自己人的目的。<text:span text:style-name="T3"> <text:line-break/><text:line-break/></text:span>這樣一種作法，也許可以十分有效地打擊敵人，為自己謀取勝利與利益，但卻將使得一整個社會中人與人之間失去最基本的信任。</text:p>
      <text:p text:style-name="P1"><text:span text:style-name="T1">馬鑑一</text:span><text:s/>  |  2017.02.11 02:17   |   <text:a xlink:type="simple" xlink:href="http://palinfo.habago.org/Entry?Command=Information_PrintForum&amp;iPage=189#FORUM35387"><text:span text:style-name="T2">#</text:span></text:a></text:p>
      <text:p text:style-name="P3">張學良是民族主義者，不是吳三桂。<text:span text:style-name="T3"> <text:line-break/></text:span>我相信中共領導人絕對有智慧，先追求形式上的統一，再徐圖實質上的統一，這是最有利於中華民族的復興的做法。<text:span text:style-name="T3"> <text:line-break/><text:line-break/></text:span>寧鳴而死，不默而生。<text:span text:style-name="T3"> <text:line-break/><text:line-break/></text:span>各位，再見了！</text:p>
      <text:p text:style-name="P1"><text:span text:style-name="T1">陳真</text:span><text:s/>  |  2017.02.11 01:21   |   <text:a xlink:type="simple" xlink:href="http://palinfo.habago.org/Entry?Command=Information_PrintForum&amp;iPage=189#FORUM35386"><text:span text:style-name="T2">#</text:span></text:a></text:p>
      <text:p text:style-name="P2">我實在受不了這位<text:span text:style-name="T3"><text:s/>"</text:span>馬鑑一<text:span text:style-name="T3">"</text:span>，以後你的發言我不看內容一概刪除，實在很浪費時間，很煩，幾乎所有發言就是刻意要扭曲他人的想法，然後故意沿著別人的發言，似真若假地故意穿插些莫名奇妙的穿鑿附會，胡亂闡釋，表面上好像在附和，其實是故意要扭曲，使之產生低級的爭議化，達到抹黑效果，使這版面變成一種一般綠色生物很喜歡去的那樣一種版面，刻意破壞發言水平，讓別人必須不得不一直出來澄清自己的發言。<text:span text:style-name="T3"> <text:line-break/><text:line-break/></text:span>比方說什麼東北易幟，你的意思其實就是要宣傳綠營那一套：<text:span text:style-name="T3"> <text:line-break/><text:line-break/>"</text:span>大家小心了！中共在島內培植代理人，打算賣台，所以絕對不能投票給國民黨。<text:span text:style-name="T3">" <text:line-break/><text:line-break/></text:span>你的所有的發言的目的其實就只有這個，盡一切可能地破壞與扭曲，並且藉機抹黑藍營，抹黑大陸，然後完全胡扯地宣揚綠營，或是故意淡化綠營的惡，不外就是要大家投票給綠營，故意就是要破壞版面的一個最基本發言水平，簡單說就是故意來搞破壞。<text:span text:style-name="T3"> <text:line-break/><text:line-break/></text:span>我實在沒有耐心再跟你客氣，完全沒有一點基本誠意。我不明白，你來這邊留言是你的工作或職業嗎？否則我無法理解怎麼會有人無聊到這種地步，明明完全沒有一句有意義的話想說，但卻長期且持續地歪七扭八地說個不停，幾乎每一句話就是故意要睜眼說瞎話地扭曲。<text:span text:style-name="T3"> <text:line-break/><text:line-break/></text:span>綠營養了一堆網軍，我不知道你是不是，但我們實在忍耐你很久。你做這樣一些事，不覺得可恥嗎？不覺得良心不安嗎？</text:p>
      <text:p text:style-name="P4"/>
      <text:p text:style-name="P1"><text:span text:style-name="T1">王修亮</text:span><text:s/>  |  2017.02.11 00:01   |   <text:a xlink:type="simple" xlink:href="http://palinfo.habago.org/Entry?Command=Information_PrintForum&amp;iPage=190#FORUM35385"><text:span text:style-name="T2">#</text:span></text:a></text:p>
      <text:p text:style-name="P2">對不起呀<text:span text:style-name="T3">!</text:span>在嚴肅的氣氛中插個話。<text:span text:style-name="T3"> <text:line-break/><text:line-break/></text:span>說甚麼光陰似箭、日月如梭，越到老了，這些浮濫千古的成語，可還越是鮮活的跳動在思維裡賣弄起來了。<text:span text:style-name="T3"><text:line-break/></text:span>怎轉眼又是一年元宵？<text:span text:style-name="T3"> <text:line-break/><text:line-break/></text:span>幼年時與長兄幼妹玩過許多傳統的文字遊戲，對聯是基本，寶塔詩、酒令、燈謎，總是挖空心思去尋巧。漸長漸遠，各有所忙，只剩下每年的元宵和學生們猜猜燈迷了。<text:span text:style-name="T3"> <text:line-break/></text:span>一個閃神，才驚覺明天便是十五。<text:span text:style-name="T3"> <text:line-break/></text:span>來不及準備了，就趁下午合幾個題目，和朋友們鬥鬥小趣味吧！<text:span text:style-name="T3"> <text:line-break/><text:line-break/></text:span>我素來拙於脈絡分明的思緒鋪陳，僅能稍玩文字拆解組合的技巧，今年很想試試拆字兼詩隱的方式，初次練習，必多臃贅，難以貼切，也難免會用些典故，朋友們就請多包容啦！<text:span text:style-name="T3"> <text:line-break/></text:span>明晚再來揭謎底。<text:span text:style-name="T3"> <text:line-break/><text:line-break/></text:span>一<text:span text:style-name="T3"> <text:line-break/></text:span>謊言存，溝水流，左右不分<text:span text:style-name="T3"> <text:line-break/></text:span>公無衣，中無骨，上下一同<text:span text:style-name="T3"> <text:line-break/></text:span><text:span text:style-name="T4">→</text:span>射一名詞<text:span text:style-name="T3"> <text:line-break/><text:line-break/></text:span>二<text:span text:style-name="T3"> <text:line-break/></text:span>難分吾夫一日隔<text:span text:style-name="T3"> <text:line-break/></text:span>化來芳草添顏色<text:span text:style-name="T3"> <text:line-break/></text:span>此愁依依令心碎<text:span text:style-name="T3"> <text:line-break/></text:span>明日飄渺焉可得<text:span text:style-name="T3"> <text:line-break/></text:span><text:span text:style-name="T4">→</text:span>射成語一<text:span text:style-name="T3"> <text:line-break/><text:line-break/></text:span>三<text:span text:style-name="T3"> <text:line-break/></text:span>懷珂竟玉碎，遺物掩草埔，<text:span text:style-name="T3"> <text:line-break/></text:span>教者去人倫，猶以為正途，<text:span text:style-name="T3"> <text:line-break/></text:span>犬子共一皿，貪婪誰與訴？<text:span text:style-name="T3"> <text:line-break/></text:span>水落見殘淤，清流覓何處？<text:span text:style-name="T3"> <text:line-break/></text:span>唬人何須口，欺瞞見網路，隱入山林復為王，一嘯長風百獸舞。<text:span text:style-name="T3"> <text:line-break/></text:span><text:span text:style-name="T4">→</text:span>射禮記檀弓五言一<text:span text:style-name="T3"> <text:line-break/><text:line-break/></text:span>四<text:span text:style-name="T3"> <text:line-break/></text:span>純陽之數取終極<text:span text:style-name="T3"> <text:line-break/></text:span>上下之間正合宜<text:span text:style-name="T3"> <text:line-break/></text:span>其中有物俱揚棄<text:span text:style-name="T3"> <text:line-break/></text:span>織盡絲縷言可兮<text:span text:style-name="T3"> <text:line-break/></text:span><text:span text:style-name="T4">→</text:span>射兩岸政治名詞一<text:span text:style-name="T3"> <text:line-break/><text:line-break/></text:span>以下不拆字，俱為詩隱。<text:span text:style-name="T3"> <text:line-break/></text:span>五<text:span text:style-name="T3"> <text:line-break/></text:span>不染凡塵立清波<text:span text:style-name="T3"> <text:line-break/></text:span>白衣金盞倚高桌<text:span text:style-name="T3"> <text:line-break/></text:span>酷寒越顯真顏色<text:span text:style-name="T3"> <text:line-break/></text:span>蔥蒜豈得與君博<text:span text:style-name="T3"> <text:line-break/></text:span><text:span text:style-name="T4">→</text:span>射一植物名<text:span text:style-name="T3"> <text:line-break/><text:line-break/></text:span>六<text:span text:style-name="T3"> <text:line-break/></text:span>刺瘤滿身不許攀<text:span text:style-name="T3"> <text:line-break/></text:span>鐵骨丹心花欲燃<text:span text:style-name="T3"> <text:line-break/></text:span>待得端午子初綻<text:span text:style-name="T3"> <text:line-break/></text:span>飛絮如雪隨風傳<text:span text:style-name="T3"> <text:line-break/></text:span><text:span text:style-name="T4">→</text:span>射一喬木名<text:span text:style-name="T3"> <text:line-break/><text:line-break/></text:span>七<text:span text:style-name="T3"> <text:line-break/></text:span>驚震十日起禍災<text:span text:style-name="T3"> <text:line-break/></text:span>海畔仙根入蓬萊<text:span text:style-name="T3"> <text:line-break/></text:span>四時紅豔花常在<text:span text:style-name="T3"> <text:line-break/></text:span>村角籬間落復開<text:span text:style-name="T3"> <text:line-break/></text:span><text:span text:style-name="T4">→</text:span>射一灌木名<text:span text:style-name="T3"> <text:line-break/><text:line-break/></text:span>八<text:span text:style-name="T3"> <text:line-break/></text:span>颯颯秋風志氣殘<text:span text:style-name="T3"> <text:line-break/></text:span>悲歌泣王過黎山<text:span text:style-name="T3"> <text:line-break/></text:span>傷此桎梏化新木<text:span text:style-name="T3"> <text:line-break/></text:span>年年淚血染碧衫<text:span text:style-name="T3"> <text:line-break/></text:span><text:span text:style-name="T4">→</text:span>射一喬木名</text:p>
      <text:p text:style-name="P1">Lbboy   |  2017.02.10 19:38   |   <text:a xlink:type="simple" xlink:href="http://palinfo.habago.org/Entry?Command=Information_PrintForum&amp;iPage=190#FORUM35384"><text:span text:style-name="T2">#</text:span></text:a></text:p>
      <text:p text:style-name="P3">實質統一，我認為就是在軍事權，外交權上面回到一個主權國家該有的一致性及制度架構。其於內政問題有自己的憲法與運作方式是目前最適合的方式。<text:span text:style-name="T3"> <text:line-break/><text:line-break/></text:span>台灣陸權時代是邊疆，海權時代是重要戰略位置。<text:span text:style-name="T3"><text:s/></text:span>成為島鍊就會有成為島鍊的代價。。成為門戶有門戶的價值。。就看怎麼選，怎麼思考。。用地域觀點把人限制住，是很狹隘的。<text:span text:style-name="T3"> <text:line-break/><text:line-break/></text:span>台灣居中國戰略的重要位置。如果把主權分割出去，三不五時再配合國際勢力的挑撥，變成一個戰爭熱點。。把自己的門戶變成國際角力的縫隙，這是很難想像的。這不是單純老祖宗基業的感情問題。這是一個長期穩定的基石。</text:p>
      <text:p text:style-name="P1"><text:span text:style-name="T1">楊世主</text:span><text:s/>  |  2017.02.10 18:05   |   <text:a xlink:type="simple" xlink:href="http://palinfo.habago.org/Entry?Command=Information_PrintForum&amp;iPage=190#FORUM35382"><text:span text:style-name="T2">#</text:span></text:a></text:p>
      <text:p text:style-name="P2">也許統獨只是個假議題？若問<text:span text:style-name="T3">"</text:span>中國想要台灣甚麼<text:span text:style-name="T3">(</text:span>統<text:span text:style-name="T3">)</text:span>？台灣不想要中國什麼<text:span text:style-name="T3">(</text:span>獨<text:span text:style-name="T3">)</text:span>？<text:span text:style-name="T3">"</text:span>，這樣問問題是不是很呆？<text:span text:style-name="T3"> <text:line-break/><text:line-break/></text:span>如果追求的都是兩岸人民共生共榮一起過好日子，在統一或獨立情況下，以現下的兩岸政府來說都是可以達到目標的不是嗎？若統一比喻為同福共難的恩愛夫妻，那麼獨立也可以像同福共難的義氣夥伴，都是同福共難一起過好日子，沒有差別啊？<text:span text:style-name="T3"> <text:line-break/><text:line-break/></text:span>若說有啊有差，差在面子掛不住、分裂愧對老祖宗、不自由民主，錢被控管、話不能亂說、行動遭限制、不能自己找小三<text:span text:style-name="T3">...</text:span>等等等，這些說詞盡管說的再有道理，其實非常樣版封面，像失了神采的工匠技藝，雖然巧奪天工卻有形無神；這些表面問題都是可以調整改善的不是嗎？若改善失敗，總可以開開心心和和氣氣統了再獨、獨了再統啊，中國歷史裡的分分合合還看不夠嗎？有何稀奇珍貴需要如此執著執到去誘敵前來挑撥離間、讓平民百姓相互廝殺呢？<text:span text:style-name="T3"> <text:line-break/><text:line-break/></text:span>幸不幸福取決於互動的方式，相互尊重的程度，而非這些標籤式的假像假議題，從中國現在的對台政策看，我相信這是一條對的路，因為釋出善意總能縫補裂痕，預防有心人的見縫插針。有時覺得台灣像患了癲癇，被強大政治外力撞擊了幾次後引發腦細胞不正常放電，時不時就發作一次，發作時幹了啥事傷了自己也不會記得，看了不忍心，陪伴共生共死而已。<text:span text:style-name="T3"> <text:line-break/><text:line-break/></text:span>也許過去西方世界的趨勢就是這樣一直帶著我們做夢做夢，科學夢、機械夢、賺錢夢、航天夢、登月夢、永生夢，現在又加了製造智慧人夢，在夢裡活著確實很爽，但總有一種醒不過來的恐懼，還好身體還是在的，只是睡了，但也睡太久肌肉萎縮了，應該起床幹點吃喝拉撒的事了。</text:p>
      <text:p text:style-name="P1"><text:span text:style-name="T1">楊宏</text:span><text:s/>  |  2017.02.10 17:50   |   <text:a xlink:type="simple" xlink:href="http://palinfo.habago.org/Entry?Command=Information_PrintForum&amp;iPage=190#FORUM35381"><text:span text:style-name="T2">#</text:span></text:a></text:p>
      <text:p text:style-name="P3">聽聽這退休外交官的演講<text:span text:style-name="T3"> <text:line-break/><text:line-break/></text:span>【中國正在說】專家暢談中國國際戰略<text:span text:style-name="T3"> <text:line-break/><text:line-break/>https://www.youtube.com/watch?v=7rGrHETynjc&amp;;t=117s <text:line-break/><text:line-break/></text:span>他期許中國不要走上強國霸權的宿命<text:span text:style-name="T3">.... <text:line-break/><text:line-break/></text:span>我給他一張好人卡，這才是我嚮往的祖國。<text:span text:style-name="T3"> <text:line-break/>' <text:line-break/></text:span>至於何時是統一的時機，以我看到資訊有兩個，確認蔡連任那年<text:span text:style-name="T3">(</text:span>金燦榮<text:span text:style-name="T3">)</text:span>，<text:span text:style-name="T3">2020(</text:span>王孟源<text:span text:style-name="T3">)</text:span>。<text:span text:style-name="T3"> <text:line-break/>' <text:line-break/></text:span>絕藝如君天下少<text:span text:style-name="T3"><text:s/></text:span>閒人似我世間無。<text:span text:style-name="T3"> <text:line-break/><text:line-break/></text:span>好了，不鬧了，<text:span text:style-name="T3"><text:s/></text:span>人貴自知，我無絕藝認分當閒人，閒來無事閒庭漫步閒敲棋子閒來這欣賞絕藝聆聽臥龍吟。</text:p>
      <text:p text:style-name="P1"><text:span text:style-name="T1">天峰</text:span><text:s/>  |  2017.02.10 16:03   |   <text:a xlink:type="simple" xlink:href="http://palinfo.habago.org/Entry?Command=Information_PrintForum&amp;iPage=190#FORUM35379"><text:span text:style-name="T2">#</text:span></text:a></text:p>
      <text:p text:style-name="P2">如果<text:span text:style-name="T3">20</text:span>年內實質統一台灣，為什麼要向我道歉？我有判斷過最終統一時間和方式嗎？我又不是風水佬，不喜歡一扯就十幾二十年。<text:span text:style-name="T3"> <text:line-break/><text:line-break/></text:span>實質統一包括駐軍這很好理解，但是為什麼要包括年金問題？幹嘛不是每個台灣人都能領到一億台幣才叫實質統一？你說話方式很有趣，一句真話搭一句謬論，這套路都有教材的是吧？<text:span text:style-name="T3"> <text:line-break/><text:line-break/></text:span>好了，不鬧了，我就是偶爾來這看看陳醫生聊聊哲學而已，不想辯論。<text:span text:style-name="T3"> <text:line-break/><text:line-break/>=============== <text:line-break/>(</text:span>編按：天峰之留言是在回應這位<text:span text:style-name="T3"><text:s/>"</text:span>馬鑑一<text:span text:style-name="T3">" </text:span>底下的發言。我給刪了。但是，因為怕大家看不懂天峰在回應什麼，所以我就把它剪貼在下面。<text:span text:style-name="T3">) <text:line-break/><text:line-break/></text:span>馬鑑一<text:span text:style-name="T3"><text:s/>2017.02.10. <text:line-break/><text:line-break/></text:span>我認為我的推斷完全是客觀的。<text:span text:style-name="T3"> <text:line-break/><text:line-break/></text:span>二十年內（即<text:span text:style-name="T3">2037</text:span>年以前），中共若實質統一台灣，我將要在此向天峰先生鄭重道歉，並寄一萬台幣給天峰先生。<text:span text:style-name="T3"> <text:line-break/><text:line-break/></text:span>實質統一我姑且定義為，解放軍進駐台灣，年金問題交由中共中央處理。<text:span text:style-name="T3"> <text:line-break/><text:line-break/></text:span>大陸整體國力上升，誰都不容否認，但要用戰爭手段拿下台灣，代價實在太大，不僅是戰爭花費上的代價，還包括以後治理台灣的代價；若要用和平手段，只有形式上的統一最有可能。<text:span text:style-name="T3"> <text:line-break/><text:line-break/></text:span>中共實質統一台灣之後，光是要用<text:span text:style-name="T3">“</text:span>文明的<text:span text:style-name="T3">”</text:span>手段處理台灣各種民主問題，以及十幾兆台幣的年金問題，想到這裡，中共領導人就整個頭皮發麻。<text:span text:style-name="T3"> <text:line-break/><text:line-break/></text:span>台灣在二十年內，大概是民進黨專政的局面，當然是綠色權貴吃香喝辣的時代。<text:span text:style-name="T3"> <text:line-break/></text:span>但若說，民進黨大權在握，即可胡搞亂搞，大鬧天宫，也不正確。<text:span text:style-name="T3"> <text:line-break/></text:span>台獨問題，有中美劃定的紅線，民進黨只敢在紅線內對空揮拳，除非真是吃錯藥了，放棄吃香喝辣也要幹革命。這個機率應該很低。<text:span text:style-name="T3"> <text:line-break/><text:line-break/></text:span>即使是不涉及台獨的問題，民進黨也不可能完全無邊無際地亂搞。<text:span text:style-name="T3"> <text:line-break/><text:line-break/></text:span>只舉一例，現在泛藍勢力被打趴了，民進黨敢不敢提案<text:span text:style-name="T3"> <text:line-break/></text:span>「恢復立法院原有的席次」？</text:p>
      <text:p text:style-name="P1">kevin   |  2017.02.10 15:58   |   <text:a xlink:type="simple" xlink:href="http://palinfo.habago.org/Entry?Command=Information_PrintForum&amp;iPage=190#FORUM35378"><text:span text:style-name="T2">#</text:span></text:a></text:p>
      <text:p text:style-name="P3">大概最有可能統一的時間是<text:span text:style-name="T3">2030</text:span>年左右<text:span text:style-name="T3">,</text:span>共軍戰力強大到可以匹敵美軍<text:span text:style-name="T3">,</text:span>而台灣因為民進黨十多年的專政亂政而國力疲乏<text:span text:style-name="T3">,</text:span>變成美國的戰略棄子<text:span text:style-name="T3">,</text:span>這時候共軍來一次奇襲可能台灣會在海空軍覆滅的情形下<text:span text:style-name="T3">,</text:span>很識相的在共軍登岸前投降<text:span text:style-name="T3">. <text:line-break/><text:line-break/></text:span>至於戰費方面<text:span text:style-name="T3">,2030</text:span>年左右的中國已經是地球最大經濟體<text:span text:style-name="T3">,</text:span>錢的問題對他們來說就是沒問題<text:span text:style-name="T3">,</text:span>開戰還可以提升武器生產又帶來重建商機<text:span text:style-name="T3">,</text:span>以此帶動消費<text:span text:style-name="T3">,</text:span>經濟上反而很補</text:p>
      <text:p text:style-name="P1"><text:span text:style-name="T1">天峰</text:span><text:s/>  |  2017.02.10 13:59   |   <text:a xlink:type="simple" xlink:href="http://palinfo.habago.org/Entry?Command=Information_PrintForum&amp;iPage=190#FORUM35376"><text:span text:style-name="T2">#</text:span></text:a></text:p>
      <text:p text:style-name="P2">把兩岸統一和東北易幟放在一起談，再把中共扯到跟蔣介石和張學良那種水平一樣，這位同學的混淆能力還真是不錯。<text:span text:style-name="T3"> <text:line-break/><text:line-break/></text:span>其實，不作死就不會死。只要台灣當局不作死，中共是不會出兵的。現在的對台方針肯定有改變，但戰略方向是沒變的，我也不認為這和蔡英文上不上台有什麼本質關縣。<text:span text:style-name="T3"> <text:line-break/><text:line-break/></text:span>中共是個善於總結善於糾錯的政黨，在看到馬英九的八年下來，台灣卻越來越獨越來越反中，我相信中共更加不會把統一大業寄望給島內任何政治人物了。事實上，大陸的很多網民都知道，國民黨獨台，民進黨台獨，顏色不一樣而已，實質上都是只爲自己利益不顧百姓利益的，更別扯什麼國家民族了。<text:span text:style-name="T3"> <text:line-break/><text:line-break/></text:span>從中共現在呈現的政策看，今後北京的中央人民政府將會直接與台灣人民對話，卡式臺胞証、各種青年創業園區、各種青年交流計劃都只是前菜，實行國民待遇也只是第一步，未來還會有更多動作。只要台灣政客不突然作死，中共就會朝<text:span text:style-name="T3">“</text:span>發動群眾<text:span text:style-name="T3">”</text:span>這個方向走下去。<text:span text:style-name="T3"> <text:line-break/><text:line-break/></text:span>也就是回到那句老話：人民，只有人民，才是創造歷史的動力。<text:span text:style-name="T3"> </text:span></text:p>
      <text:p text:style-name="P1"><text:span text:style-name="T1">馬鑑一</text:span><text:s/>  |  2017.02.10 11:08   |   <text:a xlink:type="simple" xlink:href="http://palinfo.habago.org/Entry?Command=Information_PrintForum&amp;iPage=190#FORUM35375"><text:span text:style-name="T2">#</text:span></text:a></text:p>
      <text:p text:style-name="P3">中共在可預見的未來，追求的是<text:span text:style-name="T3">“</text:span>東北易幟<text:span text:style-name="T3">”</text:span>式的統一。<text:span text:style-name="T3"> <text:line-break/></text:span>蔣介石領導革命軍北伐，從未能實質上完成統一，東北一直是張學良的勢力，中央是管不到的。<text:span text:style-name="T3"> <text:line-break/></text:span>直到有一天，張學良宣布通電擁蔣，東北易幟，中國算是統一了。<text:span text:style-name="T3"> <text:line-break/></text:span>台灣若是出了一個張學良式的領導人，或許就是<text:span text:style-name="T3">“</text:span>台灣易幟<text:span text:style-name="T3">”</text:span>的時候了。<text:span text:style-name="T3"> </text:span></text:p>
      <text:p text:style-name="P1"><text:span text:style-name="T1">陳真</text:span><text:s/>  |  2017.02.10 10:46   |   <text:a xlink:type="simple" xlink:href="http://palinfo.habago.org/Entry?Command=Information_PrintForum&amp;iPage=190#FORUM35374"><text:span text:style-name="T2">#</text:span></text:a></text:p>
      <text:p text:style-name="P2">同學，拳王打小孩應該不需要也不可能打得<text:span text:style-name="T3"><text:s/>"</text:span>天崩地裂死傷慘烈<text:span text:style-name="T3">" </text:span>吧，祖國是要收復台灣，又不是要毀滅台灣。不管怎麼樣，這都是台灣人自找的。穩定樂利的選項你不選，偏要相信政治詐騙集團的鬼話，走一條自我毀滅的道路。<text:span text:style-name="T3"> <text:line-break/><text:line-break/></text:span>我所謂自尋毀滅並非指兩岸戰爭，而是指長年的自我耗損，放任這些漢奸走狗胡作非為貪贓枉法，掏空國家，為了個人權位私利出賣台灣實質利益，等於是自己打自己，一種慢性自殺。這樣一種傷害，才是挖骨蝕肉難以復原，不光是經濟上，更包括社會與文化上及族群關係方面的傷害與裂痕。<text:span text:style-name="T3"> <text:line-break/><text:line-break/></text:span>我很不喜歡人家說我是個什麼理想主義者，我不是，我很會打算盤，只是我這算盤不為自己打就是。我比較喜歡實用主義者<text:span text:style-name="T3">(pragmatist)</text:span>這個稱號。不管黑貓白貓，會抓老鼠就是好貓，<text:span text:style-name="T3">meaning is use(</text:span>維根斯坦的名言及核心思想<text:span text:style-name="T3">), </text:span>使用即意義，一個東西能怎麼使用，便是它的意義，我不追求也不自我欺瞞一種虛幻的所謂理想本質。<text:span text:style-name="T3"> <text:line-break/><text:line-break/></text:span>你下棋時難道不是這樣？面對既有的局面，考慮如何走一下步。食衣住行婚喪喜慶找工作，哪一點不是應該要這樣？在既有的現實上做出最好的選擇，而不是幻想純屬虛構的所謂國王新衣，天邊彩虹。台灣應該趁著還有一點點談判籌碼時趕緊尋求統一，給自己謀求一個長治久安、最安全有利的位置才對，而不是等著喝罰酒。一個人倘若他還有點基本常識與理性，難道不是會得出類似的結論來？<text:span text:style-name="T3"> <text:line-break/><text:line-break/></text:span>更重要的一點是：統一絕不是一種彷彿<text:span text:style-name="T3"><text:s/>"</text:span>不得已<text:span text:style-name="T3">" </text:span>的選擇，不是萬般無奈之下的一個<text:span text:style-name="T3"><text:s/>"</text:span>比較不慘<text:span text:style-name="T3">" </text:span>的選擇，絕不是那樣；統一應該是一個非常有利的正面積極選擇，用台灣話來說就是<text:span text:style-name="T3"><text:s/>"</text:span>好康的<text:span text:style-name="T3">"</text:span>。很多綠油油的北七真的很智障，很喜歡說，祖國既然那麼好，你幹嘛不移民過去<text:span text:style-name="T3">(</text:span>用台灣人的話來說就是<text:span text:style-name="T3"><text:s/>"</text:span>滾回中國去<text:span text:style-name="T3">")</text:span>。個人移民當然不是那麼容易的一件事，要不是年歲已大，要不是過去長年得照顧臥病在床的長輩們，再加上兩人一同異地謀職的高難度，我們老早回歸祖國。所謂<text:span text:style-name="T3"><text:s/>"</text:span>滾回中國去<text:span text:style-name="T3">" </text:span>聽起來其實就像是一種祝福而非懲罰。我也很想祝大家早日滾回中國去，因為那裏會有更多、更好的生存與發展。<text:span text:style-name="T3"> <text:line-break/><text:line-break/></text:span>不過，這畢竟是個人選擇。我要說的不是個人，因為每個人狀況不一樣，<text:span text:style-name="T3">"</text:span>滾回中國去<text:span text:style-name="T3">" </text:span>究竟是好是壞也許說不準。但是，個人說不準，整個台灣做考量時卻說得準，因為擺在眼前的既定現實應該如何取捨實在太明顯了。今天的祖國倘若是四人幫當道，紅衛兵橫行，那我會說咱們還是離遠一點比較安全。但是，如今的大陸，早已今非昔比。所謂理想，所謂意義，不過就是在既有的、或是有可能創造出來的選項中，做出最好的選擇。<text:span text:style-name="T3"> <text:line-break/><text:line-break/></text:span>我的已故指導教授<text:span text:style-name="T3"><text:s/>Peter Lipton </text:span>在<text:span text:style-name="T3">1991</text:span>年寫了一本流傳甚廣的書，書名叫<text:span text:style-name="T3"><text:s/>"Inference to the Best Explanation"</text:span>，介紹科學哲學上一個重要概念，簡單說，根據既有的事實或現象，在無數可能原因中找到一個最好的解釋。哇！你這不是廢話嗎？如果你只會講廢話，我看你去教幼稚園好了。非也，非也。就算是廢話，就如殷海光所說，歷史上有能力講出廢話的人倒是十分稀少，大部份人都只能講出蠢話鳥話或假話。<text:span text:style-name="T3"> <text:line-break/><text:line-break/>Inference to the Best Explanation </text:span>跟統獨當然沒有關係，大家不要緊張，我只是拿它當個比喻，做為一種啟發。即便是科學，我們也不是在尋找顛撲不破的真理，而只是在尋找一個在既有的無數選項中最好或比較好的解釋或解決方法。講究精確與絕對的科學尚且如此<text:span text:style-name="T3"><text:s/>"</text:span>務實<text:span text:style-name="T3">"</text:span>，有關人的生活之考量，難道不也應該如此？<text:span text:style-name="T3"> <text:line-break/><text:line-break/></text:span>比方說，我很想移民冥王星，但我總不可能什麼也不做，就只堅持著這個遠大理想。在既有的能力下，別說冥王星，我連一海之隔的祖國大陸我都去不了，於是決定先從台南移民來高雄，只要比過去好一點點，那也許就是一個好的選擇，我並不企求找到一個最終的真理之路。算盤應該就是這麼打的。</text:p>
      <text:p text:style-name="P1">kevin   |  2017.02.10 08:50   |   <text:a xlink:type="simple" xlink:href="http://palinfo.habago.org/Entry?Command=Information_PrintForum&amp;iPage=190#FORUM35373"><text:span text:style-name="T2">#</text:span></text:a></text:p>
      <text:p text:style-name="P3">陳真醫師<text:span text:style-name="T3">: <text:line-break/><text:line-break/></text:span>我個人認為共軍早晚會動手<text:span text:style-name="T3">,</text:span>現在排除美軍介入因素<text:span text:style-name="T3">,</text:span>拿下台灣對於共軍來說絕對會是一件非常非常輕鬆愉快歡樂無比的事情<text:span text:style-name="T3">,</text:span>但是就是有美軍虎視眈眈<text:span text:style-name="T3">,</text:span>共軍目前才不願出手<text:span text:style-name="T3">,</text:span>現在共軍跟美軍打一場局部性戰爭絕對可以辦到<text:span text:style-name="T3">,</text:span>也肯定能讓成千上萬的美軍死在中美戰爭<text:span text:style-name="T3">,</text:span>但打贏全面戰爭共軍尚無把握<text:span text:style-name="T3">. <text:line-break/><text:line-break/></text:span>但<text:span text:style-name="T3">2030</text:span>年左右<text:span text:style-name="T3">,</text:span>共軍就有充裕的實力可以與美軍打全面戰爭<text:span text:style-name="T3">,</text:span>到時候肯定會是無預警奇襲<text:span text:style-name="T3">,</text:span>台灣軍隊會在連點準備都沒得情形下就會遭到殲滅姓打擊<text:span text:style-name="T3">,</text:span>美國人肯定不會為了台灣人的獨立建國大業出任何一兵一卒<text:span text:style-name="T3">,</text:span>肯定放任台灣被炸的天崩地裂死傷慘烈自己卻放屁說啥遺憾<text:span text:style-name="T3">,</text:span>擺出死道友不死貧道的嘴臉</text:p>
      <text:p text:style-name="P1"><text:span text:style-name="T1">陳真</text:span><text:s/>  |  2017.02.10 05:04   |   <text:a xlink:type="simple" xlink:href="http://palinfo.habago.org/Entry?Command=Information_PrintForum&amp;iPage=190#FORUM35372"><text:span text:style-name="T2">#</text:span></text:a></text:p>
      <text:p text:style-name="P2">祝壽專號之後，國民黨開始對<text:span text:style-name="T3"><text:s/>“</text:span>自由中國<text:span text:style-name="T3">” </text:span>發出恫嚇，抹黑為<text:span text:style-name="T3"><text:s/>“</text:span>媚匪言論<text:span text:style-name="T3">”</text:span>，殷海光與雷震等人不但沒有退卻，反倒以更猛烈的火力，連續十幾期檢討國民黨的各種胡扯瞎掰鬼話神話及倒行逆施，特別是反攻大陸的神話，很多問題由此產生。殷海光這篇<text:span text:style-name="T3"><text:s/>“</text:span>是什麼就說什麼<text:span text:style-name="T3">” </text:span>開了第一槍，接著還有好幾十槍，直到國民黨受不了，決定逮人。<text:span text:style-name="T3"> <text:line-break/><text:line-break/></text:span>我有一整套<text:span text:style-name="T3">“</text:span>自由中國<text:span text:style-name="T3">”</text:span>，另外還有李敖的<text:span text:style-name="T3"><text:s/>“</text:span>文星<text:span text:style-name="T3">” </text:span>雜誌以及吾友柏楊先生的一大堆雜文，倘若不是這些<text:span text:style-name="T3"><text:s/>“</text:span>思想毒素<text:span text:style-name="T3">”</text:span>，我的人生應該不至於如此坎坷，理當飛黃騰達才對。<text:span text:style-name="T3"> <text:line-break/><text:line-break/></text:span>殷海光那篇<text:span text:style-name="T3"><text:s/>“</text:span>是什麼就說什麼<text:span text:style-name="T3">” </text:span>裡頭有句話我覺得特別好笑，他說，是什麼就說什麼，馬就說馬，鹿就說鹿，這有啥難，這豈不是廢話嗎？無知者會說，如果你只會講廢話，<text:span text:style-name="T3">“</text:span>請你去教幼稚園好了<text:span text:style-name="T3">”</text:span>。我覺得還蠻好笑的。我確實在剛念醫學院時一度考慮棄醫從教，打算去念師專，教小學，畢竟小朋友比較可愛，而且還沒被污染，腦袋還清醒得很，不像大學生，其實都沒救了，腦子都壞了。</text:p>
      <text:p text:style-name="P4"/>
      <text:p text:style-name="P1"><text:span text:style-name="T1">楊宗和</text:span><text:s/>  |  2017.02.10 04:14   |   <text:a xlink:type="simple" xlink:href="http://palinfo.habago.org/Entry?Command=Information_PrintForum&amp;iPage=191#FORUM35371"><text:span text:style-name="T2">#</text:span></text:a></text:p>
      <text:p text:style-name="P6"><text:span text:style-name="T1">殷海光：是什麼就說什麼</text:span> <text:line-break/>http://blog.sina.com.cn/s/blog_ba1c58350102wn3i.html </text:p>
      <text:p text:style-name="P1"><text:span text:style-name="T1">陳真</text:span><text:s/>  |  2017.02.10 03:22   |   <text:a xlink:type="simple" xlink:href="http://palinfo.habago.org/Entry?Command=Information_PrintForum&amp;iPage=191#FORUM35370"><text:span text:style-name="T2">#</text:span></text:a></text:p>
      <text:p text:style-name="P3">我不知道這年頭還有幾個人知道誰是殷海光，更不用說雷震以及<text:span text:style-name="T3"><text:s/>"</text:span>自由中國<text:span text:style-name="T3">" </text:span>雜誌了。不知道的人只好請你自行孤狗。把反抗舊國民黨理解為台灣人揭竿而起是不對的，更早之前，反抗國民黨的大多是外省人，例如殷海光、雷震、李敖與柏楊等等等，起了帶頭作用。除了李敖之外，其它人事實上都出身國民黨，而且都曾經在黨國體制上擁有相當的地位與發言權，不過後來卻一個個被國民黨清算。蔣介石當政下的國民黨是完全不能接受批評的，誰敢批評，誰就拿命來換。<text:span text:style-name="T3"> <text:line-break/><text:line-break/></text:span>知道什麼是<text:span text:style-name="T3"><text:s/>"</text:span>祝壽專號<text:span text:style-name="T3">" </text:span>嗎？<text:span text:style-name="T3">1956</text:span>年<text:span text:style-name="T3">(</text:span>？<text:span text:style-name="T3">)</text:span>蔣介石不知道剛好是幾十大壽，當期的<text:span text:style-name="T3"><text:s/>"</text:span>自由中國<text:span text:style-name="T3">" </text:span>於是就藉機出版了<text:span text:style-name="T3"><text:s/>"</text:span>祝壽專號<text:span text:style-name="T3">"</text:span>，該期的社論就叫做<text:span text:style-name="T3"><text:s/>"</text:span>給總統蔣公祝壽<text:span text:style-name="T3">" </text:span>之類，夠狗腿了吧。除了社論，雷震、殷海光和胡適等人都各自寫了文章<text:span text:style-name="T3"><text:s/>"</text:span>祝壽<text:span text:style-name="T3">"</text:span>。表面上祝壽，其實內容全是批評與建議，例如建議停止黨化洗腦教育，批評救國團是非法組織，呼籲軍隊應該國家化而不是成為黨軍，保障言論自由，重用人才，不要搞個人崇拜等等等，寫了很多建言。蔣介石有沒有氣炸我不知道，只知道當時勢力威震四方的軍方體系很憤怒，誓言消滅這些<text:span text:style-name="T3"><text:s/>"</text:span>潛伏在自由寶島<text:span text:style-name="T3">" </text:span>的陰謀份子，誓言鏟除這些<text:span text:style-name="T3"><text:s/>"</text:span>蠱惑人心<text:span text:style-name="T3">" </text:span>的<text:span text:style-name="T3"><text:s/>"</text:span>媚匪言論<text:span text:style-name="T3">"</text:span>，而且還出版了一本<text:span text:style-name="T3"><text:s/>"</text:span>向思想毒素發動總攻擊<text:span text:style-name="T3">" </text:span>之類的小冊子<text:span text:style-name="T3"><text:s/>(</text:span>以前國民黨很流行由黨政軍出版這類思想改造的小冊子<text:span text:style-name="T3">)</text:span>。<text:span text:style-name="T3"> <text:line-break/><text:line-break/></text:span>在那年代，一般人看到這樣一些來自官方威脅要你項上人頭的恫嚇言論早就嚇死了，但是，殷海光做為自由中國的總主筆，卻反而還繼續加碼給蔣公<text:span text:style-name="T3"><text:s/>"</text:span>祝壽<text:span text:style-name="T3">"</text:span>。我記得他隨即寫了一篇很有名的文章叫<text:span text:style-name="T3"><text:s/>"</text:span>是什麼就說什麼<text:span text:style-name="T3">"</text:span>。我不知道這文章現在在網路上還找不找得到。這文章的標題恰恰也就是我想說的，是什麼就說什麼，何必胡扯？何必自欺欺人呢？<text:span text:style-name="T3"> <text:line-break/><text:line-break/></text:span>大家都聽過<text:span text:style-name="T3"><text:s/>"</text:span>國王的新衣<text:span text:style-name="T3">" </text:span>吧，國王明明光屁股，文武百官卻沒有一個敢說出事實，直到一個不知死活的小孩方才說出真相。真相如此顯而易見，但詐騙集團卻睜眼說瞎話，從中謀取私利。聰明人明哲保身，附和瞎掰，至於那些蠢到爆的無腦蛆蛆們，卻信以為真，為之蠢血沸騰，搖旗吶喊。<text:span text:style-name="T3"> <text:line-break/><text:line-break/></text:span>殷海光那篇<text:span text:style-name="T3"><text:s/>"</text:span>是什麼就說什麼<text:span text:style-name="T3">" </text:span>的文章，後來導致<text:span text:style-name="T3"><text:s/>"</text:span>自由中國<text:span text:style-name="T3">" </text:span>社長雷震被補入獄十年，<text:span text:style-name="T3">"</text:span>自由中國<text:span text:style-name="T3">" </text:span>被迫解散。殷海光那篇闖出大禍的文章後來被總結成一種思想毒素，而且還有個名稱叫做<text:span text:style-name="T3"><text:s/>"</text:span>反攻無望論<text:span text:style-name="T3">"</text:span>。殷海光在那文章裏頭分析說，反攻大陸解救同胞，不管是從國際情勢或軍事力量來看，都不是短期內可以做到的事，何必老是拿這東西當藉口來阻撓各種應有的改革？每遇到改革建言，就說：<text:span text:style-name="T3">"</text:span>等反攻大陸之後再說吧<text:span text:style-name="T3">"</text:span>，可是，究竟是哪一天才能反攻大陸？<text:span text:style-name="T3"> <text:line-break/><text:line-break/></text:span>許多人相信，雷震入獄，<text:span text:style-name="T3">"</text:span>自由中國<text:span text:style-name="T3">" </text:span>解散，以及隨之而來的各種整肅，都和<text:span text:style-name="T3"><text:s/>"</text:span>反攻無望論<text:span text:style-name="T3">" </text:span>這番言論有關。當然，過去國民黨抓人殺人究竟是確切基於哪個原因，恐怕沒有人知道。即便是在這些事情之後的三十年，換成我自己被國民黨亂判叛亂，其實也不會只有一個原因。七、八零年代，也就是黨外那個年代，同志之間常會互相開玩笑說<text:span text:style-name="T3"><text:s/>"</text:span>你的積分夠了嗎<text:span text:style-name="T3">?" </text:span>夠了的話，就得<text:span text:style-name="T3"><text:s/>"</text:span>進去<text:span text:style-name="T3">" </text:span>了哦。什麼積分？進去哪裏？就是進去黑牢啦。至於積分，指的是國民黨要抓你，他是採<text:span text:style-name="T3"><text:s/>"</text:span>積分制<text:span text:style-name="T3">" </text:span>的，視情節輕重，就會給你不同的記點，就好像你跟人借錢一樣，有一天，當你借錢借到一定的數量時，討債的、收會錢的就來了。我因為存心不要命，所以積分累計得很快，一下就達標了。<text:span text:style-name="T3"> <text:line-break/><text:line-break/></text:span>我要說的是，<text:span text:style-name="T3">"</text:span>反攻無望論<text:span text:style-name="T3">" </text:span>當然不是雷震被捕及自由中國事件的<text:span text:style-name="T3"><text:s/>"</text:span>唯一<text:span text:style-name="T3">" </text:span>原因，但它卻是非常關鍵的一個因素。在我們現在看起來，什麼<text:span text:style-name="T3"><text:s/>"</text:span>反攻大陸解救同胞<text:span text:style-name="T3">"</text:span>，那不是鬼扯蛋嗎？重點來了！為什麼它是鬼扯蛋呢？這還用說嗎？那不就等於說我打算反攻月球，拯救嫦娥嗎？你得打贏中共，甚至把他消滅，才叫做反攻大陸不是嗎？問題是，這有可能嗎？<text:span text:style-name="T3"> <text:line-break/><text:line-break/></text:span>更大的重點來了。倘若反攻大陸是鬼扯蛋，台獨難道不是更加鬼扯蛋？你不但要打贏中共，甚至還得把他消滅，然後台灣才有可能獨立不是嗎？統一恐怕是絕大多數大陸同胞的一個基本信仰，這個信仰很難改變，因為它涉及強烈的民族情結與歷史苦難記憶，任誰要挑戰這一點，他都是要跟你拼命的，大不了同歸於盡。<text:span text:style-name="T3"> <text:line-break/><text:line-break/></text:span>台灣在軍事上當然不可能打贏大陸，就好像一個小嬰兒不可能打贏拳王阿里一樣。唯一有可能打贏的是美國。但是，中美一旦開戰，當然就是第三次世界大戰，而且必然是以核武決勝負。核武一出，你想，還會有贏家嗎？屆時我真的得移民去冥王星才行了，因為恐怕連月球都會有核污染。這時候，連地球都沒了，台灣獨立個鬼啊？<text:span text:style-name="T3"> <text:line-break/><text:line-break/></text:span>簡單說，如果你相信殷海光和雷震等人<text:span text:style-name="T3"><text:s/>60 </text:span>幾年前的反攻大陸無望論，相信反攻大陸根本不可能，那麼，<text:span text:style-name="T3">60</text:span>年後早已成為世界數一數二強國的大陸，難道你會相信這事有可能成功？所謂反攻大陸，只是一種<text:span text:style-name="T3"><text:s/>"</text:span>神話<text:span text:style-name="T3">"</text:span>，一種謊言，一種藉以撈取政治利益及阻礙改革、壟斷權力的藉口。台獨當然也一樣，而且更加不可能做到。不管是台獨或反攻大陸，兩者是完全一樣的後果，那就是兵戎相見。兵戎相見的後果會是台獨嗎？有可能嗎？何必自欺欺人呢？<text:span text:style-name="T3"> <text:line-break/><text:line-break/></text:span>當然，任何一個主張或理想不光是只講可行性，另外還有必要性和道德性。必要性指的是，<text:span text:style-name="T3">"</text:span>我非這麼做不可<text:span text:style-name="T3">"</text:span>。那麼，請問台獨的必要性在哪呢？每年花個幾千億，養一堆細皮嫩肉、吃不了半點苦、只會打電玩的所謂軍隊，買一堆美國人不要的所謂武器，然後能跟大陸打幾天？甚至連幾小時都撐不住，這樣一種長年的鉅額軍事支出有意義嗎？划算嗎？是錢太多沒處花所以就讓美國人隨便花著玩嗎？<text:span text:style-name="T3"> <text:line-break/><text:line-break/></text:span>台獨既無可行性，亦無必要性，那麼道德性或正當性呢？這就更荒唐了。現行局勢下之所謂台獨，難道不就是當美國人的狗。供人予取予求，讓人任意踐踏，給美國人、給不知恥為何物的日本鬼子當狗使喚，當炮灰，獨立的意義與正當性在哪？當人家的狗難道也叫做一種獨立自主？半個多世紀來，美國人難道曾經把台灣人當人看？而且看得完全比狗都還不如。就像李敖說的，我們養狗，總不會要求狗自掏腰包買飼料吃吧？總不會要求狗每天提供保護費、不時獻上大把鈔票讓主人享用吧？<text:span text:style-name="T3"> <text:line-break/><text:line-break/></text:span>今天，倘若大陸是個四處為非作歹燒殺擄掠的國家，而美國和日本則是四處鋪橋造路，與人為善，那麼，或許聯合美日打大陸才有可能有那麼一點正當性。但是，現實的情況卻是一善一惡，善惡落差太大了，豈有給邪惡血腥到爆的美日魔鬼當狗使喚，去攻擊自己良善的大陸兄弟與家人的道理？那不是喪心病狂嗎？一個正常人，豈有可能充當血腥惡魔的走狗去攻擊自己的兄弟之理；更何況，這個兄弟近幾十年來如此善待我們。<text:span text:style-name="T3"><text:line-break/><text:line-break/></text:span>我要說的其實就只是沿續殷海光和雷震等人當年的反攻無望論。不管是反攻大陸或台獨，不但無望，而且無德，無必要；不但三無，無望無德無必要，我更要說的是，即便是純粹站在台灣人的利益而非站在整體世界善惡是非的角度，我們同樣應該連夜要求、拜託趕緊兩岸統一才對，因為那才是台灣長治久安繁榮富麗之道。<text:span text:style-name="T3"> <text:line-break/><text:line-break/></text:span>你也許會以為，當年的國民黨真的想要反攻大陸，所以不許別人說洩氣話。那你就太天真了，許多文獻證實，蔣介石老早就相信不可能反攻大陸。那只是一種統治上壟斷權力的統治騙術與幌子。<text:span text:style-name="T3"> <text:line-break/><text:line-break/></text:span>同樣地，只有蠢到爆的腦殘才會相信民進黨真的是台獨。現在的民進黨裏頭，哪一個是台獨？不妨請他站出來接受表揚。當然還是有啦，但為數非常稀少，頂多千分之一吧，幾根手指頭就能數得出來。其他全是口交型台獨，口頭交待一下，騙騙選票，如此而已。對政治人物而言，重點是私利和權力，而不是什麼台獨不台獨的，根本沒這回事，那純粹就跟過去國民黨一樣，每天高喊反攻大陸，你信嗎？請問哪一個國民黨人真的曾經想反攻大陸，根本沒這回事。<text:span text:style-name="T3"> <text:line-break/><text:line-break/></text:span>做為一個思想上輕度的良性懷疑論者，我不太喜歡把任何現實主張說成絕對概念。<text:span text:style-name="T3">"</text:span>絕對概念<text:span text:style-name="T3">" </text:span>對我是這樣一種東西，我個人絕對相信它，但我並不希望人們盲目跟進，也不希望它被理解成一種顛撲不破的客觀真理；在公眾意義上，它依舊只是一種相對之物，而非絕對性的教條。這就好像每個人也許都覺得自己的媽媽是天下最好的媽，你對此深信不疑，但這並不是說在公眾意義上你真的相信你媽勝過別人所有的媽。<text:span text:style-name="T3"> <text:line-break/><text:line-break/></text:span>重點是，在一片自欺欺人的洗腦氛圍中，總該有人說出他心裏的真話：國王根本沒穿衣服。這點很重要，也許這也是我和殷海光之間在想法上少數的共同點之一，就如他那篇惹禍文章標題所說：是什麼就說什麼。<text:span text:style-name="T3"> <text:line-break/><text:line-break/></text:span>我這個台獨三無論，你也許現在聽了刺耳，搞不好血壓高，但若干年後，你很可能會覺得這不是顯而易見的廢話嗎？還需要說嗎？就如同當年反攻無望論之大逆不道，現在你還會覺得反攻大陸解救同胞是有希望的而且有必要的嗎？</text:p>
      <text:p text:style-name="P1"><text:span text:style-name="T1">陳真</text:span><text:s/>  |  2017.02.09 03:02   |   <text:a xlink:type="simple" xlink:href="http://palinfo.habago.org/Entry?Command=Information_PrintForum&amp;iPage=191#FORUM35369"><text:span text:style-name="T2">#</text:span></text:a></text:p>
      <text:p text:style-name="P2">多謝指正，是我沒看清楚，我還以為祖國吃錯藥了呢。<text:span text:style-name="T3"> <text:line-break/><text:line-break/></text:span>一般來說，一個運作正常的政府講話往往字斟句酌，統一定調，保存期限很長，不太會改變，更不會信口雌黃。但是台灣可不是這樣哦。台灣政治人物講話宛若月兒陰晴圓缺，初一十五不一樣，人前人後不一樣，上班下班不一樣，白天夜晚不一樣，進了教堂喊阿門，來到廟裏就說和尚的話，一夕數變。誰當真，誰就是傻子。這樣一種<text:span text:style-name="T3"><text:s/>"</text:span>靈活度<text:span text:style-name="T3">"</text:span>，舉世罕見。<text:span text:style-name="T3"> <text:line-break/><text:line-break/></text:span>台灣人，特別是年輕無腦一代，一定不會認同我底下要說的：相對來講，大陸比台灣要民主自由許多。<text:span text:style-name="T3"> <text:line-break/><text:line-break/></text:span>兩個東西做比較，是要有個比較基礎的，你不能拿比方說寫<text:span text:style-name="T3"><text:s/>"</text:span>浮士德<text:span text:style-name="T3">" </text:span>的歌德小學二年級的作文來跟現在五十歲的你來比，然後得意洋洋說你的文筆勝過大文豪。一個數學考<text:span text:style-name="T3">20</text:span>分的大學生，各種解題能力也許勝過三歲時的羅素，但這有什麼好得意的嗎？<text:span text:style-name="T3"> <text:line-break/><text:line-break/></text:span>台灣也一樣。台灣人好像都忘了，當台灣國民所得遠高於大陸不知道幾十倍幾百倍時，卻連個<text:span text:style-name="T3"><text:s/>"</text:span>人權<text:span text:style-name="T3">" </text:span>或<text:span text:style-name="T3"><text:s/>"</text:span>台灣<text:span text:style-name="T3">" </text:span>二字都犯忌，連寫個文章以西元紀年，都會惹來政治禍端；連一個校方正式的醫療團，只不過設計個標籤出現一個三角形，就說那是個<text:span text:style-name="T3"><text:s/>"</text:span>台<text:span text:style-name="T3">" </text:span>字，而台字就意味著萬惡不赦的台獨；連一般歌曲歌詞也是莫名其妙的禁忌一大堆<text:span text:style-name="T3">...</text:span>。相關例子若真要列舉，足足可以寫成一本一萬頁的巨著。<text:span text:style-name="T3"> <text:line-break/><text:line-break/></text:span>這方面很多事都是會進步或改變的，大陸進步的速度一點都不輸給台灣。特別是那麼龐大的一塊國土，更是不容易。台灣這麼小的一個島，幾十年來卻控制得滴水不漏。直到今天依然荒唐，差別只是在於控制的方式跟過去不一樣，過去採高壓，現在採愚化，把你弄蠢弄笨弄成逸樂無腦傾向，朝你腦袋挖個洞灌水，整天吃各種不同種類的餿食，吃得好開心，說是多元營養，說是自由覓食。<text:span text:style-name="T3"> <text:line-break/><text:line-break/></text:span>知道有問題就是沒問題，最怕的就是蠢到完全沒有病識感，得意洋洋，全然不知自己病入膏肓。<text:span text:style-name="T3"> <text:line-break/><text:line-break/></text:span>所謂民主，講得很美，實行的結果卻是極少數人渣控制了媒體，製造一堆腦殘，人數越多越好，因為他們就是所謂選票；每天餵垃圾，把他們養得越蠢越好，盡量鼓勵他們去喜歡做一些無害政權的蠢事，比方說爆奶正妹啦，誰出洋相搞八卦啦，哪樁無聊事爆紅了啦，好有趣，好好笑，好變態哦<text:span text:style-name="T3">...KUSO</text:span>啦<text:span text:style-name="T3">, </text:span>神回覆，誰給誰打臉了，<text:span text:style-name="T3">GG</text:span>惹，誰出洋相了，哪個人渣名嘴在臉書又說了些什麼話了，肯定又是神回覆了<text:span text:style-name="T3">... <text:line-break/><text:line-break/></text:span>真難想像世界上怎麼會有這樣一個島，純粹就是極少數人藉以詐財撈錢奪權的一個天堂樂園。前途沒了，家園毀了，社會整個掏空了，蠢才們卻還依然洋洋得意，顧盼自雄，說咱們好民主，好自由，好多元。誰敢否認，誰就是全民公敵。這就是台灣的真實面貌。</text:p>
      <text:p text:style-name="P1"><text:span text:style-name="T1">天峰</text:span><text:s/>  |  2017.02.08 23:03   |   <text:a xlink:type="simple" xlink:href="http://palinfo.habago.org/Entry?Command=Information_PrintForum&amp;iPage=191#FORUM35368"><text:span text:style-name="T2">#</text:span></text:a></text:p>
      <text:p text:style-name="P3"><text:span text:style-name="T3">"</text:span>中國人民解放鬥爭的一部分，是臺灣同胞光榮愛國主義傳統的重要體現。<text:span text:style-name="T3">65</text:span>年來，為實現祖國的完全統一，中華兒女進行了長期不懈的努力<text:span text:style-name="T3">" <text:line-break/><text:line-break/></text:span>這不是祖國在瞎掰，這只是某個人在<text:span text:style-name="T3">2012</text:span>年的一場學術研討會上的發言而已。我就奇怪國臺辦怎麼會這麽弱智做這樣的定義，原來是轉帖沒有寫上<text:span text:style-name="T3">“</text:span>延伸閱讀<text:span text:style-name="T3">”</text:span>。<text:span text:style-name="T3"> <text:line-break/><text:line-break/></text:span>在大陸也有很多關於<text:span text:style-name="T3">228</text:span>的著作，不管口述歷史也好，學者考證也罷，想知道真相並不難。台灣應該更多這方面的史料，可能大多數台灣人並不願意知道真相吧。<text:span text:style-name="T3"> <text:line-break/><text:line-break/></text:span>我看到一個有趣的現象，台灣人言必稱民主自由，當你要和他較真時，他就會說你不夠多元，說你來自獨裁專制的社會，不懂什麼是言論自由。於是乎，我看到台灣的媒體幾乎每天都在一本正經的胡說八道。我曾經試過看了一個禮拜的台灣電視和報紙，然後整個人變得很不舒服，真的很佩服台灣人能活在這麽自由的環境里。</text:p>
      <text:p text:style-name="P1"><text:span text:style-name="T1">王修亮</text:span><text:s/>  |  2017.02.08 22:54   |   <text:a xlink:type="simple" xlink:href="http://palinfo.habago.org/Entry?Command=Information_PrintForum&amp;iPage=191#FORUM35367"><text:span text:style-name="T2">#</text:span></text:a></text:p>
      <text:p text:style-name="P2">忘了註明：前文是我自己的體悟心得，只針對我自己的學習而言。</text:p>
      <text:p text:style-name="P1"><text:span text:style-name="T1">王修亮</text:span><text:s/>  |  2017.02.08 21:17   |   <text:a xlink:type="simple" xlink:href="http://palinfo.habago.org/Entry?Command=Information_PrintForum&amp;iPage=191#FORUM35366"><text:span text:style-name="T2">#</text:span></text:a></text:p>
      <text:p text:style-name="P3">國民黨、共產黨、民進黨，政黨為了自己的利益，都不會說實話。人總歸要學著在謊言之外尋找更多的真實，才不會像視屏中的日本人與許多台灣人一樣被自我隔絕。<text:span text:style-name="T3"> <text:line-break/></text:span>只是對年輕一代來說，要尋找過去的歷史真相不容易，老人多已逝去。但即使不容易，能站在更高的角度多方檢視，參照生活的經驗，推斷誰說的是片段，誰說的是誇大，誰說的只是謊言，連結補綴，大體還是能看透的。</text:p>
      <text:p text:style-name="P1"><text:span text:style-name="T1">馬鑑一</text:span><text:s/>  |  2017.02.08 21:13   |   <text:a xlink:type="simple" xlink:href="http://palinfo.habago.org/Entry?Command=Information_PrintForum&amp;iPage=191#FORUM35365"><text:span text:style-name="T2">#</text:span></text:a></text:p>
      <text:p text:style-name="P2">精確地說，是台灣人被國民黨<text:span text:style-name="T3">“</text:span>權貴統治集團<text:span text:style-name="T3">”</text:span>長期踐踏得根本就跟低等動物沒兩樣。<text:span text:style-name="T3"> <text:line-break/></text:span>當年我唸軍校時，莫名其妙地被強迫加入國民黨，没撈到半點統治者的好處，反倒是解嚴之後，因為台語不輪轉，莫名其妙地被羞辱了好幾次，真是有够衰。</text:p>
      <text:p text:style-name="P1"><text:span text:style-name="T1">陳真</text:span><text:s/>  |  2017.02.08 20:39   |   <text:a xlink:type="simple" xlink:href="http://palinfo.habago.org/Entry?Command=Information_PrintForum&amp;iPage=191#FORUM35364"><text:span text:style-name="T2">#</text:span></text:a></text:p>
      <text:p text:style-name="P3"><text:span text:style-name="T3">228</text:span>事件是<text:span text:style-name="T3">: <text:line-break/><text:line-break/>"</text:span>中國人民解放鬥爭的一部分，是臺灣同胞光榮愛國主義傳統的重要體現。<text:span text:style-name="T3">65</text:span>年來，為實現祖國的完全統一，中華兒女進行了長期不懈的努力<text:span text:style-name="T3">"? <text:line-break/><text:line-break/></text:span>祖國還真會瞎掰。事實上，<text:span text:style-name="T3">228</text:span>是台灣人開始仇視外省人的一個開端。綠營那些混蛋之所以能成功炒作反中反華，一大部份的原因就是台灣人被國民黨長期踐踏得根本就跟低等動物沒兩樣。一個仇恨的種子埋下了，早晚得嚐嚐它的苦果。</text:p>
      <text:p text:style-name="P1"><text:span text:style-name="T1">王修亮</text:span><text:s/>  |  2017.02.08 19:51   |   <text:a xlink:type="simple" xlink:href="http://palinfo.habago.org/Entry?Command=Information_PrintForum&amp;iPage=191#FORUM35363"><text:span text:style-name="T2">#</text:span></text:a></text:p>
      <text:p text:style-name="P2">近日發生一件事，日本某酒店放置「否認南京大屠殺」書籍，引發中日兩國一些言論衝突。<text:span text:style-name="T3"> <text:line-break/></text:span>昨天在臉書上看到一則臉友的貼文，貼了相關的視頻，是日本民眾因此事件，舉辦了活動，辱罵「南京大屠殺是謊言，從很多資料證明，不可能有這種事，中國人就是用暴力干預我們的言論自由」云云。<text:span text:style-name="T3"> <text:line-break/></text:span>而一位中國婦女氣憤地跨越圍欄向該發言民眾指責，被警察推拉而去。<text:span text:style-name="T3"> <text:line-break/>https://www.facebook.com/taihaisss/videos/1639448989690591/ <text:line-break/><text:line-break/></text:span>今日與女兒談論這件事。<text:span text:style-name="T3"> <text:line-break/><text:line-break/></text:span>我們兩人一老一少，都從相處經驗中認為，少年與老年是一種很自然的循環。<text:span text:style-name="T3"> <text:line-break/></text:span>年輕時難免有許多價值觀與做事方式很生澀，很衝動、很極端，但這並不要緊，只是學習的過程。<text:span text:style-name="T3"> <text:line-break/></text:span>在生命的經歷中，接受過生活實境的教訓與磨練後，自然會沉澱下來，尋找到更真實的觀察體悟，更深刻的存在意義。到了中老年，就會達到穩健幹練的境界，這和道德無關，不論是自我者或是仁愛者，都可以從生命過程中學習文化歷史的真實關係。<text:span text:style-name="T3"> <text:line-break/><text:line-break/></text:span>只是，中老年人的經驗，其實是無法直接傳遞給年輕人的，每一代的年輕人不論多麼認真努力，依然要跌跌撞撞的走過自己的路，只是透過不同的方式、方法與機緣，快慢輕重不同。<text:span text:style-name="T3"> <text:line-break/><text:line-break/></text:span>這是一種天然的道路，年輕時學習，壯年時領悟，老年時傳承，歷史與文化因而累積，並形成歲月中衝突又流暢的循環。<text:span text:style-name="T3"> <text:line-break/><text:line-break/></text:span>但是當謊言與環境封鎖出現時，天然循環會被徹底打斷，每一代的年輕人與老人都不僅僅是衝突，而是撕裂，老去的年輕人永遠不可能深刻體會傳承的永續意義，因為至死都認為上一代無知或陰險的欺騙了他們。<text:span text:style-name="T3"><text:line-break/></text:span>謊言與環境封鎖使每一代的歷史觀與文化觀，都成為沒有延續性的斷代。<text:span text:style-name="T3"> <text:line-break/></text:span>而且堅信不移。<text:span text:style-name="T3"> <text:line-break/></text:span>正如視屏上這位日本人，堅信南京大屠殺是謊言，中國是支那暴力民族。<text:span text:style-name="T3"> <text:line-break/></text:span>他遠離了自己國族的真實，更與舉世的真實相互斷絕。<text:span text:style-name="T3"> <text:line-break/><text:line-break/></text:span>我本來以為，人怎麼可能因為這樣的鎖國就無知？現代視訊的便捷發達，政客怎麼可能成功鎖國？<text:span text:style-name="T3"> <text:line-break/></text:span>妹妹告訴我：他經歷過的高中與大學同學，只有一個人可以和他討論這些觀念，其他人完全是無知狀態，認為討論國際局勢及台灣世事、討論深層思考的人生價值很無聊、很脫節於主流、很浪費時間。而極少數所謂覺醒青年，因為堅信自己的真實，或因為堅持自己的利益，又被某些引導刻意內化為小群體，外人無法切入與之對話。<text:span text:style-name="T3"> <text:line-break/></text:span>妹妹說：網路訊息的量太大太多了！多到無法清理與選擇，所以人習慣的會只找尋自己有興趣的、相類的、想看的。<text:span text:style-name="T3"> <text:line-break/></text:span>就變成近親繁殖。<text:span text:style-name="T3"> <text:line-break/><text:line-break/></text:span>不論視訊如何發達便捷，人四周的訊息圈是固定的，甚至是僵化的，好友增加的必然是原好友相似相關者，意見不合起爭執的就直接刪除，沒有容忍度。好友的興趣、職業依據自我喜好的選擇會很多樣化，貌似多元，但是價值觀絕對沆瀣一氣，因為要求生活中的爽度與愉悅度。<text:span text:style-name="T3"> <text:line-break/></text:span>人其實會因為各種慾望而自我封閉。<text:span text:style-name="T3"> <text:line-break/></text:span>那是無解的！<text:span text:style-name="T3"> <text:line-break/></text:span>我們有自我封閉嗎？如何檢視？<text:span text:style-name="T3"> <text:line-break/><text:line-break/></text:span>二二八事件已經使台灣年輕人在天然獨的口號中餵食成人，二二八事件也成為失去事實的斷代神話故事，失去歷史的真貌，更因此失去反省與改變的能力，使具有大觀的生命意義傳承斷絕。<text:span text:style-name="T3"> <text:line-break/></text:span>我不認為中國舉辦二二八事件紀念活動，會使台灣的斷代神話產生質變，會使台灣這兩代主動尋找真實的歷史。或許下一代能夠在較為開放的環境中，再度形成新認知吧！但傳承在這兩代確實斷絕了！<text:span text:style-name="T3"> <text:line-break/><text:line-break/></text:span>台灣惡質政治的謊言與鎖國，本來就很難尋找真正的歷史，但願意學習的人，總能依靠自我的努力多方追查、客觀觀察，透過思考、對照、解析，歸納，從夾縫裡拉出更多真實。<text:span text:style-name="T3"> <text:line-break/></text:span>看看日本的例子，我們有自我封閉嗎？如何檢視？<text:span text:style-name="T3"> <text:line-break/><text:line-break/></text:span>從學習觀察的角度來說，中國或許不是全然的真實，但足以提供另一種多元。<text:span text:style-name="T3"> <text:line-break/></text:span>或許，這樣才能使台灣不再只有撕裂，而能產生相容相冾真正多元的生活與文化，逐漸找到些許真實。<text:span text:style-name="T3"> <text:line-break/></text:span>或許吧！<text:span text:style-name="T3"> <text:line-break/>……………………………………………………………………………… <text:line-break/></text:span>轉貼自葉小慧的臉書<text:span text:style-name="T3"> <text:line-break/>………………………………………………………………………………. <text:line-break/></text:span>國台辦：大陸今年將舉行<text:span text:style-name="T3">“2•28</text:span>事件<text:span text:style-name="T3">”</text:span>紀念活動<text:span text:style-name="T3"> <text:line-break/>2017</text:span>年<text:span text:style-name="T3">02</text:span>月<text:span text:style-name="T3">08</text:span>日<text:span text:style-name="T3"><text:s/>11:17 <text:line-break/></text:span>來源：中國網<text:span text:style-name="T3"> <text:line-break/>http://news.ifeng.com/a/20170208/50663980_0.shtml <text:line-break/></text:span>國務院臺灣事務辦公室於今日（<text:span text:style-name="T3">2</text:span>月<text:span text:style-name="T3">8</text:span>日）上午<text:span text:style-name="T3">10:00</text:span>舉辦例行新聞發佈會。發言人安峰山回答記者提問。<text:span text:style-name="T3"> <text:line-break/></text:span>新華社記者：兩個問題。第一，今年是<text:span text:style-name="T3">“2•28”</text:span>事件七十周年，請問大陸方面會否舉行相關的紀念活動？第二，<text:span text:style-name="T3">“</text:span>台聯黨<text:span text:style-name="T3">”</text:span>日前宣佈，計畫於<text:span text:style-name="T3">3</text:span>月份邀請<text:span text:style-name="T3">“</text:span>疆獨<text:span text:style-name="T3">”</text:span>分子熱比亞訪台，並希望促成她與蔡英文會面，想請問發言人對此有何評論？<text:span text:style-name="T3"> <text:line-break/></text:span>安峰山：您的第一個問題。據瞭解，大陸有關部門屆時會舉辦系列紀念活動。<text:span text:style-name="T3"> <text:line-break/></text:span>第二個問題，眾所周知，熱比亞是一個民族分裂分子，是<text:span text:style-name="T3">“</text:span>東突<text:span text:style-name="T3">”</text:span>分裂勢力的頭面人物。我們堅決反對熱比亞以任何形式到臺灣活動。<text:span text:style-name="T3">“</text:span>台獨<text:span text:style-name="T3">”</text:span>勢力邀請這樣一個人物到臺灣訪問，意圖製造事端，勢必會損害兩岸關係。<text:span text:style-name="T3"> <text:line-break/>2012</text:span>年<text:span text:style-name="T3">2</text:span>月<text:span text:style-name="T3">24</text:span>日，臺盟中央、全國台聯和中國社科院臺灣史研究中心在京舉辦紀念臺灣人民<text:span text:style-name="T3">“2•28”</text:span>起義<text:span text:style-name="T3">65</text:span>周年學術研討會。全國政協常委、臺盟中央副主席黃志賢主持會議。臺盟中央原副主席李敏寬、全國台聯副會長紀斌、臺盟中央秘書長張甯等出席會議。<text:span text:style-name="T3"> <text:line-break/></text:span>黃志賢說，紀念臺灣人民<text:span text:style-name="T3">“2•28”</text:span>起義<text:span text:style-name="T3">65</text:span>周年，不僅是為了緬懷起義中被捕和犧牲的先烈與同胞，更是為了繼承和弘揚臺灣同胞愛國愛鄉的光榮傳統，堅決反對<text:span text:style-name="T3">“</text:span>台獨<text:span text:style-name="T3">”</text:span>勢力的分裂活動，努力維護好、建設好兩岸同胞的共同家園，為促進祖國和平統一和中華民族偉大復興而努力。<text:span text:style-name="T3"> <text:line-break/></text:span>紀斌在發言中表示，<text:span text:style-name="T3">1947</text:span>年爆發的<text:span text:style-name="T3">“2•28”</text:span>起義，是臺灣同胞反對當時國民黨當局專制統治的愛國、民主、自治運動，是中國人民解放鬥爭的一部分，是臺灣同胞光榮愛國主義傳統的重要體現。<text:span text:style-name="T3">65</text:span>年來，為實現祖國的完全統一，中華兒女進行了長期不懈的努力。<text:span text:style-name="T3">40</text:span>年前，中美兩國發表上海（聯合）公報，確立了<text:span text:style-name="T3">“</text:span>一個中國<text:span text:style-name="T3">”</text:span>原則，為臺灣問題的和平解決創造了有利的外部條件。<text:span text:style-name="T3">20</text:span>年前，兩岸授權民間團體海協會與海基會，達成各自以口頭方式表述堅持<text:span text:style-name="T3">“</text:span>一個中國<text:span text:style-name="T3">”</text:span>原則的共識即<text:span text:style-name="T3">“</text:span>九二共識<text:span text:style-name="T3">”</text:span>，奠定了兩岸協商的政治基礎，開啟了海峽兩岸中國人溝通對話、協商合作的歷史新篇章。<text:span text:style-name="T3"> <text:line-break/></text:span>紀斌強調，在當前承前啟後的歷史時刻，兩岸同胞應共同鞏固好已有成果，並繼續不斷務實向前推進，凝聚共識，累積互信，拉近情感，互利雙贏。<text:span text:style-name="T3"> <text:line-break/></text:span>研討會上，臺盟中央、全國台聯、中國社科院臺灣史研究中心的研究人員，分別在會上作了發言。中央和北京市有關部門負責人、部分<text:span text:style-name="T3">“2•28”</text:span>起義親歷者、專家學者及部分在京盟員、臺胞等<text:span text:style-name="T3">50</text:span>余人出席了會議。<text:span text:style-name="T3"> <text:line-break/></text:span>二<text:span text:style-name="T3">•</text:span>二八事件：<text:span text:style-name="T3"> <text:line-break/></text:span>二二八事件又稱作二二八大屠殺，是臺灣於<text:span text:style-name="T3">1947</text:span>年<text:span text:style-name="T3">2</text:span>月<text:span text:style-name="T3">27</text:span>日至<text:span text:style-name="T3">5</text:span>月<text:span text:style-name="T3">16</text:span>日發生的事件。事件中，臺灣各地民眾大規模反抗政府，國民政府派遣軍隊鎮壓屠殺臺灣民眾、逮捕及槍決臺灣士紳、知識份子。其中包括民眾與政府的衝突、軍警鎮壓平民、當地人對外省人的攻擊，以及臺灣士紳遭軍警捕殺等等情事。這次事件造成大量臺灣民眾傷亡，然而數字眾說紛紜，各方統計的死亡人數，由數百人、數千人、一萬餘人，至數萬人不等。<text:span text:style-name="T3"> <text:line-break/>1947</text:span>年<text:span text:style-name="T3">2</text:span>月<text:span text:style-name="T3">27</text:span>日，專賣局查緝員在臺北市天馬茶房前使用暴力手段查緝私煙造成民眾一死一傷，成為事件導火線。隔天市民前往行政長官公署前廣場示威請願，但遭公署衛兵開槍掃射，使原先的請願運動轉變成為反抗政府行動。部分台籍民眾開始攻擊外省人，之後臺灣各地發生軍民衝突，政府出動軍警開槍鎮壓，造成許多死傷。學生和地方組織開始維持區域治安；部分地區則有民眾要求接收武器、組織民兵進行武裝抗爭。地方人士組成二二八事件處理委員會，試圖與臺灣省行政長官陳儀協商談判，自此各地衝突逐漸平息，但陳儀暗中要求國民政府自中國大陸調派軍隊增援。軍隊於<text:span text:style-name="T3">3</text:span>月<text:span text:style-name="T3">8</text:span>日抵達臺灣後，在各地展開武力鎮壓屠殺，造成大量民眾死亡和失蹤。往後政府更實施清鄉，許多士紳、知識份子與民眾遭到逮捕或槍決。<text:span text:style-name="T3"> <text:line-break/></text:span>重要節點：<text:span text:style-name="T3"> <text:line-break/>1947</text:span>年<text:span text:style-name="T3">2</text:span>月<text:span text:style-name="T3">28</text:span>日，臺北市民通告罷市，示威請願，佔領臺灣廣播電臺。臺灣各地聞訊紛紛回應，拿起武器反對國民黨腐敗統治。<text:span text:style-name="T3">“2•28”</text:span>事件爆發。<text:span text:style-name="T3"> <text:line-break/>1947</text:span>年<text:span text:style-name="T3">3</text:span>月<text:span text:style-name="T3">3</text:span>日，社會各界代表組成<text:span text:style-name="T3">“2•28”</text:span>事件處理委員會，與當局協商解決問題。<text:span text:style-name="T3"> <text:line-break/>1947</text:span>年<text:span text:style-name="T3">3</text:span>月<text:span text:style-name="T3">8</text:span>日，中共中央通過其在陝北的電臺發表廣播，表示支持臺灣人民的反抗鬥爭。<text:span text:style-name="T3"> <text:line-break/>1947</text:span>年<text:span text:style-name="T3">3</text:span>月<text:span text:style-name="T3">8</text:span>日，國民黨當局從大陸調來兩個步兵師和一個憲兵團分別在基隆、高雄登陸，開始大肆鎮壓群眾。<text:span text:style-name="T3"> <text:line-break/>1947</text:span>年<text:span text:style-name="T3">3</text:span>月<text:span text:style-name="T3">10</text:span>日，蔣介石發表處理<text:span text:style-name="T3">“2•28”</text:span>事件的談話，陳儀宣佈解散<text:span text:style-name="T3">“2•28”</text:span>事件處理委員會。委員會成員也遭逮捕殺害。<text:span text:style-name="T3"> <text:line-break/>1947</text:span>年<text:span text:style-name="T3">3</text:span>月<text:span text:style-name="T3">17</text:span>日，白崇禧在臺灣發表處理<text:span text:style-name="T3">“2•28”</text:span>事件的意見。<text:span text:style-name="T3"> <text:line-break/>1947</text:span>年<text:span text:style-name="T3">3</text:span>月<text:span text:style-name="T3">25</text:span>日，國民黨政府宣佈<text:span text:style-name="T3">“2•28”</text:span>事件已經解決。後閉口不提。<text:span text:style-name="T3"> <text:line-break/>1995</text:span>年<text:span text:style-name="T3">4</text:span>月<text:span text:style-name="T3">7</text:span>日，臺灣當局公佈<text:span text:style-name="T3">“2•28”</text:span>事件受難者的補償條例</text:p>
      <text:p text:style-name="P1"><text:span text:style-name="T1">陳真</text:span><text:s/>  |  2017.02.08 13:40   |   <text:a xlink:type="simple" xlink:href="http://palinfo.habago.org/Entry?Command=Information_PrintForum&amp;iPage=191#FORUM35362"><text:span text:style-name="T2">#</text:span></text:a></text:p>
      <text:p text:style-name="P3">講個私人八卦，醫學院剛畢業時，因為身上有個叛亂案，每次申請醫院工作，雖然到處錄取，卻也到處被迫辭職，或者只能當一個沒有薪水沒有名份的幽靈醫師，一直到後來王永慶收留了我，於是我才在林口長庚醫院當起醫生來。<text:span text:style-name="T3"> <text:line-break/><text:line-break/></text:span>從大四起一直到大七畢業，儘管我實在沒有演講能力，只會硬梆梆念講稿，但在那四、五年裡頭，我還是硬著頭皮四處演講有關台灣兒童的悲慘處境問題。畢業後，我想專心學問，專心臨床工作，很想脫離爾虞我詐充滿私心盤算的政治圈，所以開始拒絕各種演講邀約或活動。但是，剛畢業時在林口長庚工作那一年，有一天，陳菊打電話來，說立法院有個有關兒童福利政策的公聽會，希望我能出席。我推不掉，於是就破例答應了。<text:span text:style-name="T3"> <text:line-break/><text:line-break/></text:span>一般來說，立法院公聽會總是邀請各方當事人代表或學者專家，我既非學者，亦非專家，只是一個剛畢業的醫生，以<text:span text:style-name="T3"><text:s/>"</text:span>台灣兒童福利協進會創辦人<text:span text:style-name="T3">"</text:span>的身分受邀發言。我就根據那幾年我所知道的兒童各種困境做了些簡單陳述，最後我還引用了胡適的一段話做結。胡適說，<text:span text:style-name="T3">"</text:span>五千萬失學兒童的救濟，比五千架飛機的功效至少要大五萬倍＂。我的結論是，台灣的兒童福利預算遠遠不及應有的水平，我說錢應該優先花在重要、且真正需要它的人身上，例如五歲以下重病兒童應實施免費醫療。大概就是講這樣一些內容。<text:span text:style-name="T3"> <text:line-break/><text:line-break/></text:span>那次公聽會，除了我，還有一位<text:span text:style-name="T3"><text:s/>“</text:span>真正的<text:span text:style-name="T3">” </text:span>社會福利專家，一個台大教授，他一上台就很不屑地表示我講的這些都沒有根據，不是經過嚴謹研究，意思是說台灣兒童沒那麼慘。<text:span text:style-name="T3"> <text:line-break/><text:line-break/></text:span>那是大約<text:span text:style-name="T3">26</text:span>年前的事了，我不太記得確切內容，只記得他的傲慢與不屑，彷彿兒福政策這東西多麼專業，旁人根本沒資格說什麼意見似的。公聽會不是辯論會，所以我也沒機會反駁。我要說的是，如果一個人的陳述讓你覺得並非事實，那你就得說說你所認為的事實究竟又是從何而來。特別是在一個偶語棄市、文字成獄的恐怖年代，你以為進行那樣一些所謂<text:span text:style-name="T3"><text:s/>"</text:span>不科學<text:span text:style-name="T3">" </text:span>的調查都不用付出痛苦代價嗎？<text:span text:style-name="T3"> <text:line-break/><text:line-break/></text:span>你知道當年那個公開喝斥我不科學的社會福利專家是誰嗎？就是最近很紅火的所謂年金改革設計師林萬億老師。我講這往事並不是要讓大家對他產生任何不好印象，只是覺得有趣，順便一提。在一個專家眼裏，我們一般人出於生活經驗的關注方式自然會引來某種不屑。<text:span text:style-name="T3"> <text:line-break/><text:line-break/></text:span>公聽會之後不久，隨著政治情勢的進一步開放，我終於見到睽違兩年的媽媽，母子重逢很感動，但卻旋即天人永隔，迎接我的是我媽遺體上眼角一長串的淚痕。醫生說，那可能是中風急救插管時因為疼痛所流下的眼淚，但我相信不是那樣。<text:span text:style-name="T3"> <text:line-break/><text:line-break/></text:span>幾年後，我在電視上看到李敖講了一個故事，很感動。我總覺得自己長年以來的心境，很像他故事裏頭那個自尋死路、直奔黃泉的軍官，於是我就把它寫在我<text:span text:style-name="T3">1997</text:span>年出國前夕的一封<text:span text:style-name="T3"><text:s/>"</text:span>告別台灣親友的公開信＂裏頭，以昭心意。故事是說，<text:span text:style-name="T3"> <text:line-break/><text:line-break/></text:span>西班牙內戰，一戰敗軍官流亡國外，流亡前夕，告別阿母說﹕「我會再回來看妳。」若干年後，阿母重病遽逝，敵人以此為餌，放出假消息，誘騙軍官回來見阿母最後一面，有人同情軍官，偷偷告知真相，促其勿回，軍官毅然自陷險境，在病床邊擦拭死去多時的阿母眼角淚痕，中伏而死。於是，母子兩人，生死一命，共赴黃泉。<text:span text:style-name="T3"> <text:line-break/><text:line-break/></text:span>軍官流亡在外時，認識了一個天真可愛的小朋友，這小朋友很喜歡聽軍官講故事，對軍官的家鄉及其往日種種十分神往。軍官返國探望母親前夕，那小朋友以為軍官是要「反攻大陸」去，十分興奮，期待早日凱旋相見。軍官不忍說穿，其實他只是特地回去赴死而已，永無再見之日。臨走，與小朋友聊天的那一個愉快的夜晚，不是告別，而是永別。<text:span text:style-name="T3"> <text:line-break/><text:line-break/></text:span>當軍官回到西班牙，被安排到醫院探望所謂重病的母親，敵人其實早已埋伏四周。軍官彎下身子親吻死去多時的母親，屍體冰冷僵硬、早無氣息，眼角卻遺留一線淚痕，軍官不忍，輕輕拭去，敵軍趁機亂槍射殺。<text:span text:style-name="T3"> <text:line-break/><text:line-break/></text:span>故事結局是：敵人後來發現，軍官原來早知有埋伏，卻仍故意跳入陷阱受死，感到無法理解與震驚。李敖聞曲有感，翻譯一段詞：「遣盡悲懷，我尚何求？死亡日喚，魂得自由；親我阿母，念伊雙眸，親拭情淚，長為我流。」<text:span text:style-name="T3"> <text:line-break/><text:line-break/></text:span>我念小學時，因為特別同情窮人，總是把身邊所有零用錢捐得一毛也不剩，連自己的買便當錢都不惜全數捐出。大人屢勸不聽，我爸媽對此很苦惱，擔心我以後長大無法生存。我媽常開玩笑說我有菩薩心腸，說我連肉也不吃，以後說不定出家當和尚。還說我看到一點點稍微可憐的事就哭，連看到同學被老師打也會哭，要不要考慮以後把我賣給歌仔戲團演苦旦，不必點綠油精催淚就能哭。但我知道自己只有鐵石心腸，沒有菩薩心腸。我只能保證，我不會故意做出傷天害理的事，不會有愧於做為我爸媽的兒子。</text:p>
      <text:p text:style-name="P1"><text:span text:style-name="T1">我怕老大哥</text:span><text:s/>  |  2017.02.08 13:23   |   <text:a xlink:type="simple" xlink:href="http://palinfo.habago.org/Entry?Command=Information_PrintForum&amp;iPage=191#FORUM35361"><text:span text:style-name="T2">#</text:span></text:a></text:p>
      <text:p text:style-name="P6"><text:span text:style-name="T1">時事</text:span><text:s/>-- <text:span text:style-name="T1">敘利亞情勢發展</text:span>+<text:span text:style-name="T1">阿拉伯之春</text:span><text:s/>&gt; <text:span text:style-name="T1">化武事件</text:span><text:s/>&gt; IS &gt; <text:span text:style-name="T1">及後續</text:span> <text:line-break/>http://www.reconnectiontaiwan.tw/viewthread.php?tid=9868&amp;;extra=page%3D1 <text:line-break/><text:line-break/><text:span text:style-name="T1">時事</text:span><text:s/>-- <text:span text:style-name="T1">川普追蹤</text:span><text:s/><text:span text:style-name="T1">》》</text:span>2016<text:span text:style-name="T1">大選經過</text:span><text:s/><text:span text:style-name="T1">及後續發展</text:span> <text:line-break/>http://www.reconnectiontaiwan.tw/viewthread.php?tid=12764&amp;;extra=page%3D1</text:p>
      <text:p text:style-name="P4"/>
      <text:p text:style-name="P1"><text:span text:style-name="T1">陳真</text:span><text:s/>  |  2017.02.08 10:55   |   <text:a xlink:type="simple" xlink:href="http://palinfo.habago.org/Entry?Command=Information_PrintForum&amp;iPage=192#FORUM35360"><text:span text:style-name="T2">#</text:span></text:a></text:p>
      <text:p text:style-name="P2"><text:span text:style-name="T3">J.Z. </text:span>同學，<text:span text:style-name="T3"> <text:line-break/><text:line-break/></text:span>你真的知道自己在說什麼嗎？你讀過<text:span text:style-name="T3"><text:s/>AI </text:span>的這篇報告嗎？你真的認同你所提供的那樣一種純粹充滿不具認知意義的無聊修辭以及低能到爆之<text:span text:style-name="T3"><text:s/>"</text:span>推論<text:span text:style-name="T3">" </text:span>與指控的匿名文字？匿不匿名當然不是重點，重點是，你真的認同那樣一種台式網民般的口水文字？我不認識你，也不知道你的姓名，更不知道你多大歲數了？小學生？還是國中生？搞不好我是不是在跟一個<text:span text:style-name="T3"><text:s/>"</text:span>人工智慧<text:span text:style-name="T3">" </text:span>講話？我的納悶來自於怎麼會有人面對這篇報告以及那篇無腦文字，居然會相信後者對於前者的指控說它不科學？說它<text:span text:style-name="T3"><text:s/>"</text:span>從頭到尾每個字<text:span text:style-name="T3">" </text:span>都是道聽途說？甚至還說它只是一種虛構的<text:span text:style-name="T3">"</text:span>政治宣傳<text:span text:style-name="T3">"</text:span>。那不是睜眼說瞎話嗎？你要不要說明一下你的思考<text:span text:style-name="T3"><text:s/>"</text:span>邏輯<text:span text:style-name="T3">"</text:span>，這樣我也才知道要怎麼回應你。<text:span text:style-name="T3"> <text:line-break/><text:line-break/></text:span>我當然不是說<text:span text:style-name="T3"><text:s/>AI </text:span>這篇報告每個字都完全正確，但是，你真的覺得那篇匿名無腦文字那樣一種無聊到爆的無聊批評與指控很棒、很值得思考嗎？比方說報告中提到，有一名曾經待過該監獄的囚犯受訪時表示，他關在裏頭時，透過耳朵貼著牆壁，經常在夜裏可以聽到其它犯人被勒死或吊死時喉嚨傳出的咕噜聲。這篇無腦文字就說會不會是聽錯了，搞不好是哪裏的水龍頭沒關好的聲音。你真的覺得這樣一種反駁很科學，很聰明？<text:span text:style-name="T3"><text:line-break/><text:line-break/></text:span>再比方說，<text:span text:style-name="T3">AI</text:span>指控敘利亞政府進行法外處決，也就是未經審判而處死。無腦文字說，自相矛盾！！他說，<text:span text:style-name="T3">AI </text:span>報告中明明提到被抓去處死的犯人往往會先經過軍事法庭大約一兩分鐘的宣布死刑過程，這就是法治！這怎麼能說是一種<text:span text:style-name="T3"><text:s/>"</text:span>法外處決<text:span text:style-name="T3">"</text:span>。你真的覺得這樣一些批評很科學，很聰明？<text:span text:style-name="T3"> <text:line-break/><text:line-break/></text:span>我跟你說，你看過電視上的古代連續劇吧，不管是抓到什麼敵人時，斬首之前，往往都還是會有一些巡按大人還是什麼的，公開執行死刑宣判，然後朝犯人身上丟塊牌子，上頭寫個<text:span text:style-name="T3"><text:s/>"</text:span>斬<text:span text:style-name="T3">" </text:span>字。你覺得這就是現代社會下應有的<text:span text:style-name="T3"><text:s/>"</text:span>依法<text:span text:style-name="T3">" </text:span>處決？<text:span text:style-name="T3"> <text:line-break/><text:line-break/></text:span>我實在很不願意浪費時間寫這種回應文字。所以，仍是老話。我對於與人<text:span text:style-name="T3"><text:s/>"</text:span>討論<text:span text:style-name="T3">" </text:span>沒有任何信心，凡是太離譜的留言，我往後就直接刪，我們畢竟不可能有那個美國時間去回應那麼多無腦文字或造謠撒謊與無聊瞎掰。<text:span text:style-name="T3"><text:line-break/><text:line-break/></text:span>我在<text:span text:style-name="T3">1988</text:span>年開始著手想要寫一篇台灣兒童人權報告，於是利用寒暑假，跟人借來一些車錢，四處到各政府機關與組織以及各地方鄉鎮例如當年雛妓相當多的花蓮秀林鄉進行訪問與調查，從頭到尾沒有一個政府機關願意提供我任何資料，而且對我充滿強烈恐懼與敵意，甚至還會對我發出人身安全的威脅。<text:span text:style-name="T3"> <text:line-break/><text:line-break/></text:span>我寫那篇報告需要讀點書，但是，當年高醫的圖書館規定，學生一次只能借兩本書，但我需要大量書籍，於是我就跑去找一位老師，借他的圖書證，因為依規定，老師一次可以借十本。那個老師後來從其他同學那邊知道我在寫這樣一篇報告，他嚇死了，連夜跑來找我，痛罵我會害死他，說我要寫什麼兒童人權的文章為什麼不先跟他說，罵我說難道不知道寫這種東西會惹出大禍來，拜託說我要死自己去死，別把他拖下水。罵完之後，就把他的圖書證拿回去，並且再三警告說絕對不能洩露我是跟他借圖書證。<text:span text:style-name="T3"> <text:line-break/><text:line-break/></text:span>從我們現在的眼光看，這麼稀鬆平常的一件事，寫那樣一篇理應連國中生也會寫的兒童人權報告，怎麼可能會那麼恐怖？但是，當年的政治環境就是這樣恐怖而不講理。我要說的是，八零年代末期的台灣已經解嚴，政治風氣大開，尚且都還如此人心惶惶，人人自危，那麼，如今殺人如麻的敘利亞呢？跟地獄有什麼兩樣嗎？上千萬的難民，百萬條人命的傷亡，難道你以為<text:span text:style-name="T3"><text:s/>AI </text:span>有可能像我們一般寫論文那樣進行什麼具有最高學術標準的調查報告？<text:span text:style-name="T3"> <text:line-break/><text:line-break/></text:span>那樣一種批評不但無腦，而且無情冷血。這意味著批評者實際上在乎的只是政治選邊靠，而不是生命的受難本身；簡單說就是他根本不在乎人命，才會裝模作樣、睜眼說瞎話說什麼學術標準不夠高，甚至說<text:span text:style-name="T3">AI</text:span>的調查報告是空穴來風、道聽途說，甚至說它是一種政治宣傳。這樣一些批評與指控，實在很低能，而且可恥。<text:span text:style-name="T3"> <text:line-break/><text:line-break/></text:span>在我<text:span text:style-name="T3">1989</text:span>年寫完兒童人權報告之後，經過了很多年，我都已經從當年的大四、五學生變成台北馬偕醫院的醫師了，你知道嗎，聯合報體系的民生報，居然還在抹黑我，可能是因為宋楚瑜對我的那篇報告很不開心，說我瞎掰。於是，民生報也就跟著說我瞎掰，說我的那篇報告根本沒有證據，而且不符合學術標準云云，說我沒有經過<text:span text:style-name="T3"><text:s/>"</text:span>嚴謹<text:span text:style-name="T3">" </text:span>的調查。民生報甚至把我這個人畫成漫畫，我變成一個外觀長得像小丑的騙子，像個魔術師那樣，鼻歪臉斜帶著陰險的冷笑容，從一個魔術口袋裏隨便變出一些把戲和數據來欺騙世人，在國際上抹黑大有為的國民黨政府。<text:span text:style-name="T3"> <text:line-break/><text:line-break/></text:span>我不知道你聽懂不懂我在說什麼。只不過是一篇在黑暗密不通風的時代底下關於當年台灣兒童處境的簡單文章，裏頭只是提到一些理應人人皆知的普通常識，例如每年數以千計的重病兒童因為缺乏醫療保險，家長無錢就醫而放棄醫療致死，例如大量的流浪兒童或受虐兒，例如雛妓、童工、原民住小孩的貧窮與就學問題等等等，只不過是這樣一篇事實上僅僅帶著情感敘述而無任何政治指控的文章，最後都得以家破人亡做為代價，你想，在現今人間煉獄般的敘利亞，請你教教我怎麼寫出一篇具有最高學術意義的調查報告。<text:span text:style-name="T3"> <text:line-break/><text:line-break/></text:span>我們現在比方都會說，美麗島事件是國民黨透過情治單位結合黑道所自導自演的一場假暴動，假事件，請問有誰有第一手的鐵證足以證明這樣一種指控？我們現在比方都會說，林義雄一家人包括母親及一對雙胞胎稚女被滅門屠殺，被人用亂刀活活砍死，正是國民黨下的毒手，請問有誰有第一手的鐵證足以證明這樣一種指控？根本沒有。所有這一切都沒有自然科學所需要的那種具有明確因果關係的鐵證或證據，但是，當有人做出這樣一種指控時，如果有人裝模作樣地講什麼鐵證，那其實只是意味著此人很蠢，而且無情，簡單說就是其實他根本不在乎這一切。<text:span text:style-name="T3"> <text:line-break/><text:line-break/></text:span>反駁一個事情，如果只會像你所提供的那篇無腦文字那樣一種反駁，那不是很低能嗎？如果這樣一些反駁方式說得通，我們幾乎可以反駁世上一切宣稱。比方你說地球是圓的，我就裝模作樣地說你只是道聽途說，請問你真的親眼見過或測量過地球的尺寸比例嗎？它真的合乎圓周率底下所謂圓的概念與定義嗎？類似像這樣一些反駁，是不是很無腦很無聊。人不應該為了某種既定的意識形態或顏色與立場而刻意講些很沒營養的反駁。<text:span text:style-name="T3"> <text:line-break/><text:line-break/></text:span>敘利亞政府如果清白，他要反駁<text:span text:style-name="T3"><text:s/>AI </text:span>的調查報告有什麼難？他只要同意<text:span text:style-name="T3">AI </text:span>的請求，讓國際上各方的專家與機構進入調查不就好了？<text:span text:style-name="T3"> <text:line-break/><text:line-break/></text:span>早已被綠營竄奪的所謂<text:span text:style-name="T3"><text:s/>"</text:span>台灣<text:span text:style-name="T3">AI</text:span>分會<text:span text:style-name="T3">" </text:span>是不可信的，掛人權羊頭賣政治狗肉的，但是，國際上其它地方的<text:span text:style-name="T3"><text:s/>AI </text:span>仍然具有很高的公信力，不是一種政治宣傳工具。這當然不保證他所做的每一項調查的每一個字完全正確。以此做為一種反駁是很蠢的。我只能說，在既有的環境限制下，它已經儘可能做到最嚴謹的地步了。<text:span text:style-name="T3">AI </text:span>是那樣一種機構，它只會陳述那些具有高度可信度的資料，因為它不是腦殘，它得依靠這樣一種公信力來持續運作。就跟巴勒網一樣。巴勒網不可能所陳述的每一句話都是正確的，但它已經盡可能避免錯誤，更不用說故意撒謊進行什麼政治宣傳。</text:p>
      <text:p text:style-name="P1"><text:span text:style-name="T1">楊宏</text:span><text:s/>  |  2017.02.08 06:31   |   <text:a xlink:type="simple" xlink:href="http://palinfo.habago.org/Entry?Command=Information_PrintForum&amp;iPage=192#FORUM35359"><text:span text:style-name="T2">#</text:span></text:a></text:p>
      <text:p text:style-name="P3"><text:span text:style-name="T3">2011</text:span>年傳來的控訴<text:span text:style-name="T3"> <text:line-break/></text:span>英國女記者<text:span text:style-name="T3">Lizzy Ph elan</text:span>訴說利比亞真相：事實都被西方媒體扭曲了<text:span text:style-name="T3"> <text:line-break/>https://www.youtube.com/watch?v=SH-4VW49icQ <text:line-break/><text:line-break/></text:span>感謝反戰組織邀請我。在過去<text:span text:style-name="T3">6</text:span>個月我到利比亞兩次。第一次是和平的使命。第二次我作為<text:span text:style-name="T3">Press</text:span>電視台的記者，我還為了<text:span text:style-name="T3">RT</text:span>電視作了一些報道。我在的黎波裡陷落後離開，在的黎波裡可怕的一個星期的戰鬥中，我都在那裡。<text:span text:style-name="T3"> <text:line-break/><text:line-break/>...</text:span>實際上，有如此多的證據，連保守黨自己的喉舌－－每日電訊報也無法掩飾。他們眾多的報道中顯示，反對派缺乏卡扎菲擁有的大眾支持。這個星期出版的一篇文章報道了我在的黎波裡聽說的事情。說<text:span text:style-name="T3">"</text:span>我們生活在卡扎菲下的民主中。他不是獨裁者－－我生活在自由中。利比亞婦女完全有人權。不是說我們非要卡扎菲不可，但是我們希望像過去一樣生活。<text:span text:style-name="T3">"</text:span>同樣的文章中，<text:span text:style-name="T3">80</text:span>歲的<text:span text:style-name="T3">Mabuka</text:span>說，<text:span text:style-name="T3">"</text:span>在卡扎菲下生活很好，我們從不害怕。<text:span text:style-name="T3">"</text:span>再一次，在同樣的文章中，另一個老婦人說，<text:span text:style-name="T3">"</text:span>他們在殺害我們的孩子。為甚麼要這樣做，為甚麼？之前生活不錯的。<text:span text:style-name="T3">"</text:span>另一個人說，<text:span text:style-name="T3">"</text:span>每個人都愛卡扎菲，我們愛他因為我們愛利比亞。現在反對派佔領了。我們可能不得不接受，但是卡扎菲將一直在我們心中。<text:span text:style-name="T3">" <text:line-break/><text:line-break/></text:span>半島電視台華麗的轉身，從一個批評入侵伊拉克，阿富汗和巴基斯坦等帝國主義戰爭的媒體，變成了公開促成同樣的對利比亞、敘利亞甚至拉美左翼國家入侵的工具。這大概是我一生中見過的最厲害的宣傳詭計。指派他們在西方忠實的阿拉伯觀察者的支持，因為他們的聲音獲得特別關注。在華麗的所謂阿拉伯之春中，是一個重要的步驟，目的是讓所有西方進步的圈子，加入必要的的對卡扎菲的定罪。本來，這些特別的圈子應該做相反的工作，去提升流行的利比亞綠色革命政體的地位並學習它。<text:span text:style-name="T3"> <text:line-break/><text:line-break/></text:span>現在真相大白了。在維基解密電文曝光後，半島電視台的主管<text:span text:style-name="T3">General Wadah Khanfar </text:span>已經辭職，電文揭示了他一直接受命令，不是別人，正是<text:span text:style-name="T3">CIA</text:span>（美國中情局）。他被卡塔爾王室的成員取代，這個人已經深度參與對利比亞的戰爭。但是儘管半島電視台的目的很明確了，它依然在玩同樣的把戲，扣緊西方觀眾的心弦，用它的那些所謂南方主權國家最大的悲劇是他們缺乏西方民主的故事。毫無疑問它在西方已經失敗。半島台維護這個意識形態利益的傾向非常明顯。卡塔爾擁有美國在中東最大的軍事基地，他們當然是親密的朋友。<text:span text:style-name="T3"> <text:line-break/><text:line-break/></text:span>離開了我一直被困<text:span text:style-name="T3">5</text:span>天的<text:span text:style-name="T3">Rixos</text:span>酒店，是一生中最離奇和最糟糕的一天。這是糟糕的一天。這個曾經充滿歡迎我的城市，已經變了。它躺在廢墟中，而且從任何方向你都會看到槍支和重武器。很多人已經藏了起來，很多被殺掉，其他數千人已經逃離。我知道的留下來的，那些幫助過我學到光輝的卡扎菲利比亞歷史的人，無疑都受到嚴重的打擊和在徹徹底底的震驚中。利比亞到了這樣一個地步，就如丹說過的，擁有非洲最好的生活水平，高識字率；全球的醫療保障和免費的大學教育；婦女有較高的社會地位，和在中東地區黑人種族最大程度的平等。這些<text:span text:style-name="T3">40</text:span>年革命的成就已經顛覆了<text:span text:style-name="T3">...</text:span>（未完）</text:p>
      <text:p text:style-name="P1">J. Z.   |  2017.02.08 04:07   |   <text:a xlink:type="simple" xlink:href="http://palinfo.habago.org/Entry?Command=Information_PrintForum&amp;iPage=192#FORUM35358"><text:span text:style-name="T2">#</text:span></text:a></text:p>
      <text:p text:style-name="P6"><text:span text:style-name="T1">剛看到這篇懷疑</text:span>AI<text:span text:style-name="T1">報告真實性的文章</text:span>, <text:span text:style-name="T1">誰對誰錯還很難說。</text:span> <text:line-break/><text:line-break/>http://www.moonofalabama.org/2017/02/amnesty-report-hearsay.html</text:p>
      <text:p text:style-name="P1"><text:span text:style-name="T1">陳真</text:span><text:s/>  |  2017.02.07 20:30   |   <text:a xlink:type="simple" xlink:href="http://palinfo.habago.org/Entry?Command=Information_PrintForum&amp;iPage=192#FORUM35357"><text:span text:style-name="T2">#</text:span></text:a></text:p>
      <text:p text:style-name="P3">就在昨天，<text:span text:style-name="T3">AI(</text:span>國際特赦組織<text:span text:style-name="T3">)</text:span>發表了一篇長達<text:span text:style-name="T3">48</text:span>頁的調查報告，指控敘利亞政府針對反政府的異議份子及平民進行系統性的滅絕政策。<text:span text:style-name="T3"> <text:line-break/><text:line-break/>https://goo.gl/QH4Huy <text:line-break/><text:line-break/>AI </text:span>的指控相當具體而嚴厲，指證歷歷，難以否認。敘利亞政府對此沒有做出任何回應。調查報告指出，在<text:span text:style-name="T3">2011</text:span>到<text:span text:style-name="T3">2015</text:span>年之間，估計約有五千至一萬三千名平民囚犯遭到敘利亞政府殺害，而且在囚禁與殺害過程中，極盡所能地加以身心虐待或性侵，為的是製造最大的恐怖效果與傷害性。<text:span text:style-name="T3"> <text:line-break/><text:line-break/></text:span>我迅速地把整篇報告看了一遍，觸目驚心，慘絕人寰。也許你會說，相對於美國動輒數百萬條人命的罪孽，五千、一萬的算什麼？這話或許在某個意義上成立，可當它變成一種袒護的藉口，人們的一切努力以及對美好世界的渴望終究還是會化成泡影。<text:span text:style-name="T3"> <text:line-break/><text:line-break/></text:span>美國長年以來四處燒殺擄掠的極端暴行，逼得人們必須站在他的對立面，但很可悲的是，那些跟美國敵對的政府，例如北韓、俄羅斯、敘利亞<text:span text:style-name="T3">...</text:span>乃至中國等等等，卻同樣有著各種程度不一的侵害人權記錄。許多時候我感到很迷惘，難道我們永遠只能在小惡和大惡之間二選一？那個<text:span text:style-name="T3"><text:s/>"</text:span>小惡<text:span text:style-name="T3">"</text:span>，在眾人的相對容忍之下，有一天還是會長成<text:span text:style-name="T3"><text:s/>"</text:span>大惡<text:span text:style-name="T3">"</text:span>，於是我們似乎永遠就只能在同樣的歷史悲劇中循環。<text:span text:style-name="T3"> <text:line-break/><text:line-break/>Hannah Arendt </text:span>說得沒錯，愛國、愛組織、愛民族，愛某個族群或階級等等等，是很可疑的一種愛；你難道不是只能愛一個個具體的人或生命？你怎麼可能不分青紅皂白就去愛一整個不具有任何生命意義的組織或國家或階級，並且以之凌駕一切，凌駕眾生，凌駕人性？<text:span text:style-name="T3"> <text:line-break/><text:line-break/></text:span>很多自認左傾的人老喜歡美化所謂勞動階級，彷彿窮人或工人就必然預設了一種道德上的高度，因此必須贏得人們的愛，否則就是政治不正確。但我捫心自問，我一點都不愛什麼勞動階級。同樣地，我也不特別偏愛資產階級；我沒法根據某種意識形態或身份屬性來決定應該愛誰或恨誰。我每天不得不冒著生命危險長途跋涉，在高速公路上來回奔波討個生活，路上最怕遇到的就是勞動階級，特別是那些開著大卡車的勞動者。<text:span text:style-name="T3"> <text:line-break/><text:line-break/></text:span>我不能說他們百分之百全是人渣，但是，至少百分之九十五總是會對著你做出各種人渣行為，比方說刻意逼車或刻意製造各種危險狀況。當你開車在台灣的道路上，後面倘若來了十輛大卡車，其中至少有九輛必然會對你做出各種為所欲為的極度危險行為，因為他車子大，即便撞上，他毫髮無損，而你卻非死即殘。這意味著他根本不在乎他人的死活。甚至，在以你的生命為代價的自私危險動作中，他似乎能夠從中得到一種樂趣與快感或存在感。請問你會愛這樣的一種人嗎？就只因為他屬於偉大的勞動階級，你就應該要去愛他嗎？<text:span text:style-name="T3"> <text:line-break/><text:line-break/>"</text:span>愛<text:span text:style-name="T3">" </text:span>這種東西，終究還是只能在一個個具體對象上才能成立。每當聽到什麼我們應該愛台灣愛鄉土的<text:span text:style-name="T3">(</text:span>或愛中華也一樣<text:span text:style-name="T3">)</text:span>，我就很感冒。你要這麼愛，我不反對，也沒意見，但你不要以為我有義務得跟你有著一樣的心靈。<text:span text:style-name="T3"> <text:line-break/><text:line-break/></text:span>愛與憐憫是可貴的，但它屬於萬物眾生，而非僅僅屬於某個階級或族群或國家。美國很可惡，日本更是無恥下流的王八蛋，但是，當你看到一個活生生的美國人或日本人遭受痛苦，難道你應該歡天喜地？難道你不是一樣也會因此感到痛苦，並且希望他們的痛苦能夠消除或減輕？<text:span text:style-name="T3"> <text:line-break/><text:line-break/></text:span>同樣地，在比方說美俄的對峙中，在始作俑者<text:span text:style-name="T3">--</text:span>美國的推波助瀾下，敘利亞千萬人流離失所，或死或殘或淪為各種形式的難民、奴隸與娼妓，任人蹂躪，生命猶如廢紙。在譴責美國的同時，難道美國的對手之所作所為就因其惡行相對輕微或缺少足夠的政治戰略意義而應忽略？</text:p>
      <text:p text:style-name="P1"><text:span text:style-name="T1">李念淨</text:span><text:s/>  |  2017.02.07 17:32   |   <text:a xlink:type="simple" xlink:href="http://palinfo.habago.org/Entry?Command=Information_PrintForum&amp;iPage=192#FORUM35356"><text:span text:style-name="T2">#</text:span></text:a></text:p>
      <text:p text:style-name="P6">https://www.youtube.com/watch?v=rgjMuQIbABk <text:line-break/><text:line-break/><text:span text:style-name="T1">開頭完整的兩分鐘</text:span> <text:line-break/><text:line-break/><text:span text:style-name="T1">採訪的是老牌記者</text:span>Bill O'Reilly<text:span text:style-name="T1">，保守派，但是當川普回答這句話的時候，他居然難得也沒話反駁。</text:span></text:p>
      <text:p text:style-name="P1"><text:span text:style-name="T1">李念淨</text:span><text:s/>  |  2017.02.07 15:21   |   <text:a xlink:type="simple" xlink:href="http://palinfo.habago.org/Entry?Command=Information_PrintForum&amp;iPage=192#FORUM35355"><text:span text:style-name="T2">#</text:span></text:a></text:p>
      <text:p text:style-name="P3"><text:span text:style-name="T3">https://www.youtube.com/watch?v=mbYaPDMkUx8 <text:line-break/><text:line-break/>"You think our country is so innocent?" <text:line-break/><text:line-break/>http://www.chinatimes.com/realtimenews/20170206000697-260408 <text:line-break/><text:line-break/></text:span>美國總統川普與俄羅斯總統普丁惺惺相惜，甚至關係密切引發美國黨內人士抨擊，但川普向來不吝於流露出對普丁的好感，在最近接受新聞台播出的專訪中，川普再度表示他「尊敬」俄國總統普丁，即使記者提醒，普丁曾下毒手謀殺異議人士，川普仍不為所動更替他辯護，「美國也殺很多人」。<text:span text:style-name="T3"> <text:line-break/><text:line-break/></text:span>川普在一段<text:span text:style-name="T3">5</text:span>日才播出的福斯新聞訪問中，告訴福斯新聞主持人奧雷利（<text:span text:style-name="T3">Bill O’Reilly</text:span>）說：「我的確尊敬普丁。嗯，我其實尊敬許多人，但這不表示，我將與他處得好。」<text:span text:style-name="T3"> <text:line-break/><text:line-break/></text:span>記者接著表示普丁是個殺手，和手下曾謀殺俄國新聞記者及異議人士，川普還替普丁反駁說：「殺手很多，我們也有許多殺手。」<text:span text:style-name="T3"><text:s/></text:span>「你以為我們國家這麼清白無辜？」<text:span text:style-name="T3"> </text:span></text:p>
      <text:p text:style-name="P1"><text:span text:style-name="T1">陳真</text:span><text:s/>  |  2017.02.07 03:25   |   <text:a xlink:type="simple" xlink:href="http://palinfo.habago.org/Entry?Command=Information_PrintForum&amp;iPage=192#FORUM35354"><text:span text:style-name="T2">#</text:span></text:a></text:p>
      <text:p text:style-name="P2">我現在工作的醫院兩旁各有一大片停車場，就座落在一家超商的兩側。下午診和晚上診之間，頂多大約只有<text:span text:style-name="T3">20</text:span>分鐘的晚餐時間，我通常就買一杯咖啡和一根香蕉當成晚餐，坐在這家超商裏頭休息。超商窗外停車場上住著一黑一白兩隻狗，身子壯碩，不怕人。我常在不遠處，偷偷對牠們吹口哨，每次看牠們慌張興奮地四處張望尋找口哨聲來源，總覺得很有趣，樂此不疲。<text:span text:style-name="T3"> <text:line-break/><text:line-break/></text:span>但我始終不敢跟牠們認識，因為我怕牠們一旦與我熟稔，萬一行為無狀，恐怕會引起當地居民側目，進而引來殺身之禍也說不定。而且，看這兩隻黑白無常，活得還挺好的，我好像也沒什麼理由非去認識牠們不可，免得反而給她們惹來麻煩，頂多透過窗戶偷偷給她們拍照。<text:span text:style-name="T3"> <text:line-break/><text:line-break/></text:span>不過，今天卻來了一隻遠遠看去很髒的狗，屈著身子趴著頭，緩緩地喝著巷子草叢水溝裏的污水喝了很久很久很久，動作非常慢。我走過牠旁邊，對牠吹了聲口哨，他有聽見，但卻沒有一般狗兒的反應，只是身子微微顫抖了一下，連頭也沒抬起來。<text:span text:style-name="T3"> <text:line-break/><text:line-break/></text:span>我喝咖啡配香蕉時，他剛好就來到我座位窗前。我發現他真的很髒，明明是隻純白的狗，身體卻有八成以上的面積是黑的。我很納悶，他是怎樣？掉進泥巴裏嗎？怎麼這麼髒？於是就走近前一看，原來不是髒，而是潰爛結痂後的一片血肉顏色，混雜著污物塵土。<text:span text:style-name="T3"> <text:line-break/><text:line-break/></text:span>他顯然很痛苦，痛苦或疼痛到每個動作都十分緩慢而憂愁，也就是我平常所說的那種全身長滿皮膚病宛若化石一般的化石狗。我買了一支熱狗來到他跟前，蹲下身子讓他聞。他緩緩站起來，依然十分憂愁而痛苦的神情，彷彿劇痛一般，以一種非常緩慢的速度從我手中接過熱狗。我發現他力氣微弱到似乎連一支熱狗都咬不住，頻頻從嘴邊掉到地上。<text:span text:style-name="T3"> <text:line-break/><text:line-break/></text:span>我怕路人或居民側目會引來不快，反而給他招來殺身之禍，所以迅速離開了現場。<text:span text:style-name="T3"> <text:line-break/><text:line-break/></text:span>我一整晚想著這隻毫無半點聲響的狗，想了很多東西。這些東西始終縈繞我心，不曾散去。但我知道，人其實很殘酷，誰也不例外。就憑著這一點殘酷和無情，我覺得，一個成年人，就算命運如何滄桑多舛，其實也都算是一種福份，沒法奢求更多了。</text:p>
      <text:p text:style-name="P1"><text:span text:style-name="T1">陳真</text:span><text:s/>  |  2017.02.07 02:14   |   <text:a xlink:type="simple" xlink:href="http://palinfo.habago.org/Entry?Command=Information_PrintForum&amp;iPage=192#FORUM35353"><text:span text:style-name="T2">#</text:span></text:a></text:p>
      <text:p text:style-name="P3">馬同學，你可以再繼續發言無妨，只是我該刪就會刪，沒法一一解釋。<text:span text:style-name="T3"> <text:line-break/><text:line-break/></text:span>諸如你那些依然保留在版面上的留言，理論上還是應該刪的，因為不管是刻意或無意，你總是一再扭曲我<text:span text:style-name="T3">(</text:span>們<text:span text:style-name="T3">)</text:span>的發言。我不相信一個人會笨到連最基本的理解力都沒有。比方說，我說綠營高官拼命自肥，原本無薪的職位變高薪，吃相非常難看；國家倘若沒錢，應該先砍大官薪水，不是先砍基層百姓下半輩子的生活依靠。我還說，人渣黨喊說要廢監察院喊了三十幾年，說它的存在多麼可惡，多麼吸血，多麼病態，如今大權在握，卻反而要大舉補足所有監委名額，而且各派系幾百人搶破頭。<text:span text:style-name="T3"> <text:line-break/><text:line-break/></text:span>我這樣一些明明白白的說法，你居然也能扭曲成我讚賞林義雄的什麼國會減半。這樣一種憑空跳躍式的胡扯，不會太荒唐嗎？我又不是頭殼壞去，我怎麼可能讚賞那樣一種什麼這個減半那個減半的瘋狂行為？從我的那些發言居然也能飛躍到這邊來，說我認同什麼這個減半那個減半，不會太荒唐嗎？擺明就是硬要扭曲。<text:span text:style-name="T3"><text:line-break/><text:line-break/></text:span>這樣的例子不只一次，而是<text:span text:style-name="T3"><text:s/>N </text:span>次，<text:span text:style-name="T3">N </text:span>至少大於<text:span text:style-name="T3"><text:s/>10 </text:span>以上，非常荒唐而且莫名其妙的一堆扭曲與栽贓和抹黑。再比方說，你說你的思想與言論與我如此一致或雷同<text:span text:style-name="T3">(</text:span>真是睜眼說瞎話，憑空胡扯<text:span text:style-name="T3">)</text:span>，而我卻仍然把你的留言統統刪掉。你這話其實意味著巴勒網只要意見不合我們的心意，我們就會刪除。請問我們有那麼智障嗎？總之，我<text:span text:style-name="T3">(</text:span>們<text:span text:style-name="T3">)</text:span>其實已經忍耐你很久了。我不相信這一切憑空冒出來的莫名其妙的扭曲只是一種基本理解力的缺乏。這需要什麼理解力呢？<text:span text:style-name="T3"> <text:line-break/><text:line-break/></text:span>我曾寫過一些文章，提到我如何<text:span text:style-name="T3"><text:s/>"</text:span>出社會<text:span text:style-name="T3">" </text:span>的心路歷程。大約是<text:span text:style-name="T3">1998</text:span>年網路剛興起時，那時留英的台灣留學生有個網站叫<text:span text:style-name="T3"><text:s/>"</text:span>鳳至<text:span text:style-name="T3">"</text:span>。藍綠各種衣冠人渣就是在那時候讓我開了眼界的，<text:span text:style-name="T3">"</text:span>幫助<text:span text:style-name="T3">" </text:span>我<text:span text:style-name="T3"><text:s/>"</text:span>出社會<text:span text:style-name="T3">"</text:span>，讓我瞬間跟純潔的<text:span text:style-name="T3"><text:s/>"</text:span>童年<text:span text:style-name="T3">" </text:span>告別，迅速明白了人性的複雜與深不可測。<text:span text:style-name="T3"> <text:line-break/><text:line-break/></text:span>我直到那時候才發現，原來人性並非像我之前所認知的那樣單純，原來人性和人的心機可以陰暗複雜到什麼樣的一種不可思議的程度。在這之前，我面對的都是<text:span text:style-name="T3"><text:s/>"</text:span>國家<text:span text:style-name="T3">"</text:span>。國家即便行使暴力，仍然還是有著某種基本的理性與分寸。比方說，我的叛亂公文上總得提出我的各種叛國罪證，然後依循一定的體系來把我繩之以法。再怎麼荒唐的國家暴力，基本上還是有跡可循，而且總是盡力想以一種理性的運作方式與形象出現。<text:span text:style-name="T3"> <text:line-break/><text:line-break/></text:span>但是，那是<text:span text:style-name="T3"><text:s/>"</text:span>國家<text:span text:style-name="T3">"</text:span>，國家受制於各種既定的機制與程序，帶有相當的透明性與公開性，因此保留了一定程度的理性與<text:span text:style-name="T3"><text:s/>"</text:span>正直<text:span text:style-name="T3">"</text:span>。但<text:span text:style-name="T3"><text:s/>"</text:span>人<text:span text:style-name="T3">" </text:span>可不是這樣哦，特別是四下無人的網路世界，<text:span text:style-name="T3">"</text:span>人性＂的陰暗複雜與邪門，是那時候的我所完全無法想像的；空穴不但可以來風，即便憑空刮起颱風都不是難事；完完全全不存在的事，居然也能就在你眼前捲起千堆雪，成為你顛撲不破百口莫辯的罪名<text:span text:style-name="T3">...</text:span>無數的手法，真是讓我嘆為觀止。痛苦之餘，我只能反覆告訴自己：上帝會紀念這一切。<text:span text:style-name="T3"> <text:line-break/><text:line-break/></text:span>如果一個人的心路成長不是以年齡來分期，而是以他對於複雜陰暗世界的理解能力來分期，那麼，我就是在差不多<text:span text:style-name="T3">1997 </text:span>年當我發表<text:span text:style-name="T3"><text:s/>"</text:span>給英國人的一封公開信＂之後的<text:span text:style-name="T3">1998</text:span>年，告別了我的<text:span text:style-name="T3"><text:s/>"</text:span>童年<text:span text:style-name="T3">"</text:span>；當我第一次見識到那麼陰暗而普遍的一種人性世界時，我彷彿這才真正成為一個<text:span text:style-name="T3"><text:s/>"</text:span>大人＂，在這之前，全屬童稚。<text:span text:style-name="T3"> <text:line-break/><text:line-break/></text:span>我不知道這樣一種<text:span text:style-name="T3"><text:s/>"</text:span>轉大人＂是好是壞，但它終究是個悲劇，再也回不去了，就像一顆蛋在烈燄中被煎熟了，再也不可能變回一顆生雞蛋。<text:span text:style-name="T3"> <text:line-break/><text:line-break/></text:span>我當然不是說<text:span text:style-name="T3"><text:s/>"</text:span>你<text:span text:style-name="T3">" (</text:span>我不知道你或你們是誰<text:span text:style-name="T3">) </text:span>就是我所描述的這樣一些陰暗人事物，你也許是無心，誰知道。但，就算是有意，瞎掰能力也未免太差了，所以，我基本上並無意把你和我過去那些<text:span text:style-name="T3"><text:s/>"</text:span>轉大人<text:span text:style-name="T3">" </text:span>的經驗進行連結，只是順便一提。<text:span text:style-name="T3"> <text:line-break/><text:line-break/></text:span>我（們）日理萬機，時間寶貴而稀少，無暇做這類無謂的夾纏。特別是我，每天分分秒秒忙到爆，實在有一億個不願意去花任何一點點寶貴時間，哪怕只是花一秒鐘，哪怕只是寫一個字，我都覺得很痛苦；把時間浪費在這樣一些低能而且毫無意義的澄清澄清再澄清，解釋解釋再解釋，實在很痛苦，令人厭惡。<text:span text:style-name="T3"> <text:line-break/><text:line-break/></text:span>所以，總歸一句話，下筆請謹慎。我們總不可能有時間一一去澄清人們的每一句荒唐話語或胡扯瞎掰。台灣或華人網路世界向來就是如此，不但低能，而且敗德陰暗；特別是在網軍四處蓄意作亂為惡的年代，更是陰暗卑鄙。但我希望巴勒網是真正具有言論自由的一片淨土，讓每個字回到它應有的燦爛位置，讓人事物取得它應有的豐富意義，讓思想安上翅膀，讓心靈得以解脫。套句羅素的話，這話也是林義雄生平最喜歡的話之一，我是從他那邊聽來的。三、四十年前，當我都還不滿<text:span text:style-name="T3">20</text:span>歲，我自願跳火坑，走上斷頭台，成為一名黨外人士，我的名片上就印著羅素這些話：<text:span text:style-name="T3"> <text:line-break/><text:line-break/>"</text:span>我隱隱地看到一個充滿喜樂的世界，在那裏，心靈得以擴展，希望無窮。任何高貴的行為都不會被曲解為達成卑鄙目的的手段。＂</text:p>
      <text:p text:style-name="P1"><text:span text:style-name="T1">馬鑑一</text:span><text:s/>  |  2017.02.07 00:56   |   <text:a xlink:type="simple" xlink:href="http://palinfo.habago.org/Entry?Command=Information_PrintForum&amp;iPage=192#FORUM35352"><text:span text:style-name="T2">#</text:span></text:a></text:p>
      <text:p text:style-name="P2">我不知道為何連結又出問題。<text:span text:style-name="T3"> <text:line-break/></text:span>請自行<text:span text:style-name="T3">google <text:line-break/></text:span>「<text:span text:style-name="T3">106</text:span>年度中央政府預算書」，<text:span text:style-name="T3"> <text:line-break/></text:span>其中第一個出現的連結即可找到預算書的<text:span text:style-name="T3">pdf</text:span>檔。</text:p>
      <text:p text:style-name="P1"><text:span text:style-name="T1">馬鑑一</text:span><text:s/>  |  2017.02.07 00:50   |   <text:a xlink:type="simple" xlink:href="http://palinfo.habago.org/Entry?Command=Information_PrintForum&amp;iPage=192#FORUM35351"><text:span text:style-name="T2">#</text:span></text:a></text:p>
      <text:p text:style-name="P3">非常高興王先生不再用失智一詞，非常遺憾又用了胡說八道一詞。<text:span text:style-name="T3"> <text:line-break/><text:line-break/>http://www.dgbas.gov.tw/ct.asp?xItem=40176&amp;;CtNode=6306&amp;;mp=1 <text:line-break/>106</text:span>年度屮央政府總預算，立法院<text:span text:style-name="T3">34.9</text:span>億。<text:span text:style-name="T3"> <text:line-break/></text:span>這是冷冰冰的數字，減少了<text:span text:style-name="T3">18%</text:span>的支出。<text:span text:style-name="T3"> <text:line-break/></text:span>由於業務量的增加，助理人數的增加，每個立委的支出增加，不是很正常嗎？<text:span text:style-name="T3"> <text:line-break/></text:span>立委減半，縮減了立法院的預算，節省了民脂民膏不是一件事實嗎？<text:span text:style-name="T3"> <text:line-break/></text:span>節省經費不是很重要嗎？<text:span text:style-name="T3"> <text:line-break/></text:span>月退俸改為月發，不就是為了節省經費嗎？<text:span text:style-name="T3"> <text:line-break/></text:span>年金改革，不就是為了減少基金的支出嗎？<text:span text:style-name="T3"> <text:line-break/><text:line-break/></text:span>歪打正着，我不是已經以廢除國大為例了嗎？<text:span text:style-name="T3"> <text:line-break/></text:span>隨便再舉二例，<text:span text:style-name="T3"> <text:line-break/>1</text:span>、韓戰。金日成發動韓戰，解救了台灣。韓戰打了<text:span text:style-name="T3">4</text:span>年，南北韓又回到原點。<text:span text:style-name="T3"> <text:line-break/></text:span>難道金日成當初發動韓戰是為了解救台灣？<text:span text:style-name="T3"> <text:line-break/>2</text:span>、五四運動。本來的目的是要抗議政府喪權辱國，未能拿回山東權益。<text:span text:style-name="T3"> <text:line-break/></text:span>抗議了半天，還是没拿回山東。倒是引起新文化、新思想運動，迅猛開展，影響至今。<text:span text:style-name="T3"> <text:line-break/><text:line-break/></text:span>這些例子俯拾即是，讀過中學歷史的人，也都能找出很多例子。<text:span text:style-name="T3"> <text:line-break/><text:line-break/></text:span>如果王先生認為這些都不算是歪打正着，那的確不能再討論下去了。<text:span text:style-name="T3"> <text:line-break/></text:span></text:p>
      <text:p text:style-name="P1"><text:span text:style-name="T1">王修亮</text:span><text:s/>  |  2017.02.06 23:14   |   <text:a xlink:type="simple" xlink:href="http://palinfo.habago.org/Entry?Command=Information_PrintForum&amp;iPage=192#FORUM35350"><text:span text:style-name="T2">#</text:span></text:a></text:p>
      <text:p text:style-name="P2">看了你的連結，新聞內容節錄：<text:span text:style-name="T3"> <text:line-break/></text:span>「從下屆開始，立法委員就要從<text:span text:style-name="T3">225</text:span>席一下子減少到<text:span text:style-name="T3">113</text:span>席了，雖然立委變少，國庫支出卻沒跟著減半！因為立法院計畫要把立委辦公室<text:span text:style-name="T3">2</text:span>間打通，讓每位立委可以使用的空間變成<text:span text:style-name="T3">2</text:span>倍，修繕費用因此跟著倍增！還有立委助理也會隨著立委的業務量增加，跟著倍數成長，減半卻沒節省經費，花的還是民眾納稅錢。」<text:span text:style-name="T3"> <text:line-break/><text:line-break/></text:span>另一個連結無效。<text:span text:style-name="T3"> <text:line-break/></text:span>重點則是節省經費和立委減半無關，前文回過了。寫作文要會抓重點，不是只在枝節上做工。<text:span text:style-name="T3"> <text:line-break/><text:line-break/></text:span>至於那個甚麼「歪打正著」，我是學歷史的，歷史上成功的政治都是精密的規劃、算計，目標明確，從來沒有歪打正著這回事，天龍八部裡倒是挺多的，請不要用賈語村言混淆。<text:span text:style-name="T3"> <text:line-break/></text:span>這一句「歪打正着在歷史上實在太多了，舉不勝舉。」就是標準的胡說八道，和前文一樣，使用虛擬誇飾法來充氣而已。<text:span text:style-name="T3"> <text:line-break/><text:line-break/></text:span>我從頭到尾解析的是你的「言論文辭」，就如前段例子，與人身攻擊何干？你又再帶風向了，把文章論理帶到人身攻擊的情緒鬥氣。<text:span text:style-name="T3"> <text:line-break/><text:line-break/></text:span>煩請版主刪文時，連我回的這兩篇文一起刪除，真是我頭腦簡單，不解世事，不小心沾染了！<text:span text:style-name="T3"> <text:line-break/></text:span>任君自語，不再回文。</text:p>
      <text:p text:style-name="P4"/>
      <text:p text:style-name="P1"><text:span text:style-name="T1">馬鑑一</text:span><text:s/>  |  2017.02.06 16:24   |   <text:a xlink:type="simple" xlink:href="http://palinfo.habago.org/Entry?Command=Information_PrintForum&amp;iPage=193#FORUM35349"><text:span text:style-name="T2">#</text:span></text:a></text:p>
      <text:p text:style-name="P2">對版主很抱歉，我必須留言給王修亮先生，只要王先生看到之後，本留言版主可删除<text:span text:style-name="T3"> <text:line-break/><text:line-break/></text:span>由於王先生的留言不光就事論事，語涉失智、胡說八道等人身攻擊用語，我不得不答辯。<text:span text:style-name="T3"> <text:line-break/><text:line-break/></text:span>經查立委減半後，的確每位立委的助理人數增加。<text:span text:style-name="T3"> <text:line-break/>http://news.tvbs.com.tw/news/detail/general/313008 <text:line-break/>“</text:span>根據<text:span text:style-name="T3">97</text:span>年的立法院預書算，從<text:span text:style-name="T3">43</text:span>億降為<text:span text:style-name="T3">36</text:span>億<text:span text:style-name="T3">” <text:line-break/>http://www.dgbas.gov.tw/ct.asp?xItem=40176&amp;;CtNode=6306&amp;;mp=1 <text:line-break/>106</text:span>年度，立法院預算<text:span text:style-name="T3">34.9</text:span>億。<text:span text:style-name="T3"> <text:line-break/></text:span>所以立法院的預算大約比以前減少<text:span text:style-name="T3">18% <text:line-break/><text:line-break/>https://zh.m.wikipedia.org/zh-tw/</text:span>立委席次減半運動<text:span text:style-name="T3"> <text:line-break/>“2014</text:span>年<text:span text:style-name="T3">5</text:span>月<text:span text:style-name="T3">16</text:span>日，國立東華大學教授施正鋒批評，林義雄推動的立委席次減半運動衍生很多問題，民進黨卻拿林義雄一點辦法都沒有<text:span text:style-name="T3">[8]</text:span>。<text:span text:style-name="T3">” <text:line-break/><text:line-break/></text:span>林義雄的確不是唯一的因素，但是是非常重要的因素。<text:span text:style-name="T3"> <text:line-break/><text:line-break/></text:span>立委減半當初並非著眼於節省經費，但真正的效果就是節省經費，節省了<text:span text:style-name="T3">18%</text:span>。<text:span text:style-name="T3"> <text:line-break/></text:span>這叫做歪打正着。<text:span text:style-name="T3"> <text:line-break/></text:span>至於議事品質仍然低落，這與減不減半無關。我國的立院自始都是品質低落。<text:span text:style-name="T3"> <text:line-break/><text:line-break/></text:span>歪打正着在歷史上實在太多了，舉不勝舉。<text:span text:style-name="T3"> <text:line-break/></text:span>就拿廢除國大而言，也不是為了節省經費，但卻達到了節省經費的效果。<text:span text:style-name="T3"> <text:line-break/><text:line-break/></text:span>經濟好的時候，或許大家不在意經費，所以當時的人不在乎國大的經費，現在來看才知道省錢很重要。<text:span text:style-name="T3"> <text:line-break/></text:span>有些人可能覺得國大很重要，就算花錢也要維持國大。<text:span text:style-name="T3"> <text:line-break/></text:span>這樣的人與我的前提不同，就不必找我抬槓了。<text:span text:style-name="T3"> <text:line-break/><text:line-break/></text:span>我只是一個普通人，根本不具有<text:span text:style-name="T3">“</text:span>帶風向<text:span text:style-name="T3">”</text:span>的本事。<text:span text:style-name="T3"> <text:line-break/><text:line-break/></text:span>講完了上述，並不表示我贊成民進黨的酬庸文化。<text:span text:style-name="T3"> <text:line-break/></text:span>酬庸的人士當然要全砍，國民黨明知要變天了，卻不在下台前把酬庸的位子砍掉，<text:span text:style-name="T3"> <text:line-break/></text:span>難道冀望民進黨上台後自砍？<text:span text:style-name="T3"> <text:line-break/><text:line-break/></text:span>怪事自古有，台灣特別多。<text:span text:style-name="T3"> <text:line-break/><text:line-break/></text:span></text:p>
      <text:p text:style-name="P1"><text:span text:style-name="T1">王修亮</text:span><text:s/>  |  2017.02.06 14:01   |   <text:a xlink:type="simple" xlink:href="http://palinfo.habago.org/Entry?Command=Information_PrintForum&amp;iPage=193#FORUM35348"><text:span text:style-name="T2">#</text:span></text:a></text:p>
      <text:p text:style-name="P3">我是國小教師，對政治十分陌生，如果要從「立委減半」「修憲」這一類的政治學問來討論，肯定說不出啥道理，無法與你對話。<text:span text:style-name="T3"> <text:line-break/></text:span>但萬事萬物的原則是相同的，正如做為一個「人」，原則都是相同的。<text:span text:style-name="T3"> <text:line-break/><text:line-break/></text:span>「逢人且說三分話，未可全拋一片心」，這麼做的目的很多，最單純的是防範被騙，最糟糕的是用三分真話，加上七分情緒鼓動，刻意誤導他人的思考方向與價值觀，俗話叫做「帶風向」，因為真中藏假，假中帶真，最難以令他人警覺。<text:span text:style-name="T3"> <text:line-break/></text:span>因為所長有限，我只從國小教師改作文的角度來與你對話。<text:span text:style-name="T3"> <text:line-break/><text:line-break/></text:span>「不分族羣、意識型態」，這句話看起來氣勢磅薄，有足夠力氣將「某些人某種程度」認同林義雄的「某些行為與觀念」增強為「整體台灣」與「不可否認聖人一切行為」的風向。然後用這個風向順推「監委減半、考委減半、將軍減半」。<text:span text:style-name="T3"> <text:line-break/><text:line-break/></text:span>林義雄是真的，但是，他是聖人只是「某些方面」，最懷念也是「某些人的某種程度」，至於「立委減半」是群體之功，不是林義雄一人之功，「節省大量經費」這句話毫無意義，其中太多事物與數據需要檢視，包括立委人數雖然減半，之後所增加的助理、補助款、交通等等費用遠超過未減半之前，你是故意裝瞎看不見嗎？<text:span text:style-name="T3"> <text:line-break/></text:span>更何況當年立委減半的重點並非在於節省經費，扯到經費來，理由十分空洞。<text:span text:style-name="T3"> <text:line-break/><text:line-break/></text:span>最奇怪的，同學，立委和監委、考委、將軍，工作性質如此不同，人員需求量當然不同，沒有經過慎密的檢視與數據資料，不了解一種工作實質上需要多少人力運作，請問你怎麼可以用一句「財政止血」的理由概括順推？<text:span text:style-name="T3"> <text:line-break/></text:span>照你的說法，全台灣的官員都廢掉不是更省錢？完全落實地方自治，各個村鎮鄉里縣市彼此互通訊息就好，反正電腦、手機、通訊如此簡便。<text:span text:style-name="T3"> <text:line-break/></text:span>這完全看不出智慧。<text:span text:style-name="T3"> <text:line-break/><text:line-break/></text:span>中華民國到底年度總收入和總支出是多少？經費有那些分項？比例如何？各自的使用效率如何？問題何在？所以各分項如何裁取增刪？又如何統整規劃？再如何落實到不同職業、不同經濟背景民眾們的現實生活？兩難與多元之間又如何選擇調整？一件事情不是應該提綱挈領的掌握住上端，再沿著脈絡去解析、研討、解決中、下端嗎？這和政治算計沒有關係，和思考能力有關係。<text:span text:style-name="T3"> <text:line-break/><text:line-break/></text:span>同學，我對政治確實不了，但看你兩篇文章結論兩條路的過程，前瞎中空後失智，不管你出來混了多久，你一件事情講的思考綱領、理論脈絡全無，所以你的結論真的是胡說八道，只能看出製造假議題的風向目的而已。<text:span text:style-name="T3"> </text:span></text:p>
      <text:p text:style-name="P1"><text:span text:style-name="T1">揚</text:span><text:s/>  |  2017.02.06 12:01   |   <text:a xlink:type="simple" xlink:href="http://palinfo.habago.org/Entry?Command=Information_PrintForum&amp;iPage=193#FORUM35347"><text:span text:style-name="T2">#</text:span></text:a></text:p>
      <text:p text:style-name="P2">可以強力推動不當黨產立法，推動難度對民進黨來說有差嗎？對國民黨來說只是再次證明他們在國會根本沒戰力。<text:span text:style-name="T3"> <text:line-break/><text:line-break/></text:span>民進黨是不是前幾年在野時希望恢復原來的立委數目，我不知道，但你他媽民進黨想改回來就得先道歉。你他媽就是騙嘛。<text:span text:style-name="T3"> <text:line-break/><text:line-break/></text:span>就像蔡英文的髮夾灣一樣。</text:p>
      <text:p text:style-name="P1"><text:span text:style-name="T1">馬鑑一</text:span><text:s/>  |  2017.02.06 10:57   |   <text:a xlink:type="simple" xlink:href="http://palinfo.habago.org/Entry?Command=Information_PrintForum&amp;iPage=193#FORUM35346"><text:span text:style-name="T2">#</text:span></text:a></text:p>
      <text:p text:style-name="P3">只要版主不删這篇文，今後我就不再此處貼文。<text:span text:style-name="T3"> <text:line-break/><text:line-break/></text:span>所有的政治都是鬥爭，所有的政策都有政治算計。<text:span text:style-name="T3"> <text:line-break/></text:span>是非功過留待歷史論斷。<text:span text:style-name="T3"> <text:line-break/></text:span>國會萬年不改選，有無政治算計？<text:span text:style-name="T3"> <text:line-break/></text:span>解放黑奴，有無政治算計？<text:span text:style-name="T3"> <text:line-break/></text:span>文革，有無政治算計？<text:span text:style-name="T3"> <text:line-break/></text:span>凍省，有無政治算計？<text:span text:style-name="T3"> <text:line-break/></text:span>大腸花運動，有無政治算計？<text:span text:style-name="T3"> <text:line-break/></text:span>廢國大，有無政治算計？<text:span text:style-name="T3"> <text:line-break/></text:span>例子數不勝數，不可盡數。<text:span text:style-name="T3"> <text:line-break/><text:line-break/></text:span>民進黨前幾年在野時，即蠢蠢欲動，希望恢復原來的立委數目，但憚於民意的強力反對，這種提議始終上不了枱面。<text:span text:style-name="T3"> <text:line-break/><text:line-break/></text:span>以立委諸公歷來的表現，民進黨即使已經大權在握，民進黨敢提出恢復立委原來的數目嗎？<text:span text:style-name="T3"> <text:line-break/></text:span>我又不是第一天出來混的，不要汚辱我的智商。<text:span text:style-name="T3"> <text:line-break/><text:line-break/></text:span>如果我主張立刻修憲廢除監院、考院，那才是智障。<text:span text:style-name="T3"> <text:line-break/></text:span>廢監院、考院等於是改動憲法的基本架構，阻力大到難以想像。<text:span text:style-name="T3"> <text:line-break/></text:span>我又不是第一天出來混的，不要汚辱我的智商。<text:span text:style-name="T3"> <text:line-break/><text:line-break/></text:span>因此，眼下只有兩條路。<text:span text:style-name="T3"> <text:line-break/>1</text:span>、倡議「監委減半、考委減半」。<text:span text:style-name="T3"> <text:line-break/>2</text:span>、維持現狀。<text:span text:style-name="T3"> </text:span></text:p>
      <text:p text:style-name="P1"><text:span text:style-name="T1">揚</text:span><text:s/>  |  2017.02.06 10:33   |   <text:a xlink:type="simple" xlink:href="http://palinfo.habago.org/Entry?Command=Information_PrintForum&amp;iPage=193#FORUM35345"><text:span text:style-name="T2">#</text:span></text:a></text:p>
      <text:p text:style-name="P2">看到陳醫師提到監察院，就想到陳水扁任內搞過中華電信釋股，監察院糾正的樣子。<text:span text:style-name="T3"> <text:line-break/><text:line-break/></text:span>反正那群人在上個世紀搞民營化、<text:span text:style-name="T3">BOT</text:span>，現在可以說<text:span text:style-name="T3">BOT</text:span>不符公益性之類的，只能說是整組精神分裂。<text:span text:style-name="T3"> <text:line-break/><text:line-break/></text:span>最近在看瞿宛文的論文，提到上世紀民進黨的說帖（黨國資本主義等），對比現在和他們實際做的事，哼哼哼。</text:p>
      <text:p text:style-name="P1"><text:span text:style-name="T1">政信</text:span><text:s/>  |  2017.02.06 10:04   |   <text:a xlink:type="simple" xlink:href="http://palinfo.habago.org/Entry?Command=Information_PrintForum&amp;iPage=193#FORUM35344"><text:span text:style-name="T2">#</text:span></text:a></text:p>
      <text:p text:style-name="P3">立委減半這問題，相信我，減部減半只是政治算計，當選情偏向減半好時某黨就會喊減半，選情偏向增加席位時就會拿出傑利蠑螈理論出來。<text:span text:style-name="T3"> <text:line-break/><text:line-break/></text:span>說要增加說要減少都是同一個政黨在喊的。<text:span text:style-name="T3"> <text:line-break/><text:line-break/></text:span>黨主席蘇貞昌說，立委席次應增加，還說依照先進民主國家以人口比例換算作法，台灣應有<text:span text:style-name="T3">200</text:span>至<text:span text:style-name="T3">300</text:span>席之間的立委，才符合比例<text:span text:style-name="T3"> <text:line-break/>http://m.appledaily.com.tw/appledaily/article/headline/20140517/35836594/</text:span></text:p>
      <text:p text:style-name="P1"><text:span text:style-name="T1">陳真</text:span><text:s/>  |  2017.02.06 09:52   |   <text:a xlink:type="simple" xlink:href="http://palinfo.habago.org/Entry?Command=Information_PrintForum&amp;iPage=193#FORUM35343"><text:span text:style-name="T2">#</text:span></text:a></text:p>
      <text:p text:style-name="P2">同學，我看不出來你對任何議題有任何一點誠意。巴勒網的人都不是今天才剛出社會的。說句實話，你只是企圖混淆是非。不需要我把話講得更白吧。如果是<text:span text:style-name="T3">20</text:span>年前，那時我還很<text:span text:style-name="T3"><text:s/>"</text:span>單純<text:span text:style-name="T3">"</text:span>，也許會感到驚訝，經過這<text:span text:style-name="T3">20</text:span>年綠營的教化、洗禮，看盡各種稀奇古怪的事，已經不再驚訝。<text:span text:style-name="T3"> <text:line-break/><text:line-break/></text:span>我也沒有那種什麼這個減半那個減半的蠢到爆念頭。我又不是智障。<text:span text:style-name="T3"> <text:line-break/><text:line-break/></text:span>好自為之，別再留言，去一個屬於你的地方攪和吧。</text:p>
      <text:p text:style-name="P1"><text:span text:style-name="T1">馬鑑一</text:span><text:s/>  |  2017.02.06 09:25   |   <text:a xlink:type="simple" xlink:href="http://palinfo.habago.org/Entry?Command=Information_PrintForum&amp;iPage=193#FORUM35342"><text:span text:style-name="T2">#</text:span></text:a></text:p>
      <text:p text:style-name="P3">版主的論調與我昨天所言差不多，<text:span text:style-name="T3"> <text:line-break/></text:span>我的建議提出務實可行的做法，<text:span text:style-name="T3"> <text:line-break/></text:span>居然被版主以胡說八道為由秒删。<text:span text:style-name="T3"> <text:line-break/><text:line-break/></text:span>世界真奇妙。<text:span text:style-name="T3"> <text:line-break/><text:line-break/><text:line-break/>------------------ <text:line-break/><text:line-break/></text:span>就事論事，後代台灣人民，不分族羣、意識型態，對林義雄最懷念的將是「立委減半」，為國家節省了大量的經費。中華民國的封建體制，臃腫不堪，影響國家財政至鉅。希望林義雄鼓其餘勇，立刻推動「監委減半、考委減半、將軍減半」，既不須修憲，又能立刻為財政止血。</text:p>
      <text:p text:style-name="P1">J. Z.   |  2017.02.06 07:08   |   <text:a xlink:type="simple" xlink:href="http://palinfo.habago.org/Entry?Command=Information_PrintForum&amp;iPage=193#FORUM35341"><text:span text:style-name="T2">#</text:span></text:a></text:p>
      <text:p text:style-name="P6"><text:span text:style-name="T1">中美大戰似乎會發生得比預期還早</text:span>... <text:line-break/><text:line-break/>https://www.theguardian.com/us-news/2017/feb/02/steve-bannon-donald-trump-war-south-china-sea-no-doubt</text:p>
      <text:p text:style-name="P1"><text:span text:style-name="T1">陳真</text:span><text:s/>  |  2017.02.05 21:22   |   <text:a xlink:type="simple" xlink:href="http://palinfo.habago.org/Entry?Command=Information_PrintForum&amp;iPage=193#FORUM35340"><text:span text:style-name="T2">#</text:span></text:a></text:p>
      <text:p text:style-name="P3">自古以來，監察院就是一個被早期的黨外和後來的民進黨所不斷羞辱、攻擊與辱罵的對象，辱罵監察院這樣一個機構毫無功能，每年花四、五十億養一堆<text:span text:style-name="T3">"</text:span>米蟲<text:span text:style-name="T3">"</text:span>，<text:span text:style-name="T3">"</text:span>每天吃飽喝茶看報紙<text:span text:style-name="T3">"</text:span>，吃台灣人的肉，喝台灣人的血。因此，為了咱台灣郎的尊嚴和血汗錢，必須廢除<text:span text:style-name="T3"><text:s/>(</text:span>意味著中國毒素之三民主義制度下的<text:span text:style-name="T3">) </text:span>監察院！！幾十年來，民進黨都是這麼罵的。二、三十年前，我有個黨外朋友，一個工人，就因為在民進黨動員下，牽了一頭<text:span text:style-name="T3"><text:s/>(</text:span>意味著貪婪、身上還批著監委布條<text:span text:style-name="T3">) </text:span>的小豬到監察院門口抗議，甚至還把小豬抓起來往地上摔，因此成為英雄！<text:span text:style-name="T3"> <text:line-break/><text:line-break/></text:span>幾十年來，遇有群眾抗爭場合或選舉期間，監察委員這些<text:span text:style-name="T3"><text:s/>"</text:span>米蟲<text:span text:style-name="T3">"</text:span>，就會成為民進黨羞辱攻擊、藉以騙取選票的一個對象，並不斷提出<text:span text:style-name="T3"><text:s/>(</text:span>藉以去中國化的<text:span text:style-name="T3">) </text:span>修憲訴求。馬英九上台後，依法提名監察委員，就因此被民進黨給擋了下來，至今留下<text:span text:style-name="T3"><text:s/>11</text:span>個監察委員的空缺。一直到<text:span text:style-name="T3">2014</text:span>年，也就是兩年前，綠營仍然還在痛罵監察院說它除了花大錢<text:span text:style-name="T3"><text:s/>"</text:span>酬庸自己人<text:span text:style-name="T3">" </text:span>的功能之外，<text:span text:style-name="T3">"</text:span>根本沒有存在的必要<text:span text:style-name="T3">"</text:span>，因此還提案要求全數刪除監察院的預算，誓言要讓這個政治分贓機構消失。<text:span text:style-name="T3"> <text:line-break/><text:line-break/></text:span>現在，這個人渣黨全面掌權了，<text:span text:style-name="T3">x</text:span>它媽的怎麼不廢除監察院呢？幾十年來不是口口聲聲說這是吸食台灣人血汗錢、無所事事、整天只會泡茶看報紙的<text:span text:style-name="T3"><text:s/>"</text:span>煎茶院<text:span text:style-name="T3">" </text:span>嗎？幾十年來不是口口聲聲說這是個只能養米蟲的多餘機關嗎？不但多餘，而且不是說這是中國毒素<text:span text:style-name="T3">(</text:span>三民主義<text:span text:style-name="T3">) </text:span>嗎？說它違反了現代政治學三權分立的科學原理，所以必須廢除、掃進垃圾堆裏。現在，這個人渣黨全面掌權了，<text:span text:style-name="T3">x</text:span>它媽的怎麼不把所謂吸食台灣人血汗錢、專門養米蟲的煎茶院給掃進垃圾堆裏？<text:span text:style-name="T3"> <text:line-break/><text:line-break/></text:span>不但不廢除，這個人渣黨竟然還要求必須把馬英九時代所被迫遺留下來的這<text:span text:style-name="T3"><text:s/>11</text:span>個監委空缺儘速補足。之所以違背幾十年的說詞，必須每年花四、五十億繼續養米蟲的理由究竟是什麼呢？說來你一定不敢相信，蔡啥咪<text:span text:style-name="T3"><text:s/>"</text:span>總統<text:span text:style-name="T3">" </text:span>說，補足監委名額的理由是<text:span text:style-name="T3"><text:s/>"</text:span>為了保障人權<text:span text:style-name="T3">"</text:span>。媽的，現在是演哪一齣？現在是宋朝包公時代嗎？所以必須每年花四、五十億養一堆巡按大人來保護人民的人權？<text:span text:style-name="T3"> <text:line-break/><text:line-break/></text:span>有人就質問，過去民進黨不是口口聲聲說一定要廢除監察院、公義才得以彰顯嗎？現在怎麼不廢除呢？蔡啥咪<text:span text:style-name="T3"><text:s/>"</text:span>總統<text:span text:style-name="T3">" </text:span>又說了，她說，廢除之日遙遙無期<text:span text:style-name="T3"><text:s/>(</text:span>垃圾黨如今都全面掌權了，怎麼會遙遙無期？<text:span text:style-name="T3">)</text:span>，所以目前仍然必須補足監委名額。你知道嗎？目前這<text:span text:style-name="T3">11</text:span>個肥缺名額，竟然有各派系幾百人正在搶破頭。<text:span text:style-name="T3"> <text:line-break/><text:line-break/></text:span>廢不廢除監察院我沒意見，我要說的仍然還是那句老話：這個人渣黨講的話若能信，屎都能當飯吃。所有一切所謂理想，其實都只是藉以撈取個人利益以及奪取權力的手段與藉口。<text:span text:style-name="T3"> <text:line-break/><text:line-break/></text:span>還記得馬英九時代的海基會嗎？因為兩岸互動頻繁，業務眾多，於是在<text:span text:style-name="T3">2012</text:span>年<text:span text:style-name="T3">9</text:span>月修改組織章程，把海基會董事長一職改為有給職。你看民進黨一堆人渣等級的立委立即傾巢而出開記者會，痛罵董事長林中森是<text:span text:style-name="T3"><text:s/>"</text:span>米蟲<text:span text:style-name="T3">"</text:span>、<text:span text:style-name="T3">"</text:span>吃相難看<text:span text:style-name="T3">"</text:span>、<text:span text:style-name="T3">"</text:span>無恥<text:span text:style-name="T3">"...</text:span>等等等。現在，這個人渣黨全面掌權了，你看他們把多少原本屬於無給職的閒缺或名譽職給改成坐領高薪的肥缺。<text:span text:style-name="T3"> <text:line-break/><text:line-break/></text:span>台灣經濟持續敗壞，自然就會缺錢，但要搞撙節或砍年金等等等之前，是不是應該先從這些往往家產億萬但卻坐領高薪的成千上萬個肥缺砍起；砍完上面的官，再來砍基層的也不遲。我真不明白，基層軍公教人員究竟有哪一分錢是不義之財？如今卻大砍特砍，而且還拼命污名化之，把他們說成抗拒改革的貪婪之徒。但是，對於那些在上位者真正的不義之財，不但不砍，反而還拼命自肥，或是整天做一些毫無實質意義的事，拼命浪費，比方說什麼更換鈔票上的人頭肖像，準備要把國父給幹掉，這事總得花上個十幾億或幾十億吧？難道是錢太多沒處花嗎？大家賺錢那麼辛苦，養這些人渣等級的官員或立委，每天就是搞這些毫無意義的事，比方說什麼護照可以貼台灣國貼紙之類的。<text:span text:style-name="T3"> <text:line-break/><text:line-break/></text:span>人渣橫行，豺狼當道，你真的都不會生氣嗎？<text:span text:style-name="T3"> <text:line-break/><text:line-break/></text:span>陳真<text:span text:style-name="T3">2017. 02. 05. <text:line-break/><text:line-break/><text:line-break/>============== <text:line-break/><text:line-break/></text:span>獨家／月薪<text:span text:style-name="T3">17</text:span>萬搶破頭！<text:span text:style-name="T3">520</text:span>後農業肥貓換成他們<text:span text:style-name="T3"> <text:line-break/><text:line-break/>2016-09-12 <text:line-break/><text:line-break/></text:span>聯合報<text:span text:style-name="T3"><text:s/></text:span>記者彭宣雅<text:span text:style-name="T3"> <text:line-break/><text:line-break/><text:line-break/></text:span>政黨輪替後，政府旗下的肥貓單位也開始陸續更換。以農委會主管的<text:span text:style-name="T3"><text:s/>26 </text:span>家政府<text:span text:style-name="T3"><text:s/>(</text:span>含農田水利會<text:span text:style-name="T3">) </text:span>捐助的農業財團法人單位，在政黨輪替後也大換血，包括台肥、雜糧基金會、農科院等財團法人機構，原本由現任官員無給職兼任董事長的職位，政黨輪替後，就成為支領薪水、政治酬庸的單位。<text:span text:style-name="T3"> <text:line-break/><text:line-break/></text:span>財團法人農科院董事長原先由前農委會主委陳保基兼任、由前農委會科技處長葉瑩擔任院長；現在改為由前民進黨立委吳明敏擔任，院長由理博農業生技股分公司總經理李文權擔任。<text:span text:style-name="T3"> <text:line-break/><text:line-break/></text:span>知情人士指出，原來農科院董事長是由農委會主委兼任或由主委指定，換誰都可以，但必須合法，吳明敏年齡受質疑。依法首次出任政府財團法人單位董事長年齡要在<text:span text:style-name="T3">65</text:span>歲以內，但現在變成外界人來領高薪；這些肥貓單位，幾乎在<text:span text:style-name="T3">520</text:span>後都換光。<text:span text:style-name="T3"> <text:line-break/><text:line-break/></text:span>農委會科技處副處長李虹曦表示，農科院董事長核定薪資為<text:span text:style-name="T3">17</text:span>萬<text:span text:style-name="T3">5380</text:span>元，符合政府捐助之農業財團法人從業人員薪資處理原則；而依照政府捐助之財團法人董監事報院遴聘派作業規定，出任年齡年滿<text:span text:style-name="T3">65</text:span>歲，不得超過<text:span text:style-name="T3">70</text:span>歲，若有特殊情形不在此限；她表示，農科院董事長吳明敏現年<text:span text:style-name="T3">67</text:span>歲，是以「學者專家」聘任，因此符合相關規定。<text:span text:style-name="T3"> <text:line-break/><text:line-break/></text:span>知情人士也舉例，原先雜糧基金會董事長由前農委會副主委陳文德轉任，但陳文德已在今年<text:span text:style-name="T3">9</text:span>月<text:span text:style-name="T3">6</text:span>日卸任，由前民進黨雲林縣黨部主委、原雲林縣副縣長林源泉接任。雜糧基金會董事長薪資約<text:span text:style-name="T3">16</text:span>萬多，還可加上專業加給，原先由農業官員兼任「只掛名、不支薪」；知情人士認為，現在「找外人來、坐領乾薪」，完全是政治考量。<text:span text:style-name="T3"> <text:line-break/><text:line-break/></text:span>最引爭議的，是掌管國內<text:span text:style-name="T3">7</text:span>成化肥市場的台肥公司，由農經學者出身的農委會副主委陳吉仲兼任。外界認為，上市上櫃公司董座必須專任無法兼職，會讓陳吉仲接台肥，主要是民進黨內部「還擺不平」，因此由陳暫代，成立備受爭議的農業出口公司。</text:p>
      <text:p text:style-name="P1"><text:span text:style-name="T1">陳真</text:span><text:s/>  |  2017.02.05 20:02   |   <text:a xlink:type="simple" xlink:href="http://palinfo.habago.org/Entry?Command=Information_PrintForum&amp;iPage=193#FORUM35339"><text:span text:style-name="T2">#</text:span></text:a></text:p>
      <text:p text:style-name="P2">影響民心秩序？人渣黨這麼抬舉我們。<text:span text:style-name="T3"> <text:line-break/><text:line-break/>"</text:span>評價<text:span text:style-name="T3">" </text:span>是這樣一種東西，如果一個好人對你有所惡評，你應該感到痛苦，就好像羅素很在意維根斯坦對他的評價；稍有惡評就痛不欲生。反之，倘若一群人渣對你有所惡評，你應該感到榮耀才對，因為那意味著你至少不是那樣的生物。</text:p>
      <text:p text:style-name="P4"/>
      <text:p text:style-name="P1"><text:span text:style-name="T1">被監控ㄌ</text:span><text:s/>  |  2017.02.05 19:32   |   <text:a xlink:type="simple" xlink:href="http://palinfo.habago.org/Entry?Command=Information_PrintForum&amp;iPage=194#FORUM35338"><text:span text:style-name="T2">#</text:span></text:a></text:p>
      <text:p text:style-name="P6"><text:span text:style-name="T1">已回報新聞</text:span> <text:line-break/><text:line-break/><text:span text:style-name="T1">顯示已被刪除的新聞</text:span><text:s/>ONOFF <text:line-break/><text:span text:style-name="T1">最後更新</text:span><text:s/><text:span text:style-name="T1">新聞</text:span><text:s/><text:span text:style-name="T1">問題點</text:span><text:s/><text:span text:style-name="T1">真相</text:span><text:s/><text:span text:style-name="T1">管理</text:span> <text:line-break/>7<text:span text:style-name="T1">小時前</text:span><text:s/><text:line-break/><text:span text:style-name="T1">紀念若雪巴勒斯坦資訊網</text:span> <text:line-break/>palinfo.habago.org <text:line-break/><text:span text:style-name="T1">以不恰當的言詞批評執政當局，影響民心秩序</text:span> <text:line-break/>http://newshelper.g0v.tw/</text:p>
      <text:p text:style-name="P1"><text:span text:style-name="T1">陳真</text:span><text:s/>  |  2017.02.05 00:00   |   <text:a xlink:type="simple" xlink:href="http://palinfo.habago.org/Entry?Command=Information_PrintForum&amp;iPage=194#FORUM35335"><text:span text:style-name="T2">#</text:span></text:a></text:p>
      <text:p text:style-name="P3">在旁人看來，大抵都能看出川普上台後的種種施政荒腔走板。但你無法否認的一點是，他基本上是<text:span text:style-name="T3"><text:s/>"</text:span>真的希望<text:span text:style-name="T3">" </text:span>把國家治理好。這點很重要，畢竟無能和無德是兩回事。無能者做不好，依然還是值得尊敬，畢竟他已盡力，他只是無能或腦袋不清楚而已。而且，無能者也許有可能逐漸改善能力，但無德貪婪之徒卻永遠不可能做好一件事。民進黨恰恰就是屬於後者，從政治中獲取最大的私人暴利與權力是整個黨上上下下幾乎每個人<text:span text:style-name="T3">(</text:span>少有例外<text:span text:style-name="T3">)</text:span>的優先考量，甚至是唯一考量。<text:span text:style-name="T3"> <text:line-break/><text:line-break/></text:span>這個黨大獲全勝，從地方到中央全面取得政權不過才半年多，難道你真的遲鈍到完全看不出來整個國家與社會已被搞得千瘡百孔？就像一群蝗蟲過境，滿目瘡痍，一片荒蕪。這個黨，如果他貪圖的只是金錢，傷害還不至於如此巨大；可怕之處就在於其操弄手法是完全不把基本法治與體制看在眼裏的，完全當成一個屁，為所欲為。比方說所謂<text:span text:style-name="T3"><text:s/>"</text:span>不當黨產委員會<text:span text:style-name="T3">" </text:span>就是一例，與東廠幾乎沒兩樣的黑機關。至於搶位子，搶資源，派系分贓，賄賂，關說，搞特權，耍官威，官商勾結炒地皮等等等，更是長久以來的基本習性與作風。<text:span text:style-name="T3"> <text:line-break/><text:line-break/></text:span>就連那些連個官位也沒有的立委助理們也個個囂張跋扈到極點！你看，最近不是有個台南市準備選市長的綠營立委，她的助理的朋友酒駕被臨檢，立委的助理竟然馬上跳出來對警察咆哮嗆聲，放話要警政主管馬上來寫報告云云，只差沒叫警政署長跪爬進來立委辦公室寫悔過書。這些小癟三如此囂張，難道不就反映了他們的主子平常是什麼樣的一個人。我今天若當官或當立委當市長，我的助理有可能這麼大的官威嗎？<text:span text:style-name="T3"> <text:line-break/><text:line-break/></text:span>當然，我這個只是插播，不是重點。重點是台灣正被一群無所不用其極的無恥貪婪惡棍掏空、破壞。這群人絕不是什麼台獨，所謂台獨根本就是一種徹頭徹尾的政治騙術。這是一群除了貪圖利益與迷戀權力之外完全沒有任何信仰的歹徒與騙子，一切都可以變賣成金錢利益和權力。你現在不信我說的，過幾年你必然就會信，就如同過去黨外時代你說國民黨貪污腐敗，有人信嗎？少之又少，但終究你還是得面對事實。問題是，當你意識到真相時，但願不會太遲；有些傷害可以迅速糾正平復，但有些傷害卻需要很漫長的時光去改善。<text:span text:style-name="T3"><text:line-break/><text:line-break/></text:span>底下這些都是舊報導，隨手貼。第二篇是風傳媒的社論。風傳媒是偏綠的一群媒體人，平常對於綠營小罵大捧居多，連他們都會這樣寫，可見事態之嚴重。窮途已末路，台灣人還是醒醒吧。道德是非善惡美醜一點都不是也不該是政治高調，逆其道而行，只會成就極少數人，卻毀了眾人。政治並不是他家的事，它恰恰就是你家我家的事，詐騙政治將會帶來痛苦的後果，這不是未來式，也不是過去式，而是現在進行式，現在完成式，遲早會走到路的盡頭。<text:span text:style-name="T3"> <text:line-break/><text:line-break/></text:span>陳真<text:span text:style-name="T3"><text:s/>2017. 02. 04. <text:line-break/><text:line-break/>====================== <text:line-break/></text:span>完全執政，完全分贓，完全搶權<text:span text:style-name="T3"> <text:line-break/><text:line-break/>2016-10-18 <text:line-break/><text:line-break/></text:span>聯合報<text:span text:style-name="T3"><text:s/></text:span>聯合報社論<text:span text:style-name="T3"> <text:line-break/><text:line-break/><text:line-break/></text:span>未來中央三級機關首長，將採一定比例「政務／常務任用的雙軌制」。<text:span text:style-name="T3"><text:s/></text:span>本報資料照片<text:span text:style-name="T3"> <text:line-break/><text:line-break/></text:span>蔡政府「執政決策協調會議」開了兩次，都引發重大爭議。第一次，讓《勞基法》修正草案在完全未經討論下，即草草送出委員會。第二次，則做出補提名監委，及未來中央的三級機關首長「一定比例可採政務任用」的結論。論對國家長遠的影響，未來三級機關首長任用方式的改變恐將重創文官體系，遺患至為深鉅。<text:span text:style-name="T3"><text:line-break/><text:line-break/></text:span>依《中央行政組織基準法》，三級機關首長除性質特殊且法律有規定得列政務職務外，其餘應為「常務」職位。換句話說，三級機關首長任用文官是常態，除非極特別的情況，才得以政務任用。目前行政院約七十個三級機關，授權可以政務任用的，也只有衛福部中央健保署而已。<text:span text:style-name="T3"> <text:line-break/><text:line-break/></text:span>原來的法律設計，原因顯而易見。首先，中央三級機關多屬政策執行單位，政策制訂權力則在部會首長手上；其次，由文官擔任三級機關首長，可確保一定程度的行政中立；第三，若干三級機關性質，如法務部調查局，兼具敏感性和專業性，尤須避免被政治掌控。第四，可健全文官升遷管道，讓文官得以由下而上循序擢升，可長可久。<text:span text:style-name="T3"> <text:line-break/><text:line-break/></text:span>新政府以「活化人才進用管道」為由，要將一定比例的三級機關首長改為政務、常務雙軌制，理由十分牽強。目前一級機關、二級機關已是政務任用，三級機關作為院、部會之下屬，豈敢不服指揮？更何況，即便只是常務任用，三級機關首長的去留，仍可由部會首長決定，只是須從文官體系裡找人替換罷了。<text:span text:style-name="T3"> <text:line-break/><text:line-break/></text:span>「人事總處」說明的另一個理由，就更加荒謬：「為免其專業因面對政治干擾而受影響」。蔡政府要增加政務任命，就是為了方便中央把手伸得更長更深，目的如此明顯，竟然還敢說是為減少政治干擾。這種理由，除了新政府上下，恐怕沒有人會相信。<text:span text:style-name="T3"> <text:line-break/><text:line-break/></text:span>截至目前為止，人事總處仍未提出相關法案的修改細節，只說要限制「一定比例」，然後「政務常務雙軌」。這是先射箭再畫靶、先定目標再找理由，政治脈絡再清晰不過。簡言之，新政府之所以要增加三級機關首長的政務任用，不是文官體系中找不到人才，而是新政府「不信任文官體系」。因為不信任，所以必須引進更多「自己人」到政府體系。<text:span text:style-name="T3"> <text:line-break/><text:line-break/></text:span>民進黨「完全執政」後，內閣若干政務官仍任用藍營色彩人馬，綠營對此頗多不滿。事實上，這一方面是蔡英文的政治平衡策略，另一方面也是民進黨在中央及地方皆執政，各方面人才供應不繼之故。且看，連許多綠營公職的「機要」人員都已上陣進入部會任職，甚至連國營事業都不放過；現在，蔡政府還要把手伸到三級機關，只能說欲壑難填，漫無止境。<text:span text:style-name="T3"> <text:line-break/><text:line-break/></text:span>這種「分位子、搶權力」的邏輯，同樣體現在這次協調會議的另兩項結論──「補提名監委」和「放寬外交駐外領事人員資格限制」上。多提十幾席監委，就是多了十幾個位子可供分派，並藉此遂行民進黨所謂的「轉型正義」，追殺馬政府。至於放寬外交人員資格，則方便總統讓一群親綠人士可以不需外交專業即能搶到駐外肥缺。總結這次協調會議結論，就是「國家名器大放送」。<text:span text:style-name="T3"> <text:line-break/><text:line-break/></text:span>最諷刺的是，無論補提監委，或放寬三級機關首長政務任用，都是過去民進黨大力反對的政策。其中，「廢監察院」是民進黨一貫主張，如今補提監委，卻成了「保障人權」。交通部前部長葉匡時曾想要把將成立的「觀光署」改為政務任用，卻遭民進黨反對，理由就是「破壞文官體制」。如今不惜自我打臉，又一個令人驚嘆的髮夾彎。<text:span text:style-name="T3"> <text:line-break/><text:line-break/></text:span>無論是「中央行政組織基準法」或各中央機關的組織法，在多數暴力下，恐怕沒什麼擋得住已經完全執政的蔡政府。但當完全執政變成了完全分贓、完全搶權、完全卡位，這種執政者又把人民的福祉放在哪裡？<text:span text:style-name="T3"> <text:line-break/><text:line-break/>==================== <text:line-break/></text:span>風評：賀喜民進黨三十而法西斯<text:span text:style-name="T3"> <text:line-break/><text:line-break/></text:span>主筆室<text:span text:style-name="T3"> <text:line-break/><text:line-break/>2016</text:span>年<text:span text:style-name="T3">09</text:span>月<text:span text:style-name="T3">22</text:span>日<text:span text:style-name="T3"><text:s/></text:span>風傳媒<text:span text:style-name="T3"> <text:line-break/><text:line-break/></text:span>轉眼三十年倏忽而過，歷經艱難而創立的民進黨，也在而立之年第二次執政；蔡英文總統以民進黨主席身份，在為創黨三十週年系列舉辦的記者會上，她理性感性兼具地談起：「有一件事情一直沒有改變，一直存在於民進黨人的基因裡面；那就是民進黨人對於『人民』這兩個字，有一種特別的感情。」只是不知道在蔡英文、在民進黨心中眼裡的「人民」，如何定義？<text:span text:style-name="T3"> <text:line-break/><text:line-break/></text:span>預算施壓公務員閉嘴，前所未有<text:span text:style-name="T3"> <text:line-break/><text:line-break/></text:span>記者會前一天，時事評論人范疇寫了一篇文章〈小英若不暴怒，後果可能亡黨亡國〉，民進黨三十歲生日還沒過，就重題警示「亡黨亡國」，文中以不點名方式敘述了一件「小事」，原來在立法院開議前，某位民進黨立委致電某機構主管，要他的下屬「閉嘴」，否則將刪除該機關預算。立委以預算大權施壓行政機關，不是新聞，但以「閉嘴」為前提，至少是解嚴（民進黨創黨）迄今三十年之聞所未聞之事。<text:span text:style-name="T3"> <text:line-break/><text:line-break/></text:span>工研院長特別助理杜紫宸被要求「閉嘴」。（甘岱民攝）<text:span text:style-name="T3"> <text:line-break/><text:line-break/></text:span>范疇提的當事人是民進黨立委羅致政，述及機關是經濟部轄下工研院，被羅致政下達封口令、甚至還要求調閱其薪資資料的，是在五二０後即降轉院長辦公室資深特助的杜紫宸。工研院是研究機關，基本上與中研院一般獨立於政治之外，或為政策服務但不為政黨服務，杜紫宸為此臉書發文譏嘲，黃國昌任職於中研院期間天天嗆馬沒事，工研院接受政府委託不能持與民進黨不同之意見。羅致政雖解釋非關干預言論自由，只是提醒「公務員要謹守分際」，然而，學者出身的羅致政，理當明白即使工研院接受政府委託，既為研究案就得利弊俱陳，才能提供政府在利弊得失間的政策抉擇，難不成公務員在蔡政府治下，就沒有言論自由了？如果這個邏輯成立，華航員工還能罷工嗎？台電員工還能全台步行反電業法修正嗎？<text:span text:style-name="T3"> <text:line-break/><text:line-break/></text:span>施壓特偵辦馬案，藍綠地裂<text:span text:style-name="T3"> <text:line-break/><text:line-break/></text:span>民進黨二次執政，藍綠壁壘更甚，而社會對立更烈，年金改革、反迫遷不談，就在蔡英文記者會前，立法院司法委員會為特偵組存廢召開會議，民進黨立委翻來覆去掛念的只有一件事：為什麼不辦馬英九？上溯貓纜案和富邦案，讓檢察總長顏大和百般無奈解釋，「特偵組不能什麼都包，這是馬市長任內的案子，由北檢承辦。」說穿了，特偵組也成了辦藍辦綠的政治工具；馬政府除林益世大案外，卸任迄今四個月，沒辦出大案，結果兆豐銀卻成了祭品，美國因為違反「申報規定」罰他，一轉回頭竟成了「洗錢」，董總遭殃不說，前朝財金首長也成鎖定的追罪標的，這已經很難以洩憤形容，簡直是累代之仇了。<text:span text:style-name="T3"> <text:line-break/><text:line-break/></text:span>司法委員會，檢察總長顏大和<text:span text:style-name="T3">-</text:span>甘岱民攝<text:span text:style-name="T3"> <text:line-break/><text:line-break/></text:span>檢察總長顏大和列席立法院司法委員會備詢，被追問為何不辦馬案？（甘岱民攝）<text:span text:style-name="T3"> <text:line-break/><text:line-break/></text:span>口口聲聲要團結台灣的蔡英文，不知有沒有一點知覺，台灣歷經三次政黨替，政治圈分藍分綠在所難免，然而，就在她就任這四個月，從藍綠鴻溝一劃而成了地裂，從企業、財經金融到司法，順綠者昌。<text:span text:style-name="T3"> <text:line-break/><text:line-break/></text:span>未經司法程序凍結國民黨產，與威權國民黨何異？<text:span text:style-name="T3"> <text:line-break/><text:line-break/></text:span>最值得警示的是，蔡政府打著「轉型正義」的旗號，卻揮著「朕即法律」的行政獨裁之劍，鎖住政敵之喉，不當黨產委員會正是代表號。不當黨產條例與委員會有違憲之虞，論者已多，關鍵就在個案立法與有罪推定，論罪與影響人民權益者（包括財產與自由）皆需司法認定，這是最基本的人權保障，不當黨產委員會主委顧立雄身為律師，豈會不明白這個道理？很遺憾的，不當黨產條例成為他手上的「尚方寶劍」，就在蔡英文記者會和綠委追究特偵組為什麼不辦馬英九之前，他舉行記者會宣布要求永豐銀行凍結國民黨帳戶，未來資金「只能流入，不能流出」，同時要求台銀未來對九張尚未提領支票，必須向法院進行清償提存，持有人未來將不得兌領。<text:span text:style-name="T3"> <text:line-break/><text:line-break/></text:span>根據《銀行法》規定，銀行非依法院之裁判或其他法律之規定，不得接受第三人有關停止給付存款或匯款、扣留擔保物或保管物或其他類似之請求，顧立雄許許仗著「或其他法律之規定」，認為凍結合法，但是，實務上不論民刑事訴訟，都必須取得法院強制處分令，才能要求銀行凍結特定帳戶；即使是銀行查有洗錢疑慮等問題，也得通報檢調單位，經過司法程序認定要才能凍結。<text:span text:style-name="T3"> <text:line-break/><text:line-break/></text:span>不當黨產處理委員會主委顧立雄要求永豐銀行凍結國民黨帳戶。（顏麟宇攝）<text:span text:style-name="T3"> <text:line-break/><text:line-break/></text:span>顧立雄無視不當黨產條例明顯違憲，也無視涉及人民權益者必須經由法律程序的基本人權，民進黨不以為怪，唯一的解釋是自黨主席蔡英文以降的民進黨人，對國民黨根底裡的仇恨與敵視，但是，不要忘了，即使是犯罪組織都要法律認定，國民黨曾經是無視人權與法律的政黨，「認定」流氓就一清掃光，民進黨要做這樣的獨裁政黨嗎？國民黨至少在民進黨成立之後，與民進黨一樣是依照人團法合法登記的政黨，要論「罪」，也不該是顧立雄認定，別忘了，包括顧立雄和所有的不當黨產委員，甚至連任命都未經國會同意，有什麼權力要人生要人死？<text:span text:style-name="T3"> <text:line-break/><text:line-break/></text:span>莫忘前輩打出來的民主人權<text:span text:style-name="T3"> <text:line-break/><text:line-break/></text:span>顧立雄在受訪時，坦言也曾就凍結黨產部份反覆思量比例原則，就算有比例原則，也該由法官衡酌，而非由顧立雄一人認定；同樣的，顧立雄要國民黨自己舉證中投創設時資金是否為合法收入，認定有罪要人自證無罪，又是一個逆法律邏輯之舉。<text:span text:style-name="T3"> <text:line-break/><text:line-break/></text:span>政黨不該經營事業，中投公司應該清理或清算，甚或收歸國有，但都得循正常合憲合法的程序，民主程序的繁複，是為了確保民主，而非便宜獨斷。<text:span text:style-name="T3"> <text:line-break/><text:line-break/></text:span>民進黨三十年，促成三次政黨輪替，對台灣民主有重大貢獻，蔡英文告訴黨人，必須回顧那段從街頭到執政，前輩們努力付出、改變台灣的民主序曲：「我們很希望，他們的理想，能夠被下一代一一的銘記。」那麼民進黨特別要提醒自己，不要成為和那個威權時代一般無法（憲）無天的政黨，否則，今日之一步確實也會被銘記：賀喜民進黨三十而法西斯，並致台灣民主哀。</text:p>
      <text:p text:style-name="P1"><text:span text:style-name="T1">陳真</text:span><text:s/>  |  2017.02.04 21:02   |   <text:a xlink:type="simple" xlink:href="http://palinfo.habago.org/Entry?Command=Information_PrintForum&amp;iPage=194#FORUM35334"><text:span text:style-name="T2">#</text:span></text:a></text:p>
      <text:p text:style-name="P2">我不認識這兩位女士，我講的不是她們。我講的是一個黨外大大大大老以及他女兒。蔡啥小總統是李登輝愛徒，我怎麼可能認識這種黨國餘孽。</text:p>
      <text:p text:style-name="P1"><text:span text:style-name="T1">楊宏</text:span><text:s/>  |  2017.02.04 20:36   |   <text:a xlink:type="simple" xlink:href="http://palinfo.habago.org/Entry?Command=Information_PrintForum&amp;iPage=194#FORUM35333"><text:span text:style-name="T2">#</text:span></text:a></text:p>
      <text:p text:style-name="P3">幫忙補充<text:span text:style-name="T3"> <text:line-break/></text:span>新上任的勞動部長是蔡英文表姊，<text:span text:style-name="T3"><text:s/></text:span>勞團：不認識她<text:span text:style-name="T3"><text:s/></text:span>奇怪呀<text:span text:style-name="T3">! <text:line-break/><text:line-break/></text:span>行政院昨天（<text:span text:style-name="T3">2</text:span>月<text:span text:style-name="T3">3</text:span>日）宣布內閣改組，勞動部長由政務委員林美珠接任，強調要借重她的法律專才，來處理未來「一例一休」的後續執行，但宣布後，勞團直言對林美珠很不熟，還要用<text:span text:style-name="T3">google</text:span>搜尋才知道她是誰，尤其他又是蔡英文表姊，對此林美珠說，尊重外界看法，會把握時間努力來做接下來的挑戰。<text:span text:style-name="T3"> <text:line-break/><text:line-break/></text:span>行政院長林全：「她是非常沉穩，她是學法律的，一定會在我們相關業務上有很大幫忙。」<text:span text:style-name="T3"> <text:line-break/>---------- <text:line-break/></text:span>老農津貼更正<text:span text:style-name="T3"> <text:line-break/></text:span>農保保費月繳<text:span text:style-name="T3">78</text:span>元，津貼月領<text:span text:style-name="T3">7256</text:span>元。<text:span text:style-name="T3"> <text:line-break/>' <text:line-break/></text:span>現成一個例子，我岳母的大姊，住台北市開雜貨店當六合彩組頭，從來沒務過農也沒有田地，她就是一個每月領<text:span text:style-name="T3">7256</text:span>的假農民。<text:span text:style-name="T3"> </text:span></text:p>
      <text:p text:style-name="P1"><text:span text:style-name="T1">陳真</text:span><text:s/>  |  2017.02.04 17:56   |   <text:a xlink:type="simple" xlink:href="http://palinfo.habago.org/Entry?Command=Information_PrintForum&amp;iPage=194#FORUM35331"><text:span text:style-name="T2">#</text:span></text:a></text:p>
      <text:p text:style-name="P2">我常納悶，大家究竟是集體失智還是怎樣，一些不過十幾二十年前的事，過去鬧得風風火火的，人們竟然全忘得一乾二淨，更不用說二、三十年前或更早的黨外時代了。<text:span text:style-name="T3"> <text:line-break/><text:line-break/></text:span>過去，每逢選舉，在大小政見會或群眾大會上，綠色政客們經常都是這麼說的：<text:span text:style-name="T3"> <text:line-break/><text:line-break/></text:span>人民的稅太重了！！我們的辛苦血汗錢全被國民黨的貪官污吏給污走了！！！或是被各級官僚給胡亂浪費掉了！！！只要清廉勤政的民進黨上台，每年保證可以省下至少五千億！！！哪需要繳這麼多稅！！！甚至還說，每個國民平均可以分到多少錢。而且，總是大力攻擊軍購政策說我們被美國人給綁架了，每年被迫繳巨額保護費，經常得花個幾千億買些破銅爛鐵回來，買一些人家美國人報廢的武器。<text:span text:style-name="T3"> <text:line-break/><text:line-break/></text:span>比方說，伶牙利齒的謝長廷當時就經常拿這一點來開玩笑，取悅群眾，選票自然滾滾而來。例如他說，我們經常花幾千億買一些什麼碗糕武器，什麼潛水艇，結果潛下去就浮不上來了。群眾一聽就樂，哈哈笑，熱烈鼓掌。民進黨還經常說，中共根本沒有那麼恐怖啦，那是國民黨故意在嚇我們，好讓我們乖乖跟美國人買武器；買了也沒用啦，就算戰爭一旦爆發，我們那些笑死人的國軍和一堆垃圾武器能擋得了幾天？<text:span text:style-name="T3"> <text:line-break/><text:line-break/></text:span>再說，套句謝長廷的話，<text:span text:style-name="T3">"</text:span>人家中共又不是黑社會，哪會說打就打<text:span text:style-name="T3">"</text:span>，只要民進黨上台，兩岸關係就會大大改善，根本不需要買武器，常備軍也可以大大減少，每年省下來的幾千億國防預算，以及幾千億被官員貪污掉或浪費掉的錢就可以統統拿來充實社會福利。<text:span text:style-name="T3"> <text:line-break/><text:line-break/></text:span>這難道不就是黨外以及後來的民進黨幾十年來的一個基本說詞？到了九零年代就更瘋狂了，每逢選舉就像拍賣大會一樣，競相喊價，什麼農民年金，老人年金，國民年金，敬老津貼<text:span text:style-name="T3">....</text:span>一大堆名堂，彷彿鈔票可以隨便印。而且，這個喊五千，那個就喊一萬，看誰喊價越高，選票就越多。講都講得很好聽，難道各位真的失智全忘了？什麼福利國連線，社會權大辯論，弱勢優先，福利加碼再加碼，三千，八千，一萬兩萬，隨便亂喊。國民黨當時批評說民進黨這樣一種不負責任的所謂年金、津貼等政見是一種<text:span text:style-name="T3"><text:s/>"</text:span>政策買票<text:span text:style-name="T3">"</text:span>，拿一整個國家的長治久安來充當個人的選舉籌碼。但是，偏偏這一套政策買票以及隨口胡謅的撒錢式福利政策對於勝選非常有效。於是，演變到最後，李登輝主政下的國民黨便也開始跟著喊價，看誰撒錢撒得多。<text:span text:style-name="T3"> <text:line-break/><text:line-break/></text:span>對此我只是想說，在所謂民主的遮羞布底下，什麼樣的人民自然就會培養出什麼樣的主流政黨與政治文化。<text:span text:style-name="T3"><text:line-break/><text:line-break/></text:span>不過，我想，這個滿口謊言的垃圾黨其實還是曾經說對了一些事，例如動輒幾千億的軍購以及在美國威嚇下的各種不樂且不義之捐<text:span text:style-name="T3"><text:s/>(</text:span>比如捐給美國去侵略伊拉克<text:span text:style-name="T3">) </text:span>是根本毫無意義的，而且是敗德的，省下這些錢多少總是可以有效改善國家財政。如果這樣還不夠，那就砍掉大官小官的薪水以及巧立名目的各種開支。你想，一年花個幾百幾千萬養個像段啥曉那類的新潮流立委或什麼時代力量立委，整天寫臉書講鳥話，一下要立法給護照貼台灣國貼紙，一下說要立法換新版鈔票人頭像，不要國父了，你覺得有意義嗎？一年花個幾百幾千萬養一堆根本就是坐領乾薪的董事長或局處長等等等，上萬個這樣的肥缺，你覺得有意義嗎？統統改成無給職，一年就可以省下不知道幾千億。<text:span text:style-name="T3"> <text:line-break/><text:line-break/></text:span>阿扁當權的那八年，特別是民進黨大獲全勝的過去這半年多來，我經常在無意中飽受各種極其不可思議的驚嚇，經常會在無意中從報章雜誌或電視或工作上或私下生活中，突然發現：啥咪！！！！真的假的？！那個整天只會吃喝玩樂的廢物，現在竟然在擔任掌管幾百億預算的國營企業董事長？！！！啥咪！！！真的假的？！那一堆貪婪無能的小混混，現在在當院長當部長當局長處長院長？啥咪！！！真的假的？！那一堆民進黨的人渣政客們的兒子、女兒、孫子、表妹、堂哥、女婿、太太、姪子，表舅<text:span text:style-name="T3">...</text:span>三親五戚，竟然統統都當官了！！！<text:span text:style-name="T3"> <text:line-break/><text:line-break/></text:span>我這幾天無意中發現，有一個我很可能往後必須經常接觸的國家單位的最高主管，竟然是由我的一位貪婪好色的政治舊識的女兒擔任。我過去也認識他女兒，如果她的能力足以勝任她的高官職位，那麼，我敢說，全台灣至少有兩千三百萬人也可以勝任。這位政治舊識，還是個民進黨的大大大大大老呢，二十幾年前就習慣賣官鬻爵，後來還擔任過五院院長之一。我並不想特別點名指控誰，因為那並不公平，畢竟在民進黨當權之下，這樣一種雞犬昇天的搶肥缺現象並非特例，而是一種必然的現實。請你告訴我，有哪一個綠色政客的子女與親友們沒有佔了肥缺或透過權力獲得源源不絕的各種不當利益？如果政治果真如他們所言是一種犧牲奉獻的志業，他們會個個吃相難看地搶破頭拼命要讓自己的子女去<text:span text:style-name="T3"><text:s/>"</text:span>犧牲奉獻<text:span text:style-name="T3">" </text:span>嗎？<text:span text:style-name="T3"> <text:line-break/><text:line-break/></text:span>我不相信一個國家能經得起長達二、三十年這樣一種不良政治的糟蹋而不會崩盤。台灣的經濟與社會困境是必然的，種豆不得豆，種瓜不得瓜，難道你還期待它能長出人蔘仙果來？</text:p>
      <text:p text:style-name="P1"><text:span text:style-name="T1">陳真</text:span><text:s/>  |  2017.02.04 12:59   |   <text:a xlink:type="simple" xlink:href="http://palinfo.habago.org/Entry?Command=Information_PrintForum&amp;iPage=194#FORUM35325"><text:span text:style-name="T2">#</text:span></text:a></text:p>
      <text:p text:style-name="P3">以後胡說八道的留言，不管是故意或無意，我就直接刪了，沒有那個美國時間去澄清這一大堆胡扯瞎掰。</text:p>
      <text:p text:style-name="P1"><text:span text:style-name="T1">楊宏</text:span><text:s/>  |  2017.02.04 12:49   |   <text:a xlink:type="simple" xlink:href="http://palinfo.habago.org/Entry?Command=Information_PrintForum&amp;iPage=194#FORUM35324"><text:span text:style-name="T2">#</text:span></text:a></text:p>
      <text:p text:style-name="P2">看到這句<text:span text:style-name="T3"> <text:line-break/>---</text:span>陳建仁對年改政策的全局與細節的深刻掌握，著實令我大吃一驚。<text:span text:style-name="T3">--- <text:line-break/><text:line-break/></text:span>我差點爆粗口。<text:span text:style-name="T3"> <text:line-break/><text:line-break/></text:span>以我知道的<text:span text:style-name="T3">2</text:span>個朋友為例<text:span text:style-name="T3">(</text:span>一公一教都是去年<text:span text:style-name="T3">8</text:span>月退，剛滿<text:span text:style-name="T3">25</text:span>年<text:span text:style-name="T3">)</text:span>，退休後的月退俸只有約薪水的百分之<text:span text:style-name="T3">60</text:span>，改革後預期月退俸再少百分之<text:span text:style-name="T3">20</text:span>，將都不到<text:span text:style-name="T3">4</text:span>萬。<text:span text:style-name="T3"> <text:line-break/><text:line-break/></text:span>他們都是上有父母要奉養，其中有一位房貸還未繳清，他們不是個案。請問他們是活該被拉出來犧牲奉獻的一群嗎<text:span text:style-name="T3">? <text:line-break/></text:span>看來他們只有減少開支或者出來打工，如果必須出來打工，我想他們會後悔太早退休。<text:span text:style-name="T3"> <text:line-break/><text:line-break/></text:span>只考慮齊頭式平等，有沒有考慮制定上限最多領的多少，而不是齊頭砍。有沒有考慮老農津貼一堆假農民繳<text:span text:style-name="T3">700</text:span>領<text:span text:style-name="T3">7000</text:span>是不是該整頓一下<text:span text:style-name="T3">?...</text:span>有沒有想過付出的整體社會付出的成本，<text:span text:style-name="T3">1</text:span>、公教人員老齡化<text:span text:style-name="T3">2</text:span>、<text:span text:style-name="T3">.</text:span>錢不夠用<text:span text:style-name="T3">---</text:span>不敢花錢<text:span text:style-name="T3">---</text:span>帶動整體經濟下滑。<text:span text:style-name="T3"> <text:line-break/><text:line-break/></text:span>還有許多我還沒想到的後遺症或可以考量的地方，請問什麼叫<text:span text:style-name="T3">---</text:span>全局與細節的深刻掌握<text:span text:style-name="T3">---</text:span>。<text:span text:style-name="T3"> <text:line-break/><text:line-break/></text:span>問題根源在餅變小了，要餅做大一是退休基金績效要好，這基金只會護盤搞內線，有為退休人員的錢著想嗎<text:span text:style-name="T3">?</text:span>二是經濟要成長，看看這政府幹的好事，以後經濟還能指望嗎<text:span text:style-name="T3">? <text:line-break/><text:line-break/></text:span>不解決餅坐大的問題，將來就是富與貧兩極化。中位數在貧窮線以下。<text:span text:style-name="T3"> <text:line-break/><text:line-break/></text:span>這個政府崇尚民主，卻不遵守民主的根本價值<text:span text:style-name="T3">--</text:span>信賴保護原則與契約精神，試想如果你買了份保險，這保單不但要通過考試取得，還不得兼差不能當老闆等等田建限制，繳的保費是另一張保單的好幾倍。這份保單好處是預期<text:span text:style-name="T3">25</text:span>年後每年可領固定年金比較多。哪裡知道這家保險公司在你的保單到期後毀約，理由是另一張保單的投保人說他們領得比較少，對他們不公平，或者說你領這麼多公司會垮掉，要你少領點，你認為公平合理嗎<text:span text:style-name="T3">?</text:span></text:p>
      <text:p text:style-name="P1"><text:span text:style-name="T1">陳真</text:span><text:s/>  |  2017.02.04 12:38   |   <text:a xlink:type="simple" xlink:href="http://palinfo.habago.org/Entry?Command=Information_PrintForum&amp;iPage=194#FORUM35323"><text:span text:style-name="T2">#</text:span></text:a></text:p>
      <text:p text:style-name="P3">馬鑑一同學，不管你要吹捧什麼，總該有點常識，這位陳建仁先生的問題就是他既懶於掌握細節，更無能掌握全局；甚至連副總統辯論這樣的正式場合竟然都只會孤狗，竟然藉著一大堆網路謠言來攻擊國民黨及國民黨的候選人。這樣的事不只一次，一再發生，搞到後來連垃圾黨自己都受不了，要求他以後還是少說話。<text:span text:style-name="T3"> <text:line-break/><text:line-break/></text:span>相關<text:span text:style-name="T3"><text:s/>"</text:span>細節<text:span text:style-name="T3">" </text:span>是這樣：<text:span text:style-name="T3"> <text:line-break/><text:line-break/></text:span>在去年年底副總統辯論會中，陳建仁提到說，基隆河整治是民進黨的政績，編列了<text:span text:style-name="T3">1500</text:span>億預算，但民進黨卻只用了<text:span text:style-name="T3">320</text:span>億就整治成功，但事實上卻是這樣：基隆河整治有三階段，國民黨執政時完成兩個階段整治分別是<text:span text:style-name="T3">1046</text:span>億和<text:span text:style-name="T3">121.8</text:span>億，民進黨在執政時用了<text:span text:style-name="T3">320</text:span>億整治。<text:span text:style-name="T3"> <text:line-break/><text:line-break/></text:span>這麼清楚而明顯的巨大事實，特別是對一個當大官的人來說，這麼大一條河，一兩千億的預算，應該是基本常識，但陳建仁卻連這樣也能搞錯，而且還在副總統辯論會上拿來美化自己，攻擊對方。被揭穿之後卻死不認錯，拒絕道歉，硬說是<text:span text:style-name="T3"><text:s/>"</text:span>緊張以致於口誤<text:span text:style-name="T3">"</text:span>。他媽的這跟口誤有什麼關係？<text:span text:style-name="T3"> <text:line-break/><text:line-break/></text:span>還有，又來了，又是瞎掰！陳建仁還說，第二高速公路其中的中二高，國民黨編列<text:span text:style-name="T3">5000</text:span>億預算，民進黨只用<text:span text:style-name="T3">2400</text:span>億就蓋好，但實際上是這樣：<text:span text:style-name="T3"> <text:line-break/><text:line-break/></text:span>國民黨執政期間從未單獨針對中二高編列<text:span text:style-name="T3">5,000</text:span>億元預算！二高計畫包括北二高及二高後續建設計畫；後者，即二高續建計畫又包括中二高及南二高，民國<text:span text:style-name="T3">81</text:span>年核定總經費為<text:span text:style-name="T3">5,251</text:span>億元。但是國工局自<text:span text:style-name="T3">82</text:span>年起陸續發包施工，至<text:span text:style-name="T3">88</text:span>年下半年全部發包完成，較原估預算經費減少<text:span text:style-name="T3">2,266</text:span>億元，其中工程費減少<text:span text:style-name="T3">1,278</text:span>億元，用地費節省<text:span text:style-name="T3">988</text:span>億元。<text:span text:style-name="T3"> <text:line-break/><text:line-break/></text:span>也就是說，節省<text:span text:style-name="T3">2,266</text:span>億元是早在<text:span text:style-name="T3">1999</text:span>年國民黨執政期間就已完成，而不是民進黨的政績。<text:span text:style-name="T3"> <text:line-break/><text:line-break/></text:span>這麼長的一條高速公路，幾千億的預算，陳建仁居然也能胡扯到這種地步。同樣地，他拒絕認錯，一樣說是緊張口誤。<text:span text:style-name="T3"> <text:line-break/><text:line-break/></text:span>這還沒完，還有一堆隨口瞎掰哦，比方說，陳建仁說，桃園大潭電廠原編列四千億預算，民進黨只用一千億就蓋好，事實上則是根本就沒有四千億這回事，<text:span text:style-name="T3">1997</text:span>年核定大潭電廠經費是<text:span text:style-name="T3">1227</text:span>億。<text:span text:style-name="T3"> <text:line-break/><text:line-break/></text:span>其實我跟你說，這倒也不能怪陳建仁，這些謊言都不是他自己瞎掰，而是垃圾黨所提供的資料。這樣一些睜眼說瞎話的謊言，就寫在民進黨黨中央政策會所印製的，用來吹噓自己、攻擊國民黨的《藍綠執政力調查報告書》中。你一定無法想像，一個黨居然會無恥到這種程度，居然會如此明日張膽地說謊，而這樣一些謊言卻又如此容易被揭穿，但揭穿又何妨？這個黨的支持者會在乎什麼謊言嗎？所謂反服貿或反<text:span text:style-name="T3">ECFA</text:span>整個過程中，有沒有哪一句話是真的，全部是謊言，信口胡謅。<text:span text:style-name="T3"> <text:line-break/><text:line-break/></text:span>弄錯資料沒什麼，我就常弄錯資料細節。但是，重點是，這不是細節，一個黨連那麼巨大的資料都會弄錯，會不會太誇張太離譜了點？更可怕的是，我跟你說，這不是弄錯，而是蓄意、故意造謠說謊，而說謊造謠就是這個黨的一種本質。結論是：這個黨講的話如果能信，屎都能當飯吃。<text:span text:style-name="T3"> </text:span></text:p>
      <text:p text:style-name="P1"><text:span text:style-name="T1">喬逸強</text:span><text:s/>  |  2017.02.04 09:48   |   <text:a xlink:type="simple" xlink:href="http://palinfo.habago.org/Entry?Command=Information_PrintForum&amp;iPage=194#FORUM35322"><text:span text:style-name="T2">#</text:span></text:a></text:p>
      <text:p text:style-name="P2">現金年金改革的問題在於溯及既往，所以不倫不類。如果這套<text:span text:style-name="T3">”</text:span>因為我們日後負擔不起，所以我們打折來避免破產<text:span text:style-name="T3">“</text:span>說得通，那現行的有效保單可不可以比照打折給付，只要是在<text:span text:style-name="T3">2000</text:span>年以前買的保單，定價利率都在年利率<text:span text:style-name="T3">6</text:span>％以上，後來在新世紀後逐年調降為最近的<text:span text:style-name="T3">1~3%</text:span>左右。這是以那些護航者愛講的自己負擔自己的退休金原則來比照辦理。<text:span text:style-name="T3"> <text:line-break/><text:line-break/></text:span>年金（遞延給付的制度）的的軟肋在於利率，現今很多的年改受害者的職涯是在定存利率<text:span text:style-name="T3">6~10%</text:span>的環境下工作，退休金利率環境崩盤到<text:span text:style-name="T3">0~1.X%,</text:span>，就算當年領先全球，以確定提撥制來實施退休金制度，年金給付的大坑依舊在，這是無法避免的事實。更何況，在所謂的ＦＩＮＴＥＣＨ興起以後，利率水位是否能夠維持在現今水準，誰也說不準。畢竟，新世紀前並沒有什麼年金破產問題，勞保基金也被限制著只能定存或買國債也活得好好的。<text:span text:style-name="T3"> <text:line-break/><text:line-break/></text:span>如果國家認為利率波動風險是承擔不起的一種痛，痛到需要強迫剝奪已退休並無能力再創其他金流的員工收入來維持政府運作，那回到現行社會保險的隨收隨附制度的起點，逐年編預算，逐年給付就是了，金流以某種形式的稅收來給付。因為若把政府視為一個公司，則軍公教就是他的雇員，稅收就是他的收入，照顧退休員工則是他的責任。捨此不為的話，也可以比照保險公司的做法，宣告破產，讓其他有意承接的公司來估量損失，清算或打折給付予相關人等。<text:span text:style-name="T3"> <text:line-break/><text:line-break/></text:span>還有一種處理方式。年金給付因為給付時間超過預期，整體利率回升無望，造成基金財務架構有問題，那就買斷現有的年金，以合理的利率折算未來年金給付的現值，一次性清算，大家各奔東西。<text:span text:style-name="T3"> <text:line-break/><text:line-break/></text:span>年改的核心問題在於，如果受害的是在職人員，老闆可以用加薪，員工可以跳槽，或以其他手段增加收入，或消極的減少支出。如果受害者是退休人員，那他們除了消極的減少支出外並沒有太多手段可以抵銷損失。這樣的粗暴的改革還能夠被稱許？</text:p>
      <text:p text:style-name="P1"><text:span text:style-name="T1">馬鑑一</text:span><text:s/>  |  2017.02.04 07:55   |   <text:a xlink:type="simple" xlink:href="http://palinfo.habago.org/Entry?Command=Information_PrintForum&amp;iPage=194#FORUM35321"><text:span text:style-name="T2">#</text:span></text:a></text:p>
      <text:p text:style-name="P3">現在出台的年改改策，我不知道是否是最好的政策。<text:span text:style-name="T3"> <text:line-break/></text:span>如果有人能想出更好而可行的政策，儘管提出來。<text:span text:style-name="T3"> <text:line-break/></text:span>陳建仁對年改政策的全局與細節的深刻掌握，著實令我大吃一驚。<text:span text:style-name="T3"> <text:line-break/></text:span>台灣做官的傳統，向來只肯花時間了解全局，對細節不屑一顧。<text:span text:style-name="T3"> <text:line-break/></text:span>魔鬼藏在細節裡，大官不重視細節，任令官僚在細節上動手腳，常常使全局面目全非。<text:span text:style-name="T3"> <text:line-break/></text:span>台灣的醬缸文化中，居然出了一個這樣的異數，不可思議。<text:span text:style-name="T3"> <text:line-break/></text:span>可悲的是，醬缸裡，這樣的異數，<text:span text:style-name="T3">20</text:span>年只出一個。<text:span text:style-name="T3"> <text:line-break/><text:line-break/><text:line-break/>-------------------------------- <text:line-break/><text:line-break/></text:span>副總統陳建仁針對林濁水、沈富雄質疑年金改革提出說明<text:span text:style-name="T3"> <text:line-break/><text:line-break/></text:span>ＦＢ連結：<text:span text:style-name="T3"> <text:line-break/><text:line-break/>https://goo.gl/RC17FA <text:line-break/><text:line-break/></text:span>ＦＢ內容：<text:span text:style-name="T3"> <text:line-break/><text:line-break/></text:span>陳建仁<text:span text:style-name="T3"><text:s/>Chen Chien-Jen <text:line-break/><text:line-break/><text:line-break/></text:span>年金改革國是會議結束後，兩位我很敬重的前民進黨立委，林濁水先生和沈富雄先生，對<text:span text:style-name="T3"> <text:line-break/></text:span>於《年改草案》提出他們的觀點。這兩位資深的政治評論家，對於公教年金制度，都有深<text:span text:style-name="T3"> <text:line-break/></text:span>入而敏銳的研究與分析。他們的見解，值得進一步來討論。<text:span text:style-name="T3"> <text:line-break/><text:line-break/></text:span>首先謝謝兩位大老的用心良苦，更感謝他們對年金改革的大力支持。他們對於改革的幅度<text:span text:style-name="T3"> <text:line-break/></text:span>太小、期程太長感到焦慮和憂心；對於年輕公教人員的負擔和權益，也展現了悲天憫人的<text:span text:style-name="T3"> <text:line-break/></text:span>博愛胸懷。<text:span text:style-name="T3"> <text:line-break/><text:line-break/></text:span>年金改革本來就是「老吾老以及人之老、幼吾幼以及人之幼」的大同理想（<text:span text:style-name="T3">solidarity</text:span>）<text:span text:style-name="T3"> <text:line-break/></text:span>，年老與年輕世代彼此互助、彼此關愛。如果國人都能秉持兼善天下的慈心義舉，年金改<text:span text:style-name="T3"> <text:line-break/></text:span>革必能事半功倍。<text:span text:style-name="T3"> <text:line-break/><text:line-break/></text:span>濁水大老在〈財訊雙周刊〉第<text:span text:style-name="T3">512</text:span>期發表的《兩次荒唐年金改革，飆出最高所得替代率》<text:span text:style-name="T3"> <text:line-break/></text:span>，對於民國<text:span text:style-name="T3">79</text:span>年和<text:span text:style-name="T3">92</text:span>年的兩次年改修法，做了很精確的說明和很嚴峻的批判，更對信賴保<text:span text:style-name="T3"> <text:line-break/></text:span>護原則的「不適用性」提出詳細的論述。<text:span text:style-name="T3"> <text:line-break/><text:line-break/></text:span>根據今日報載，他批評《年改草案》會使得「未來年輕公務員會面臨繳得多、領得少的困<text:span text:style-name="T3"> <text:line-break/></text:span>境。」而且「這樣的改革等於用下一代的未來，來讓上一代養尊處優！」他的論述有部分<text:span text:style-name="T3"> <text:line-break/></text:span>正確，卻有部分卻是對草案的不了解。<text:span text:style-name="T3"> <text:line-break/><text:line-break/></text:span>在目前提出的《年改草案》當中，對於一位年輕公教人員來說，即使以<text:span text:style-name="T3">18</text:span>％的提撥率（政<text:span text:style-name="T3"> <text:line-break/></text:span>府<text:span text:style-name="T3">65</text:span>％，個人<text:span text:style-name="T3">35</text:span>％），再加上<text:span text:style-name="T3">3</text:span>％的基金投資報酬率，服務到<text:span text:style-name="T3">65</text:span>歲滿<text:span text:style-name="T3">35</text:span>年年資，退休時要<text:span text:style-name="T3"> <text:line-break/></text:span>領取退休前<text:span text:style-name="T3">15</text:span>年平均薪資的<text:span text:style-name="T3">60</text:span>％<text:span text:style-name="T3">(</text:span>所得替代率<text:span text:style-name="T3">)</text:span>，提撥與投資報酬的總額，和每月領取直到<text:span text:style-name="T3"> <text:line-break/></text:span>逝世的年金總額約略相同。<text:span text:style-name="T3"> <text:line-break/><text:line-break/></text:span>換句話說，年輕公教人員任職期間提撥的錢，都是自己未來要領取的退休年金，並不足以<text:span text:style-name="T3"> <text:line-break/></text:span>再用來支付年老世代的退休年金。更重要的，無論純新制、新舊制或純舊制的公教人員，<text:span text:style-name="T3"> <text:line-break/></text:span>在《年改草案》裡，相同職級年資者，都領一樣金額的退休年金，年輕世代並未少領。<text:span text:style-name="T3"> <text:line-break/><text:line-break/></text:span>在《年改草案》中，已退休公教人員的優存利息<text:span text:style-name="T3">18</text:span>趴，除退休所得低於年金地板者外，都<text:span text:style-name="T3"> <text:line-break/></text:span>將於<text:span text:style-name="T3">2</text:span>至<text:span text:style-name="T3">6</text:span>年內歸零，所樽節的<text:span text:style-name="T3">18</text:span>趴政府公費，將全數撥補挹注基金；並且也會逐年調降退<text:span text:style-name="T3"> <text:line-break/></text:span>休所得替代率至<text:span text:style-name="T3">60</text:span>％，進一步減少基金支出。目前精算結果顯示，公教退休基金餘額將於<text:span text:style-name="T3"> <text:line-break/></text:span>民國<text:span text:style-name="T3">130</text:span>年用盡。在國是會議當中，<text:span text:style-name="T3">18</text:span>趴歸零以及所得替代率調降的幅度和期程，有不同<text:span text:style-name="T3"> <text:line-break/></text:span>的建議方案，未來在法案審議時，可以再集思廣益作最後定案。<text:span text:style-name="T3"> <text:line-break/><text:line-break/></text:span>未來如果能再加強基金管理績效，提高投資報酬率到目前的兩倍，基金餘額就可以更加充<text:span text:style-name="T3"> <text:line-break/></text:span>裕。此外，在嬰兒潮退休世代凋零之後，基金餘額的快速下降還可以進一步緩解。因此，<text:span text:style-name="T3"> <text:line-break/></text:span>富雄大老所擔心的「瘦鵝只是晚點死！」，應該是多慮了。<text:span text:style-name="T3"> <text:line-break/><text:line-break/></text:span>富雄大老又認為「沒有人可以填滿年金懸崖，應該要改變馬跑的方向，也就是改變年金的<text:span text:style-name="T3"> <text:line-break/></text:span>基本架構。」基本上，我支持建立新制度的想法，只是我們需要更多時間來擘畫設計，遠<text:span text:style-name="T3"> <text:line-break/></text:span>水救不了近火！<text:span text:style-name="T3"> <text:line-break/><text:line-break/></text:span>在《年改草案》中，短程目標是「搶救年金破產危機」，長程目標則是「建立全民年金新<text:span text:style-name="T3"> <text:line-break/></text:span>制」。短程工作只是漸進性改良<text:span text:style-name="T3">(progressive improvement)</text:span>，長程工作則是破壞性創新<text:span text:style-name="T3">( <text:line-break/>disruptive innovation)</text:span>。<text:span text:style-name="T3"> <text:line-break/><text:line-break/></text:span>前者是「穿著西裝改西裝」，希望透過不同管道，包括提高提撥費率、延後支領年齡、延<text:span text:style-name="T3"> <text:line-break/></text:span>長薪資採計期間、降低所得替代率、提高基金投資報酬率、增加政府提撥挹注等，立即改<text:span text:style-name="T3"> <text:line-break/></text:span>善基金餘額不斷負成長，甚至於即將用罄的危機。<text:span text:style-name="T3"> <text:line-break/><text:line-break/></text:span>後者是在舊西裝穿破以前，「設計縫製新西裝」，包括保險與退休金的合併年金化、建立<text:span text:style-name="T3"> <text:line-break/></text:span>全民基礎年金制度等，確保各行各業工作者以及家庭主婦，都能領到維持老年基本生活所<text:span text:style-name="T3"> <text:line-break/></text:span>需的年金。這項工作就像是要「孵育新品種的年金鵝」或是「換騎新馬，跑離年金懸崖」<text:span text:style-name="T3"> <text:line-break/></text:span>！<text:span text:style-name="T3"> <text:line-break/><text:line-break/></text:span>我深切企盼，兩位博學廣識的大老，無論是「搶救年金破產危機」，或是「建立全民年金<text:span text:style-name="T3"> <text:line-break/></text:span>新制」，都能在善意批評指教之餘，更能提出具體可行的良方上策，讓台灣的年金改革，<text:span text:style-name="T3"> <text:line-break/></text:span>能在<text:span text:style-name="T3">5</text:span>至<text:span text:style-name="T3">10</text:span>年內畢竟全功！<text:span text:style-name="T3"> </text:span></text:p>
      <text:p text:style-name="P1">J.Z.   |  2017.02.04 03:23   |   <text:a xlink:type="simple" xlink:href="http://palinfo.habago.org/Entry?Command=Information_PrintForum&amp;iPage=194#FORUM35320"><text:span text:style-name="T2">#</text:span></text:a></text:p>
      <text:p text:style-name="P6"><text:span text:style-name="T1">這時代的法西斯是那些自稱反法西斯的人</text:span>... <text:line-break/><text:line-break/>https://reason.com/blog/2017/02/03/nyu-prof-screams-at-the-nypd-because-the</text:p>
      <text:p text:style-name="P4"/>
      <text:p text:style-name="P1"><text:span text:style-name="T1">陳真</text:span><text:s/>  |  2017.02.04 03:14   |   <text:a xlink:type="simple" xlink:href="http://palinfo.habago.org/Entry?Command=Information_PrintForum&amp;iPage=195#FORUM35319"><text:span text:style-name="T2">#</text:span></text:a></text:p>
      <text:p text:style-name="P2"><text:span text:style-name="T3">(</text:span>續<text:span text:style-name="T3">) <text:line-break/><text:line-break/></text:span>中國不管跟誰打仗，我們當然是站在真理這一邊。倘若不站真理這邊，難道站邪門歪理那邊？哪一方較為良善，當然就支持哪一方。我們今天之所以挺中反美，只有一個原因，那就是因為一善一惡太明顯了，落差太大了；我不支持相對良善一百萬倍的中國，難道支持無惡不作四處燒殺擄掠殺害千萬條人命的美國？假若有一天，善惡易位，中國幹起壞事來，那它就是我的敵人。我所指的這一切，不是國家概念，而是政府概念，人的概念。國家是沒有道德感的，只有<text:span text:style-name="T3"><text:s/>"</text:span>人<text:span text:style-name="T3">" </text:span>才有，是由<text:span text:style-name="T3"><text:s/>"</text:span>人<text:span text:style-name="T3">" </text:span>所組成的政府決定了國家行為的善惡。<text:span text:style-name="T3"> <text:line-break/><text:line-break/></text:span>十八世紀法國思想家孟德斯鳩說得對，<text:span text:style-name="T3">"If I knew of something that could serve my nation but would ruin another, I would not propose it to my prince, for I am first a man and only then a Frenchman...because I am necessarily a man, and only accidentally am I French." (</text:span>倘若有件事有利於法國卻會傷害其他國家的人，我絕不會支持，因為我首先必須先是個人，然後我才有可能成為一個法國人；成為一個人是一種必然，成為一個法國人卻只是一種偶然。<text:span text:style-name="T3">) <text:line-break/><text:line-break/></text:span>常有許多綠色生物叫我滾回中國去，說我不愛台灣<text:span text:style-name="T3"><text:s/>(</text:span>台灣不就是中國的一部份嗎？<text:span text:style-name="T3">)</text:span>。對於這樣一項<text:span text:style-name="T3"><text:s/>"</text:span>不愛台灣<text:span text:style-name="T3">" </text:span>的指控我是十分歡迎的。我最不能忍受的反倒是它的反面。有些人以為我之所以長期以來願意付出許多痛苦代價是因為我其實熱愛這塊土地、熱愛台灣人，這樣一種誤解才真的讓我受不了。我並沒有那樣一種心靈和情感。同樣地，我也不愛中國，不愛中國人。這意思是說，不管支持什麼或反對什麼，總該以眾人的普遍利益與善惡來衡量，而不是以某個國家或民族的獨特利益。<text:span text:style-name="T3"> <text:line-break/><text:line-break/></text:span>有一年聖誕節，我曾在台南某個綠油油的長老教會的教堂入口處看見一幅大型紅布條，上面居然寫著：<text:span text:style-name="T3">"</text:span>神愛台灣人<text:span text:style-name="T3">"</text:span>。我過去只聽過<text:span text:style-name="T3"><text:s/>"</text:span>神愛世人<text:span text:style-name="T3">"</text:span>，頭一次聽到<text:span text:style-name="T3"><text:s/>"</text:span>神愛台灣人<text:span text:style-name="T3">"</text:span>。倘若真有這樣一個上帝，居然只愛台灣人，而且這裏的所謂台灣人甚至指的是一種統獨意義下的台灣國國民，那麼，這種<text:span text:style-name="T3"><text:s/>"</text:span>上帝<text:span text:style-name="T3">" </text:span>其實就只是一種純粹人造的政治贗品。<text:span text:style-name="T3"> <text:line-break/><text:line-break/></text:span>大家也許都聽過<text:span text:style-name="T3"><text:s/>Hannah Arendt</text:span>，身為猶太人，卻在一次審叛納粹戰犯的過程中，體悟到原來這些傳說中的惡魔其實就跟你我一般人沒啥兩樣，於是提出所謂邪惡的庸常性<text:span text:style-name="T3"><text:s/>(The Banality of Evil)</text:span>，為她招來許多來自猶太人陣營的攻擊，攻擊她<text:span text:style-name="T3"><text:s/>"</text:span>不愛猶太人<text:span text:style-name="T3">"</text:span>。<text:span text:style-name="T3"><text:s/>Arendt </text:span>回應說：沒錯！我這輩子倒還不曾愛過任何族群或國家與組織。她說，她既不愛德國人，也不愛法國人或美國人，同時也不愛工人階級等等等；她說她只愛她的親友們，她所能理解並且相信的僅僅是這樣一種對於一個個的人的愛。</text:p>
      <text:p text:style-name="P1"><text:span text:style-name="T1">陳真</text:span><text:s/>  |  2017.02.03 17:54   |   <text:a xlink:type="simple" xlink:href="http://palinfo.habago.org/Entry?Command=Information_PrintForum&amp;iPage=195#FORUM35318"><text:span text:style-name="T2">#</text:span></text:a></text:p>
      <text:p text:style-name="P3">老兄，<text:span text:style-name="T3"> <text:line-break/><text:line-break/></text:span>我才剛在講廣告，講腦殘式洗腦，你就馬上給我表演個實例。你信不信我一樣可以用你的<text:span text:style-name="T3"><text:s/>"</text:span>論理<text:span text:style-name="T3">" </text:span>方式得出<text:span text:style-name="T3"><text:s/>"</text:span>中國人全是支那賤畜<text:span text:style-name="T3">" </text:span>的結論？這有啥難呢？當你存心要抹黑一個族群時，當答案已經預先確立時，剩下的就只是透過修辭造句而已，這就跟小朋友練習寫作文的思維水平其實沒兩樣。我們台灣人從小被教育要拯救水深火熱的大陸同胞，再笨的小朋友也能說上幾句萬惡的共匪。<text:span text:style-name="T3"> <text:line-break/><text:line-break/></text:span>一個政黨或一個組織，當然有可能具有一種同質性，就比方說，這年頭，綠油油的生物沒有幾個好人，這樣一種命題是有可能成立的。但是，一個數十億人的宗教，怎麼可能一竿子全部打翻？怎麼可能同質性到這種地步<text:span text:style-name="T3">--</text:span>同質性到僅僅擁有幾個固定特徵，這種思維與論述方式太蠢了吧？！別說一門宗教，就算一種鳥類也不會僅僅具有固定幾個特徵，然後一竿子打翻一整個天空的飛鳥。<text:span text:style-name="T3"> <text:line-break/><text:line-break/></text:span>時代不一樣了，提昇一下思維水平吧。<text:span text:style-name="T3"> <text:line-break/><text:line-break/></text:span>我常覺得，你別看這個打那個，打來打去，兩邊罵來罵去，其實爭鬥的雙方往往是同一種生物，同一類型的人，他們彼此之間的差別其實只是在於顏色不一樣，主子不一樣而已，其它毫無差別，簡直就像同卵雙生似的。<text:span text:style-name="T3"> <text:line-break/><text:line-break/></text:span>天黑了，要來去買菜了，先說這樣。</text:p>
      <text:p text:style-name="P1"><text:span text:style-name="T1">胡德生</text:span><text:s/>  |  2017.02.03 12:19   |   <text:a xlink:type="simple" xlink:href="http://palinfo.habago.org/Entry?Command=Information_PrintForum&amp;iPage=195#FORUM35317"><text:span text:style-name="T2">#</text:span></text:a></text:p>
      <text:p text:style-name="P2">台湾很多人对伊斯兰教信仰的穆斯林不了解，是台湾人穆斯林少，还受到西方多元文化圣母病的影响！在中国大陆，不信仰伊斯兰教的无神论者对穆斯林非常讨厌，如果说了解穆斯林在中国所作所为的无神论者，如果在讨厌西方和讨厌穆斯林做选择的话，多数人会选择讨厌穆斯林这个群体！我来说下讨厌的原因！<text:span text:style-name="T3"> <text:line-break/><text:line-break/></text:span>就拿回族这个只是中国的汉人伊斯兰信仰的所谓人为创造的民族来说！把中东的阿拉伯语言当自己的母语，无耻！<text:span text:style-name="T3"> <text:line-break/><text:line-break/></text:span>一个学校只要有穆斯林，就得有清真食堂，这是人为种族隔离，经常听到穆斯林打砸汉人开的牛肉面馆，垄断清真食品，有的地方还有宗教执法人员，在穆斯林聚集地方，如果汉人家里藏酒，教徒们就会打砸，有的地方还还有清真血库，高贵的穆斯林不用汉人的血，嫌弃汉人的血脏，全国各地清真寺，回民街，一般来说这些地方政府，公安都不管这些地方的！管不了，一到礼拜全街封锁，全街跪一地的高贵穆斯林，这是在像政府，公安，非穆斯林示威呢！<text:span text:style-name="T3"> <text:line-break/><text:line-break/></text:span>宗教自由在这样宗教的人看来是无用的，传染一样，生育能力超强，任何非穆斯林嫁穆斯林或者娶穆斯林都要入教，女的非穆斯林还要洗肠，高贵的穆斯林嫌非穆的脏，有的是女的嫁穆斯林都不能和娘教来往了，怕脏！更极端的男的穆斯林故意勾引非穆斯林的女性，勾上就分手，再换，目的是传教！<text:span text:style-name="T3"> <text:line-break/><text:line-break/></text:span>现在中国宗教学校一堆一堆，这些宗教学校只传教，传递对国家的恨，对真主的褒扬，目的是传教，想把中国的华夏文明变成中东的神权国家一样！女人包的像粽子一样！<text:span text:style-name="T3"> <text:line-break/><text:line-break/></text:span>在中国大陆原来是同情巴勒斯坦，现在很少同情，转成同情以色列，以色列这个国家在周围全是伊斯兰神权国家生存不容易！我们说沙特这个君主神权国家，从不收难民，倒是满世界资助广建清真寺！穆斯林在一国之中<text:span text:style-name="T3">2%</text:span>，穆斯林很老实，到<text:span text:style-name="T3">10%</text:span>的穆斯林比例，就要暴力要特权，到<text:span text:style-name="T3">20%</text:span>就要穆斯林聚集地实行伊斯兰法律，<text:span text:style-name="T3">50%</text:span>以上穆斯林比例这个国家其他非穆斯林就会受到伊斯兰法律的制约，法律上歧视非穆斯林！最好的例子是马来西亚和印尼的华人是怎么在穆斯林政权下艰难生存，泰国的南部，菲律宾的南部，南斯拉夫的科索沃，俄罗斯的车臣，这些都是穆斯林在闹分裂！一个国家只要有穆斯林就不会有安宁！他们的最终的目的是建立自己的神权伊斯兰政教合一国家！<text:span text:style-name="T3"> <text:line-break/><text:line-break/></text:span>中国有句话，叫国有难，回必乱，和平时期靠世俗的特权发展自己，壮大自己，这是一个有教无国的宗教！中国一个伊斯兰教协会会长人家问他中国如果和伊斯兰教国家打仗，你站在哪边？他回答：站在真理一边<text:span text:style-name="T3">.</text:span>连和平时期都这样，真要到了中国和伊斯兰教国家打仗，中国的穆斯林大多数不会站在中国这边！中国历史的回教反叛的例子多不胜数！最著名是清末的甘肃，宁夏，陕西的回族叛乱，杀害汉人几千万！<text:span text:style-name="T3"> <text:line-break/><text:line-break/></text:span>伊斯兰信仰的人不可信任！</text:p>
      <text:p text:style-name="P1"><text:span text:style-name="T1">陳真</text:span><text:s/>  |  2017.02.03 00:43   |   <text:a xlink:type="simple" xlink:href="http://palinfo.habago.org/Entry?Command=Information_PrintForum&amp;iPage=195#FORUM35314"><text:span text:style-name="T2">#</text:span></text:a></text:p>
      <text:p text:style-name="P5"><text:span text:style-name="T1">這是</text:span><text:s/>WSWS <text:span text:style-name="T1">今天刊出的最新文章，述及美國、以色列和伊朗以及沙烏地阿拉伯和葉門之間的關係與衝突。一般你看新聞，往往是一些片片斷斷沒頭沒腦的資訊，</text:span>WSWS <text:span text:style-name="T1">通常比較能提供一種完整說明。</text:span>WSWS<text:span text:style-name="T1">的最大好處是它的資訊可信度相當高，平實詳細。</text:span> <text:line-break/><text:line-break/><text:span text:style-name="T1">陳真</text:span>2017. 02.02. <text:line-break/>=========================== <text:line-break/><text:line-break/>White House issues war threat against Iran <text:line-break/><text:line-break/>By Peter Symonds <text:line-break/>2 February 2017 <text:line-break/><text:line-break/>In an extraordinarily bellicose statement Wednesday, US National Security Adviser Michael Flynn accused Iran of “destabilising behaviour across the Middle East” and warned, “As of today we are officially putting Iran on notice.” <text:line-break/><text:line-break/>He denounced Tehran for carrying out a ballistic missile test on Sunday and accused the Iranian regime, without any substantiation, of responsibility for an attack on a Saudi Arabian warship by Houthi rebels in Yemen on Monday. <text:line-break/><text:line-break/>Flynn appeared at the daily briefing for the White House press corps, which had no advance notice that he would make a statement. He was called to the podium by White House Press Secretary Sean Spicer to deliver a blistering tirade not only against Iran, but also against the Obama administration, after which he walked out without taking any questions. <text:line-break/><text:line-break/>Flynn gave no indication of the US actions being prepared against Iran. Hours later, in a closed-door briefing to the media, senior administration officials declared that the US intended to take “appropriate action” against Iran over its missile test. “We are considering a whole range of options,” one official said, refusing to rule out military action against Iran. <text:line-break/><text:line-break/>Flynn condemned Sunday’s “provocative ballistic missile launch,” claiming it was “in defiance of UN Security Council Resolution 2231, which calls upon Iran ‘not to undertake any activity related to ballistic missiles designed to be capable of delivering nuclear weapons, including launches using such ballistic missile technology.’” <text:line-break/><text:line-break/>Iran has repeatedly denied that its ballistic missiles can carry nuclear weapons. The International Atomic Energy Agency—the organisation responsible for monitoring Resolution 2231—has confirmed this. An Iranian foreign ministry statement declared that missile tests “are an integral component” of Iran’s self-defence” and rejected “politically motivated comments regarding Iran’s missile program.” <text:line-break/><text:line-break/>Flynn provided no evidence to back up his claims, either on the missile test or the alleged attack on the Saudi warship. <text:line-break/>The national security adviser declared that Monday’s attack on the Saudi naval vessel was one of “a series of incidents in the past six months in which Houthi forces that Iran has trained and armed have struck Emirati and Saudi vessels, and threatened US and allied vessels transiting the Red Sea. In these and similar activities, Iran continues to threaten US friends and allies in the region.” <text:line-break/><text:line-break/>Neither Flynn nor anyone else in the Trump administration has demonstrated that Iran is training and arming the Houthi rebels. What is clear, however, is that Saudi Arabia, in league with the US and various Gulf States, is waging a bloody war, in which more than 10,000 people have been killed, to oust the Houthi-led government in Yemen. Saudi warplanes, supported by the US armed forces, have killed civilians in attacks on hospitals and other non-military facilities. <text:line-break/><text:line-break/>Flynn’s remarks follow the bellicose comments of the US ambassador to the UN, Nikki Haley, after an emergency session of the UN Security Council on Tuesday, convened at Washington’s request over Iran’s missile test. Haley branded the missile launch as “absolutely unacceptable” and declared: “We’re going to act. We’re going to be strong. We’re going to be loud and we’re going to do whatever it takes to protect the American people and the people across the world.”<text:line-break/><text:line-break/>Tehran is already at loggerheads with Washington over the Trump administration’s visa ban on seven predominantly Muslim countries, including Iran. Tehran retaliated on Tuesday, imposing a ban on American citizens traveling to Iran. <text:line-break/><text:line-break/>The Trump administration’s immediate target is the nuclear agreement reached with Iran in 2015 by the Obama administration, along with Britain, Germany, France, China and Russia. The deal, formalised in UN resolution 2231, ended the crippling economic sanctions on Iran in return for the shut-down of Iran’s nuclear programs and intrusive inspections. <text:line-break/><text:line-break/>Flynn condemned the Obama administration for failing “to respond adequately to Tehran’s malign actions.” He continued: “President Trump has severely criticised the various agreements reached between Iran and the Obama administration, as well as the UN, as being weak and ineffective.” <text:line-break/><text:line-break/>Speaking last March to the Zionist lobby group, the American Israel Public Affairs Committee, Trump declared: “My No.1 priority is to dismantle the disastrous deal with Iran… This deal is catastrophic—for America, for Israel, and for the whole Middle East.” He vowed to halt Iran’s missile program, claiming it threatened Israel, Europe and the United States. “We are not going to let that happen,” Trump stated. <text:line-break/><text:line-break/>Israel, Washington’s closest ally in the Middle East, is armed to the teeth with the aid and assistance of the United States, and has built its own substantial nuclear arsenal. Israeli Prime Minister Benjamin Netanyahu, who bitterly opposed the 2015 nuclear agreement, immediately condemned the Iranian missile test on Monday. He said he would press the Trump administration to renew economic sanctions on Tehran when he visits Washington this month. <text:line-break/><text:line-break/>The Trump administration includes pro-Zionist figures, such as his son-in-law and senior adviser Jared Kushner, as well as politicians and generals who are deeply hostile to Iran. Newly-installed CIA chief Mike Pompeo led the campaign in Congress in 2015 to block the nuclear agreement with Iran. <text:line-break/><text:line-break/>Flynn is notorious for his anti-Muslim xenophobia and outlandish views, which contributed to his removal as Defence Intelligence Agency (DIA) director. The New York Times reported one case involving the attack on the US diplomatic compound in Benghazi, Libya in 2012. Flynn blamed Iran and insisted that his DIA subordinates find evidence to prove he was right. None existed. <text:line-break/><text:line-break/>Flynn told the House Foreign Affairs Committee in 2015 that “regime-change in Iran” was the best means to stop Iran’s nuclear programs. In a book entitled The Field of Fight: How We can Win the Global War Against Radical Islam and Its Allies, he and anti-Iran hawk Michael Ledeen laid out a blueprint for war against Iran. They denounced Iran as “the lynchpin” of a coalition of nation states and terrorist groups focused on attacking the US. <text:line-break/><text:line-break/>At the same time, divisions exist within the Trump administration over tearing up the 2015 nuclear deal. That would create a major rift with key European allies and undermine commercial opportunities, including for American corporations, which have an eye on the Iranian market and large reserves of oil and gas. <text:line-break/><text:line-break/>At his confirmation hearing last month, Defence Secretary James Mattis declared that the nuclear pact was “an imperfect arms control agreement” but the US was obliged to continue to abide by it. For Mattis, the issue is a tactical one—a clash with Iran might not be the top priority as Trump prepares to confront China. On his first overseas trip, Mattis is en route to East Asia to visit two American allies, South Korea and Japan. <text:line-break/><text:line-break/>That said, Mattis is not opposed in principle to a war against Iran. During his time as head of the US Central Command, he was preoccupied with the alleged threat posed by the Iranian regime. He reportedly advised the Obama administration in 2011 to take military action inside Iran in retaliation for alleged attacks on US forces in Iraq by Iranian-backed militia. He was removed from his post after urging the deployment of a third aircraft carrier battle group to the Persian Gulf in preparation for war with Iran. <text:line-break/><text:line-break/>The escalating war of words with Iran has its own logic. It could lead to clashes and conflict that would rapidly draw in other countries in the Middle East and internationally. The fact that the threat against Iran has emanated from Trump’s National Security Council, a cabal of ex-generals and extreme right-wing figures, including the fascistic Stephen Bannon, Trump’s chief strategist, is the sharpest of warnings. <text:line-break/><text:line-break/>Less than two weeks in office, the Trump administration is rapidly emerging as a regime of militarism and war directed at any obstacle to the interests of the super-rich oligarchy it represents.</text:p>
      <text:p text:style-name="P1"><text:span text:style-name="T1">陳真</text:span><text:s/>  |  2017.02.03 00:13   |   <text:a xlink:type="simple" xlink:href="http://palinfo.habago.org/Entry?Command=Information_PrintForum&amp;iPage=195#FORUM35313"><text:span text:style-name="T2">#</text:span></text:a></text:p>
      <text:p text:style-name="P6"><text:span text:style-name="T1">川普說不定是上帝派來毀滅美國的。我所謂毀滅有兩種狀況，一是美國整體國力持續走下坡，這是我所樂見的。二是我所擔憂的，那就是有意發動</text:span><text:s/>(<text:span text:style-name="T1">或無意中擦槍走火引發</text:span>) <text:span text:style-name="T1">戰爭，把所有人拖下水陪葬。</text:span> <text:line-break/><text:line-break/><text:span text:style-name="T1">川普有個非常要好的朋友叫以色列，拼命給他灌迷湯，出餿主意。但是，伊朗總統</text:span><text:s/>Hassan Rouhani<text:span text:style-name="T1">昨天說了一段話說得很對，他說：</text:span> <text:line-break/><text:line-break/>"<text:span text:style-name="T1">川普是個政治素人，對整個世界局勢一無所知。他將會讓美國付出極大代價，或許到時候他才會學到教訓，明白現實世界是怎麼一回事。</text:span>" <text:line-break/><text:line-break/><text:span text:style-name="T1">依我看，美國持續走下坡將是無可避免的，老大勢必要換人了。但是，在這個巨大變天的時代，將會發生什麼事都很難說。我現在幾乎都是抱著一種以</text:span><text:s/>"<text:span text:style-name="T1">日</text:span>" <text:span text:style-name="T1">為單位的方式在生活，平安過了一天是一天，你甚至不知道今晚睡夢中世界會突然發生什麼事。難道你能想像你能平靜無波地度過個比方說五年？</text:span> <text:line-break/><text:line-break/><text:span text:style-name="T1">至於台灣，人們好像普遍都還在做夢，不知今夕何夕。政客們則忙著撈錢搶職位。這樣一群不知所謂的人說要台獨，那不是笑話嗎？就如同過去國民黨整天喊反攻大陸一樣，純粹就是自欺欺人。兩岸統一幾乎可以說是必然的。在川普當家一切都變得極不可測的年代，這一點倒是可以預測。我能想像，時下這些綠油油的台獨急先鋒，屆時將會滿口</text:span><text:s/>"<text:span text:style-name="T1">偉大的祖國</text:span>" <text:span text:style-name="T1">以及</text:span><text:s/>"<text:span text:style-name="T1">身為中國人的驕傲</text:span>"<text:span text:style-name="T1">。</text:span> <text:line-break/><text:line-break/><text:span text:style-name="T1">陳真</text:span>2017. 02. 02. <text:line-break/><text:line-break/><text:line-break/>===================== <text:line-break/><text:line-break/>https://goo.gl/WBjNfR <text:line-break/><text:line-break/>War between USA and Iran possible again <text:line-break/><text:line-break/>Pravda.Ru 02.02.2017 <text:line-break/><text:line-break/>War between USA and Iran possible again. <text:line-break/><text:line-break/>Iran has tested medium-range missiles in response to recent decisions of the Trump administration. Republican Alcee Hastings introduced a resolution entitled "Authorization of Use of Force Against Iran," which entitled the US President for the use of force against Iran to stop the country from creating nuclear weapons. Is the war near? <text:line-break/><text:line-break/>On Monday, Iran tested a medium-range ballistic missile. The missile flew for over 900 kilometers and then exploded before reaching the target, as Pentagon spokesman said describing Iran's "unsuccessful" experiment. On Wednesday, Iranian Defence Minister confirmed the information about the tests, Iranian news agency Tasnim reports. <text:line-break/>Washington's tantrums <text:line-break/><text:line-break/>The United States immediately called for an urgent meeting of the UN Security Council. Ambassador to the UN Nikki Haley said that the world should be "alarmed" by the Iranian tests. Haley also urged the UN Security Council to take appropriate measures. <text:line-break/><text:line-break/>Washington refers to the UN Security Council resolution from 2010, which prohibits Iran from conducting any activity related to nuclear-capable ballistic missiles. <text:line-break/><text:line-break/>Donald Trump had repeatedly stated during his election campaign that he would revoke the agreement with Tehran on its nuclear program, even though his predecessor Barack Obama valued the agreement a lot. In March 2016, Trump stated that the people who represented the United States at the conclusion of the agreement were "very stupid." "My number-one priority is to dismantle the disastrous deal with Iran," he proclaimed in March while addressing the American Israel Public Affairs Committee. <text:line-break/><text:line-break/>Tehran conducted the tests after Trump insulted the Iranians by putting them on a par with major suppliers of jihadists to the United States. Trump's immigration order imposed a temporary, 90-day ban on people entering the US from Iraq, Syria, Iran, Libya, Somalia, Sudan, and Yemen. According to the order, those countries are either torn apart by jihadist violence or remain under the control of hostile, jihadist governments. <text:line-break/><text:line-break/>Iran apparently falls under the second category of countries. Iranian Foreign Minister Mohammad Zarif called the decree "a shameful act". Indeed, Iran is known for its opposition to the Islamic State. Why does Washington think of Iran as a jihadist nation? <text:line-break/><text:line-break/>Let us keep in mind the fact, dear reader, that the United States still considers the pro-Iranian Hezbollah movement to be responsible for the largest terrorist attack committed against the US military after World War II (in Beirut on October 23, 1983). As many as 241 US servicemen were killed as a result of the terrorist attacks on headquarters of US and French peacemaking contingents. In 2003, US District Judge Royce Lamberth accused the Islamic Republic of Iran of the attacks. Hezbollah was recognized a terrorist organization in the US. <text:line-break/><text:line-break/>Iran making excuses <text:line-break/><text:line-break/>Iranian Minister Mohammad Zarif said after meeting with his French counterpart on Tuesday that the Iranian missiles "were not capable of carrying a nuclear warhead." "Our ballistic missile was designed to carry a conventional warhead for the purpose of legal self-defense." The official expressed a hope that the new American administration would not use the implementation of Iran's military defense objectives "as an excuse to create new centers of tension." <text:line-break/><text:line-break/>Indeed, given the fact that Iran renounced nuclear weapons and let the IAEA control its nuclear programme, one shall assume that the country has no nuclear weapons. As long as Iran has no nuclear weapons, the country may test missiles. <text:line-break/><text:line-break/>One way or another, many international agreements have one big drawback - their understatement. Each side interprets them in their own way, and it can be hard to find where the truth lies. <text:line-break/><text:line-break/>Iranian President Hassan Rouhani is right when he says that Trump is a "newcomer in politics." "This is a completely new environment for him. His actions will cost the United States a lot until he finds out what's going on in the world," Rouhani said Wednesday. <text:line-break/><text:line-break/>Iran has long been at the forefront of the struggle against the Islamic State. Iran has a significant influence in Syria; the country took part in the Geneva process in 2015. Iran uses its leverage to reduce violence and achieve peace in the Middle East. Iran is an ally of Russia and Turkey in the Syrian conflict. If the United States tries to solve the problem of the Islamic State without the participation of Iran, the latter may set its coalition partners against the US and disrupt the offensive near Mosul. <text:line-break/><text:line-break/>"Trump is a representative of the pro-Israel lobby in the United States," doctor of political science Mikhail Aleksandrov, a leading expert at the Center for Military-Political Studies at MGIMO told Pravda.Ru. "Iran had had a large-scale missile program before those UN Security Council resolutions. The Iranian missile program does not appear in the restrictions of the UN Security Council. Yet, the US tries to misinterpret those restrictions. The resolution from the senator appears to be a way of psychological pressure on Iran. One does not need any resolutions from Congress to use force against Iran. The US president can simply sign an order to do that," the expert told .</text:p>
      <text:p text:style-name="P1"><text:span text:style-name="T1">葉小慧</text:span><text:s/>  |  2017.02.02 20:05   |   <text:a xlink:type="simple" xlink:href="http://palinfo.habago.org/Entry?Command=Information_PrintForum&amp;iPage=195#FORUM35312"><text:span text:style-name="T2">#</text:span></text:a></text:p>
      <text:p text:style-name="P5"><text:span text:style-name="T1">面對反川普，這位先生指出：儘管有半數美國人不支持川普，那另一半的人呢？他們是什麼感受</text:span> <text:line-break/>https://www.youtube.com/watch?v=_ctufq_HhI0</text:p>
      <text:p text:style-name="P1">J. Z.   |  2017.02.02 18:02   |   <text:a xlink:type="simple" xlink:href="http://palinfo.habago.org/Entry?Command=Information_PrintForum&amp;iPage=195#FORUM35311"><text:span text:style-name="T2">#</text:span></text:a></text:p>
      <text:p text:style-name="P6"><text:span text:style-name="T1">在大家忙著反川普時</text:span>, <text:span text:style-name="T1">美國國會悄悄通過了對伊朗動武的決議</text:span>... <text:line-break/><text:line-break/>https://www.congress.gov/bill/115th-congress/house-joint-resolution/10</text:p>
      <text:p text:style-name="P1"><text:span text:style-name="T1">陳真</text:span><text:s/>  |  2017.02.02 03:19   |   <text:a xlink:type="simple" xlink:href="http://palinfo.habago.org/Entry?Command=Information_PrintForum&amp;iPage=195#FORUM35310"><text:span text:style-name="T2">#</text:span></text:a></text:p>
      <text:p text:style-name="P3">楊宏貼的這段視頻，言簡意賅，影片不長，強烈推薦。<text:span text:style-name="T3"> <text:line-break/><text:line-break/>https://goo.gl/KIZrIc <text:line-break/><text:line-break/></text:span>我常納悶，為什麼這個世界是這樣？為什麼半個多世紀來，極度邪惡殘暴血腥貪婪無度的一方，卻反而是以可愛清純善良正義偉大勇敢自由民主的形象出現？而相對良善和平一萬倍的一方，卻反而被世人視為魔鬼？為什麼人類的智能以及認知能力如此劣質，如此容易操控？這不就跟貓狗牛羊的智能水平差不多嗎？也許你會說，<text:span text:style-name="T3">"</text:span>謊言！世界的型塑依靠的就是謊言！。<text:span text:style-name="T3">" </text:span>但我覺得，這是幼稚園大班的說法。操控人類哪是依靠謊言？！謊言一旦拆穿，豈不麻煩。依靠的不是謊言，而是廣告。謊言有其真假值，但廣告卻不真也不假，根本無從拆穿，誰掌握了麥克風，誰就掌握了是非善惡的裁判權與塑造權。簡單說，謊言只是一種很低層次的手段，廣告才是統治精髓。<text:span text:style-name="T3"> <text:line-break/><text:line-break/></text:span>林義雄在三十多年前出版的家書<text:span text:style-name="T3"><text:s/>"</text:span>只有香如故<text:span text:style-name="T3">" </text:span>中，感嘆自己被人們普遍視為<text:span text:style-name="T3"><text:s/>"</text:span>青面獠牙<text:span text:style-name="T3">"</text:span>。他說，<text:span text:style-name="T3">"</text:span>凡是認識我的親友們就知道我林義雄不是那樣的人<text:span text:style-name="T3">"</text:span>。為何這樣一個正直善良勇敢體貼而且毫無私心的人卻被塑造成青面獠牙無恥惡棍？難道是因為過去的當權者及主流媒體給林義雄編造了一大堆謊言加以抹黑？難道他現在變成聖人般不可挑戰的地位與形象只是因為那些謊言被一一破解了、還他清白了？當然不是這樣。有關他的抹黑謊言當然還是有的，連我自己都有一堆抹黑了，更何況當年站在風口浪尖的林義雄。我念大學時，國民黨對我四處散播耳語，比方說，在高醫其它科系<text:span text:style-name="T3"><text:s/>(</text:span>特別是我比較具有影響力的護理系<text:span text:style-name="T3">) </text:span>以及高雄市一些中學如雄中雄女左中附中等等，經常幫我打廣告，說我是個<text:span text:style-name="T3"><text:s/>"</text:span>從頭爛到腳的人<text:span text:style-name="T3">"</text:span>，甚至還說我和黨外那些流氓一起販賣人口，合開妓女戶、私娼寮。除了好像沒說我曾經強姦一頭母豬之外，再荒唐的謊話也能散播流傳。<text:span text:style-name="T3"> <text:line-break/><text:line-break/></text:span>不過，我要說的是，並非謊言本身起了作用，而是主流廣告起了作用。過去林義雄之所以在一般人的心目中是青面獠牙的野心份子，並不是因為人們以為他幹了什麼醜事壞事，而是因為他顏色不對；只要顏色不對，在主流廣告底下，你就不可能清白，你就會變成一個所謂爭議人物，產生一種很負面、非善類的感覺；而且，貢獻越大，負面形象往往就越厲害。你看，三十多年前，就連小孩子彼此對罵，甚至還會罵對方是<text:span text:style-name="T3"><text:s/>"</text:span>施明德<text:span text:style-name="T3">"</text:span>。<text:span text:style-name="T3"> <text:line-break/><text:line-break/></text:span>現在，林義雄顏色對了，主流了，一面倒了，當然就搖身一變成為聖人。在品格上，他確實宛若聖徒。但這必須有個前提就是你得顏色正確才行。假若林義雄今天是站在島內主流政治勢力<text:span text:style-name="T3"><text:s/>(</text:span>亦即民進黨<text:span text:style-name="T3">)</text:span>的對立面，我敢保證，他會被塑造成一個人渣惡棍台奸叛徒或人格異常者，總歸不可能還想當什麼聖人。<text:span text:style-name="T3"> <text:line-break/><text:line-break/></text:span>謊言意味著作假，但廣告卻不具真假值。厲害的不是謊言，而是修辭，簡單說就是廣告。舉個例，比方說，柯文哲在競選台北市長時，明明他和連勝文兩人都是億萬權貴，主流媒體卻偏偏把柯塑造成<text:span text:style-name="T3"><text:s/>"</text:span>平民打擊權貴<text:span text:style-name="T3">"</text:span>。你看，頭髮亂亂的，衣服夾克髒髒的，好樸素哦，好節儉哦，然後還有圖為證咧，不信你看，柯文哲被朋友用機車載著視察台北市政，被眼尖的民眾給拍到照片了；不信你看，柯文哲跟你我一樣穿著雨衣出門耶，好儉樸哦，好平民作風哦。你說，這些照片是假的嗎？當然不是。重點不是真假，重點是它起了廣告效果，讓你對他產生好印象。這些意味著樸素的照片當然不是假的，但它也絕對不是真的，它不是一種事實<text:span text:style-name="T3"><text:s/>(fact)</text:span>，它始終夾帶著某種價值判斷在裏頭<text:span text:style-name="T3"><text:s/>(value-laden)</text:span>。<text:span text:style-name="T3"> <text:line-break/><text:line-break/></text:span>反之，對付連勝文則是完全相反的另一套修辭，明明是個極其有能力的人，明明是個辛苦工作的人，偏偏就是能把他塑造成無能貪婪甚至有點智障的肥豬。主流媒體及其主流一方，根本不需要造謠抹黑，照樣能把一個行事正直見多識廣能力一流的專業人才給塑造成一個腦殘人渣，彷彿除了靠爸吃喝之外其它什麼都不會。當年選舉時，生活中，甚至就連醫院裏頭同事間的對話，每天充斥耳際的就是這樣一種流言。<text:span text:style-name="T3"> <text:line-break/><text:line-break/></text:span>廣告的方式太多了，不可能一一說明，不但細膩，而且神不知鬼不覺，分分秒秒滲透生活每個層面。<text:span text:style-name="T3"> <text:line-break/><text:line-break/></text:span>前些日子，有人跟我說他看到由公費補助的一些海外交換學生計畫的考試題目很荒唐，比方說題目是這麼出的：<text:span text:style-name="T3">"</text:span>請問你對於美國總統當選人川普和台灣蔡英文總統的一通電話，對於捍衛台灣主權的可能影響。<text:span text:style-name="T3">" </text:span>這其實不是考試，而是洗腦，要你交心表態，因為答案已經預設在題目裏頭，難道你能回答說<text:span text:style-name="T3"><text:s/>"</text:span>這兩個人渣混蛋偷偷摸摸講什麼電話，企圖以台灣當武器來打擊祖國，真是可惡至極。<text:span text:style-name="T3">" </text:span>你若這麼回答，我不相信你能通過當下綠旗掛帥的所謂考試。這就好像過去舊國民黨時代，經常是這麼發問的：<text:span text:style-name="T3">"</text:span>黨外擾亂社會的行為，對於民主法治與社會安定和諧，請問你有些什麼樣的看法？<text:span text:style-name="T3">" </text:span>答案都已經寫在題目裏頭了，你還能有什麼看法？<text:span text:style-name="T3"> <text:line-break/><text:line-break/></text:span>再比方說，主流媒體輕易就能捧出各種名人，做為你的意見領袖，做為你的偶像；哪怕是個不學無術貪婪可鄙的低能人渣，都能藉著不斷的引述與報導，把他捧成一個青年才俊，捧成一個充滿理想的學者或名醫或名嘴、名律師或學運領袖或社運領袖等等等。哪怕是個低能貪婪的混蛋，只要隨便幹點什麼無聊事，寫些低能的無聊話，馬上就會獲得主流媒體的吹捧與關注。<text:span text:style-name="T3"> <text:line-break/><text:line-break/></text:span>反之，不管你付出多麼大的一生代價，不管你做了多少事，做出多少貢獻，不管你能力與學識多好，主流媒體根本不會鳥你，你是根本不存在的。特別是當你沒有任何實權或所謂社會地位時，它根本不需要對你造什麼謠，直接把你當空氣就行。<text:span text:style-name="T3"> <text:line-break/><text:line-break/></text:span>當你活在這樣一種無所不在的廣告中，你很容易就會以為世界就是長這樣。你會以為，既然<text:span text:style-name="T3"><text:s/>"</text:span>大家<text:span text:style-name="T3">" </text:span>都這麼說，既然<text:span text:style-name="T3"><text:s/>"</text:span>大家<text:span text:style-name="T3">" </text:span>都這麼看，那還會有錯嗎？既然<text:span text:style-name="T3"><text:s/>"</text:span>大家<text:span text:style-name="T3">" </text:span>都說美國好棒好民主好偉大，既然<text:span text:style-name="T3"><text:s/>"</text:span>大家<text:span text:style-name="T3">" </text:span>都說中國好邪惡好恐怖，那還會有錯嗎？重點是：這個所謂<text:span text:style-name="T3"><text:s/>"</text:span>大家<text:span text:style-name="T3">"</text:span>，其實就只是一小撮當權者所掌握的主流之聲。這時候，真假根本不重要。即便你澄清了所有謊言，即便你證明你的確不曾強姦一頭母豬，你依然不可能改變所謂輿論，不可能改變任何既定的權力結構，人渣依然當道，豺狼依舊橫行，所有角色與是非善惡之結論都已被鎖定。<text:span text:style-name="T3"> <text:line-break/><text:line-break/></text:span>真假不是重點，重點是重不重要。比方說，就算你揭露了美國的所有血腥侵略暴行，就算你證明了這個綠油油的垃圾黨如何貪婪，如何狼吞虎嚥掏空台灣，如何肆無忌憚地出賣台灣的各種實質利益，依然無法改變人們的基本態度；倒不一定是因為他不相信你所揭露的真相，而是他自動就會盡量<text:span text:style-name="T3"><text:s/>"</text:span>跟大家一樣<text:span text:style-name="T3">"</text:span>，自動地<text:span text:style-name="T3"><text:s/>"</text:span>跟大家一樣<text:span text:style-name="T3">" </text:span>把這樣那樣的一些事實或真相視為無關緊要而根本無須多加關注；他只會關注主流媒體所要他關注的任何事項。<text:span text:style-name="T3"> <text:line-break/><text:line-break/></text:span>我當然不是說永遠不可能改變現狀，而是說，誰搶到麥克風，誰就控制了話語權。控制的方法並非造謠撒謊，而是打廣告。主流廣告當然還是可以被顛覆，只是相當困難就是，因為它涉及的不是單一事實的澄清，而是涉及一整套看事情的眼光。<text:span text:style-name="T3">Thomas Kuhn </text:span>有個大家朗朗上口的觀念叫<text:span text:style-name="T3"><text:s/>"Paradigm Shift" (</text:span>典範轉移<text:span text:style-name="T3">)</text:span>，一整套科學理論的轉變或放棄很難發生，但是，當它藉以支撐整個體系的內在各種基本假設與定理一再受到修正與質疑時，有一天，既有的科學體系還是有可能整個崩盤，產生一種所謂科學結構的<text:span text:style-name="T3"><text:s/>"</text:span>革命<text:span text:style-name="T3">"</text:span>，誕生一個新的典範。科學如此，政治也一樣，不過講這樣文謅謅，講顏色大家就懂了。<text:span text:style-name="T3"> <text:line-break/><text:line-break/></text:span>林義雄顏色對了，所以他從<text:span text:style-name="T3"><text:s/>"</text:span>青面獠牙<text:span text:style-name="T3">" </text:span>變成聖人。但是，倘若有些人追求的不是顏色時，人們能否認出他的真實容顏？</text:p>
      <text:p text:style-name="P1"><text:span text:style-name="T1">楊宏</text:span><text:s/>  |  2017.02.01 18:49   |   <text:a xlink:type="simple" xlink:href="http://palinfo.habago.org/Entry?Command=Information_PrintForum&amp;iPage=195#FORUM35309"><text:span text:style-name="T2">#</text:span></text:a></text:p>
      <text:p text:style-name="P6"><text:span text:style-name="T1">非洲小子吐槽</text:span>:<text:span text:style-name="T1">你們在非洲幹過什麼好事</text:span>? <text:line-break/><text:line-break/>https://goo.gl/KIZr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